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7.89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5.636cm"/>
    </style:style>
    <style:style style:name="co4" style:family="table-column">
      <style:table-column-properties fo:break-before="auto" style:column-width="8.087cm"/>
    </style:style>
    <style:style style:name="co5" style:family="table-column">
      <style:table-column-properties fo:break-before="auto" style:column-width="6.073cm"/>
    </style:style>
    <style:style style:name="co6" style:family="table-column">
      <style:table-column-properties fo:break-before="auto" style:column-width="3.33cm"/>
    </style:style>
    <style:style style:name="co7" style:family="table-column">
      <style:table-column-properties fo:break-before="auto" style:column-width="5.881cm"/>
    </style:style>
    <style:style style:name="co8" style:family="table-column">
      <style:table-column-properties fo:break-before="auto" style:column-width="7.516cm"/>
    </style:style>
    <style:style style:name="co9" style:family="table-column">
      <style:table-column-properties fo:break-before="auto" style:column-width="3.757cm"/>
    </style:style>
    <style:style style:name="co10" style:family="table-column">
      <style:table-column-properties fo:break-before="auto" style:column-width="2.369cm"/>
    </style:style>
    <style:style style:name="co11" style:family="table-column">
      <style:table-column-properties fo:break-before="auto" style:column-width="3.512cm"/>
    </style:style>
    <style:style style:name="co12" style:family="table-column">
      <style:table-column-properties fo:break-before="auto" style:column-width="3.893cm"/>
    </style:style>
    <style:style style:name="co13" style:family="table-column">
      <style:table-column-properties fo:break-before="auto" style:column-width="5.909cm"/>
    </style:style>
    <style:style style:name="co14" style:family="table-column">
      <style:table-column-properties fo:break-before="auto" style:column-width="5.038cm"/>
    </style:style>
    <style:style style:name="co15" style:family="table-column">
      <style:table-column-properties fo:break-before="auto" style:column-width="4.03cm"/>
    </style:style>
    <style:style style:name="co16" style:family="table-column">
      <style:table-column-properties fo:break-before="auto" style:column-width="6.61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Academic DS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3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UserID</text:p>
          </table:table-cell>
          <table:table-cell table:style-name="ce1" office:value-type="string" calcext:value-type="string">
            <text:p>User</text:p>
          </table:table-cell>
          <table:table-cell table:style-name="ce1" office:value-type="string" calcext:value-type="string">
            <text:p>HITS</text:p>
          </table:table-cell>
          <table:table-cell/>
          <table:table-cell table:style-name="ce1" office:value-type="string" calcext:value-type="string">
            <text:p>UserID</text:p>
          </table:table-cell>
          <table:table-cell table:style-name="ce1" office:value-type="string" calcext:value-type="string">
            <text:p>User</text:p>
          </table:table-cell>
          <table:table-cell table:style-name="ce1" office:value-type="string" calcext:value-type="string">
            <text:p>FE</text:p>
          </table:table-cell>
          <table:table-cell/>
          <table:table-cell table:style-name="ce1" office:value-type="string" calcext:value-type="string">
            <text:p>UserID</text:p>
          </table:table-cell>
          <table:table-cell table:style-name="ce1" office:value-type="string" calcext:value-type="string">
            <text:p>User</text:p>
          </table:table-cell>
          <table:table-cell table:style-name="ce1" office:value-type="string" calcext:value-type="string">
            <text:p>MFE</text:p>
          </table:table-cell>
          <table:table-cell/>
          <table:table-cell table:style-name="ce1" office:value-type="string" calcext:value-type="string">
            <text:p>Comments</text:p>
          </table:table-cell>
          <table:table-cell/>
        </table:table-row>
        <table:table-row table:style-name="ro1">
          <table:table-cell office:value-type="string" calcext:value-type="string">
            <text:p>QP-MdjpUFejr9apuAWcfQg</text:p>
          </table:table-cell>
          <table:table-cell office:value-type="string" calcext:value-type="string">
            <text:p>Dave</text:p>
          </table:table-cell>
          <table:table-cell office:value-type="float" office:value="-0.999796" calcext:value-type="float">
            <text:p>-0.999796</text:p>
          </table:table-cell>
          <table:table-cell/>
          <table:table-cell table:style-name="ce2" office:value-type="string" calcext:value-type="string">
            <text:p>lC0KGXmIhyjzghBUlVnkhQ</text:p>
          </table:table-cell>
          <table:table-cell table:style-name="ce2" office:value-type="string" calcext:value-type="string">
            <text:p>Corey</text:p>
          </table:table-cell>
          <table:table-cell table:style-name="ce2" office:value-type="float" office:value="0.99286" calcext:value-type="float">
            <text:p>0.99286</text:p>
          </table:table-cell>
          <table:table-cell office:value-type="string" calcext:value-type="string">
            <text:p>useful reviews, not appearing in our list</text:p>
          </table:table-cell>
          <table:table-cell table:style-name="ce2" office:value-type="string" calcext:value-type="string">
            <text:p>6kp815UUjK--ukUjmDlSCQ</text:p>
          </table:table-cell>
          <table:table-cell table:style-name="ce2" office:value-type="string" calcext:value-type="string">
            <text:p>Heather</text:p>
          </table:table-cell>
          <table:table-cell table:style-name="ce2" office:value-type="float" office:value="0.991023" calcext:value-type="float">
            <text:p>0.9910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C0KGXmIhyjzghBUlVnkhQ</text:p>
          </table:table-cell>
          <table:table-cell office:value-type="string" calcext:value-type="string">
            <text:p>Corey</text:p>
          </table:table-cell>
          <table:table-cell office:value-type="float" office:value="-0.999695" calcext:value-type="float">
            <text:p>-0.999695</text:p>
          </table:table-cell>
          <table:table-cell/>
          <table:table-cell table:style-name="ce2" office:value-type="string" calcext:value-type="string">
            <text:p>reI1yQImDR-1a55zVZZPHQ</text:p>
          </table:table-cell>
          <table:table-cell table:style-name="ce2" office:value-type="string" calcext:value-type="string">
            <text:p>Amanda</text:p>
          </table:table-cell>
          <table:table-cell table:style-name="ce2" office:value-type="float" office:value="0.984893" calcext:value-type="float">
            <text:p>0.984893</text:p>
          </table:table-cell>
          <table:table-cell office:value-type="string" calcext:value-type="string">
            <text:p>useful reviews, not appearing in our list</text:p>
          </table:table-cell>
          <table:table-cell table:style-name="ce2" office:value-type="string" calcext:value-type="string">
            <text:p>cBBarVpwP94MsS63W4KKZg</text:p>
          </table:table-cell>
          <table:table-cell table:style-name="ce2" office:value-type="string" calcext:value-type="string">
            <text:p>Mark</text:p>
          </table:table-cell>
          <table:table-cell table:style-name="ce2" office:value-type="float" office:value="0.997029" calcext:value-type="float">
            <text:p>0.997029</text:p>
          </table:table-cell>
          <table:table-cell/>
          <table:table-cell office:value-type="string" calcext:value-type="string">
            <text:p>49 duplicate reviews</text:p>
          </table:table-cell>
          <table:table-cell/>
        </table:table-row>
        <table:table-row table:style-name="ro1">
          <table:table-cell office:value-type="string" calcext:value-type="string">
            <text:p>jqMa8QhylASA1HT_CG9RyQ</text:p>
          </table:table-cell>
          <table:table-cell office:value-type="string" calcext:value-type="string">
            <text:p>Nicole</text:p>
          </table:table-cell>
          <table:table-cell office:value-type="float" office:value="-0.999241" calcext:value-type="float">
            <text:p>-0.999241</text:p>
          </table:table-cell>
          <table:table-cell/>
          <table:table-cell office:value-type="string" calcext:value-type="string">
            <text:p>CdKX95dMySpzWX4XQ2k01A</text:p>
          </table:table-cell>
          <table:table-cell office:value-type="string" calcext:value-type="string">
            <text:p>Ruthie</text:p>
          </table:table-cell>
          <table:table-cell office:value-type="float" office:value="0.984076" calcext:value-type="float">
            <text:p>0.984076</text:p>
          </table:table-cell>
          <table:table-cell/>
          <table:table-cell table:style-name="ce2" office:value-type="string" calcext:value-type="string">
            <text:p>fLnF_LaRVxjQl67ZhMjFNQ</text:p>
          </table:table-cell>
          <table:table-cell table:style-name="ce2" office:value-type="string" calcext:value-type="string">
            <text:p>Tanya</text:p>
          </table:table-cell>
          <table:table-cell table:style-name="ce2" office:value-type="float" office:value="0.996524" calcext:value-type="float">
            <text:p>0.996524</text:p>
          </table:table-cell>
          <table:table-cell/>
          <table:table-cell office:value-type="string" calcext:value-type="string">
            <text:p>33 duplicate count</text:p>
          </table:table-cell>
          <table:table-cell/>
        </table:table-row>
        <table:table-row table:style-name="ro1">
          <table:table-cell office:value-type="string" calcext:value-type="string">
            <text:p>_xf2ECTRftPV4bzK4mGYEg</text:p>
          </table:table-cell>
          <table:table-cell office:value-type="string" calcext:value-type="string">
            <text:p>Nina</text:p>
          </table:table-cell>
          <table:table-cell office:value-type="float" office:value="-0.994959" calcext:value-type="float">
            <text:p>-0.994959</text:p>
          </table:table-cell>
          <table:table-cell/>
          <table:table-cell office:value-type="string" calcext:value-type="string">
            <text:p>Jv6lq527bHVW1EbrqzZXag</text:p>
          </table:table-cell>
          <table:table-cell office:value-type="string" calcext:value-type="string">
            <text:p>Debra</text:p>
          </table:table-cell>
          <table:table-cell office:value-type="float" office:value="0.980964" calcext:value-type="float">
            <text:p>0.980964</text:p>
          </table:table-cell>
          <table:table-cell/>
          <table:table-cell table:style-name="ce2" office:value-type="string" calcext:value-type="string">
            <text:p>G9hJKtbULZs8iZmbE545lw</text:p>
          </table:table-cell>
          <table:table-cell table:style-name="ce2" office:value-type="string" calcext:value-type="string">
            <text:p>Walker</text:p>
          </table:table-cell>
          <table:table-cell table:style-name="ce2" office:value-type="float" office:value="0.996519" calcext:value-type="float">
            <text:p>0.996519</text:p>
          </table:table-cell>
          <table:table-cell/>
          <table:table-cell office:value-type="string" calcext:value-type="string">
            <text:p>42 duplicates</text:p>
          </table:table-cell>
          <table:table-cell/>
        </table:table-row>
        <table:table-row table:style-name="ro1">
          <table:table-cell office:value-type="string" calcext:value-type="string">
            <text:p>zxRhpU-ATbWKcDLEsFfT0A</text:p>
          </table:table-cell>
          <table:table-cell office:value-type="string" calcext:value-type="string">
            <text:p>Underhill</text:p>
          </table:table-cell>
          <table:table-cell office:value-type="float" office:value="-0.991135" calcext:value-type="float">
            <text:p>-0.991135</text:p>
          </table:table-cell>
          <table:table-cell/>
          <table:table-cell office:value-type="string" calcext:value-type="string">
            <text:p>tpd1sxBuNgRaJcEYUQL2PQ</text:p>
          </table:table-cell>
          <table:table-cell office:value-type="string" calcext:value-type="string">
            <text:p>Scott</text:p>
          </table:table-cell>
          <table:table-cell office:value-type="float" office:value="0.979375" calcext:value-type="float">
            <text:p>0.979375</text:p>
          </table:table-cell>
          <table:table-cell/>
          <table:table-cell table:style-name="ce2" office:value-type="string" calcext:value-type="string">
            <text:p>X408TQ7GSzuLY0k-eeevkA</text:p>
          </table:table-cell>
          <table:table-cell table:style-name="ce2" office:value-type="string" calcext:value-type="string">
            <text:p>Raphael</text:p>
          </table:table-cell>
          <table:table-cell table:style-name="ce2" office:value-type="float" office:value="0.996132" calcext:value-type="float">
            <text:p>0.996132</text:p>
          </table:table-cell>
          <table:table-cell/>
          <table:table-cell office:value-type="string" calcext:value-type="string">
            <text:p>19 duplicates</text:p>
          </table:table-cell>
          <table:table-cell/>
        </table:table-row>
        <table:table-row table:style-name="ro1">
          <table:table-cell office:value-type="string" calcext:value-type="string">
            <text:p>7OP-I_VSr6L7FlzsqWjdIw</text:p>
          </table:table-cell>
          <table:table-cell office:value-type="string" calcext:value-type="string">
            <text:p>David</text:p>
          </table:table-cell>
          <table:table-cell office:value-type="float" office:value="-0.98433" calcext:value-type="float">
            <text:p>-0.98433</text:p>
          </table:table-cell>
          <table:table-cell/>
          <table:table-cell office:value-type="string" calcext:value-type="string">
            <text:p>7OP-I_VSr6L7FlzsqWjdIw</text:p>
          </table:table-cell>
          <table:table-cell office:value-type="string" calcext:value-type="string">
            <text:p>David</text:p>
          </table:table-cell>
          <table:table-cell office:value-type="float" office:value="0.975546" calcext:value-type="float">
            <text:p>0.975546</text:p>
          </table:table-cell>
          <table:table-cell office:value-type="string" calcext:value-type="string">
            <text:p>useful reviews, not appearing in our list</text:p>
          </table:table-cell>
          <table:table-cell office:value-type="string" calcext:value-type="string">
            <text:p>5W_Dv1E2loDsoXFpi-pqcQ</text:p>
          </table:table-cell>
          <table:table-cell office:value-type="string" calcext:value-type="string">
            <text:p>Thomas</text:p>
          </table:table-cell>
          <table:table-cell office:value-type="float" office:value="0.995734" calcext:value-type="float">
            <text:p>0.9957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SA746-4MCJpWorJkzxqpQ</text:p>
          </table:table-cell>
          <table:table-cell office:value-type="string" calcext:value-type="string">
            <text:p>Laura Kate</text:p>
          </table:table-cell>
          <table:table-cell office:value-type="float" office:value="-0.98428" calcext:value-type="float">
            <text:p>-0.98428</text:p>
          </table:table-cell>
          <table:table-cell/>
          <table:table-cell office:value-type="string" calcext:value-type="string">
            <text:p>Y-nr6eaHwP3HF1jV4JKDJw</text:p>
          </table:table-cell>
          <table:table-cell office:value-type="string" calcext:value-type="string">
            <text:p>Kelly</text:p>
          </table:table-cell>
          <table:table-cell office:value-type="float" office:value="0.972085" calcext:value-type="float">
            <text:p>0.972085</text:p>
          </table:table-cell>
          <table:table-cell/>
          <table:table-cell office:value-type="string" calcext:value-type="string">
            <text:p>9CphPgXVmOjFjOuLMTyvbw</text:p>
          </table:table-cell>
          <table:table-cell office:value-type="string" calcext:value-type="string">
            <text:p>Elise</text:p>
          </table:table-cell>
          <table:table-cell office:value-type="float" office:value="0.992213" calcext:value-type="float">
            <text:p>0.9922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tpHvQFGbZ4sONaQAXankg</text:p>
          </table:table-cell>
          <table:table-cell office:value-type="string" calcext:value-type="string">
            <text:p>Michelle</text:p>
          </table:table-cell>
          <table:table-cell office:value-type="float" office:value="-0.963684" calcext:value-type="float">
            <text:p>-0.963684</text:p>
          </table:table-cell>
          <table:table-cell/>
          <table:table-cell office:value-type="string" calcext:value-type="string">
            <text:p>yUkWGeu4B6OGE-7GNlYrjA</text:p>
          </table:table-cell>
          <table:table-cell office:value-type="string" calcext:value-type="string">
            <text:p>Christopher</text:p>
          </table:table-cell>
          <table:table-cell office:value-type="float" office:value="0.969786" calcext:value-type="float">
            <text:p>0.969786</text:p>
          </table:table-cell>
          <table:table-cell/>
          <table:table-cell office:value-type="string" calcext:value-type="string">
            <text:p>HSfNIKyrpjGuh27nH4i0Ug</text:p>
          </table:table-cell>
          <table:table-cell office:value-type="string" calcext:value-type="string">
            <text:p>Marnie</text:p>
          </table:table-cell>
          <table:table-cell office:value-type="float" office:value="0.991238" calcext:value-type="float">
            <text:p>0.9912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11Ny5tOdSs_ZI_EzILaRA</text:p>
          </table:table-cell>
          <table:table-cell office:value-type="string" calcext:value-type="string">
            <text:p>Phil</text:p>
          </table:table-cell>
          <table:table-cell office:value-type="float" office:value="-0.960871" calcext:value-type="float">
            <text:p>-0.960871</text:p>
          </table:table-cell>
          <table:table-cell/>
          <table:table-cell office:value-type="string" calcext:value-type="string">
            <text:p>4o9WPIHKZigkAD9r0BzNQg</text:p>
          </table:table-cell>
          <table:table-cell office:value-type="string" calcext:value-type="string">
            <text:p>Laura</text:p>
          </table:table-cell>
          <table:table-cell office:value-type="float" office:value="0.967693" calcext:value-type="float">
            <text:p>0.967693</text:p>
          </table:table-cell>
          <table:table-cell/>
          <table:table-cell office:value-type="string" calcext:value-type="string">
            <text:p>_tGp650EdGkIZHwKs2aY6g</text:p>
          </table:table-cell>
          <table:table-cell office:value-type="string" calcext:value-type="string">
            <text:p>Craig</text:p>
          </table:table-cell>
          <table:table-cell office:value-type="float" office:value="0.991167" calcext:value-type="float">
            <text:p>0.9911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5xcw6LCnnMhddoxkRIgUA</text:p>
          </table:table-cell>
          <table:table-cell office:value-type="string" calcext:value-type="string">
            <text:p>Brain</text:p>
          </table:table-cell>
          <table:table-cell office:value-type="float" office:value="-0.954768" calcext:value-type="float">
            <text:p>-0.954768</text:p>
          </table:table-cell>
          <table:table-cell/>
          <table:table-cell office:value-type="string" calcext:value-type="string">
            <text:p>cBBarVpwP94MsS63W4KKZg</text:p>
          </table:table-cell>
          <table:table-cell office:value-type="string" calcext:value-type="string">
            <text:p>Mark</text:p>
          </table:table-cell>
          <table:table-cell office:value-type="float" office:value="0.965239" calcext:value-type="float">
            <text:p>0.965239</text:p>
          </table:table-cell>
          <table:table-cell/>
          <table:table-cell office:value-type="string" calcext:value-type="string">
            <text:p>AnW3hjm3lkvx8usob_YjzQ</text:p>
          </table:table-cell>
          <table:table-cell office:value-type="string" calcext:value-type="string">
            <text:p>Sharyn</text:p>
          </table:table-cell>
          <table:table-cell office:value-type="float" office:value="0.989193" calcext:value-type="float">
            <text:p>0.98919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_jsDw9WSy08lVBhXnux9w</text:p>
          </table:table-cell>
          <table:table-cell office:value-type="string" calcext:value-type="string">
            <text:p>E</text:p>
          </table:table-cell>
          <table:table-cell office:value-type="float" office:value="-0.953988" calcext:value-type="float">
            <text:p>-0.953988</text:p>
          </table:table-cell>
          <table:table-cell/>
          <table:table-cell office:value-type="string" calcext:value-type="string">
            <text:p>L-cexm4-3KDqtL6kGfjzBA</text:p>
          </table:table-cell>
          <table:table-cell office:value-type="string" calcext:value-type="string">
            <text:p>Rowan</text:p>
          </table:table-cell>
          <table:table-cell office:value-type="float" office:value="0.964416" calcext:value-type="float">
            <text:p>0.964416</text:p>
          </table:table-cell>
          <table:table-cell/>
          <table:table-cell office:value-type="string" calcext:value-type="string">
            <text:p>2AND4Sgni_q1CR2W2H5OjA</text:p>
          </table:table-cell>
          <table:table-cell office:value-type="string" calcext:value-type="string">
            <text:p>Vickie</text:p>
          </table:table-cell>
          <table:table-cell office:value-type="float" office:value="0.985457" calcext:value-type="float">
            <text:p>0.985457</text:p>
          </table:table-cell>
          <table:table-cell/>
          <table:table-cell office:value-type="string" calcext:value-type="string">
            <text:p>1 duplicate, higher probability than FE and HITS</text:p>
          </table:table-cell>
          <table:table-cell/>
        </table:table-row>
        <table:table-row table:style-name="ro1">
          <table:table-cell office:value-type="string" calcext:value-type="string">
            <text:p>CdKX95dMySpzWX4XQ2k01A</text:p>
          </table:table-cell>
          <table:table-cell office:value-type="string" calcext:value-type="string">
            <text:p>Ruthie</text:p>
          </table:table-cell>
          <table:table-cell office:value-type="float" office:value="-0.953386" calcext:value-type="float">
            <text:p>-0.953386</text:p>
          </table:table-cell>
          <table:table-cell/>
          <table:table-cell office:value-type="string" calcext:value-type="string">
            <text:p>nqs6Avj7bfyavMUHO0XVBg</text:p>
          </table:table-cell>
          <table:table-cell office:value-type="string" calcext:value-type="string">
            <text:p>Billy</text:p>
          </table:table-cell>
          <table:table-cell office:value-type="float" office:value="0.952509" calcext:value-type="float">
            <text:p>0.952509</text:p>
          </table:table-cell>
          <table:table-cell/>
          <table:table-cell office:value-type="string" calcext:value-type="string">
            <text:p>LVW_8tSvxMgIOaTeOvtteA</text:p>
          </table:table-cell>
          <table:table-cell office:value-type="string" calcext:value-type="string">
            <text:p>Craig</text:p>
          </table:table-cell>
          <table:table-cell office:value-type="float" office:value="0.984588" calcext:value-type="float">
            <text:p>0.9845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UkWGeu4B6OGE-7GNlYrjA</text:p>
          </table:table-cell>
          <table:table-cell office:value-type="string" calcext:value-type="string">
            <text:p>Christopher</text:p>
          </table:table-cell>
          <table:table-cell office:value-type="float" office:value="-0.905148" calcext:value-type="float">
            <text:p>-0.905148</text:p>
          </table:table-cell>
          <table:table-cell/>
          <table:table-cell table:style-name="ce2" office:value-type="string" calcext:value-type="string">
            <text:p>U-1xYyfxXMDBRFXzCxzQLA</text:p>
          </table:table-cell>
          <table:table-cell table:style-name="ce2" office:value-type="string" calcext:value-type="string">
            <text:p>Nikole</text:p>
          </table:table-cell>
          <table:table-cell table:style-name="ce2" office:value-type="float" office:value="0.946638" calcext:value-type="float">
            <text:p>0.946638</text:p>
          </table:table-cell>
          <table:table-cell office:value-type="string" calcext:value-type="string">
            <text:p>useful reviews, not appearing in our list</text:p>
          </table:table-cell>
          <table:table-cell office:value-type="string" calcext:value-type="string">
            <text:p>Y-nr6eaHwP3HF1jV4JKDJw</text:p>
          </table:table-cell>
          <table:table-cell office:value-type="string" calcext:value-type="string">
            <text:p>Kelly</text:p>
          </table:table-cell>
          <table:table-cell office:value-type="float" office:value="0.98367" calcext:value-type="float">
            <text:p>0.983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v6lq527bHVW1EbrqzZXag</text:p>
          </table:table-cell>
          <table:table-cell office:value-type="string" calcext:value-type="string">
            <text:p>Debra</text:p>
          </table:table-cell>
          <table:table-cell office:value-type="float" office:value="-0.905148" calcext:value-type="float">
            <text:p>-0.905148</text:p>
          </table:table-cell>
          <table:table-cell/>
          <table:table-cell office:value-type="string" calcext:value-type="string">
            <text:p>zxRhpU-ATbWKcDLEsFfT0A</text:p>
          </table:table-cell>
          <table:table-cell office:value-type="string" calcext:value-type="string">
            <text:p>Underhill</text:p>
          </table:table-cell>
          <table:table-cell office:value-type="float" office:value="0.946637" calcext:value-type="float">
            <text:p>0.946637</text:p>
          </table:table-cell>
          <table:table-cell/>
          <table:table-cell office:value-type="string" calcext:value-type="string">
            <text:p>Jv6lq527bHVW1EbrqzZXag</text:p>
          </table:table-cell>
          <table:table-cell office:value-type="string" calcext:value-type="string">
            <text:p>Debra</text:p>
          </table:table-cell>
          <table:table-cell office:value-type="float" office:value="0.980987" calcext:value-type="float">
            <text:p>0.9809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I1yQImDR-1a55zVZZPHQ</text:p>
          </table:table-cell>
          <table:table-cell office:value-type="string" calcext:value-type="string">
            <text:p>Amanda</text:p>
          </table:table-cell>
          <table:table-cell office:value-type="float" office:value="-0.905148" calcext:value-type="float">
            <text:p>-0.905148</text:p>
          </table:table-cell>
          <table:table-cell/>
          <table:table-cell office:value-type="string" calcext:value-type="string">
            <text:p>qcuo87tjpGpoNPsLxANibQ</text:p>
          </table:table-cell>
          <table:table-cell office:value-type="string" calcext:value-type="string">
            <text:p>Paul</text:p>
          </table:table-cell>
          <table:table-cell office:value-type="float" office:value="0.945673" calcext:value-type="float">
            <text:p>0.945673</text:p>
          </table:table-cell>
          <table:table-cell/>
          <table:table-cell office:value-type="string" calcext:value-type="string">
            <text:p>reI1yQImDR-1a55zVZZPHQ</text:p>
          </table:table-cell>
          <table:table-cell office:value-type="string" calcext:value-type="string">
            <text:p>Amanda</text:p>
          </table:table-cell>
          <table:table-cell office:value-type="float" office:value="0.980206" calcext:value-type="float">
            <text:p>0.9802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-cexm4-3KDqtL6kGfjzBA</text:p>
          </table:table-cell>
          <table:table-cell office:value-type="string" calcext:value-type="string">
            <text:p>Rowan</text:p>
          </table:table-cell>
          <table:table-cell office:value-type="float" office:value="-0.905148" calcext:value-type="float">
            <text:p>-0.905148</text:p>
          </table:table-cell>
          <table:table-cell/>
          <table:table-cell office:value-type="string" calcext:value-type="string">
            <text:p>kLJsqZ3nwA3DBRd0tmBR_A</text:p>
          </table:table-cell>
          <table:table-cell office:value-type="string" calcext:value-type="string">
            <text:p>Michael</text:p>
          </table:table-cell>
          <table:table-cell office:value-type="float" office:value="0.943647" calcext:value-type="float">
            <text:p>0.943647</text:p>
          </table:table-cell>
          <table:table-cell/>
          <table:table-cell office:value-type="string" calcext:value-type="string">
            <text:p>tpd1sxBuNgRaJcEYUQL2PQ</text:p>
          </table:table-cell>
          <table:table-cell office:value-type="string" calcext:value-type="string">
            <text:p>Scott</text:p>
          </table:table-cell>
          <table:table-cell office:value-type="float" office:value="0.976259" calcext:value-type="float">
            <text:p>0.97625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AND4Sgni_q1CR2W2H5OjA</text:p>
          </table:table-cell>
          <table:table-cell office:value-type="string" calcext:value-type="string">
            <text:p>Vickie</text:p>
          </table:table-cell>
          <table:table-cell office:value-type="float" office:value="-0.905148" calcext:value-type="float">
            <text:p>-0.905148</text:p>
          </table:table-cell>
          <table:table-cell/>
          <table:table-cell office:value-type="string" calcext:value-type="string">
            <text:p>NhCE1r5RPWN3Q0GveOx6kw</text:p>
          </table:table-cell>
          <table:table-cell office:value-type="string" calcext:value-type="string">
            <text:p>Trudy</text:p>
          </table:table-cell>
          <table:table-cell office:value-type="float" office:value="0.94236" calcext:value-type="float">
            <text:p>0.94236</text:p>
          </table:table-cell>
          <table:table-cell/>
          <table:table-cell office:value-type="string" calcext:value-type="string">
            <text:p>e7-9o5OmKMiQReixCA6b8A</text:p>
          </table:table-cell>
          <table:table-cell office:value-type="string" calcext:value-type="string">
            <text:p>R.</text:p>
          </table:table-cell>
          <table:table-cell office:value-type="float" office:value="0.97452" calcext:value-type="float">
            <text:p>0.974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CphPgXVmOjFjOuLMTyvbw</text:p>
          </table:table-cell>
          <table:table-cell office:value-type="string" calcext:value-type="string">
            <text:p>Elise</text:p>
          </table:table-cell>
          <table:table-cell office:value-type="float" office:value="-0.905148" calcext:value-type="float">
            <text:p>-0.905148</text:p>
          </table:table-cell>
          <table:table-cell/>
          <table:table-cell office:value-type="string" calcext:value-type="string">
            <text:p>RueYG7VZjO5HjJz9DD3YsA</text:p>
          </table:table-cell>
          <table:table-cell office:value-type="string" calcext:value-type="string">
            <text:p>Robert</text:p>
          </table:table-cell>
          <table:table-cell office:value-type="float" office:value="0.94236" calcext:value-type="float">
            <text:p>0.94236</text:p>
          </table:table-cell>
          <table:table-cell/>
          <table:table-cell office:value-type="string" calcext:value-type="string">
            <text:p>Gpf8U6USRj6GzKoleb477Q</text:p>
          </table:table-cell>
          <table:table-cell office:value-type="string" calcext:value-type="string">
            <text:p>Hieu</text:p>
          </table:table-cell>
          <table:table-cell office:value-type="float" office:value="0.97452" calcext:value-type="float">
            <text:p>0.974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kmcnJNBfnvaZk6MoE_k5w</text:p>
          </table:table-cell>
          <table:table-cell office:value-type="string" calcext:value-type="string">
            <text:p>Stacey</text:p>
          </table:table-cell>
          <table:table-cell office:value-type="float" office:value="-0.905148" calcext:value-type="float">
            <text:p>-0.905148</text:p>
          </table:table-cell>
          <table:table-cell/>
          <table:table-cell office:value-type="string" calcext:value-type="string">
            <text:p>dFSg9ZUwdvXO1c1ZACgZzA</text:p>
          </table:table-cell>
          <table:table-cell office:value-type="string" calcext:value-type="string">
            <text:p>Mio</text:p>
          </table:table-cell>
          <table:table-cell office:value-type="float" office:value="0.942332" calcext:value-type="float">
            <text:p>0.942332</text:p>
          </table:table-cell>
          <table:table-cell/>
          <table:table-cell office:value-type="string" calcext:value-type="string">
            <text:p>GxKnzeyCMPflSIXzN7ey3A</text:p>
          </table:table-cell>
          <table:table-cell office:value-type="string" calcext:value-type="string">
            <text:p>N</text:p>
          </table:table-cell>
          <table:table-cell office:value-type="float" office:value="0.97452" calcext:value-type="float">
            <text:p>0.974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pd1sxBuNgRaJcEYUQL2PQ</text:p>
          </table:table-cell>
          <table:table-cell office:value-type="string" calcext:value-type="string">
            <text:p>Scott</text:p>
          </table:table-cell>
          <table:table-cell office:value-type="float" office:value="-0.90514" calcext:value-type="float">
            <text:p>-0.90514</text:p>
          </table:table-cell>
          <table:table-cell/>
          <table:table-cell office:value-type="string" calcext:value-type="string">
            <text:p>yiWeQMJ2zT39FWFxx4BdhQ</text:p>
          </table:table-cell>
          <table:table-cell office:value-type="string" calcext:value-type="string">
            <text:p>Jane</text:p>
          </table:table-cell>
          <table:table-cell office:value-type="float" office:value="0.940937" calcext:value-type="float">
            <text:p>0.940937</text:p>
          </table:table-cell>
          <table:table-cell/>
          <table:table-cell office:value-type="string" calcext:value-type="string">
            <text:p>oAB-YHJSWJTl7gvQxN-Zdg</text:p>
          </table:table-cell>
          <table:table-cell office:value-type="string" calcext:value-type="string">
            <text:p>Marissa</text:p>
          </table:table-cell>
          <table:table-cell office:value-type="float" office:value="0.97452" calcext:value-type="float">
            <text:p>0.974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Jbhbqg-x3TFzhvqqwl5RA</text:p>
          </table:table-cell>
          <table:table-cell office:value-type="string" calcext:value-type="string">
            <text:p>Michael</text:p>
          </table:table-cell>
          <table:table-cell office:value-type="float" office:value="-0.905068" calcext:value-type="float">
            <text:p>-0.905068</text:p>
          </table:table-cell>
          <table:table-cell/>
          <table:table-cell office:value-type="string" calcext:value-type="string">
            <text:p>jgDdaSrlmpCnG3fY__qfUg</text:p>
          </table:table-cell>
          <table:table-cell office:value-type="string" calcext:value-type="string">
            <text:p>mary</text:p>
          </table:table-cell>
          <table:table-cell office:value-type="float" office:value="0.936989" calcext:value-type="float">
            <text:p>0.936989</text:p>
          </table:table-cell>
          <table:table-cell/>
          <table:table-cell office:value-type="string" calcext:value-type="string">
            <text:p>uILpE4ihC09BBdNf7LgDHw</text:p>
          </table:table-cell>
          <table:table-cell office:value-type="string" calcext:value-type="string">
            <text:p>Erin</text:p>
          </table:table-cell>
          <table:table-cell office:value-type="float" office:value="0.97452" calcext:value-type="float">
            <text:p>0.974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BBarVpwP94MsS63W4KKZg</text:p>
          </table:table-cell>
          <table:table-cell office:value-type="string" calcext:value-type="string">
            <text:p>Mark</text:p>
          </table:table-cell>
          <table:table-cell office:value-type="float" office:value="-0.905039" calcext:value-type="float">
            <text:p>-0.905039</text:p>
          </table:table-cell>
          <table:table-cell/>
          <table:table-cell office:value-type="string" calcext:value-type="string">
            <text:p>HSfNIKyrpjGuh27nH4i0Ug</text:p>
          </table:table-cell>
          <table:table-cell office:value-type="string" calcext:value-type="string">
            <text:p>Marnie</text:p>
          </table:table-cell>
          <table:table-cell office:value-type="float" office:value="0.934573" calcext:value-type="float">
            <text:p>0.934573</text:p>
          </table:table-cell>
          <table:table-cell/>
          <table:table-cell office:value-type="string" calcext:value-type="string">
            <text:p>ydqPTX9DkqBeSKoz-eNatA</text:p>
          </table:table-cell>
          <table:table-cell office:value-type="string" calcext:value-type="string">
            <text:p>Christine</text:p>
          </table:table-cell>
          <table:table-cell office:value-type="float" office:value="0.97369" calcext:value-type="float">
            <text:p>0.973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0fqKX4G8lutJlKmXCogQ</text:p>
          </table:table-cell>
          <table:table-cell office:value-type="string" calcext:value-type="string">
            <text:p>Melissa</text:p>
          </table:table-cell>
          <table:table-cell office:value-type="float" office:value="-0.896863" calcext:value-type="float">
            <text:p>-0.896863</text:p>
          </table:table-cell>
          <table:table-cell/>
          <table:table-cell office:value-type="string" calcext:value-type="string">
            <text:p>LkmcnJNBfnvaZk6MoE_k5w</text:p>
          </table:table-cell>
          <table:table-cell office:value-type="string" calcext:value-type="string">
            <text:p>Stacey</text:p>
          </table:table-cell>
          <table:table-cell office:value-type="float" office:value="0.933767" calcext:value-type="float">
            <text:p>0.933767</text:p>
          </table:table-cell>
          <table:table-cell/>
          <table:table-cell office:value-type="string" calcext:value-type="string">
            <text:p>H7Oqx7unyozYf72d8MXHBQ</text:p>
          </table:table-cell>
          <table:table-cell office:value-type="string" calcext:value-type="string">
            <text:p>Kara</text:p>
          </table:table-cell>
          <table:table-cell office:value-type="float" office:value="0.973542" calcext:value-type="float">
            <text:p>0.9735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xWsOrQp0gCzDmvOsGvYyA</text:p>
          </table:table-cell>
          <table:table-cell office:value-type="string" calcext:value-type="string">
            <text:p>Diana</text:p>
          </table:table-cell>
          <table:table-cell office:value-type="float" office:value="-0.894655" calcext:value-type="float">
            <text:p>-0.894655</text:p>
          </table:table-cell>
          <table:table-cell/>
          <table:table-cell office:value-type="string" calcext:value-type="string">
            <text:p>no9odAfwocTruGYGNUVcIg</text:p>
          </table:table-cell>
          <table:table-cell office:value-type="string" calcext:value-type="string">
            <text:p>greenjjm</text:p>
          </table:table-cell>
          <table:table-cell office:value-type="float" office:value="0.93373" calcext:value-type="float">
            <text:p>0.93373</text:p>
          </table:table-cell>
          <table:table-cell/>
          <table:table-cell office:value-type="string" calcext:value-type="string">
            <text:p>idQx85xfiIm_SGTnDsaXcQ</text:p>
          </table:table-cell>
          <table:table-cell office:value-type="string" calcext:value-type="string">
            <text:p>Dan</text:p>
          </table:table-cell>
          <table:table-cell office:value-type="float" office:value="0.973542" calcext:value-type="float">
            <text:p>0.9735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Bp9UzN6WyaFhqzTn7dXIw</text:p>
          </table:table-cell>
          <table:table-cell office:value-type="string" calcext:value-type="string">
            <text:p>Jimmy</text:p>
          </table:table-cell>
          <table:table-cell office:value-type="float" office:value="-0.887993" calcext:value-type="float">
            <text:p>-0.887993</text:p>
          </table:table-cell>
          <table:table-cell/>
          <table:table-cell office:value-type="string" calcext:value-type="string">
            <text:p>2AND4Sgni_q1CR2W2H5OjA</text:p>
          </table:table-cell>
          <table:table-cell office:value-type="string" calcext:value-type="string">
            <text:p>Vickie</text:p>
          </table:table-cell>
          <table:table-cell office:value-type="float" office:value="0.932964" calcext:value-type="float">
            <text:p>0.932964</text:p>
          </table:table-cell>
          <table:table-cell/>
          <table:table-cell office:value-type="string" calcext:value-type="string">
            <text:p>zDeT5NCJQi0jxGqo2e_KPw</text:p>
          </table:table-cell>
          <table:table-cell office:value-type="string" calcext:value-type="string">
            <text:p>Tim</text:p>
          </table:table-cell>
          <table:table-cell office:value-type="float" office:value="0.973542" calcext:value-type="float">
            <text:p>0.9735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SU4T5EvO3UVy7e-26yCjQ</text:p>
          </table:table-cell>
          <table:table-cell office:value-type="string" calcext:value-type="string">
            <text:p>Thomas</text:p>
          </table:table-cell>
          <table:table-cell office:value-type="float" office:value="-0.878837" calcext:value-type="float">
            <text:p>-0.878837</text:p>
          </table:table-cell>
          <table:table-cell/>
          <table:table-cell office:value-type="string" calcext:value-type="string">
            <text:p>POy1SseBEePs89cz5L2L9g</text:p>
          </table:table-cell>
          <table:table-cell office:value-type="string" calcext:value-type="string">
            <text:p>Danielle</text:p>
          </table:table-cell>
          <table:table-cell office:value-type="float" office:value="0.929122" calcext:value-type="float">
            <text:p>0.929122</text:p>
          </table:table-cell>
          <table:table-cell/>
          <table:table-cell office:value-type="string" calcext:value-type="string">
            <text:p>wM2zbgcfQgwdqTkCyW-jaQ</text:p>
          </table:table-cell>
          <table:table-cell office:value-type="string" calcext:value-type="string">
            <text:p>Jenn</text:p>
          </table:table-cell>
          <table:table-cell office:value-type="float" office:value="0.971141" calcext:value-type="float">
            <text:p>0.9711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o9WPIHKZigkAD9r0BzNQg</text:p>
          </table:table-cell>
          <table:table-cell office:value-type="string" calcext:value-type="string">
            <text:p>Laura</text:p>
          </table:table-cell>
          <table:table-cell office:value-type="float" office:value="-0.876571" calcext:value-type="float">
            <text:p>-0.876571</text:p>
          </table:table-cell>
          <table:table-cell/>
          <table:table-cell office:value-type="string" calcext:value-type="string">
            <text:p>9CphPgXVmOjFjOuLMTyvbw</text:p>
          </table:table-cell>
          <table:table-cell office:value-type="string" calcext:value-type="string">
            <text:p>Elise</text:p>
          </table:table-cell>
          <table:table-cell office:value-type="float" office:value="0.926775" calcext:value-type="float">
            <text:p>0.926775</text:p>
          </table:table-cell>
          <table:table-cell/>
          <table:table-cell office:value-type="string" calcext:value-type="string">
            <text:p>5LjvPOiixP8e_nZEfiBtVA</text:p>
          </table:table-cell>
          <table:table-cell office:value-type="string" calcext:value-type="string">
            <text:p>Tracy</text:p>
          </table:table-cell>
          <table:table-cell office:value-type="float" office:value="0.970576" calcext:value-type="float">
            <text:p>0.9705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qs6Avj7bfyavMUHO0XVBg</text:p>
          </table:table-cell>
          <table:table-cell office:value-type="string" calcext:value-type="string">
            <text:p>Billy</text:p>
          </table:table-cell>
          <table:table-cell office:value-type="float" office:value="-0.865129" calcext:value-type="float">
            <text:p>-0.865129</text:p>
          </table:table-cell>
          <table:table-cell/>
          <table:table-cell office:value-type="string" calcext:value-type="string">
            <text:p>USbxNPSJfLIKAdt10kZs3Q</text:p>
          </table:table-cell>
          <table:table-cell office:value-type="string" calcext:value-type="string">
            <text:p>Beth</text:p>
          </table:table-cell>
          <table:table-cell office:value-type="float" office:value="0.926621" calcext:value-type="float">
            <text:p>0.926621</text:p>
          </table:table-cell>
          <table:table-cell/>
          <table:table-cell office:value-type="string" calcext:value-type="string">
            <text:p>kV7ZoThXkTq9yxT7PAbq0Q</text:p>
          </table:table-cell>
          <table:table-cell office:value-type="string" calcext:value-type="string">
            <text:p>Marlene</text:p>
          </table:table-cell>
          <table:table-cell office:value-type="float" office:value="0.970576" calcext:value-type="float">
            <text:p>0.9705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vweNJFVkR3ttkWsIBy7nQ</text:p>
          </table:table-cell>
          <table:table-cell office:value-type="string" calcext:value-type="string">
            <text:p>Elizabeth</text:p>
          </table:table-cell>
          <table:table-cell office:value-type="float" office:value="-0.766711" calcext:value-type="float">
            <text:p>-0.766711</text:p>
          </table:table-cell>
          <table:table-cell/>
          <table:table-cell office:value-type="string" calcext:value-type="string">
            <text:p>VtN-LQRkn6gSkyQjyxkkAg</text:p>
          </table:table-cell>
          <table:table-cell office:value-type="string" calcext:value-type="string">
            <text:p>Katie</text:p>
          </table:table-cell>
          <table:table-cell office:value-type="float" office:value="0.925732" calcext:value-type="float">
            <text:p>0.925732</text:p>
          </table:table-cell>
          <table:table-cell/>
          <table:table-cell office:value-type="string" calcext:value-type="string">
            <text:p>9iD8gqFz7tweptIFNbxmqA</text:p>
          </table:table-cell>
          <table:table-cell office:value-type="string" calcext:value-type="string">
            <text:p>Alessandra</text:p>
          </table:table-cell>
          <table:table-cell office:value-type="float" office:value="0.970224" calcext:value-type="float">
            <text:p>0.9702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y1SseBEePs89cz5L2L9g</text:p>
          </table:table-cell>
          <table:table-cell office:value-type="string" calcext:value-type="string">
            <text:p>Danielle</text:p>
          </table:table-cell>
          <table:table-cell office:value-type="float" office:value="-0.761594" calcext:value-type="float">
            <text:p>-0.761594</text:p>
          </table:table-cell>
          <table:table-cell/>
          <table:table-cell office:value-type="string" calcext:value-type="string">
            <text:p>ySCFtPBQEowt1T2mp-h71w</text:p>
          </table:table-cell>
          <table:table-cell office:value-type="string" calcext:value-type="string">
            <text:p>Matt</text:p>
          </table:table-cell>
          <table:table-cell office:value-type="float" office:value="0.925732" calcext:value-type="float">
            <text:p>0.925732</text:p>
          </table:table-cell>
          <table:table-cell/>
          <table:table-cell office:value-type="string" calcext:value-type="string">
            <text:p>lWvnozTHpZ-tfU49Fqz-OA</text:p>
          </table:table-cell>
          <table:table-cell office:value-type="string" calcext:value-type="string">
            <text:p>C</text:p>
          </table:table-cell>
          <table:table-cell office:value-type="float" office:value="0.970224" calcext:value-type="float">
            <text:p>0.9702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GxuqUZtoynJ6ayz_VCfyQ</text:p>
          </table:table-cell>
          <table:table-cell office:value-type="string" calcext:value-type="string">
            <text:p>Elizabeth</text:p>
          </table:table-cell>
          <table:table-cell office:value-type="float" office:value="-0.761594" calcext:value-type="float">
            <text:p>-0.761594</text:p>
          </table:table-cell>
          <table:table-cell/>
          <table:table-cell office:value-type="string" calcext:value-type="string">
            <text:p>uSlKnryLlnD3mvmG6DIyCg</text:p>
          </table:table-cell>
          <table:table-cell office:value-type="string" calcext:value-type="string">
            <text:p>BD</text:p>
          </table:table-cell>
          <table:table-cell office:value-type="float" office:value="0.918368" calcext:value-type="float">
            <text:p>0.918368</text:p>
          </table:table-cell>
          <table:table-cell/>
          <table:table-cell office:value-type="string" calcext:value-type="string">
            <text:p>-Z6NkbylDRrNxLzcC4m3Mg</text:p>
          </table:table-cell>
          <table:table-cell office:value-type="string" calcext:value-type="string">
            <text:p>Jill</text:p>
          </table:table-cell>
          <table:table-cell office:value-type="float" office:value="0.969538" calcext:value-type="float">
            <text:p>0.9695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7KW52Z8r_su8v4uV98MA</text:p>
          </table:table-cell>
          <table:table-cell office:value-type="string" calcext:value-type="string">
            <text:p>Andrew</text:p>
          </table:table-cell>
          <table:table-cell office:value-type="float" office:value="-0.761594" calcext:value-type="float">
            <text:p>-0.761594</text:p>
          </table:table-cell>
          <table:table-cell/>
          <table:table-cell office:value-type="string" calcext:value-type="string">
            <text:p>dMVS8YQPa7MpOponFsdCWw</text:p>
          </table:table-cell>
          <table:table-cell office:value-type="string" calcext:value-type="string">
            <text:p>K</text:p>
          </table:table-cell>
          <table:table-cell office:value-type="float" office:value="0.913031" calcext:value-type="float">
            <text:p>0.913031</text:p>
          </table:table-cell>
          <table:table-cell/>
          <table:table-cell office:value-type="string" calcext:value-type="string">
            <text:p>gqtak7Wz8azWHlAMkx6Acg</text:p>
          </table:table-cell>
          <table:table-cell office:value-type="string" calcext:value-type="string">
            <text:p>Benjamin</text:p>
          </table:table-cell>
          <table:table-cell office:value-type="float" office:value="0.968583" calcext:value-type="float">
            <text:p>0.9685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iWeQMJ2zT39FWFxx4BdhQ</text:p>
          </table:table-cell>
          <table:table-cell office:value-type="string" calcext:value-type="string">
            <text:p>Jane</text:p>
          </table:table-cell>
          <table:table-cell office:value-type="float" office:value="-0.761594" calcext:value-type="float">
            <text:p>-0.761594</text:p>
          </table:table-cell>
          <table:table-cell/>
          <table:table-cell office:value-type="string" calcext:value-type="string">
            <text:p>Bi7FeOkZ37ceBioYHWnBVg</text:p>
          </table:table-cell>
          <table:table-cell office:value-type="string" calcext:value-type="string">
            <text:p>Lauren</text:p>
          </table:table-cell>
          <table:table-cell office:value-type="float" office:value="0.909242" calcext:value-type="float">
            <text:p>0.909242</text:p>
          </table:table-cell>
          <table:table-cell/>
          <table:table-cell office:value-type="string" calcext:value-type="string">
            <text:p>ZYaumz29bl9qHpu-KVtMGA</text:p>
          </table:table-cell>
          <table:table-cell office:value-type="string" calcext:value-type="string">
            <text:p>Alison</text:p>
          </table:table-cell>
          <table:table-cell office:value-type="float" office:value="0.968445" calcext:value-type="float">
            <text:p>0.9684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8CIc5wvjyae8sZINowV6w</text:p>
          </table:table-cell>
          <table:table-cell office:value-type="string" calcext:value-type="string">
            <text:p>Julie</text:p>
          </table:table-cell>
          <table:table-cell office:value-type="float" office:value="-0.761594" calcext:value-type="float">
            <text:p>-0.761594</text:p>
          </table:table-cell>
          <table:table-cell/>
          <table:table-cell office:value-type="string" calcext:value-type="string">
            <text:p>oSA746-4MCJpWorJkzxqpQ</text:p>
          </table:table-cell>
          <table:table-cell office:value-type="string" calcext:value-type="string">
            <text:p>Laura Kate</text:p>
          </table:table-cell>
          <table:table-cell office:value-type="float" office:value="0.901026" calcext:value-type="float">
            <text:p>0.901026</text:p>
          </table:table-cell>
          <table:table-cell/>
          <table:table-cell office:value-type="string" calcext:value-type="string">
            <text:p>HSCAIz_sFTgC78hXE-86Og</text:p>
          </table:table-cell>
          <table:table-cell office:value-type="string" calcext:value-type="string">
            <text:p>Phyllis</text:p>
          </table:table-cell>
          <table:table-cell office:value-type="float" office:value="0.967976" calcext:value-type="float">
            <text:p>0.9679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mj1BsL0k5sLRq1uLfVByQ</text:p>
          </table:table-cell>
          <table:table-cell office:value-type="string" calcext:value-type="string">
            <text:p>Nicholas</text:p>
          </table:table-cell>
          <table:table-cell office:value-type="float" office:value="-0.761594" calcext:value-type="float">
            <text:p>-0.761594</text:p>
          </table:table-cell>
          <table:table-cell/>
          <table:table-cell office:value-type="string" calcext:value-type="string">
            <text:p>QP-MdjpUFejr9apuAWcfQg</text:p>
          </table:table-cell>
          <table:table-cell office:value-type="string" calcext:value-type="string">
            <text:p>Dave</text:p>
          </table:table-cell>
          <table:table-cell office:value-type="float" office:value="0.880852" calcext:value-type="float">
            <text:p>0.880852</text:p>
          </table:table-cell>
          <table:table-cell/>
          <table:table-cell office:value-type="string" calcext:value-type="string">
            <text:p>OeO1kjW59bySv-L7Md8BWA</text:p>
          </table:table-cell>
          <table:table-cell office:value-type="string" calcext:value-type="string">
            <text:p>Sarah</text:p>
          </table:table-cell>
          <table:table-cell office:value-type="float" office:value="0.967976" calcext:value-type="float">
            <text:p>0.9679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tN-LQRkn6gSkyQjyxkkAg</text:p>
          </table:table-cell>
          <table:table-cell office:value-type="string" calcext:value-type="string">
            <text:p>Katie</text:p>
          </table:table-cell>
          <table:table-cell office:value-type="float" office:value="-0.761594" calcext:value-type="float">
            <text:p>-0.761594</text:p>
          </table:table-cell>
          <table:table-cell/>
          <table:table-cell office:value-type="string" calcext:value-type="string">
            <text:p>phqg9sFvGXd0kwTXAk6vvQ</text:p>
          </table:table-cell>
          <table:table-cell office:value-type="string" calcext:value-type="string">
            <text:p>amy</text:p>
          </table:table-cell>
          <table:table-cell office:value-type="float" office:value="0.875373" calcext:value-type="float">
            <text:p>0.875373</text:p>
          </table:table-cell>
          <table:table-cell/>
          <table:table-cell office:value-type="string" calcext:value-type="string">
            <text:p>2nMU77JsSdKGprPmS0X8zw</text:p>
          </table:table-cell>
          <table:table-cell office:value-type="string" calcext:value-type="string">
            <text:p>Michael</text:p>
          </table:table-cell>
          <table:table-cell office:value-type="float" office:value="0.96599" calcext:value-type="float">
            <text:p>0.965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SCFtPBQEowt1T2mp-h71w</text:p>
          </table:table-cell>
          <table:table-cell office:value-type="string" calcext:value-type="string">
            <text:p>Matt</text:p>
          </table:table-cell>
          <table:table-cell office:value-type="float" office:value="-0.761594" calcext:value-type="float">
            <text:p>-0.761594</text:p>
          </table:table-cell>
          <table:table-cell/>
          <table:table-cell office:value-type="string" calcext:value-type="string">
            <text:p>rUUI3ngu8tIRVAzQz25GCQ</text:p>
          </table:table-cell>
          <table:table-cell office:value-type="string" calcext:value-type="string">
            <text:p>Jay</text:p>
          </table:table-cell>
          <table:table-cell office:value-type="float" office:value="0.871938" calcext:value-type="float">
            <text:p>0.871938</text:p>
          </table:table-cell>
          <table:table-cell/>
          <table:table-cell office:value-type="string" calcext:value-type="string">
            <text:p>BxqtPbHOx8fqfv2PpLGcvw</text:p>
          </table:table-cell>
          <table:table-cell office:value-type="string" calcext:value-type="string">
            <text:p>SARA</text:p>
          </table:table-cell>
          <table:table-cell office:value-type="float" office:value="0.96599" calcext:value-type="float">
            <text:p>0.965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hCE1r5RPWN3Q0GveOx6kw</text:p>
          </table:table-cell>
          <table:table-cell office:value-type="string" calcext:value-type="string">
            <text:p>Trudy</text:p>
          </table:table-cell>
          <table:table-cell office:value-type="float" office:value="-0.761594" calcext:value-type="float">
            <text:p>-0.761594</text:p>
          </table:table-cell>
          <table:table-cell/>
          <table:table-cell office:value-type="string" calcext:value-type="string">
            <text:p>XxWsOrQp0gCzDmvOsGvYyA</text:p>
          </table:table-cell>
          <table:table-cell office:value-type="string" calcext:value-type="string">
            <text:p>Diana</text:p>
          </table:table-cell>
          <table:table-cell office:value-type="float" office:value="0.867306" calcext:value-type="float">
            <text:p>0.867306</text:p>
          </table:table-cell>
          <table:table-cell/>
          <table:table-cell office:value-type="string" calcext:value-type="string">
            <text:p>jx021JgSzi7TVOMEIJWv-Q</text:p>
          </table:table-cell>
          <table:table-cell office:value-type="string" calcext:value-type="string">
            <text:p>B</text:p>
          </table:table-cell>
          <table:table-cell office:value-type="float" office:value="0.96599" calcext:value-type="float">
            <text:p>0.965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eYG7VZjO5HjJz9DD3YsA</text:p>
          </table:table-cell>
          <table:table-cell office:value-type="string" calcext:value-type="string">
            <text:p>Robert</text:p>
          </table:table-cell>
          <table:table-cell office:value-type="float" office:value="-0.761594" calcext:value-type="float">
            <text:p>-0.761594</text:p>
          </table:table-cell>
          <table:table-cell/>
          <table:table-cell office:value-type="string" calcext:value-type="string">
            <text:p>CH5RheU8pnBg5h8I4XLC8g</text:p>
          </table:table-cell>
          <table:table-cell office:value-type="string" calcext:value-type="string">
            <text:p>John</text:p>
          </table:table-cell>
          <table:table-cell office:value-type="float" office:value="0.86193" calcext:value-type="float">
            <text:p>0.86193</text:p>
          </table:table-cell>
          <table:table-cell/>
          <table:table-cell office:value-type="string" calcext:value-type="string">
            <text:p>K_nrZRDnIM1LH1HPVX1_6Q</text:p>
          </table:table-cell>
          <table:table-cell office:value-type="string" calcext:value-type="string">
            <text:p>Angie</text:p>
          </table:table-cell>
          <table:table-cell office:value-type="float" office:value="0.96599" calcext:value-type="float">
            <text:p>0.965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gDdaSrlmpCnG3fY__qfUg</text:p>
          </table:table-cell>
          <table:table-cell office:value-type="string" calcext:value-type="string">
            <text:p>mary</text:p>
          </table:table-cell>
          <table:table-cell office:value-type="float" office:value="-0.761594" calcext:value-type="float">
            <text:p>-0.761594</text:p>
          </table:table-cell>
          <table:table-cell/>
          <table:table-cell office:value-type="string" calcext:value-type="string">
            <text:p>hyAMhpe0hSdZIu88byeCLw</text:p>
          </table:table-cell>
          <table:table-cell office:value-type="string" calcext:value-type="string">
            <text:p>Susan</text:p>
          </table:table-cell>
          <table:table-cell office:value-type="float" office:value="0.856216" calcext:value-type="float">
            <text:p>0.856216</text:p>
          </table:table-cell>
          <table:table-cell/>
          <table:table-cell office:value-type="string" calcext:value-type="string">
            <text:p>qWLezzHxOXN-GQdInixZzw</text:p>
          </table:table-cell>
          <table:table-cell office:value-type="string" calcext:value-type="string">
            <text:p>Carolynne</text:p>
          </table:table-cell>
          <table:table-cell office:value-type="float" office:value="0.96599" calcext:value-type="float">
            <text:p>0.965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LJsqZ3nwA3DBRd0tmBR_A</text:p>
          </table:table-cell>
          <table:table-cell office:value-type="string" calcext:value-type="string">
            <text:p>Michael</text:p>
          </table:table-cell>
          <table:table-cell office:value-type="float" office:value="-0.761594" calcext:value-type="float">
            <text:p>-0.761594</text:p>
          </table:table-cell>
          <table:table-cell/>
          <table:table-cell office:value-type="string" calcext:value-type="string">
            <text:p>Ne0fqKX4G8lutJlKmXCogQ</text:p>
          </table:table-cell>
          <table:table-cell office:value-type="string" calcext:value-type="string">
            <text:p>Melissa</text:p>
          </table:table-cell>
          <table:table-cell office:value-type="float" office:value="0.838419" calcext:value-type="float">
            <text:p>0.838419</text:p>
          </table:table-cell>
          <table:table-cell/>
          <table:table-cell office:value-type="string" calcext:value-type="string">
            <text:p>X85VAU1_bvJFXef1OTM8Pg</text:p>
          </table:table-cell>
          <table:table-cell office:value-type="string" calcext:value-type="string">
            <text:p>Colleen</text:p>
          </table:table-cell>
          <table:table-cell office:value-type="float" office:value="0.96599" calcext:value-type="float">
            <text:p>0.965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SbxNPSJfLIKAdt10kZs3Q</text:p>
          </table:table-cell>
          <table:table-cell office:value-type="string" calcext:value-type="string">
            <text:p>Beth</text:p>
          </table:table-cell>
          <table:table-cell office:value-type="float" office:value="-0.761594" calcext:value-type="float">
            <text:p>-0.761594</text:p>
          </table:table-cell>
          <table:table-cell/>
          <table:table-cell office:value-type="string" calcext:value-type="string">
            <text:p>_xf2ECTRftPV4bzK4mGYEg</text:p>
          </table:table-cell>
          <table:table-cell office:value-type="string" calcext:value-type="string">
            <text:p>Nina</text:p>
          </table:table-cell>
          <table:table-cell office:value-type="float" office:value="0.837327" calcext:value-type="float">
            <text:p>0.837327</text:p>
          </table:table-cell>
          <table:table-cell/>
          <table:table-cell office:value-type="string" calcext:value-type="string">
            <text:p>uu5qlI41K1g30bZpNhgRKg</text:p>
          </table:table-cell>
          <table:table-cell office:value-type="string" calcext:value-type="string">
            <text:p>Adam</text:p>
          </table:table-cell>
          <table:table-cell office:value-type="float" office:value="0.965856" calcext:value-type="float">
            <text:p>0.9658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-1xYyfxXMDBRFXzCxzQLA</text:p>
          </table:table-cell>
          <table:table-cell office:value-type="string" calcext:value-type="string">
            <text:p>Nikole</text:p>
          </table:table-cell>
          <table:table-cell office:value-type="float" office:value="-0.761593" calcext:value-type="float">
            <text:p>-0.761593</text:p>
          </table:table-cell>
          <table:table-cell/>
          <table:table-cell office:value-type="string" calcext:value-type="string">
            <text:p>aoDM2oE3P4dNoFDKRljVkg</text:p>
          </table:table-cell>
          <table:table-cell office:value-type="string" calcext:value-type="string">
            <text:p>Tamara</text:p>
          </table:table-cell>
          <table:table-cell office:value-type="float" office:value="0.824855" calcext:value-type="float">
            <text:p>0.824855</text:p>
          </table:table-cell>
          <table:table-cell/>
          <table:table-cell office:value-type="string" calcext:value-type="string">
            <text:p>DBp9UzN6WyaFhqzTn7dXIw</text:p>
          </table:table-cell>
          <table:table-cell office:value-type="string" calcext:value-type="string">
            <text:p>Jimmy</text:p>
          </table:table-cell>
          <table:table-cell office:value-type="float" office:value="0.959536" calcext:value-type="float">
            <text:p>0.9595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LYvk2m1QFy5ww22VgSm6A</text:p>
          </table:table-cell>
          <table:table-cell office:value-type="string" calcext:value-type="string">
            <text:p>Bryan</text:p>
          </table:table-cell>
          <table:table-cell office:value-type="float" office:value="-0.761593" calcext:value-type="float">
            <text:p>-0.761593</text:p>
          </table:table-cell>
          <table:table-cell/>
          <table:table-cell office:value-type="string" calcext:value-type="string">
            <text:p>aYhKsAUQaaRGgdgcZC5XAw</text:p>
          </table:table-cell>
          <table:table-cell office:value-type="string" calcext:value-type="string">
            <text:p>Carolyn</text:p>
          </table:table-cell>
          <table:table-cell office:value-type="float" office:value="0.823175" calcext:value-type="float">
            <text:p>0.823175</text:p>
          </table:table-cell>
          <table:table-cell/>
          <table:table-cell office:value-type="string" calcext:value-type="string">
            <text:p>ASga8Z46hTZgydJqjyKHvA</text:p>
          </table:table-cell>
          <table:table-cell office:value-type="string" calcext:value-type="string">
            <text:p>Rosie</text:p>
          </table:table-cell>
          <table:table-cell office:value-type="float" office:value="0.958137" calcext:value-type="float">
            <text:p>0.9581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-Z6NkbylDRrNxLzcC4m3Mg</text:p>
          </table:table-cell>
          <table:table-cell office:value-type="string" calcext:value-type="string">
            <text:p>Jill</text:p>
          </table:table-cell>
          <table:table-cell office:value-type="float" office:value="-0.761593" calcext:value-type="float">
            <text:p>-0.761593</text:p>
          </table:table-cell>
          <table:table-cell/>
          <table:table-cell office:value-type="string" calcext:value-type="string">
            <text:p>5W_Dv1E2loDsoXFpi-pqcQ</text:p>
          </table:table-cell>
          <table:table-cell office:value-type="string" calcext:value-type="string">
            <text:p>Thomas</text:p>
          </table:table-cell>
          <table:table-cell office:value-type="float" office:value="0.81032" calcext:value-type="float">
            <text:p>0.81032</text:p>
          </table:table-cell>
          <table:table-cell/>
          <table:table-cell office:value-type="string" calcext:value-type="string">
            <text:p>H8wT4jji49mEB_CxXFF5LA</text:p>
          </table:table-cell>
          <table:table-cell office:value-type="string" calcext:value-type="string">
            <text:p>Scotty</text:p>
          </table:table-cell>
          <table:table-cell office:value-type="float" office:value="0.958137" calcext:value-type="float">
            <text:p>0.9581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nXcXwr0keJpkIiwuPsOKg</text:p>
          </table:table-cell>
          <table:table-cell office:value-type="string" calcext:value-type="string">
            <text:p>john</text:p>
          </table:table-cell>
          <table:table-cell office:value-type="float" office:value="-0.761593" calcext:value-type="float">
            <text:p>-0.761593</text:p>
          </table:table-cell>
          <table:table-cell/>
          <table:table-cell office:value-type="string" calcext:value-type="string">
            <text:p>bafakbBFSIkpafZts10TTw</text:p>
          </table:table-cell>
          <table:table-cell office:value-type="string" calcext:value-type="string">
            <text:p>Colleen</text:p>
          </table:table-cell>
          <table:table-cell office:value-type="float" office:value="0.809424" calcext:value-type="float">
            <text:p>0.809424</text:p>
          </table:table-cell>
          <table:table-cell/>
          <table:table-cell office:value-type="string" calcext:value-type="string">
            <text:p>I8EPMoFv-EIUxhpPrSE9Cw</text:p>
          </table:table-cell>
          <table:table-cell office:value-type="string" calcext:value-type="string">
            <text:p>Char</text:p>
          </table:table-cell>
          <table:table-cell office:value-type="float" office:value="0.958137" calcext:value-type="float">
            <text:p>0.9581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C8r-m6KHifL6R2i8ok8yg</text:p>
          </table:table-cell>
          <table:table-cell office:value-type="string" calcext:value-type="string">
            <text:p>Rebecca</text:p>
          </table:table-cell>
          <table:table-cell office:value-type="float" office:value="-0.761593" calcext:value-type="float">
            <text:p>-0.761593</text:p>
          </table:table-cell>
          <table:table-cell/>
          <table:table-cell office:value-type="string" calcext:value-type="string">
            <text:p>0mwYO5iiTpzWnaSjuKWMIQ</text:p>
          </table:table-cell>
          <table:table-cell office:value-type="string" calcext:value-type="string">
            <text:p>Lauren</text:p>
          </table:table-cell>
          <table:table-cell office:value-type="float" office:value="0.809424" calcext:value-type="float">
            <text:p>0.809424</text:p>
          </table:table-cell>
          <table:table-cell/>
          <table:table-cell office:value-type="string" calcext:value-type="string">
            <text:p>mraE_nGFafgSb_bRaugKKg</text:p>
          </table:table-cell>
          <table:table-cell office:value-type="string" calcext:value-type="string">
            <text:p>Jennifer</text:p>
          </table:table-cell>
          <table:table-cell office:value-type="float" office:value="0.958137" calcext:value-type="float">
            <text:p>0.9581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9odAfwocTruGYGNUVcIg</text:p>
          </table:table-cell>
          <table:table-cell office:value-type="string" calcext:value-type="string">
            <text:p>greenjjm</text:p>
          </table:table-cell>
          <table:table-cell office:value-type="float" office:value="-0.761592" calcext:value-type="float">
            <text:p>-0.761592</text:p>
          </table:table-cell>
          <table:table-cell/>
          <table:table-cell office:value-type="string" calcext:value-type="string">
            <text:p>clKTx-oACO0rwblV40tpWg</text:p>
          </table:table-cell>
          <table:table-cell office:value-type="string" calcext:value-type="string">
            <text:p>Cisco</text:p>
          </table:table-cell>
          <table:table-cell office:value-type="float" office:value="0.809424" calcext:value-type="float">
            <text:p>0.809424</text:p>
          </table:table-cell>
          <table:table-cell/>
          <table:table-cell office:value-type="string" calcext:value-type="string">
            <text:p>RY18jLSV_J2Dzcl7Lmr9rA</text:p>
          </table:table-cell>
          <table:table-cell office:value-type="string" calcext:value-type="string">
            <text:p>Margaret</text:p>
          </table:table-cell>
          <table:table-cell office:value-type="float" office:value="0.958009" calcext:value-type="float">
            <text:p>0.9580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YhKsAUQaaRGgdgcZC5XAw</text:p>
          </table:table-cell>
          <table:table-cell office:value-type="string" calcext:value-type="string">
            <text:p>Carolyn</text:p>
          </table:table-cell>
          <table:table-cell office:value-type="float" office:value="-0.76159" calcext:value-type="float">
            <text:p>-0.76159</text:p>
          </table:table-cell>
          <table:table-cell/>
          <table:table-cell office:value-type="string" calcext:value-type="string">
            <text:p>H7Oqx7unyozYf72d8MXHBQ</text:p>
          </table:table-cell>
          <table:table-cell office:value-type="string" calcext:value-type="string">
            <text:p>Kara</text:p>
          </table:table-cell>
          <table:table-cell office:value-type="float" office:value="0.809424" calcext:value-type="float">
            <text:p>0.809424</text:p>
          </table:table-cell>
          <table:table-cell/>
          <table:table-cell office:value-type="string" calcext:value-type="string">
            <text:p>s-oE2EJyPXZrvYczu7vKGQ</text:p>
          </table:table-cell>
          <table:table-cell office:value-type="string" calcext:value-type="string">
            <text:p>Mike</text:p>
          </table:table-cell>
          <table:table-cell office:value-type="float" office:value="0.958009" calcext:value-type="float">
            <text:p>0.9580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SfNIKyrpjGuh27nH4i0Ug</text:p>
          </table:table-cell>
          <table:table-cell office:value-type="string" calcext:value-type="string">
            <text:p>Marnie</text:p>
          </table:table-cell>
          <table:table-cell office:value-type="float" office:value="-0.761584" calcext:value-type="float">
            <text:p>-0.761584</text:p>
          </table:table-cell>
          <table:table-cell/>
          <table:table-cell office:value-type="string" calcext:value-type="string">
            <text:p>HKFK6P35KX0VF67NtU0rwg</text:p>
          </table:table-cell>
          <table:table-cell office:value-type="string" calcext:value-type="string">
            <text:p>Lori</text:p>
          </table:table-cell>
          <table:table-cell office:value-type="float" office:value="0.809424" calcext:value-type="float">
            <text:p>0.809424</text:p>
          </table:table-cell>
          <table:table-cell/>
          <table:table-cell office:value-type="string" calcext:value-type="string">
            <text:p>4mj1BsL0k5sLRq1uLfVByQ</text:p>
          </table:table-cell>
          <table:table-cell office:value-type="string" calcext:value-type="string">
            <text:p>Nicholas</text:p>
          </table:table-cell>
          <table:table-cell office:value-type="float" office:value="0.956708" calcext:value-type="float">
            <text:p>0.9567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FSg9ZUwdvXO1c1ZACgZzA</text:p>
          </table:table-cell>
          <table:table-cell office:value-type="string" calcext:value-type="string">
            <text:p>Mio</text:p>
          </table:table-cell>
          <table:table-cell office:value-type="float" office:value="-0.761584" calcext:value-type="float">
            <text:p>-0.761584</text:p>
          </table:table-cell>
          <table:table-cell/>
          <table:table-cell office:value-type="string" calcext:value-type="string">
            <text:p>idQx85xfiIm_SGTnDsaXcQ</text:p>
          </table:table-cell>
          <table:table-cell office:value-type="string" calcext:value-type="string">
            <text:p>Dan</text:p>
          </table:table-cell>
          <table:table-cell office:value-type="float" office:value="0.809424" calcext:value-type="float">
            <text:p>0.809424</text:p>
          </table:table-cell>
          <table:table-cell/>
          <table:table-cell office:value-type="string" calcext:value-type="string">
            <text:p>s6jCWGy3Jtg-9oIs21snDw</text:p>
          </table:table-cell>
          <table:table-cell office:value-type="string" calcext:value-type="string">
            <text:p>Cyndy</text:p>
          </table:table-cell>
          <table:table-cell office:value-type="float" office:value="0.95505" calcext:value-type="float">
            <text:p>0.955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i7FeOkZ37ceBioYHWnBVg</text:p>
          </table:table-cell>
          <table:table-cell office:value-type="string" calcext:value-type="string">
            <text:p>Lauren</text:p>
          </table:table-cell>
          <table:table-cell office:value-type="float" office:value="-0.761577" calcext:value-type="float">
            <text:p>-0.761577</text:p>
          </table:table-cell>
          <table:table-cell/>
          <table:table-cell office:value-type="string" calcext:value-type="string">
            <text:p>QJPOP71pcBwdT2tD7CNrzg</text:p>
          </table:table-cell>
          <table:table-cell office:value-type="string" calcext:value-type="string">
            <text:p>Linda</text:p>
          </table:table-cell>
          <table:table-cell office:value-type="float" office:value="0.809424" calcext:value-type="float">
            <text:p>0.809424</text:p>
          </table:table-cell>
          <table:table-cell/>
          <table:table-cell office:value-type="string" calcext:value-type="string">
            <text:p>uSlKnryLlnD3mvmG6DIyCg</text:p>
          </table:table-cell>
          <table:table-cell office:value-type="string" calcext:value-type="string">
            <text:p>BD</text:p>
          </table:table-cell>
          <table:table-cell office:value-type="float" office:value="0.952748" calcext:value-type="float">
            <text:p>0.9527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2_xNGF6nhsOoD2NpOa5dg</text:p>
          </table:table-cell>
          <table:table-cell office:value-type="string" calcext:value-type="string">
            <text:p>Abe</text:p>
          </table:table-cell>
          <table:table-cell office:value-type="float" office:value="-0.761557" calcext:value-type="float">
            <text:p>-0.761557</text:p>
          </table:table-cell>
          <table:table-cell/>
          <table:table-cell office:value-type="string" calcext:value-type="string">
            <text:p>TBi0Rvegjtd-bHd9vC0ryA</text:p>
          </table:table-cell>
          <table:table-cell office:value-type="string" calcext:value-type="string">
            <text:p>Debra</text:p>
          </table:table-cell>
          <table:table-cell office:value-type="float" office:value="0.809424" calcext:value-type="float">
            <text:p>0.809424</text:p>
          </table:table-cell>
          <table:table-cell/>
          <table:table-cell office:value-type="string" calcext:value-type="string">
            <text:p>jgDdaSrlmpCnG3fY__qfUg</text:p>
          </table:table-cell>
          <table:table-cell office:value-type="string" calcext:value-type="string">
            <text:p>mary</text:p>
          </table:table-cell>
          <table:table-cell office:value-type="float" office:value="0.949213" calcext:value-type="float">
            <text:p>0.9492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4e-IyxRdWBO0Ak88yyacw</text:p>
          </table:table-cell>
          <table:table-cell office:value-type="string" calcext:value-type="string">
            <text:p>Spaulding</text:p>
          </table:table-cell>
          <table:table-cell office:value-type="float" office:value="-0.761546" calcext:value-type="float">
            <text:p>-0.761546</text:p>
          </table:table-cell>
          <table:table-cell/>
          <table:table-cell office:value-type="string" calcext:value-type="string">
            <text:p>YFWfdR8v3wEoezv-IogLPQ</text:p>
          </table:table-cell>
          <table:table-cell office:value-type="string" calcext:value-type="string">
            <text:p>Mike</text:p>
          </table:table-cell>
          <table:table-cell office:value-type="float" office:value="0.809424" calcext:value-type="float">
            <text:p>0.809424</text:p>
          </table:table-cell>
          <table:table-cell/>
          <table:table-cell office:value-type="string" calcext:value-type="string">
            <text:p>phqg9sFvGXd0kwTXAk6vvQ</text:p>
          </table:table-cell>
          <table:table-cell office:value-type="string" calcext:value-type="string">
            <text:p>amy</text:p>
          </table:table-cell>
          <table:table-cell office:value-type="float" office:value="0.948166" calcext:value-type="float">
            <text:p>0.9481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bq7RBmUFmg-zNSKRkMOnA</text:p>
          </table:table-cell>
          <table:table-cell office:value-type="string" calcext:value-type="string">
            <text:p>marie</text:p>
          </table:table-cell>
          <table:table-cell office:value-type="float" office:value="-0.761544" calcext:value-type="float">
            <text:p>-0.761544</text:p>
          </table:table-cell>
          <table:table-cell/>
          <table:table-cell office:value-type="string" calcext:value-type="string">
            <text:p>Yw8wBKgA7rgTLSdDQHGcig</text:p>
          </table:table-cell>
          <table:table-cell office:value-type="string" calcext:value-type="string">
            <text:p>Pamela</text:p>
          </table:table-cell>
          <table:table-cell office:value-type="float" office:value="0.809424" calcext:value-type="float">
            <text:p>0.809424</text:p>
          </table:table-cell>
          <table:table-cell/>
          <table:table-cell office:value-type="string" calcext:value-type="string">
            <text:p>POy1SseBEePs89cz5L2L9g</text:p>
          </table:table-cell>
          <table:table-cell office:value-type="string" calcext:value-type="string">
            <text:p>Danielle</text:p>
          </table:table-cell>
          <table:table-cell office:value-type="float" office:value="0.947534" calcext:value-type="float">
            <text:p>0.9475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2jUkzxr2Eq6Agdsx9W-VQ</text:p>
          </table:table-cell>
          <table:table-cell office:value-type="string" calcext:value-type="string">
            <text:p>Deb</text:p>
          </table:table-cell>
          <table:table-cell office:value-type="float" office:value="-0.761544" calcext:value-type="float">
            <text:p>-0.761544</text:p>
          </table:table-cell>
          <table:table-cell/>
          <table:table-cell office:value-type="string" calcext:value-type="string">
            <text:p>zDeT5NCJQi0jxGqo2e_KPw</text:p>
          </table:table-cell>
          <table:table-cell office:value-type="string" calcext:value-type="string">
            <text:p>Tim</text:p>
          </table:table-cell>
          <table:table-cell office:value-type="float" office:value="0.809424" calcext:value-type="float">
            <text:p>0.809424</text:p>
          </table:table-cell>
          <table:table-cell/>
          <table:table-cell office:value-type="string" calcext:value-type="string">
            <text:p>-xl9DNFvcKf8v6lmYJkjRQ</text:p>
          </table:table-cell>
          <table:table-cell office:value-type="string" calcext:value-type="string">
            <text:p>Thane</text:p>
          </table:table-cell>
          <table:table-cell office:value-type="float" office:value="0.946328" calcext:value-type="float">
            <text:p>0.9463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BCLHSpxm8sHYQ6k6bJMDw</text:p>
          </table:table-cell>
          <table:table-cell office:value-type="string" calcext:value-type="string">
            <text:p>Betsy</text:p>
          </table:table-cell>
          <table:table-cell office:value-type="float" office:value="-0.761544" calcext:value-type="float">
            <text:p>-0.761544</text:p>
          </table:table-cell>
          <table:table-cell/>
          <table:table-cell office:value-type="string" calcext:value-type="string">
            <text:p>zG47E-MKHT1Yea5us2crBg</text:p>
          </table:table-cell>
          <table:table-cell office:value-type="string" calcext:value-type="string">
            <text:p>Amanda</text:p>
          </table:table-cell>
          <table:table-cell office:value-type="float" office:value="0.809424" calcext:value-type="float">
            <text:p>0.809424</text:p>
          </table:table-cell>
          <table:table-cell/>
          <table:table-cell office:value-type="string" calcext:value-type="string">
            <text:p>3T2Dr5fnsWDmudQM1Hhy7A</text:p>
          </table:table-cell>
          <table:table-cell office:value-type="string" calcext:value-type="string">
            <text:p>Amber</text:p>
          </table:table-cell>
          <table:table-cell office:value-type="float" office:value="0.943932" calcext:value-type="float">
            <text:p>0.9439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5RheU8pnBg5h8I4XLC8g</text:p>
          </table:table-cell>
          <table:table-cell office:value-type="string" calcext:value-type="string">
            <text:p>John</text:p>
          </table:table-cell>
          <table:table-cell office:value-type="float" office:value="-0.761534" calcext:value-type="float">
            <text:p>-0.761534</text:p>
          </table:table-cell>
          <table:table-cell/>
          <table:table-cell office:value-type="string" calcext:value-type="string">
            <text:p>DAYx7CpojTLZ6CJ-X-yCgQ</text:p>
          </table:table-cell>
          <table:table-cell office:value-type="string" calcext:value-type="string">
            <text:p>David</text:p>
          </table:table-cell>
          <table:table-cell office:value-type="float" office:value="0.808939" calcext:value-type="float">
            <text:p>0.808939</text:p>
          </table:table-cell>
          <table:table-cell/>
          <table:table-cell office:value-type="string" calcext:value-type="string">
            <text:p>XxWsOrQp0gCzDmvOsGvYyA</text:p>
          </table:table-cell>
          <table:table-cell office:value-type="string" calcext:value-type="string">
            <text:p>Diana</text:p>
          </table:table-cell>
          <table:table-cell office:value-type="float" office:value="0.937803" calcext:value-type="float">
            <text:p>0.9378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sGQfLLy3YlP_S9jBE3j1w</text:p>
          </table:table-cell>
          <table:table-cell office:value-type="string" calcext:value-type="string">
            <text:p>Daniel</text:p>
          </table:table-cell>
          <table:table-cell office:value-type="float" office:value="-0.761485" calcext:value-type="float">
            <text:p>-0.761485</text:p>
          </table:table-cell>
          <table:table-cell/>
          <table:table-cell office:value-type="string" calcext:value-type="string">
            <text:p>IeNUcPI97qp8-IuveplJiA</text:p>
          </table:table-cell>
          <table:table-cell office:value-type="string" calcext:value-type="string">
            <text:p>Marc</text:p>
          </table:table-cell>
          <table:table-cell office:value-type="float" office:value="0.808939" calcext:value-type="float">
            <text:p>0.808939</text:p>
          </table:table-cell>
          <table:table-cell/>
          <table:table-cell office:value-type="string" calcext:value-type="string">
            <text:p>52jUkzxr2Eq6Agdsx9W-VQ</text:p>
          </table:table-cell>
          <table:table-cell office:value-type="string" calcext:value-type="string">
            <text:p>Deb</text:p>
          </table:table-cell>
          <table:table-cell office:value-type="float" office:value="0.936519" calcext:value-type="float">
            <text:p>0.9365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sklUYBnk7LxzM-11yPUPg</text:p>
          </table:table-cell>
          <table:table-cell office:value-type="string" calcext:value-type="string">
            <text:p>Tricia</text:p>
          </table:table-cell>
          <table:table-cell office:value-type="float" office:value="-0.761472" calcext:value-type="float">
            <text:p>-0.761472</text:p>
          </table:table-cell>
          <table:table-cell/>
          <table:table-cell office:value-type="string" calcext:value-type="string">
            <text:p>l22BAYxYW8Z0YgP26zJcRA</text:p>
          </table:table-cell>
          <table:table-cell office:value-type="string" calcext:value-type="string">
            <text:p>Danica</text:p>
          </table:table-cell>
          <table:table-cell office:value-type="float" office:value="0.808939" calcext:value-type="float">
            <text:p>0.808939</text:p>
          </table:table-cell>
          <table:table-cell/>
          <table:table-cell office:value-type="string" calcext:value-type="string">
            <text:p>kj18hvJRPLepZPNL7ySKpg</text:p>
          </table:table-cell>
          <table:table-cell office:value-type="string" calcext:value-type="string">
            <text:p>Jody</text:p>
          </table:table-cell>
          <table:table-cell office:value-type="float" office:value="0.935192" calcext:value-type="float">
            <text:p>0.9351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mTG128TupL0-tnhe1h7CQ</text:p>
          </table:table-cell>
          <table:table-cell office:value-type="string" calcext:value-type="string">
            <text:p>Brian</text:p>
          </table:table-cell>
          <table:table-cell office:value-type="float" office:value="-0.761435" calcext:value-type="float">
            <text:p>-0.761435</text:p>
          </table:table-cell>
          <table:table-cell/>
          <table:table-cell office:value-type="string" calcext:value-type="string">
            <text:p>XS2FH-Hmi_Q7oioQS6bcKQ</text:p>
          </table:table-cell>
          <table:table-cell office:value-type="string" calcext:value-type="string">
            <text:p>Dan S</text:p>
          </table:table-cell>
          <table:table-cell office:value-type="float" office:value="0.808939" calcext:value-type="float">
            <text:p>0.808939</text:p>
          </table:table-cell>
          <table:table-cell/>
          <table:table-cell office:value-type="string" calcext:value-type="string">
            <text:p>NhCE1r5RPWN3Q0GveOx6kw</text:p>
          </table:table-cell>
          <table:table-cell office:value-type="string" calcext:value-type="string">
            <text:p>Trudy</text:p>
          </table:table-cell>
          <table:table-cell office:value-type="float" office:value="0.93344" calcext:value-type="float">
            <text:p>0.933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7zvcNn6ErrxBsANtfWWMg</text:p>
          </table:table-cell>
          <table:table-cell office:value-type="string" calcext:value-type="string">
            <text:p>InVino</text:p>
          </table:table-cell>
          <table:table-cell office:value-type="float" office:value="-0.761435" calcext:value-type="float">
            <text:p>-0.761435</text:p>
          </table:table-cell>
          <table:table-cell/>
          <table:table-cell office:value-type="string" calcext:value-type="string">
            <text:p>y9g8fR-_rSaP0IWwA3NgCg</text:p>
          </table:table-cell>
          <table:table-cell office:value-type="string" calcext:value-type="string">
            <text:p>Tim</text:p>
          </table:table-cell>
          <table:table-cell office:value-type="float" office:value="0.808939" calcext:value-type="float">
            <text:p>0.808939</text:p>
          </table:table-cell>
          <table:table-cell/>
          <table:table-cell office:value-type="string" calcext:value-type="string">
            <text:p>RueYG7VZjO5HjJz9DD3YsA</text:p>
          </table:table-cell>
          <table:table-cell office:value-type="string" calcext:value-type="string">
            <text:p>Robert</text:p>
          </table:table-cell>
          <table:table-cell office:value-type="float" office:value="0.93344" calcext:value-type="float">
            <text:p>0.933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X2ezrTKlvPeOE5JBHuo3Q</text:p>
          </table:table-cell>
          <table:table-cell office:value-type="string" calcext:value-type="string">
            <text:p>Bill</text:p>
          </table:table-cell>
          <table:table-cell office:value-type="float" office:value="-0.761435" calcext:value-type="float">
            <text:p>-0.761435</text:p>
          </table:table-cell>
          <table:table-cell/>
          <table:table-cell office:value-type="string" calcext:value-type="string">
            <text:p>ZoR4g3RG30p9uGQwY0acxA</text:p>
          </table:table-cell>
          <table:table-cell office:value-type="string" calcext:value-type="string">
            <text:p>Bob</text:p>
          </table:table-cell>
          <table:table-cell office:value-type="float" office:value="0.80813" calcext:value-type="float">
            <text:p>0.80813</text:p>
          </table:table-cell>
          <table:table-cell/>
          <table:table-cell office:value-type="string" calcext:value-type="string">
            <text:p>k757Jx5Sa3dfqGAOSqJLpA</text:p>
          </table:table-cell>
          <table:table-cell office:value-type="string" calcext:value-type="string">
            <text:p>Adam</text:p>
          </table:table-cell>
          <table:table-cell office:value-type="float" office:value="0.929854" calcext:value-type="float">
            <text:p>0.9298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fncbCPvEGTS3rcE78btUQ</text:p>
          </table:table-cell>
          <table:table-cell office:value-type="string" calcext:value-type="string">
            <text:p>David</text:p>
          </table:table-cell>
          <table:table-cell office:value-type="float" office:value="-0.761435" calcext:value-type="float">
            <text:p>-0.761435</text:p>
          </table:table-cell>
          <table:table-cell/>
          <table:table-cell office:value-type="string" calcext:value-type="string">
            <text:p>LJ2LofejJtbE7INygxpJPg</text:p>
          </table:table-cell>
          <table:table-cell office:value-type="string" calcext:value-type="string">
            <text:p>Jennifer</text:p>
          </table:table-cell>
          <table:table-cell office:value-type="float" office:value="0.80813" calcext:value-type="float">
            <text:p>0.80813</text:p>
          </table:table-cell>
          <table:table-cell/>
          <table:table-cell office:value-type="string" calcext:value-type="string">
            <text:p>Zoi9zXFY6DpvGWY33_8_pg</text:p>
          </table:table-cell>
          <table:table-cell office:value-type="string" calcext:value-type="string">
            <text:p>I</text:p>
          </table:table-cell>
          <table:table-cell office:value-type="float" office:value="0.929192" calcext:value-type="float">
            <text:p>0.9291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-XnKJ4tIT8r9R5n2DHPPWQ</text:p>
          </table:table-cell>
          <table:table-cell office:value-type="string" calcext:value-type="string">
            <text:p>Steve</text:p>
          </table:table-cell>
          <table:table-cell office:value-type="float" office:value="-0.761408" calcext:value-type="float">
            <text:p>-0.761408</text:p>
          </table:table-cell>
          <table:table-cell/>
          <table:table-cell office:value-type="string" calcext:value-type="string">
            <text:p>lZq-CaPk58whjRxjnLIPQg</text:p>
          </table:table-cell>
          <table:table-cell office:value-type="string" calcext:value-type="string">
            <text:p>Peter</text:p>
          </table:table-cell>
          <table:table-cell office:value-type="float" office:value="0.80813" calcext:value-type="float">
            <text:p>0.80813</text:p>
          </table:table-cell>
          <table:table-cell/>
          <table:table-cell office:value-type="string" calcext:value-type="string">
            <text:p>0JKy3zz38-80Mkp--PVQ4w</text:p>
          </table:table-cell>
          <table:table-cell office:value-type="string" calcext:value-type="string">
            <text:p>laura</text:p>
          </table:table-cell>
          <table:table-cell office:value-type="float" office:value="0.909857" calcext:value-type="float">
            <text:p>0.9098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vCZDgZNgMCtLDs2CAVfHw</text:p>
          </table:table-cell>
          <table:table-cell office:value-type="string" calcext:value-type="string">
            <text:p>Michael</text:p>
          </table:table-cell>
          <table:table-cell office:value-type="float" office:value="-0.761359" calcext:value-type="float">
            <text:p>-0.761359</text:p>
          </table:table-cell>
          <table:table-cell/>
          <table:table-cell office:value-type="string" calcext:value-type="string">
            <text:p>5-zDa3uehYmGqrzc7esK6A</text:p>
          </table:table-cell>
          <table:table-cell office:value-type="string" calcext:value-type="string">
            <text:p>Jen</text:p>
          </table:table-cell>
          <table:table-cell office:value-type="float" office:value="0.80813" calcext:value-type="float">
            <text:p>0.80813</text:p>
          </table:table-cell>
          <table:table-cell/>
          <table:table-cell office:value-type="string" calcext:value-type="string">
            <text:p>MLj-W8FRQzAW_v4x3v5MUg</text:p>
          </table:table-cell>
          <table:table-cell office:value-type="string" calcext:value-type="string">
            <text:p>Julia</text:p>
          </table:table-cell>
          <table:table-cell office:value-type="float" office:value="0.90973" calcext:value-type="float">
            <text:p>0.909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1NwenYcQCPAr7yomxl4ug</text:p>
          </table:table-cell>
          <table:table-cell office:value-type="string" calcext:value-type="string">
            <text:p>Katie B.</text:p>
          </table:table-cell>
          <table:table-cell office:value-type="float" office:value="-0.761359" calcext:value-type="float">
            <text:p>-0.761359</text:p>
          </table:table-cell>
          <table:table-cell/>
          <table:table-cell office:value-type="string" calcext:value-type="string">
            <text:p>OHPQMv4KykgAxoz-FNVgQQ</text:p>
          </table:table-cell>
          <table:table-cell office:value-type="string" calcext:value-type="string">
            <text:p>Emily</text:p>
          </table:table-cell>
          <table:table-cell office:value-type="float" office:value="0.80813" calcext:value-type="float">
            <text:p>0.80813</text:p>
          </table:table-cell>
          <table:table-cell/>
          <table:table-cell office:value-type="string" calcext:value-type="string">
            <text:p>_xf2ECTRftPV4bzK4mGYEg</text:p>
          </table:table-cell>
          <table:table-cell office:value-type="string" calcext:value-type="string">
            <text:p>Nina</text:p>
          </table:table-cell>
          <table:table-cell office:value-type="float" office:value="0.903899" calcext:value-type="float">
            <text:p>0.9038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hqg9sFvGXd0kwTXAk6vvQ</text:p>
          </table:table-cell>
          <table:table-cell office:value-type="string" calcext:value-type="string">
            <text:p>amy</text:p>
          </table:table-cell>
          <table:table-cell office:value-type="float" office:value="-0.761277" calcext:value-type="float">
            <text:p>-0.761277</text:p>
          </table:table-cell>
          <table:table-cell/>
          <table:table-cell office:value-type="string" calcext:value-type="string">
            <text:p>6eDMcGz8_plGfURvXmVUFQ</text:p>
          </table:table-cell>
          <table:table-cell office:value-type="string" calcext:value-type="string">
            <text:p>Nathan</text:p>
          </table:table-cell>
          <table:table-cell office:value-type="float" office:value="0.80813" calcext:value-type="float">
            <text:p>0.80813</text:p>
          </table:table-cell>
          <table:table-cell/>
          <table:table-cell office:value-type="string" calcext:value-type="string">
            <text:p>VsrSccZyUjGLSNtF4keTCA</text:p>
          </table:table-cell>
          <table:table-cell office:value-type="string" calcext:value-type="string">
            <text:p>John</text:p>
          </table:table-cell>
          <table:table-cell office:value-type="float" office:value="0.902805" calcext:value-type="float">
            <text:p>0.9028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QPvn-sKbAqLS4tNtb8t1Q</text:p>
          </table:table-cell>
          <table:table-cell office:value-type="string" calcext:value-type="string">
            <text:p>Patrick</text:p>
          </table:table-cell>
          <table:table-cell office:value-type="float" office:value="-0.761015" calcext:value-type="float">
            <text:p>-0.761015</text:p>
          </table:table-cell>
          <table:table-cell/>
          <table:table-cell office:value-type="string" calcext:value-type="string">
            <text:p>CzQv61Gp80PZXCIdf-NNcQ</text:p>
          </table:table-cell>
          <table:table-cell office:value-type="string" calcext:value-type="string">
            <text:p>Cathy</text:p>
          </table:table-cell>
          <table:table-cell office:value-type="float" office:value="0.80813" calcext:value-type="float">
            <text:p>0.80813</text:p>
          </table:table-cell>
          <table:table-cell/>
          <table:table-cell office:value-type="string" calcext:value-type="string">
            <text:p>4BpZid6JOJeUqqVhPHawyg</text:p>
          </table:table-cell>
          <table:table-cell office:value-type="string" calcext:value-type="string">
            <text:p>Susan</text:p>
          </table:table-cell>
          <table:table-cell office:value-type="float" office:value="0.894534" calcext:value-type="float">
            <text:p>0.8945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4roQvISyC1thFUXo3r0g</text:p>
          </table:table-cell>
          <table:table-cell office:value-type="string" calcext:value-type="string">
            <text:p>Gail</text:p>
          </table:table-cell>
          <table:table-cell office:value-type="float" office:value="-0.760789" calcext:value-type="float">
            <text:p>-0.760789</text:p>
          </table:table-cell>
          <table:table-cell/>
          <table:table-cell office:value-type="string" calcext:value-type="string">
            <text:p>tVSrhMRsYvbocEbEIGf_0g</text:p>
          </table:table-cell>
          <table:table-cell office:value-type="string" calcext:value-type="string">
            <text:p>Robb</text:p>
          </table:table-cell>
          <table:table-cell office:value-type="float" office:value="0.80813" calcext:value-type="float">
            <text:p>0.80813</text:p>
          </table:table-cell>
          <table:table-cell/>
          <table:table-cell office:value-type="string" calcext:value-type="string">
            <text:p>TAOoRCZFOyySXWfOSaLQiQ</text:p>
          </table:table-cell>
          <table:table-cell office:value-type="string" calcext:value-type="string">
            <text:p>Emily</text:p>
          </table:table-cell>
          <table:table-cell office:value-type="float" office:value="0.894534" calcext:value-type="float">
            <text:p>0.8945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3bdggBy17Pu19_xtUQw</text:p>
          </table:table-cell>
          <table:table-cell office:value-type="string" calcext:value-type="string">
            <text:p>Ami</text:p>
          </table:table-cell>
          <table:table-cell office:value-type="float" office:value="-0.760621" calcext:value-type="float">
            <text:p>-0.760621</text:p>
          </table:table-cell>
          <table:table-cell/>
          <table:table-cell office:value-type="string" calcext:value-type="string">
            <text:p>UJBLaPAI7mL60OCZnld5TA</text:p>
          </table:table-cell>
          <table:table-cell office:value-type="string" calcext:value-type="string">
            <text:p>Colin</text:p>
          </table:table-cell>
          <table:table-cell office:value-type="float" office:value="0.80813" calcext:value-type="float">
            <text:p>0.80813</text:p>
          </table:table-cell>
          <table:table-cell/>
          <table:table-cell office:value-type="string" calcext:value-type="string">
            <text:p>cUyEbaD9hdjQRSbSymKv6w</text:p>
          </table:table-cell>
          <table:table-cell office:value-type="string" calcext:value-type="string">
            <text:p>Becky</text:p>
          </table:table-cell>
          <table:table-cell office:value-type="float" office:value="0.888146" calcext:value-type="float">
            <text:p>0.8881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I15VsYAgcFOoasstMO4UA</text:p>
          </table:table-cell>
          <table:table-cell office:value-type="string" calcext:value-type="string">
            <text:p>Channa</text:p>
          </table:table-cell>
          <table:table-cell office:value-type="float" office:value="-0.760621" calcext:value-type="float">
            <text:p>-0.760621</text:p>
          </table:table-cell>
          <table:table-cell/>
          <table:table-cell office:value-type="string" calcext:value-type="string">
            <text:p>_uOV5hatyzfQKMz1JHGntQ</text:p>
          </table:table-cell>
          <table:table-cell office:value-type="string" calcext:value-type="string">
            <text:p>Tia</text:p>
          </table:table-cell>
          <table:table-cell office:value-type="float" office:value="0.80813" calcext:value-type="float">
            <text:p>0.80813</text:p>
          </table:table-cell>
          <table:table-cell/>
          <table:table-cell office:value-type="string" calcext:value-type="string">
            <text:p>AEIKxjduqqu545E3T2lHog</text:p>
          </table:table-cell>
          <table:table-cell office:value-type="string" calcext:value-type="string">
            <text:p>Kate</text:p>
          </table:table-cell>
          <table:table-cell office:value-type="float" office:value="0.876115" calcext:value-type="float">
            <text:p>0.8761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vJCcrpm2yOZrxKffwGQLA</text:p>
          </table:table-cell>
          <table:table-cell office:value-type="string" calcext:value-type="string">
            <text:p>Bill</text:p>
          </table:table-cell>
          <table:table-cell office:value-type="float" office:value="-0.760204" calcext:value-type="float">
            <text:p>-0.760204</text:p>
          </table:table-cell>
          <table:table-cell/>
          <table:table-cell office:value-type="string" calcext:value-type="string">
            <text:p>8LSbsAOT7t8WAXvc14o6fw</text:p>
          </table:table-cell>
          <table:table-cell office:value-type="string" calcext:value-type="string">
            <text:p>Nic</text:p>
          </table:table-cell>
          <table:table-cell office:value-type="float" office:value="0.80813" calcext:value-type="float">
            <text:p>0.80813</text:p>
          </table:table-cell>
          <table:table-cell/>
          <table:table-cell office:value-type="string" calcext:value-type="string">
            <text:p>lC0KGXmIhyjzghBUlVnkhQ</text:p>
          </table:table-cell>
          <table:table-cell office:value-type="string" calcext:value-type="string">
            <text:p>Corey</text:p>
          </table:table-cell>
          <table:table-cell office:value-type="float" office:value="0.871838" calcext:value-type="float">
            <text:p>0.8718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qUw3hTje30XAJJ8gSK9Rw</text:p>
          </table:table-cell>
          <table:table-cell office:value-type="string" calcext:value-type="string">
            <text:p>Jim</text:p>
          </table:table-cell>
          <table:table-cell office:value-type="float" office:value="-0.759893" calcext:value-type="float">
            <text:p>-0.759893</text:p>
          </table:table-cell>
          <table:table-cell/>
          <table:table-cell office:value-type="string" calcext:value-type="string">
            <text:p>fQKg9rb1Gf253qaAMdLS0g</text:p>
          </table:table-cell>
          <table:table-cell office:value-type="string" calcext:value-type="string">
            <text:p>Dave</text:p>
          </table:table-cell>
          <table:table-cell office:value-type="float" office:value="0.80813" calcext:value-type="float">
            <text:p>0.80813</text:p>
          </table:table-cell>
          <table:table-cell/>
          <table:table-cell office:value-type="string" calcext:value-type="string">
            <text:p>SStmfgYSwfT4sjpqvdmIYw</text:p>
          </table:table-cell>
          <table:table-cell office:value-type="string" calcext:value-type="string">
            <text:p>Drew</text:p>
          </table:table-cell>
          <table:table-cell office:value-type="float" office:value="0.868701" calcext:value-type="float">
            <text:p>0.8687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V8hVTLUUDb5PM2uGUSHVA</text:p>
          </table:table-cell>
          <table:table-cell office:value-type="string" calcext:value-type="string">
            <text:p>Liz</text:p>
          </table:table-cell>
          <table:table-cell office:value-type="float" office:value="-0.757716" calcext:value-type="float">
            <text:p>-0.757716</text:p>
          </table:table-cell>
          <table:table-cell/>
          <table:table-cell office:value-type="string" calcext:value-type="string">
            <text:p>hieVDOyVxxitOi1v2m1lhw</text:p>
          </table:table-cell>
          <table:table-cell office:value-type="string" calcext:value-type="string">
            <text:p>Courtney</text:p>
          </table:table-cell>
          <table:table-cell office:value-type="float" office:value="0.80813" calcext:value-type="float">
            <text:p>0.80813</text:p>
          </table:table-cell>
          <table:table-cell/>
          <table:table-cell office:value-type="string" calcext:value-type="string">
            <text:p>p4ySEi8PEli0auZGBsy6gA</text:p>
          </table:table-cell>
          <table:table-cell office:value-type="string" calcext:value-type="string">
            <text:p>Fei</text:p>
          </table:table-cell>
          <table:table-cell office:value-type="float" office:value="0.860547" calcext:value-type="float">
            <text:p>0.8605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lrz2550Kg76C-6PBRZP7g</text:p>
          </table:table-cell>
          <table:table-cell office:value-type="string" calcext:value-type="string">
            <text:p>Matthew</text:p>
          </table:table-cell>
          <table:table-cell office:value-type="float" office:value="-0.755525" calcext:value-type="float">
            <text:p>-0.755525</text:p>
          </table:table-cell>
          <table:table-cell/>
          <table:table-cell office:value-type="string" calcext:value-type="string">
            <text:p>3AJI55A0sQL5v9R4_z6ueA</text:p>
          </table:table-cell>
          <table:table-cell office:value-type="string" calcext:value-type="string">
            <text:p>Malcolm</text:p>
          </table:table-cell>
          <table:table-cell office:value-type="float" office:value="0.80813" calcext:value-type="float">
            <text:p>0.80813</text:p>
          </table:table-cell>
          <table:table-cell/>
          <table:table-cell office:value-type="string" calcext:value-type="string">
            <text:p>AXz26iQxhQQF7FFCkDNJ6w</text:p>
          </table:table-cell>
          <table:table-cell office:value-type="string" calcext:value-type="string">
            <text:p>Chris</text:p>
          </table:table-cell>
          <table:table-cell office:value-type="float" office:value="0.853494" calcext:value-type="float">
            <text:p>0.85349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HuEbGrgPEhnBRjRUdcSgg</text:p>
          </table:table-cell>
          <table:table-cell office:value-type="string" calcext:value-type="string">
            <text:p>John</text:p>
          </table:table-cell>
          <table:table-cell office:value-type="float" office:value="-0.755246" calcext:value-type="float">
            <text:p>-0.755246</text:p>
          </table:table-cell>
          <table:table-cell/>
          <table:table-cell office:value-type="string" calcext:value-type="string">
            <text:p>zbogcqfr0sABcIalc78jGQ</text:p>
          </table:table-cell>
          <table:table-cell office:value-type="string" calcext:value-type="string">
            <text:p>Andy</text:p>
          </table:table-cell>
          <table:table-cell office:value-type="float" office:value="0.80813" calcext:value-type="float">
            <text:p>0.80813</text:p>
          </table:table-cell>
          <table:table-cell/>
          <table:table-cell office:value-type="string" calcext:value-type="string">
            <text:p>CfHKRE1PJL2snv1ICGhgeA</text:p>
          </table:table-cell>
          <table:table-cell office:value-type="string" calcext:value-type="string">
            <text:p>Daniel</text:p>
          </table:table-cell>
          <table:table-cell office:value-type="float" office:value="0.851748" calcext:value-type="float">
            <text:p>0.8517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XiiwnbL7bbmrLpLwL4RtA</text:p>
          </table:table-cell>
          <table:table-cell office:value-type="string" calcext:value-type="string">
            <text:p>M</text:p>
          </table:table-cell>
          <table:table-cell office:value-type="float" office:value="-0.754033" calcext:value-type="float">
            <text:p>-0.754033</text:p>
          </table:table-cell>
          <table:table-cell/>
          <table:table-cell office:value-type="string" calcext:value-type="string">
            <text:p>9RuX8kK6Ens1EnhwEUsSxw</text:p>
          </table:table-cell>
          <table:table-cell office:value-type="string" calcext:value-type="string">
            <text:p>amy</text:p>
          </table:table-cell>
          <table:table-cell office:value-type="float" office:value="0.80813" calcext:value-type="float">
            <text:p>0.80813</text:p>
          </table:table-cell>
          <table:table-cell/>
          <table:table-cell office:value-type="string" calcext:value-type="string">
            <text:p>011Ny5tOdSs_ZI_EzILaRA</text:p>
          </table:table-cell>
          <table:table-cell office:value-type="string" calcext:value-type="string">
            <text:p>Phil</text:p>
          </table:table-cell>
          <table:table-cell office:value-type="float" office:value="0.843521" calcext:value-type="float">
            <text:p>0.8435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3poEkM25GHonjqgxyp29A</text:p>
          </table:table-cell>
          <table:table-cell office:value-type="string" calcext:value-type="string">
            <text:p>Jason</text:p>
          </table:table-cell>
          <table:table-cell office:value-type="float" office:value="-0.753819" calcext:value-type="float">
            <text:p>-0.753819</text:p>
          </table:table-cell>
          <table:table-cell/>
          <table:table-cell office:value-type="string" calcext:value-type="string">
            <text:p>uV8hVTLUUDb5PM2uGUSHVA</text:p>
          </table:table-cell>
          <table:table-cell office:value-type="string" calcext:value-type="string">
            <text:p>Liz</text:p>
          </table:table-cell>
          <table:table-cell office:value-type="float" office:value="0.80813" calcext:value-type="float">
            <text:p>0.80813</text:p>
          </table:table-cell>
          <table:table-cell/>
          <table:table-cell office:value-type="string" calcext:value-type="string">
            <text:p>yehRZvzxbdzr69Qw9yaS0Q</text:p>
          </table:table-cell>
          <table:table-cell office:value-type="string" calcext:value-type="string">
            <text:p>Ben</text:p>
          </table:table-cell>
          <table:table-cell office:value-type="float" office:value="0.842962" calcext:value-type="float">
            <text:p>0.8429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SpVLn2FV2V_ORdugExiIg</text:p>
          </table:table-cell>
          <table:table-cell office:value-type="string" calcext:value-type="string">
            <text:p>Brandon</text:p>
          </table:table-cell>
          <table:table-cell office:value-type="float" office:value="-0.748879" calcext:value-type="float">
            <text:p>-0.748879</text:p>
          </table:table-cell>
          <table:table-cell/>
          <table:table-cell office:value-type="string" calcext:value-type="string">
            <text:p>kfbs-uNuaLDVxhb0J7vUSQ</text:p>
          </table:table-cell>
          <table:table-cell office:value-type="string" calcext:value-type="string">
            <text:p>Vern</text:p>
          </table:table-cell>
          <table:table-cell office:value-type="float" office:value="0.807051" calcext:value-type="float">
            <text:p>0.807051</text:p>
          </table:table-cell>
          <table:table-cell/>
          <table:table-cell office:value-type="string" calcext:value-type="string">
            <text:p>nqs6Avj7bfyavMUHO0XVBg</text:p>
          </table:table-cell>
          <table:table-cell office:value-type="string" calcext:value-type="string">
            <text:p>Billy</text:p>
          </table:table-cell>
          <table:table-cell office:value-type="float" office:value="0.839309" calcext:value-type="float">
            <text:p>0.8393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24BdF_JWLFV34Hr5cHLQ</text:p>
          </table:table-cell>
          <table:table-cell office:value-type="string" calcext:value-type="string">
            <text:p>Ryan</text:p>
          </table:table-cell>
          <table:table-cell office:value-type="float" office:value="-0.748879" calcext:value-type="float">
            <text:p>-0.748879</text:p>
          </table:table-cell>
          <table:table-cell/>
          <table:table-cell office:value-type="string" calcext:value-type="string">
            <text:p>nd_ocknNVYaa1Sqy9V9PXA</text:p>
          </table:table-cell>
          <table:table-cell office:value-type="string" calcext:value-type="string">
            <text:p>Kent</text:p>
          </table:table-cell>
          <table:table-cell office:value-type="float" office:value="0.807051" calcext:value-type="float">
            <text:p>0.807051</text:p>
          </table:table-cell>
          <table:table-cell/>
          <table:table-cell office:value-type="string" calcext:value-type="string">
            <text:p>03vp3tenQ0aQOr0AE5j8Uw</text:p>
          </table:table-cell>
          <table:table-cell office:value-type="string" calcext:value-type="string">
            <text:p>Matt</text:p>
          </table:table-cell>
          <table:table-cell office:value-type="float" office:value="0.838029" calcext:value-type="float">
            <text:p>0.8380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lSA47FlfINOpooclRc7VQ</text:p>
          </table:table-cell>
          <table:table-cell office:value-type="string" calcext:value-type="string">
            <text:p>Megan</text:p>
          </table:table-cell>
          <table:table-cell office:value-type="float" office:value="-0.743614" calcext:value-type="float">
            <text:p>-0.743614</text:p>
          </table:table-cell>
          <table:table-cell/>
          <table:table-cell office:value-type="string" calcext:value-type="string">
            <text:p>rO3EJK-Bka_eRF9_oJ1nZA</text:p>
          </table:table-cell>
          <table:table-cell office:value-type="string" calcext:value-type="string">
            <text:p>Stacey</text:p>
          </table:table-cell>
          <table:table-cell office:value-type="float" office:value="0.807051" calcext:value-type="float">
            <text:p>0.807051</text:p>
          </table:table-cell>
          <table:table-cell/>
          <table:table-cell office:value-type="string" calcext:value-type="string">
            <text:p>oFhtzLhXS1iENWoBMdWk4w</text:p>
          </table:table-cell>
          <table:table-cell office:value-type="string" calcext:value-type="string">
            <text:p>Steve</text:p>
          </table:table-cell>
          <table:table-cell office:value-type="float" office:value="0.837388" calcext:value-type="float">
            <text:p>0.8373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Zz8vLahP6Qcoh6a5SZGqw</text:p>
          </table:table-cell>
          <table:table-cell office:value-type="string" calcext:value-type="string">
            <text:p>Bob</text:p>
          </table:table-cell>
          <table:table-cell office:value-type="float" office:value="-0.736953" calcext:value-type="float">
            <text:p>-0.736953</text:p>
          </table:table-cell>
          <table:table-cell/>
          <table:table-cell office:value-type="string" calcext:value-type="string">
            <text:p>DTX9svy1v-Jw9013pnYuwQ</text:p>
          </table:table-cell>
          <table:table-cell office:value-type="string" calcext:value-type="string">
            <text:p>Ben</text:p>
          </table:table-cell>
          <table:table-cell office:value-type="float" office:value="0.807051" calcext:value-type="float">
            <text:p>0.807051</text:p>
          </table:table-cell>
          <table:table-cell/>
          <table:table-cell office:value-type="string" calcext:value-type="string">
            <text:p>g8VbmLMCNAuM2sYqYD4syw</text:p>
          </table:table-cell>
          <table:table-cell office:value-type="string" calcext:value-type="string">
            <text:p>Deuce</text:p>
          </table:table-cell>
          <table:table-cell office:value-type="float" office:value="0.829109" calcext:value-type="float">
            <text:p>0.8291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RQ6Z7k-1FBAXsit4kggBQ</text:p>
          </table:table-cell>
          <table:table-cell office:value-type="string" calcext:value-type="string">
            <text:p>Kim</text:p>
          </table:table-cell>
          <table:table-cell office:value-type="float" office:value="-0.732602" calcext:value-type="float">
            <text:p>-0.732602</text:p>
          </table:table-cell>
          <table:table-cell/>
          <table:table-cell office:value-type="string" calcext:value-type="string">
            <text:p>vXdhpf3yihFoqn2i4SNF_Q</text:p>
          </table:table-cell>
          <table:table-cell office:value-type="string" calcext:value-type="string">
            <text:p>Nick</text:p>
          </table:table-cell>
          <table:table-cell office:value-type="float" office:value="0.807051" calcext:value-type="float">
            <text:p>0.807051</text:p>
          </table:table-cell>
          <table:table-cell/>
          <table:table-cell office:value-type="string" calcext:value-type="string">
            <text:p>awmiM7bsZZLv_WgiTXgRbw</text:p>
          </table:table-cell>
          <table:table-cell office:value-type="string" calcext:value-type="string">
            <text:p>Eliot</text:p>
          </table:table-cell>
          <table:table-cell office:value-type="float" office:value="0.829079" calcext:value-type="float">
            <text:p>0.829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VW_8tSvxMgIOaTeOvtteA</text:p>
          </table:table-cell>
          <table:table-cell office:value-type="string" calcext:value-type="string">
            <text:p>Craig</text:p>
          </table:table-cell>
          <table:table-cell office:value-type="float" office:value="-0.731729" calcext:value-type="float">
            <text:p>-0.731729</text:p>
          </table:table-cell>
          <table:table-cell/>
          <table:table-cell office:value-type="string" calcext:value-type="string">
            <text:p>9BVkMf7qbs8SNuNfsR6yoQ</text:p>
          </table:table-cell>
          <table:table-cell office:value-type="string" calcext:value-type="string">
            <text:p>Megan</text:p>
          </table:table-cell>
          <table:table-cell office:value-type="float" office:value="0.807051" calcext:value-type="float">
            <text:p>0.807051</text:p>
          </table:table-cell>
          <table:table-cell/>
          <table:table-cell office:value-type="string" calcext:value-type="string">
            <text:p>QSRCc7ip7DqRnUT0gJ6q_g</text:p>
          </table:table-cell>
          <table:table-cell office:value-type="string" calcext:value-type="string">
            <text:p>Adam</text:p>
          </table:table-cell>
          <table:table-cell office:value-type="float" office:value="0.829079" calcext:value-type="float">
            <text:p>0.829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hsQFs68oZHrKVMPinwfrQ</text:p>
          </table:table-cell>
          <table:table-cell office:value-type="string" calcext:value-type="string">
            <text:p>Erin</text:p>
          </table:table-cell>
          <table:table-cell office:value-type="float" office:value="-0.691761" calcext:value-type="float">
            <text:p>-0.691761</text:p>
          </table:table-cell>
          <table:table-cell/>
          <table:table-cell office:value-type="string" calcext:value-type="string">
            <text:p>hTYXeRD6IZoSb2aYoeEOIg</text:p>
          </table:table-cell>
          <table:table-cell office:value-type="string" calcext:value-type="string">
            <text:p>jon</text:p>
          </table:table-cell>
          <table:table-cell office:value-type="float" office:value="0.807051" calcext:value-type="float">
            <text:p>0.807051</text:p>
          </table:table-cell>
          <table:table-cell/>
          <table:table-cell office:value-type="string" calcext:value-type="string">
            <text:p>WjrtHltsYBLzJ71SZHusGQ</text:p>
          </table:table-cell>
          <table:table-cell office:value-type="string" calcext:value-type="string">
            <text:p>Meredith</text:p>
          </table:table-cell>
          <table:table-cell office:value-type="float" office:value="0.82078" calcext:value-type="float">
            <text:p>0.820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TDXMtzoBIkNwapDqiAWCg</text:p>
          </table:table-cell>
          <table:table-cell office:value-type="string" calcext:value-type="string">
            <text:p>Keely</text:p>
          </table:table-cell>
          <table:table-cell office:value-type="float" office:value="-0.637295" calcext:value-type="float">
            <text:p>-0.637295</text:p>
          </table:table-cell>
          <table:table-cell/>
          <table:table-cell office:value-type="string" calcext:value-type="string">
            <text:p>b2z-VskoGBHP9IjVvDM_kw</text:p>
          </table:table-cell>
          <table:table-cell office:value-type="string" calcext:value-type="string">
            <text:p>Grady</text:p>
          </table:table-cell>
          <table:table-cell office:value-type="float" office:value="0.805237" calcext:value-type="float">
            <text:p>0.805237</text:p>
          </table:table-cell>
          <table:table-cell/>
          <table:table-cell office:value-type="string" calcext:value-type="string">
            <text:p>84AyShnjgHPZNNxjblhKmg</text:p>
          </table:table-cell>
          <table:table-cell office:value-type="string" calcext:value-type="string">
            <text:p>Jim</text:p>
          </table:table-cell>
          <table:table-cell office:value-type="float" office:value="0.818888" calcext:value-type="float">
            <text:p>0.818888</text:p>
          </table:table-cell>
          <table:table-cell/>
          <table:table-cell office:value-type="string" calcext:value-type="string">
            <text:p>15 duplicate count</text:p>
          </table:table-cell>
          <table:table-cell/>
        </table:table-row>
        <table:table-row table:style-name="ro1">
          <table:table-cell office:value-type="string" calcext:value-type="string">
            <text:p>hyAMhpe0hSdZIu88byeCLw</text:p>
          </table:table-cell>
          <table:table-cell office:value-type="string" calcext:value-type="string">
            <text:p>Susan</text:p>
          </table:table-cell>
          <table:table-cell office:value-type="float" office:value="-0.470659" calcext:value-type="float">
            <text:p>-0.470659</text:p>
          </table:table-cell>
          <table:table-cell/>
          <table:table-cell office:value-type="string" calcext:value-type="string">
            <text:p>lyb-ZKA0qRNixvlh-cR__Q</text:p>
          </table:table-cell>
          <table:table-cell office:value-type="string" calcext:value-type="string">
            <text:p>J</text:p>
          </table:table-cell>
          <table:table-cell office:value-type="float" office:value="0.805237" calcext:value-type="float">
            <text:p>0.805237</text:p>
          </table:table-cell>
          <table:table-cell/>
          <table:table-cell office:value-type="string" calcext:value-type="string">
            <text:p>XHuEbGrgPEhnBRjRUdcSgg</text:p>
          </table:table-cell>
          <table:table-cell office:value-type="string" calcext:value-type="string">
            <text:p>John</text:p>
          </table:table-cell>
          <table:table-cell office:value-type="float" office:value="0.818512" calcext:value-type="float">
            <text:p>0.8185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nKaC8JVnLqy9K1KW6VltA</text:p>
          </table:table-cell>
          <table:table-cell office:value-type="string" calcext:value-type="string">
            <text:p>Craig</text:p>
          </table:table-cell>
          <table:table-cell office:value-type="float" office:value="-0.462117" calcext:value-type="float">
            <text:p>-0.462117</text:p>
          </table:table-cell>
          <table:table-cell/>
          <table:table-cell office:value-type="string" calcext:value-type="string">
            <text:p>N4cbfISlDLaoWehc2aupmQ</text:p>
          </table:table-cell>
          <table:table-cell office:value-type="string" calcext:value-type="string">
            <text:p>Elizabeth</text:p>
          </table:table-cell>
          <table:table-cell office:value-type="float" office:value="0.805237" calcext:value-type="float">
            <text:p>0.805237</text:p>
          </table:table-cell>
          <table:table-cell/>
          <table:table-cell office:value-type="string" calcext:value-type="string">
            <text:p>-o4h6R65vlJaTBrfxOEYCA</text:p>
          </table:table-cell>
          <table:table-cell office:value-type="string" calcext:value-type="string">
            <text:p>Janet</text:p>
          </table:table-cell>
          <table:table-cell office:value-type="float" office:value="0.809524" calcext:value-type="float">
            <text:p>0.809524</text:p>
          </table:table-cell>
          <table:table-cell/>
          <table:table-cell office:value-type="string" calcext:value-type="string">
            <text:p>21 duplicate count</text:p>
          </table:table-cell>
          <table:table-cell/>
        </table:table-row>
        <table:table-row table:style-name="ro1">
          <table:table-cell office:value-type="string" calcext:value-type="string">
            <text:p>Ma7C776hT5ynLXqiqGbD8Q</text:p>
          </table:table-cell>
          <table:table-cell office:value-type="string" calcext:value-type="string">
            <text:p>Justin</text:p>
          </table:table-cell>
          <table:table-cell office:value-type="float" office:value="-0.462117" calcext:value-type="float">
            <text:p>-0.462117</text:p>
          </table:table-cell>
          <table:table-cell/>
          <table:table-cell office:value-type="string" calcext:value-type="string">
            <text:p>5wfxBoDS0hfxeN-lbRuHWQ</text:p>
          </table:table-cell>
          <table:table-cell office:value-type="string" calcext:value-type="string">
            <text:p>Jenae</text:p>
          </table:table-cell>
          <table:table-cell office:value-type="float" office:value="0.805237" calcext:value-type="float">
            <text:p>0.805237</text:p>
          </table:table-cell>
          <table:table-cell/>
          <table:table-cell office:value-type="string" calcext:value-type="string">
            <text:p>Pehthv-egCLA5UNMRItU_Q</text:p>
          </table:table-cell>
          <table:table-cell office:value-type="string" calcext:value-type="string">
            <text:p>David</text:p>
          </table:table-cell>
          <table:table-cell office:value-type="float" office:value="0.809519" calcext:value-type="float">
            <text:p>0.8095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0mglEImg4_jWiIRp-M-0g</text:p>
          </table:table-cell>
          <table:table-cell office:value-type="string" calcext:value-type="string">
            <text:p>Gary</text:p>
          </table:table-cell>
          <table:table-cell office:value-type="float" office:value="-0.462117" calcext:value-type="float">
            <text:p>-0.462117</text:p>
          </table:table-cell>
          <table:table-cell/>
          <table:table-cell office:value-type="string" calcext:value-type="string">
            <text:p>CX-pbGRwZRqDdo6o8Vic0g</text:p>
          </table:table-cell>
          <table:table-cell office:value-type="string" calcext:value-type="string">
            <text:p>Marc</text:p>
          </table:table-cell>
          <table:table-cell office:value-type="float" office:value="0.805066" calcext:value-type="float">
            <text:p>0.805066</text:p>
          </table:table-cell>
          <table:table-cell/>
          <table:table-cell office:value-type="string" calcext:value-type="string">
            <text:p>lpBIaIPXbKqJqBt3p6AQ3w</text:p>
          </table:table-cell>
          <table:table-cell office:value-type="string" calcext:value-type="string">
            <text:p>Kathryn</text:p>
          </table:table-cell>
          <table:table-cell office:value-type="float" office:value="0.809519" calcext:value-type="float">
            <text:p>0.8095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BG8yRp-mpIIH03YWKJ6Cg</text:p>
          </table:table-cell>
          <table:table-cell office:value-type="string" calcext:value-type="string">
            <text:p>Beth</text:p>
          </table:table-cell>
          <table:table-cell office:value-type="float" office:value="-0.462117" calcext:value-type="float">
            <text:p>-0.462117</text:p>
          </table:table-cell>
          <table:table-cell/>
          <table:table-cell office:value-type="string" calcext:value-type="string">
            <text:p>tKIXfXt4C1jxz8eB0akdKQ</text:p>
          </table:table-cell>
          <table:table-cell office:value-type="string" calcext:value-type="string">
            <text:p>Bret</text:p>
          </table:table-cell>
          <table:table-cell office:value-type="float" office:value="0.805066" calcext:value-type="float">
            <text:p>0.805066</text:p>
          </table:table-cell>
          <table:table-cell/>
          <table:table-cell office:value-type="string" calcext:value-type="string">
            <text:p>IHjDpF40lysFj-PKLX17PQ</text:p>
          </table:table-cell>
          <table:table-cell office:value-type="string" calcext:value-type="string">
            <text:p>Luke</text:p>
          </table:table-cell>
          <table:table-cell office:value-type="float" office:value="0.809519" calcext:value-type="float">
            <text:p>0.8095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8Hn7WwLY_Pj4hSg_PdkhA</text:p>
          </table:table-cell>
          <table:table-cell office:value-type="string" calcext:value-type="string">
            <text:p>Raychel</text:p>
          </table:table-cell>
          <table:table-cell office:value-type="float" office:value="-0.462117" calcext:value-type="float">
            <text:p>-0.462117</text:p>
          </table:table-cell>
          <table:table-cell/>
          <table:table-cell office:value-type="string" calcext:value-type="string">
            <text:p>I8EPMoFv-EIUxhpPrSE9Cw</text:p>
          </table:table-cell>
          <table:table-cell office:value-type="string" calcext:value-type="string">
            <text:p>Char</text:p>
          </table:table-cell>
          <table:table-cell office:value-type="float" office:value="0.805066" calcext:value-type="float">
            <text:p>0.805066</text:p>
          </table:table-cell>
          <table:table-cell/>
          <table:table-cell office:value-type="string" calcext:value-type="string">
            <text:p>Em4_jm2Fqd4h5i4MyLUnsw</text:p>
          </table:table-cell>
          <table:table-cell office:value-type="string" calcext:value-type="string">
            <text:p>Rob</text:p>
          </table:table-cell>
          <table:table-cell office:value-type="float" office:value="0.809519" calcext:value-type="float">
            <text:p>0.8095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14ToRg4pzJGThwI5wGtg</text:p>
          </table:table-cell>
          <table:table-cell office:value-type="string" calcext:value-type="string">
            <text:p>Natalie</text:p>
          </table:table-cell>
          <table:table-cell office:value-type="float" office:value="-0.462117" calcext:value-type="float">
            <text:p>-0.462117</text:p>
          </table:table-cell>
          <table:table-cell/>
          <table:table-cell office:value-type="string" calcext:value-type="string">
            <text:p>Nk-itx7fbK6dNgkHlEzbfQ</text:p>
          </table:table-cell>
          <table:table-cell office:value-type="string" calcext:value-type="string">
            <text:p>Pearl</text:p>
          </table:table-cell>
          <table:table-cell office:value-type="float" office:value="0.805066" calcext:value-type="float">
            <text:p>0.805066</text:p>
          </table:table-cell>
          <table:table-cell/>
          <table:table-cell office:value-type="string" calcext:value-type="string">
            <text:p>ZgYkdTw225UjgCH2IjE5Kg</text:p>
          </table:table-cell>
          <table:table-cell office:value-type="string" calcext:value-type="string">
            <text:p>Chuck</text:p>
          </table:table-cell>
          <table:table-cell office:value-type="float" office:value="0.809519" calcext:value-type="float">
            <text:p>0.8095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HdtG4dvL1A4rJi7TF77A</text:p>
          </table:table-cell>
          <table:table-cell office:value-type="string" calcext:value-type="string">
            <text:p>Jessica</text:p>
          </table:table-cell>
          <table:table-cell office:value-type="float" office:value="-0.462117" calcext:value-type="float">
            <text:p>-0.462117</text:p>
          </table:table-cell>
          <table:table-cell/>
          <table:table-cell office:value-type="string" calcext:value-type="string">
            <text:p>ASga8Z46hTZgydJqjyKHvA</text:p>
          </table:table-cell>
          <table:table-cell office:value-type="string" calcext:value-type="string">
            <text:p>Rosie</text:p>
          </table:table-cell>
          <table:table-cell office:value-type="float" office:value="0.805066" calcext:value-type="float">
            <text:p>0.805066</text:p>
          </table:table-cell>
          <table:table-cell/>
          <table:table-cell office:value-type="string" calcext:value-type="string">
            <text:p>Fsqcbz03CVlVtr12sqH7Zw</text:p>
          </table:table-cell>
          <table:table-cell office:value-type="string" calcext:value-type="string">
            <text:p>Allison</text:p>
          </table:table-cell>
          <table:table-cell office:value-type="float" office:value="0.809519" calcext:value-type="float">
            <text:p>0.8095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vB6zFXu7kErZ-gafecIA</text:p>
          </table:table-cell>
          <table:table-cell office:value-type="string" calcext:value-type="string">
            <text:p>Mary</text:p>
          </table:table-cell>
          <table:table-cell office:value-type="float" office:value="-0.462117" calcext:value-type="float">
            <text:p>-0.462117</text:p>
          </table:table-cell>
          <table:table-cell/>
          <table:table-cell office:value-type="string" calcext:value-type="string">
            <text:p>0XHdtG4dvL1A4rJi7TF77A</text:p>
          </table:table-cell>
          <table:table-cell office:value-type="string" calcext:value-type="string">
            <text:p>Jessica</text:p>
          </table:table-cell>
          <table:table-cell office:value-type="float" office:value="0.805066" calcext:value-type="float">
            <text:p>0.805066</text:p>
          </table:table-cell>
          <table:table-cell/>
          <table:table-cell office:value-type="string" calcext:value-type="string">
            <text:p>I47sJyiJ7zXA_CCSrVJZjw</text:p>
          </table:table-cell>
          <table:table-cell office:value-type="string" calcext:value-type="string">
            <text:p>Douglas</text:p>
          </table:table-cell>
          <table:table-cell office:value-type="float" office:value="0.809519" calcext:value-type="float">
            <text:p>0.8095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E7uP_vSGFVZt1_OoUVfYw</text:p>
          </table:table-cell>
          <table:table-cell office:value-type="string" calcext:value-type="string">
            <text:p>Brian</text:p>
          </table:table-cell>
          <table:table-cell office:value-type="float" office:value="-0.462117" calcext:value-type="float">
            <text:p>-0.462117</text:p>
          </table:table-cell>
          <table:table-cell/>
          <table:table-cell office:value-type="string" calcext:value-type="string">
            <text:p>1g3MBbRJyyhz5tC2Ayc3rA</text:p>
          </table:table-cell>
          <table:table-cell office:value-type="string" calcext:value-type="string">
            <text:p>donna</text:p>
          </table:table-cell>
          <table:table-cell office:value-type="float" office:value="0.805066" calcext:value-type="float">
            <text:p>0.805066</text:p>
          </table:table-cell>
          <table:table-cell/>
          <table:table-cell office:value-type="string" calcext:value-type="string">
            <text:p>lv6XD_QZKcYqS62MWBaPdg</text:p>
          </table:table-cell>
          <table:table-cell office:value-type="string" calcext:value-type="string">
            <text:p>Patrick</text:p>
          </table:table-cell>
          <table:table-cell office:value-type="float" office:value="0.809519" calcext:value-type="float">
            <text:p>0.8095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7To2SbAowepfGEd9ixXew</text:p>
          </table:table-cell>
          <table:table-cell office:value-type="string" calcext:value-type="string">
            <text:p>Sarah</text:p>
          </table:table-cell>
          <table:table-cell office:value-type="float" office:value="-0.462117" calcext:value-type="float">
            <text:p>-0.462117</text:p>
          </table:table-cell>
          <table:table-cell/>
          <table:table-cell office:value-type="string" calcext:value-type="string">
            <text:p>vBG8yRp-mpIIH03YWKJ6Cg</text:p>
          </table:table-cell>
          <table:table-cell office:value-type="string" calcext:value-type="string">
            <text:p>Beth</text:p>
          </table:table-cell>
          <table:table-cell office:value-type="float" office:value="0.805066" calcext:value-type="float">
            <text:p>0.805066</text:p>
          </table:table-cell>
          <table:table-cell/>
          <table:table-cell office:value-type="string" calcext:value-type="string">
            <text:p>4VBwNt0TdfIkiQsZHPR8Tw</text:p>
          </table:table-cell>
          <table:table-cell office:value-type="string" calcext:value-type="string">
            <text:p>Joseph</text:p>
          </table:table-cell>
          <table:table-cell office:value-type="float" office:value="0.809519" calcext:value-type="float">
            <text:p>0.8095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SzVnxe4jK2V4pfrdpVNbQ</text:p>
          </table:table-cell>
          <table:table-cell office:value-type="string" calcext:value-type="string">
            <text:p>Joseph</text:p>
          </table:table-cell>
          <table:table-cell office:value-type="float" office:value="-0.462117" calcext:value-type="float">
            <text:p>-0.462117</text:p>
          </table:table-cell>
          <table:table-cell/>
          <table:table-cell office:value-type="string" calcext:value-type="string">
            <text:p>z0mglEImg4_jWiIRp-M-0g</text:p>
          </table:table-cell>
          <table:table-cell office:value-type="string" calcext:value-type="string">
            <text:p>Gary</text:p>
          </table:table-cell>
          <table:table-cell office:value-type="float" office:value="0.805066" calcext:value-type="float">
            <text:p>0.805066</text:p>
          </table:table-cell>
          <table:table-cell/>
          <table:table-cell office:value-type="string" calcext:value-type="string">
            <text:p>togogXGeT9kKaMNXtgmC7g</text:p>
          </table:table-cell>
          <table:table-cell office:value-type="string" calcext:value-type="string">
            <text:p>Shannon</text:p>
          </table:table-cell>
          <table:table-cell office:value-type="float" office:value="0.809519" calcext:value-type="float">
            <text:p>0.809519</text:p>
          </table:table-cell>
          <table:table-cell/>
          <table:table-cell office:value-type="string" calcext:value-type="string">
            <text:p>38 duplicate reviews</text:p>
          </table:table-cell>
          <table:table-cell/>
        </table:table-row>
        <table:table-row table:style-name="ro1">
          <table:table-cell office:value-type="string" calcext:value-type="string">
            <text:p>mraE_nGFafgSb_bRaugKKg</text:p>
          </table:table-cell>
          <table:table-cell office:value-type="string" calcext:value-type="string">
            <text:p>Jennifer</text:p>
          </table:table-cell>
          <table:table-cell office:value-type="float" office:value="-0.462117" calcext:value-type="float">
            <text:p>-0.462117</text:p>
          </table:table-cell>
          <table:table-cell/>
          <table:table-cell office:value-type="string" calcext:value-type="string">
            <text:p>x9nYIVx4TEF_KfHt4Im39A</text:p>
          </table:table-cell>
          <table:table-cell office:value-type="string" calcext:value-type="string">
            <text:p>Jonathan</text:p>
          </table:table-cell>
          <table:table-cell office:value-type="float" office:value="0.805066" calcext:value-type="float">
            <text:p>0.805066</text:p>
          </table:table-cell>
          <table:table-cell/>
          <table:table-cell office:value-type="string" calcext:value-type="string">
            <text:p>LmbJD2GU-FXYhYoAeOWhxw</text:p>
          </table:table-cell>
          <table:table-cell office:value-type="string" calcext:value-type="string">
            <text:p>Heather</text:p>
          </table:table-cell>
          <table:table-cell office:value-type="float" office:value="0.808617" calcext:value-type="float">
            <text:p>0.808617</text:p>
          </table:table-cell>
          <table:table-cell table:number-columns-repeated="3"/>
        </table:table-row>
      </table:table>
      <table:table table:name="Bot DS Rec" table:style-name="ta1">
        <table:table-column table:style-name="co8" table:default-cell-style-name="Default"/>
        <table:table-column table:style-name="co2" table:visibility="collapse" table:number-columns-repeated="2" table:default-cell-style-name="Default"/>
        <table:table-column table:style-name="co9" table:default-cell-style-name="Default"/>
        <table:table-column table:style-name="co2" table:number-columns-repeated="4" table:default-cell-style-name="Default"/>
        <table:table-column table:style-name="co2" table:visibility="collapse" table:default-cell-style-name="Default"/>
        <table:table-column table:style-name="co10" table:visibility="collapse" table:default-cell-style-name="Default"/>
        <table:table-column table:style-name="co11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UserId</text:p>
          </table:table-cell>
          <table:table-cell table:style-name="ce1" office:value-type="string" calcext:value-type="string">
            <text:p>Name</text:p>
          </table:table-cell>
          <table:table-cell table:style-name="ce1"/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HITS</text:p>
          </table:table-cell>
          <table:table-cell table:number-columns-repeated="2"/>
          <table:table-cell table:style-name="ce1" office:value-type="string" calcext:value-type="string">
            <text:p>UserId</text:p>
          </table:table-cell>
          <table:table-cell table:style-name="ce1" table:number-columns-repeated="2"/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FE</text:p>
          </table:table-cell>
        </table:table-row>
        <table:table-row table:style-name="ro1">
          <table:table-cell office:value-type="string" calcext:value-type="string">
            <text:p>002b39a25ec4569a7ecb10f757ff1b7895750197</text:p>
          </table:table-cell>
          <table:table-cell office:value-type="string" calcext:value-type="string">
            <text:p>Marc</text:p>
          </table:table-cell>
          <table:table-cell office:value-type="string" calcext:value-type="string">
            <text:p>M.</text:p>
          </table:table-cell>
          <table:table-cell table:formula="of:=CONCATENATE([.B2];&quot; &quot;; [.C2])" office:value-type="string" office:string-value="Marc M." calcext:value-type="string">
            <text:p>Marc M.</text:p>
          </table:table-cell>
          <table:table-cell office:value-type="float" office:value="-0.999999" calcext:value-type="float">
            <text:p>-0.999999</text:p>
          </table:table-cell>
          <table:table-cell table:number-columns-repeated="2"/>
          <table:table-cell office:value-type="string" calcext:value-type="string">
            <text:p>00fa13f83f5736f449427a7960d226e5b472b7ac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B.</text:p>
          </table:table-cell>
          <table:table-cell table:formula="of:=CONCATENATE([.I2];&quot; &quot;;[.J2])" office:value-type="string" office:string-value="Elizabeth B." calcext:value-type="string">
            <text:p>Elizabeth B.</text:p>
          </table:table-cell>
          <table:table-cell office:value-type="float" office:value="0.999986" calcext:value-type="float">
            <text:p>0.999986</text:p>
          </table:table-cell>
        </table:table-row>
        <table:table-row table:style-name="ro1">
          <table:table-cell office:value-type="string" calcext:value-type="string">
            <text:p>00d843f282480a2a7425da839164e476c13a772a</text:p>
          </table:table-cell>
          <table:table-cell office:value-type="string" calcext:value-type="string">
            <text:p>Louis</text:p>
          </table:table-cell>
          <table:table-cell office:value-type="string" calcext:value-type="string">
            <text:p>L.</text:p>
          </table:table-cell>
          <table:table-cell table:formula="of:=CONCATENATE([.B3];&quot; &quot;; [.C3])" office:value-type="string" office:string-value="Louis L." calcext:value-type="string">
            <text:p>Louis L.</text:p>
          </table:table-cell>
          <table:table-cell office:value-type="float" office:value="-0.999972" calcext:value-type="float">
            <text:p>-0.999972</text:p>
          </table:table-cell>
          <table:table-cell table:number-columns-repeated="2"/>
          <table:table-cell office:value-type="string" calcext:value-type="string">
            <text:p>00685c940548e72d736f72e51eac14c1e6ce8ca1</text:p>
          </table:table-cell>
          <table:table-cell office:value-type="string" calcext:value-type="string">
            <text:p>Joe</text:p>
          </table:table-cell>
          <table:table-cell office:value-type="string" calcext:value-type="string">
            <text:p>L.</text:p>
          </table:table-cell>
          <table:table-cell table:formula="of:=CONCATENATE([.I3];&quot; &quot;;[.J3])" office:value-type="string" office:string-value="Joe L." calcext:value-type="string">
            <text:p>Joe L.</text:p>
          </table:table-cell>
          <table:table-cell office:value-type="float" office:value="0.999956" calcext:value-type="float">
            <text:p>0.999956</text:p>
          </table:table-cell>
        </table:table-row>
        <table:table-row table:style-name="ro1">
          <table:table-cell office:value-type="string" calcext:value-type="string">
            <text:p>00800883cc9600c2786b04a76a88a0a269461c62</text:p>
          </table:table-cell>
          <table:table-cell office:value-type="string" calcext:value-type="string">
            <text:p>Lee</text:p>
          </table:table-cell>
          <table:table-cell office:value-type="string" calcext:value-type="string">
            <text:p>F.</text:p>
          </table:table-cell>
          <table:table-cell table:formula="of:=CONCATENATE([.B4];&quot; &quot;; [.C4])" office:value-type="string" office:string-value="Lee F." calcext:value-type="string">
            <text:p>Lee F.</text:p>
          </table:table-cell>
          <table:table-cell office:value-type="float" office:value="-0.999891" calcext:value-type="float">
            <text:p>-0.999891</text:p>
          </table:table-cell>
          <table:table-cell table:number-columns-repeated="2"/>
          <table:table-cell office:value-type="string" calcext:value-type="string">
            <text:p>00edecab2f199dedfd06cb463d4575a23f051ad5</text:p>
          </table:table-cell>
          <table:table-cell office:value-type="string" calcext:value-type="string">
            <text:p>Ted</text:p>
          </table:table-cell>
          <table:table-cell office:value-type="string" calcext:value-type="string">
            <text:p>C.</text:p>
          </table:table-cell>
          <table:table-cell table:formula="of:=CONCATENATE([.I4];&quot; &quot;;[.J4])" office:value-type="string" office:string-value="Ted C." calcext:value-type="string">
            <text:p>Ted C.</text:p>
          </table:table-cell>
          <table:table-cell office:value-type="float" office:value="0.997684" calcext:value-type="float">
            <text:p>0.997684</text:p>
          </table:table-cell>
        </table:table-row>
        <table:table-row table:style-name="ro1">
          <table:table-cell office:value-type="string" calcext:value-type="string">
            <text:p>00b9cdea5f3aaa9e0d325a426d97cf25b99d6d0d</text:p>
          </table:table-cell>
          <table:table-cell office:value-type="string" calcext:value-type="string">
            <text:p>Aris</text:p>
          </table:table-cell>
          <table:table-cell office:value-type="string" calcext:value-type="string">
            <text:p>F.</text:p>
          </table:table-cell>
          <table:table-cell table:formula="of:=CONCATENATE([.B5];&quot; &quot;; [.C5])" office:value-type="string" office:string-value="Aris F." calcext:value-type="string">
            <text:p>Aris F.</text:p>
          </table:table-cell>
          <table:table-cell office:value-type="float" office:value="-0.999656" calcext:value-type="float">
            <text:p>-0.999656</text:p>
          </table:table-cell>
          <table:table-cell table:number-columns-repeated="2"/>
          <table:table-cell office:value-type="string" calcext:value-type="string">
            <text:p>0030da0324763b0d018d365772d197d5dfa5fa77</text:p>
          </table:table-cell>
          <table:table-cell office:value-type="string" calcext:value-type="string">
            <text:p>Claire</text:p>
          </table:table-cell>
          <table:table-cell office:value-type="string" calcext:value-type="string">
            <text:p>V.</text:p>
          </table:table-cell>
          <table:table-cell table:formula="of:=CONCATENATE([.I5];&quot; &quot;;[.J5])" office:value-type="string" office:string-value="Claire V." calcext:value-type="string">
            <text:p>Claire V.</text:p>
          </table:table-cell>
          <table:table-cell office:value-type="float" office:value="0.979565" calcext:value-type="float">
            <text:p>0.979565</text:p>
          </table:table-cell>
        </table:table-row>
        <table:table-row table:style-name="ro1">
          <table:table-cell office:value-type="string" calcext:value-type="string">
            <text:p>000404b05ba6b5c37b5f94efdb8065757a9ecf4e</text:p>
          </table:table-cell>
          <table:table-cell office:value-type="string" calcext:value-type="string">
            <text:p>Christopher</text:p>
          </table:table-cell>
          <table:table-cell office:value-type="string" calcext:value-type="string">
            <text:p>G.</text:p>
          </table:table-cell>
          <table:table-cell table:formula="of:=CONCATENATE([.B6];&quot; &quot;; [.C6])" office:value-type="string" office:string-value="Christopher G." calcext:value-type="string">
            <text:p>Christopher G.</text:p>
          </table:table-cell>
          <table:table-cell office:value-type="float" office:value="-0.99964" calcext:value-type="float">
            <text:p>-0.99964</text:p>
          </table:table-cell>
          <table:table-cell table:number-columns-repeated="2"/>
          <table:table-cell office:value-type="string" calcext:value-type="string">
            <text:p>00001be7eb74f6fd8bd7b82a392360f081190f5e</text:p>
          </table:table-cell>
          <table:table-cell office:value-type="string" calcext:value-type="string">
            <text:p>Bonnie</text:p>
          </table:table-cell>
          <table:table-cell office:value-type="string" calcext:value-type="string">
            <text:p>Y.</text:p>
          </table:table-cell>
          <table:table-cell table:formula="of:=CONCATENATE([.I6];&quot; &quot;;[.J6])" office:value-type="string" office:string-value="Bonnie Y." calcext:value-type="string">
            <text:p>Bonnie Y.</text:p>
          </table:table-cell>
          <table:table-cell office:value-type="float" office:value="0.965657" calcext:value-type="float">
            <text:p>0.965657</text:p>
          </table:table-cell>
        </table:table-row>
        <table:table-row table:style-name="ro1">
          <table:table-cell office:value-type="string" calcext:value-type="string">
            <text:p>0112abd3607bb91635ae04786695f0f8d8e9f22e</text:p>
          </table:table-cell>
          <table:table-cell office:value-type="string" calcext:value-type="string">
            <text:p>Yasmin</text:p>
          </table:table-cell>
          <table:table-cell office:value-type="string" calcext:value-type="string">
            <text:p>E.</text:p>
          </table:table-cell>
          <table:table-cell table:formula="of:=CONCATENATE([.B7];&quot; &quot;; [.C7])" office:value-type="string" office:string-value="Yasmin E." calcext:value-type="string">
            <text:p>Yasmin E.</text:p>
          </table:table-cell>
          <table:table-cell office:value-type="float" office:value="-0.998822" calcext:value-type="float">
            <text:p>-0.998822</text:p>
          </table:table-cell>
          <table:table-cell table:number-columns-repeated="2"/>
          <table:table-cell office:value-type="string" calcext:value-type="string">
            <text:p>00d843f282480a2a7425da839164e476c13a772a</text:p>
          </table:table-cell>
          <table:table-cell office:value-type="string" calcext:value-type="string">
            <text:p>Louis</text:p>
          </table:table-cell>
          <table:table-cell office:value-type="string" calcext:value-type="string">
            <text:p>L.</text:p>
          </table:table-cell>
          <table:table-cell table:formula="of:=CONCATENATE([.I7];&quot; &quot;;[.J7])" office:value-type="string" office:string-value="Louis L." calcext:value-type="string">
            <text:p>Louis L.</text:p>
          </table:table-cell>
          <table:table-cell office:value-type="float" office:value="0.963685" calcext:value-type="float">
            <text:p>0.963685</text:p>
          </table:table-cell>
        </table:table-row>
        <table:table-row table:style-name="ro1">
          <table:table-cell office:value-type="string" calcext:value-type="string">
            <text:p>00684c4871ddb5b44ac2d3a3af3fedb6e4ea06ce</text:p>
          </table:table-cell>
          <table:table-cell office:value-type="string" calcext:value-type="string">
            <text:p>Emma</text:p>
          </table:table-cell>
          <table:table-cell office:value-type="string" calcext:value-type="string">
            <text:p>S.</text:p>
          </table:table-cell>
          <table:table-cell table:formula="of:=CONCATENATE([.B8];&quot; &quot;; [.C8])" office:value-type="string" office:string-value="Emma S." calcext:value-type="string">
            <text:p>Emma S.</text:p>
          </table:table-cell>
          <table:table-cell office:value-type="float" office:value="-0.998482" calcext:value-type="float">
            <text:p>-0.998482</text:p>
          </table:table-cell>
          <table:table-cell table:number-columns-repeated="2"/>
          <table:table-cell office:value-type="string" calcext:value-type="string">
            <text:p>00c9f29903968ebddb176fa6157cd8997f37faf0</text:p>
          </table:table-cell>
          <table:table-cell office:value-type="string" calcext:value-type="string">
            <text:p>Chad</text:p>
          </table:table-cell>
          <table:table-cell office:value-type="string" calcext:value-type="string">
            <text:p>C.</text:p>
          </table:table-cell>
          <table:table-cell table:formula="of:=CONCATENATE([.I8];&quot; &quot;;[.J8])" office:value-type="string" office:string-value="Chad C." calcext:value-type="string">
            <text:p>Chad C.</text:p>
          </table:table-cell>
          <table:table-cell office:value-type="float" office:value="0.948117" calcext:value-type="float">
            <text:p>0.948117</text:p>
          </table:table-cell>
        </table:table-row>
        <table:table-row table:style-name="ro1">
          <table:table-cell office:value-type="string" calcext:value-type="string">
            <text:p>0016f0497eac619f9643c24a4496c5965d3b842a</text:p>
          </table:table-cell>
          <table:table-cell office:value-type="string" calcext:value-type="string">
            <text:p>Betsy</text:p>
          </table:table-cell>
          <table:table-cell office:value-type="string" calcext:value-type="string">
            <text:p>J.</text:p>
          </table:table-cell>
          <table:table-cell table:formula="of:=CONCATENATE([.B9];&quot; &quot;; [.C9])" office:value-type="string" office:string-value="Betsy J." calcext:value-type="string">
            <text:p>Betsy J.</text:p>
          </table:table-cell>
          <table:table-cell office:value-type="float" office:value="-0.997253" calcext:value-type="float">
            <text:p>-0.997253</text:p>
          </table:table-cell>
          <table:table-cell table:number-columns-repeated="2"/>
          <table:table-cell office:value-type="string" calcext:value-type="string">
            <text:p>0112abd3607bb91635ae04786695f0f8d8e9f22e</text:p>
          </table:table-cell>
          <table:table-cell office:value-type="string" calcext:value-type="string">
            <text:p>Yasmin</text:p>
          </table:table-cell>
          <table:table-cell office:value-type="string" calcext:value-type="string">
            <text:p>E.</text:p>
          </table:table-cell>
          <table:table-cell table:formula="of:=CONCATENATE([.I9];&quot; &quot;;[.J9])" office:value-type="string" office:string-value="Yasmin E." calcext:value-type="string">
            <text:p>Yasmin E.</text:p>
          </table:table-cell>
          <table:table-cell office:value-type="float" office:value="0.91193" calcext:value-type="float">
            <text:p>0.91193</text:p>
          </table:table-cell>
        </table:table-row>
        <table:table-row table:style-name="ro1">
          <table:table-cell office:value-type="string" calcext:value-type="string">
            <text:p>00f24ee27e719a519823ce33ba8bb4d844c39bc9</text:p>
          </table:table-cell>
          <table:table-cell office:value-type="string" calcext:value-type="string">
            <text:p>Yagnesh</text:p>
          </table:table-cell>
          <table:table-cell office:value-type="string" calcext:value-type="string">
            <text:p>P.</text:p>
          </table:table-cell>
          <table:table-cell table:formula="of:=CONCATENATE([.B10];&quot; &quot;; [.C10])" office:value-type="string" office:string-value="Yagnesh P." calcext:value-type="string">
            <text:p>Yagnesh P.</text:p>
          </table:table-cell>
          <table:table-cell office:value-type="float" office:value="-0.994141" calcext:value-type="float">
            <text:p>-0.994141</text:p>
          </table:table-cell>
          <table:table-cell table:number-columns-repeated="2"/>
          <table:table-cell office:value-type="string" calcext:value-type="string">
            <text:p>0016f0497eac619f9643c24a4496c5965d3b842a</text:p>
          </table:table-cell>
          <table:table-cell office:value-type="string" calcext:value-type="string">
            <text:p>Betsy</text:p>
          </table:table-cell>
          <table:table-cell office:value-type="string" calcext:value-type="string">
            <text:p>J.</text:p>
          </table:table-cell>
          <table:table-cell table:formula="of:=CONCATENATE([.I10];&quot; &quot;;[.J10])" office:value-type="string" office:string-value="Betsy J." calcext:value-type="string">
            <text:p>Betsy J.</text:p>
          </table:table-cell>
          <table:table-cell office:value-type="float" office:value="0.906108" calcext:value-type="float">
            <text:p>0.906108</text:p>
          </table:table-cell>
        </table:table-row>
        <table:table-row table:style-name="ro1">
          <table:table-cell office:value-type="string" calcext:value-type="string">
            <text:p>009545f64b7828dbc9bb6d331fddb0d6c77983dc</text:p>
          </table:table-cell>
          <table:table-cell office:value-type="string" calcext:value-type="string">
            <text:p>Gloriann</text:p>
          </table:table-cell>
          <table:table-cell office:value-type="string" calcext:value-type="string">
            <text:p>C.</text:p>
          </table:table-cell>
          <table:table-cell table:formula="of:=CONCATENATE([.B11];&quot; &quot;; [.C11])" office:value-type="string" office:string-value="Gloriann C." calcext:value-type="string">
            <text:p>Gloriann C.</text:p>
          </table:table-cell>
          <table:table-cell office:value-type="float" office:value="-0.990379" calcext:value-type="float">
            <text:p>-0.990379</text:p>
          </table:table-cell>
          <table:table-cell table:number-columns-repeated="2"/>
          <table:table-cell office:value-type="string" calcext:value-type="string">
            <text:p>00326ade7c9ffa6aa527ab148601b9f5ab588465</text:p>
          </table:table-cell>
          <table:table-cell office:value-type="string" calcext:value-type="string">
            <text:p>Dori</text:p>
          </table:table-cell>
          <table:table-cell office:value-type="string" calcext:value-type="string">
            <text:p>C.</text:p>
          </table:table-cell>
          <table:table-cell table:formula="of:=CONCATENATE([.I11];&quot; &quot;;[.J11])" office:value-type="string" office:string-value="Dori C." calcext:value-type="string">
            <text:p>Dori C.</text:p>
          </table:table-cell>
          <table:table-cell office:value-type="float" office:value="0.900753" calcext:value-type="float">
            <text:p>0.900753</text:p>
          </table:table-cell>
        </table:table-row>
        <table:table-row table:style-name="ro1">
          <table:table-cell office:value-type="string" calcext:value-type="string">
            <text:p>00106dda93125d9355cfad528d17332c2478ffd0</text:p>
          </table:table-cell>
          <table:table-cell office:value-type="string" calcext:value-type="string">
            <text:p>Nana</text:p>
          </table:table-cell>
          <table:table-cell office:value-type="string" calcext:value-type="string">
            <text:p>K.</text:p>
          </table:table-cell>
          <table:table-cell table:formula="of:=CONCATENATE([.B12];&quot; &quot;; [.C12])" office:value-type="string" office:string-value="Nana K." calcext:value-type="string">
            <text:p>Nana K.</text:p>
          </table:table-cell>
          <table:table-cell office:value-type="float" office:value="-0.987479" calcext:value-type="float">
            <text:p>-0.987479</text:p>
          </table:table-cell>
          <table:table-cell table:number-columns-repeated="2"/>
          <table:table-cell office:value-type="string" calcext:value-type="string">
            <text:p>003c77983a75079f651db02a567422b76a74a96f</text:p>
          </table:table-cell>
          <table:table-cell office:value-type="string" calcext:value-type="string">
            <text:p>Cynthia</text:p>
          </table:table-cell>
          <table:table-cell office:value-type="string" calcext:value-type="string">
            <text:p>B.</text:p>
          </table:table-cell>
          <table:table-cell table:formula="of:=CONCATENATE([.I12];&quot; &quot;;[.J12])" office:value-type="string" office:string-value="Cynthia B." calcext:value-type="string">
            <text:p>Cynthia B.</text:p>
          </table:table-cell>
          <table:table-cell office:value-type="float" office:value="0.872284" calcext:value-type="float">
            <text:p>0.872284</text:p>
          </table:table-cell>
        </table:table-row>
        <table:table-row table:style-name="ro1">
          <table:table-cell office:value-type="string" calcext:value-type="string">
            <text:p>00ccabe220dc42e9013478a03388f5e87c644fd2</text:p>
          </table:table-cell>
          <table:table-cell office:value-type="string" calcext:value-type="string">
            <text:p>Molly</text:p>
          </table:table-cell>
          <table:table-cell office:value-type="string" calcext:value-type="string">
            <text:p>C.</text:p>
          </table:table-cell>
          <table:table-cell table:formula="of:=CONCATENATE([.B13];&quot; &quot;; [.C13])" office:value-type="string" office:string-value="Molly C." calcext:value-type="string">
            <text:p>Molly C.</text:p>
          </table:table-cell>
          <table:table-cell office:value-type="float" office:value="-0.986825" calcext:value-type="float">
            <text:p>-0.986825</text:p>
          </table:table-cell>
          <table:table-cell table:number-columns-repeated="2"/>
          <table:table-cell office:value-type="string" calcext:value-type="string">
            <text:p>00789e24733197b69a57e44fb11b2e86da96e93c</text:p>
          </table:table-cell>
          <table:table-cell office:value-type="string" calcext:value-type="string">
            <text:p>Steffanie</text:p>
          </table:table-cell>
          <table:table-cell office:value-type="string" calcext:value-type="string">
            <text:p>R.</text:p>
          </table:table-cell>
          <table:table-cell table:formula="of:=CONCATENATE([.I13];&quot; &quot;;[.J13])" office:value-type="string" office:string-value="Steffanie R." calcext:value-type="string">
            <text:p>Steffanie R.</text:p>
          </table:table-cell>
          <table:table-cell office:value-type="float" office:value="0.869263" calcext:value-type="float">
            <text:p>0.869263</text:p>
          </table:table-cell>
        </table:table-row>
        <table:table-row table:style-name="ro1">
          <table:table-cell office:value-type="string" calcext:value-type="string">
            <text:p>007ac9529ad9025c20319b2c53a283f94dcc1f52</text:p>
          </table:table-cell>
          <table:table-cell office:value-type="string" calcext:value-type="string">
            <text:p>Andy</text:p>
          </table:table-cell>
          <table:table-cell office:value-type="string" calcext:value-type="string">
            <text:p>P.</text:p>
          </table:table-cell>
          <table:table-cell table:formula="of:=CONCATENATE([.B14];&quot; &quot;; [.C14])" office:value-type="string" office:string-value="Andy P." calcext:value-type="string">
            <text:p>Andy P.</text:p>
          </table:table-cell>
          <table:table-cell office:value-type="float" office:value="-0.984288" calcext:value-type="float">
            <text:p>-0.984288</text:p>
          </table:table-cell>
          <table:table-cell table:number-columns-repeated="2"/>
          <table:table-cell office:value-type="string" calcext:value-type="string">
            <text:p>006f299874c4d23a70be832e4e8e6a059adf85da</text:p>
          </table:table-cell>
          <table:table-cell office:value-type="string" calcext:value-type="string">
            <text:p>Luc</text:p>
          </table:table-cell>
          <table:table-cell office:value-type="string" calcext:value-type="string">
            <text:p>P.</text:p>
          </table:table-cell>
          <table:table-cell table:formula="of:=CONCATENATE([.I14];&quot; &quot;;[.J14])" office:value-type="string" office:string-value="Luc P." calcext:value-type="string">
            <text:p>Luc P.</text:p>
          </table:table-cell>
          <table:table-cell office:value-type="float" office:value="0.863513" calcext:value-type="float">
            <text:p>0.863513</text:p>
          </table:table-cell>
        </table:table-row>
        <table:table-row table:style-name="ro1">
          <table:table-cell office:value-type="string" calcext:value-type="string">
            <text:p>010432534f88944e6859dcd7ed5751708ebbc838</text:p>
          </table:table-cell>
          <table:table-cell office:value-type="string" calcext:value-type="string">
            <text:p>Christopher</text:p>
          </table:table-cell>
          <table:table-cell office:value-type="string" calcext:value-type="string">
            <text:p>W.</text:p>
          </table:table-cell>
          <table:table-cell table:formula="of:=CONCATENATE([.B15];&quot; &quot;; [.C15])" office:value-type="string" office:string-value="Christopher W." calcext:value-type="string">
            <text:p>Christopher W.</text:p>
          </table:table-cell>
          <table:table-cell office:value-type="float" office:value="-0.98138" calcext:value-type="float">
            <text:p>-0.98138</text:p>
          </table:table-cell>
          <table:table-cell table:number-columns-repeated="2"/>
          <table:table-cell office:value-type="string" calcext:value-type="string">
            <text:p>0072c2bf4917f5cc583cdf618de48e99aad8b570</text:p>
          </table:table-cell>
          <table:table-cell office:value-type="string" calcext:value-type="string">
            <text:p>Liam</text:p>
          </table:table-cell>
          <table:table-cell office:value-type="string" calcext:value-type="string">
            <text:p>C.</text:p>
          </table:table-cell>
          <table:table-cell table:formula="of:=CONCATENATE([.I15];&quot; &quot;;[.J15])" office:value-type="string" office:string-value="Liam C." calcext:value-type="string">
            <text:p>Liam C.</text:p>
          </table:table-cell>
          <table:table-cell office:value-type="float" office:value="0.846805" calcext:value-type="float">
            <text:p>0.846805</text:p>
          </table:table-cell>
        </table:table-row>
        <table:table-row table:style-name="ro1">
          <table:table-cell office:value-type="string" calcext:value-type="string">
            <text:p>0056b398ca7c0382ed5d556288bf3b40b4f01f71</text:p>
          </table:table-cell>
          <table:table-cell office:value-type="string" calcext:value-type="string">
            <text:p>Emselan</text:p>
          </table:table-cell>
          <table:table-cell office:value-type="string" calcext:value-type="string">
            <text:p>G.</text:p>
          </table:table-cell>
          <table:table-cell table:formula="of:=CONCATENATE([.B16];&quot; &quot;; [.C16])" office:value-type="string" office:string-value="Emselan G." calcext:value-type="string">
            <text:p>Emselan G.</text:p>
          </table:table-cell>
          <table:table-cell office:value-type="float" office:value="-0.980613" calcext:value-type="float">
            <text:p>-0.980613</text:p>
          </table:table-cell>
          <table:table-cell table:number-columns-repeated="2"/>
          <table:table-cell office:value-type="string" calcext:value-type="string">
            <text:p>008a5be05259f0baceafa7a7d3534dbe6c0c88bb</text:p>
          </table:table-cell>
          <table:table-cell office:value-type="string" calcext:value-type="string">
            <text:p>Marisa</text:p>
          </table:table-cell>
          <table:table-cell office:value-type="string" calcext:value-type="string">
            <text:p>F.</text:p>
          </table:table-cell>
          <table:table-cell table:formula="of:=CONCATENATE([.I16];&quot; &quot;;[.J16])" office:value-type="string" office:string-value="Marisa F." calcext:value-type="string">
            <text:p>Marisa F.</text:p>
          </table:table-cell>
          <table:table-cell office:value-type="float" office:value="0.834631" calcext:value-type="float">
            <text:p>0.834631</text:p>
          </table:table-cell>
        </table:table-row>
        <table:table-row table:style-name="ro1">
          <table:table-cell office:value-type="string" calcext:value-type="string">
            <text:p>006f0f0bd20b5ebbce5cc4abcf5ced5ee142656e</text:p>
          </table:table-cell>
          <table:table-cell office:value-type="string" calcext:value-type="string">
            <text:p>Yessenia</text:p>
          </table:table-cell>
          <table:table-cell office:value-type="string" calcext:value-type="string">
            <text:p>C.</text:p>
          </table:table-cell>
          <table:table-cell table:formula="of:=CONCATENATE([.B17];&quot; &quot;; [.C17])" office:value-type="string" office:string-value="Yessenia C." calcext:value-type="string">
            <text:p>Yessenia C.</text:p>
          </table:table-cell>
          <table:table-cell office:value-type="float" office:value="-0.97683" calcext:value-type="float">
            <text:p>-0.97683</text:p>
          </table:table-cell>
          <table:table-cell table:number-columns-repeated="2"/>
          <table:table-cell office:value-type="string" calcext:value-type="string">
            <text:p>011e995ccdeb59259a69ec55e0fc580d61511679</text:p>
          </table:table-cell>
          <table:table-cell office:value-type="string" calcext:value-type="string">
            <text:p>Jeffrey</text:p>
          </table:table-cell>
          <table:table-cell office:value-type="string" calcext:value-type="string">
            <text:p>H.</text:p>
          </table:table-cell>
          <table:table-cell table:formula="of:=CONCATENATE([.I17];&quot; &quot;;[.J17])" office:value-type="string" office:string-value="Jeffrey H." calcext:value-type="string">
            <text:p>Jeffrey H.</text:p>
          </table:table-cell>
          <table:table-cell office:value-type="float" office:value="0.832682" calcext:value-type="float">
            <text:p>0.832682</text:p>
          </table:table-cell>
        </table:table-row>
        <table:table-row table:style-name="ro1">
          <table:table-cell office:value-type="string" calcext:value-type="string">
            <text:p>00f137b3198eef25de122fa1c4c815b300f54b54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E.</text:p>
          </table:table-cell>
          <table:table-cell table:formula="of:=CONCATENATE([.B18];&quot; &quot;; [.C18])" office:value-type="string" office:string-value="Sam E." calcext:value-type="string">
            <text:p>Sam E.</text:p>
          </table:table-cell>
          <table:table-cell office:value-type="float" office:value="-0.975947" calcext:value-type="float">
            <text:p>-0.975947</text:p>
          </table:table-cell>
          <table:table-cell table:number-columns-repeated="2"/>
          <table:table-cell office:value-type="string" calcext:value-type="string">
            <text:p>00e8d888996c3a7022414b2236592890925ec4cd</text:p>
          </table:table-cell>
          <table:table-cell office:value-type="string" calcext:value-type="string">
            <text:p>Mack</text:p>
          </table:table-cell>
          <table:table-cell office:value-type="string" calcext:value-type="string">
            <text:p>R.</text:p>
          </table:table-cell>
          <table:table-cell table:formula="of:=CONCATENATE([.I18];&quot; &quot;;[.J18])" office:value-type="string" office:string-value="Mack R." calcext:value-type="string">
            <text:p>Mack R.</text:p>
          </table:table-cell>
          <table:table-cell office:value-type="float" office:value="0.829445" calcext:value-type="float">
            <text:p>0.829445</text:p>
          </table:table-cell>
        </table:table-row>
        <table:table-row table:style-name="ro1">
          <table:table-cell office:value-type="string" calcext:value-type="string">
            <text:p>0112785667ec9d94396dc9a8835675e8abff4669</text:p>
          </table:table-cell>
          <table:table-cell office:value-type="string" calcext:value-type="string">
            <text:p>Isabelle</text:p>
          </table:table-cell>
          <table:table-cell office:value-type="string" calcext:value-type="string">
            <text:p>M.</text:p>
          </table:table-cell>
          <table:table-cell table:formula="of:=CONCATENATE([.B19];&quot; &quot;; [.C19])" office:value-type="string" office:string-value="Isabelle M." calcext:value-type="string">
            <text:p>Isabelle M.</text:p>
          </table:table-cell>
          <table:table-cell office:value-type="float" office:value="-0.969569" calcext:value-type="float">
            <text:p>-0.969569</text:p>
          </table:table-cell>
          <table:table-cell table:number-columns-repeated="2"/>
          <table:table-cell office:value-type="string" calcext:value-type="string">
            <text:p>00e2f9b32e7f2aed35ccba6c66cc1a3df4337bb3</text:p>
          </table:table-cell>
          <table:table-cell office:value-type="string" calcext:value-type="string">
            <text:p>Lee</text:p>
          </table:table-cell>
          <table:table-cell office:value-type="string" calcext:value-type="string">
            <text:p>P.</text:p>
          </table:table-cell>
          <table:table-cell table:formula="of:=CONCATENATE([.I19];&quot; &quot;;[.J19])" office:value-type="string" office:string-value="Lee P." calcext:value-type="string">
            <text:p>Lee P.</text:p>
          </table:table-cell>
          <table:table-cell office:value-type="float" office:value="0.827096" calcext:value-type="float">
            <text:p>0.827096</text:p>
          </table:table-cell>
        </table:table-row>
        <table:table-row table:style-name="ro1">
          <table:table-cell office:value-type="string" calcext:value-type="string">
            <text:p>00d19384616211434c8090c05a1c494d17bd1eec</text:p>
          </table:table-cell>
          <table:table-cell office:value-type="string" calcext:value-type="string">
            <text:p>Sante</text:p>
          </table:table-cell>
          <table:table-cell office:value-type="string" calcext:value-type="string">
            <text:p>A.</text:p>
          </table:table-cell>
          <table:table-cell table:formula="of:=CONCATENATE([.B20];&quot; &quot;; [.C20])" office:value-type="string" office:string-value="Sante A." calcext:value-type="string">
            <text:p>Sante A.</text:p>
          </table:table-cell>
          <table:table-cell office:value-type="float" office:value="-0.95366" calcext:value-type="float">
            <text:p>-0.95366</text:p>
          </table:table-cell>
          <table:table-cell table:number-columns-repeated="2"/>
          <table:table-cell office:value-type="string" calcext:value-type="string">
            <text:p>006f0f0bd20b5ebbce5cc4abcf5ced5ee142656e</text:p>
          </table:table-cell>
          <table:table-cell office:value-type="string" calcext:value-type="string">
            <text:p>Yessenia</text:p>
          </table:table-cell>
          <table:table-cell office:value-type="string" calcext:value-type="string">
            <text:p>C.</text:p>
          </table:table-cell>
          <table:table-cell table:formula="of:=CONCATENATE([.I20];&quot; &quot;;[.J20])" office:value-type="string" office:string-value="Yessenia C." calcext:value-type="string">
            <text:p>Yessenia C.</text:p>
          </table:table-cell>
          <table:table-cell office:value-type="float" office:value="0.824323" calcext:value-type="float">
            <text:p>0.824323</text:p>
          </table:table-cell>
        </table:table-row>
        <table:table-row table:style-name="ro1">
          <table:table-cell office:value-type="string" calcext:value-type="string">
            <text:p>00c9f29903968ebddb176fa6157cd8997f37faf0</text:p>
          </table:table-cell>
          <table:table-cell office:value-type="string" calcext:value-type="string">
            <text:p>Chad</text:p>
          </table:table-cell>
          <table:table-cell office:value-type="string" calcext:value-type="string">
            <text:p>C.</text:p>
          </table:table-cell>
          <table:table-cell table:formula="of:=CONCATENATE([.B21];&quot; &quot;; [.C21])" office:value-type="string" office:string-value="Chad C." calcext:value-type="string">
            <text:p>Chad C.</text:p>
          </table:table-cell>
          <table:table-cell office:value-type="float" office:value="-0.951561" calcext:value-type="float">
            <text:p>-0.951561</text:p>
          </table:table-cell>
          <table:table-cell table:number-columns-repeated="2"/>
          <table:table-cell office:value-type="string" calcext:value-type="string">
            <text:p>008fbf69572a3afea6233ca1e4318efa5eb3bd1f</text:p>
          </table:table-cell>
          <table:table-cell office:value-type="string" calcext:value-type="string">
            <text:p>Nico</text:p>
          </table:table-cell>
          <table:table-cell office:value-type="string" calcext:value-type="string">
            <text:p>P.</text:p>
          </table:table-cell>
          <table:table-cell table:formula="of:=CONCATENATE([.I21];&quot; &quot;;[.J21])" office:value-type="string" office:string-value="Nico P." calcext:value-type="string">
            <text:p>Nico P.</text:p>
          </table:table-cell>
          <table:table-cell office:value-type="float" office:value="0.806453" calcext:value-type="float">
            <text:p>0.806453</text:p>
          </table:table-cell>
        </table:table-row>
        <table:table-row table:style-name="ro1">
          <table:table-cell office:value-type="string" calcext:value-type="string">
            <text:p>0080da051e8ba799e27b719fdb84e83183425770</text:p>
          </table:table-cell>
          <table:table-cell office:value-type="string" calcext:value-type="string">
            <text:p>Jo</text:p>
          </table:table-cell>
          <table:table-cell office:value-type="string" calcext:value-type="string">
            <text:p>V.</text:p>
          </table:table-cell>
          <table:table-cell table:formula="of:=CONCATENATE([.B22];&quot; &quot;; [.C22])" office:value-type="string" office:string-value="Jo V." calcext:value-type="string">
            <text:p>Jo V.</text:p>
          </table:table-cell>
          <table:table-cell office:value-type="float" office:value="-0.937747" calcext:value-type="float">
            <text:p>-0.937747</text:p>
          </table:table-cell>
          <table:table-cell table:number-columns-repeated="2"/>
          <table:table-cell office:value-type="string" calcext:value-type="string">
            <text:p>00e1e5a134c6098a830f369de6b59c5c563b765a</text:p>
          </table:table-cell>
          <table:table-cell office:value-type="string" calcext:value-type="string">
            <text:p>Rexi</text:p>
          </table:table-cell>
          <table:table-cell office:value-type="string" calcext:value-type="string">
            <text:p>V.</text:p>
          </table:table-cell>
          <table:table-cell table:formula="of:=CONCATENATE([.I22];&quot; &quot;;[.J22])" office:value-type="string" office:string-value="Rexi V." calcext:value-type="string">
            <text:p>Rexi V.</text:p>
          </table:table-cell>
          <table:table-cell office:value-type="float" office:value="0.803506" calcext:value-type="float">
            <text:p>0.803506</text:p>
          </table:table-cell>
        </table:table-row>
        <table:table-row table:style-name="ro1">
          <table:table-cell office:value-type="string" calcext:value-type="string">
            <text:p>006f299874c4d23a70be832e4e8e6a059adf85da</text:p>
          </table:table-cell>
          <table:table-cell office:value-type="string" calcext:value-type="string">
            <text:p>Luc</text:p>
          </table:table-cell>
          <table:table-cell office:value-type="string" calcext:value-type="string">
            <text:p>P.</text:p>
          </table:table-cell>
          <table:table-cell table:formula="of:=CONCATENATE([.B23];&quot; &quot;; [.C23])" office:value-type="string" office:string-value="Luc P." calcext:value-type="string">
            <text:p>Luc P.</text:p>
          </table:table-cell>
          <table:table-cell office:value-type="float" office:value="-0.93258" calcext:value-type="float">
            <text:p>-0.93258</text:p>
          </table:table-cell>
          <table:table-cell table:number-columns-repeated="2"/>
          <table:table-cell office:value-type="string" calcext:value-type="string">
            <text:p>00d87ebc53a7ea7b8ed4bfc38c4bfd76b7a3be2e</text:p>
          </table:table-cell>
          <table:table-cell office:value-type="string" calcext:value-type="string">
            <text:p>Lyn</text:p>
          </table:table-cell>
          <table:table-cell office:value-type="string" calcext:value-type="string">
            <text:p>K.</text:p>
          </table:table-cell>
          <table:table-cell table:formula="of:=CONCATENATE([.I23];&quot; &quot;;[.J23])" office:value-type="string" office:string-value="Lyn K." calcext:value-type="string">
            <text:p>Lyn K.</text:p>
          </table:table-cell>
          <table:table-cell office:value-type="float" office:value="0.79919" calcext:value-type="float">
            <text:p>0.79919</text:p>
          </table:table-cell>
        </table:table-row>
        <table:table-row table:style-name="ro1">
          <table:table-cell office:value-type="string" calcext:value-type="string">
            <text:p>008bb5a202c21eb8861062dff24d29d1bb9e3065</text:p>
          </table:table-cell>
          <table:table-cell office:value-type="string" calcext:value-type="string">
            <text:p>Amelia</text:p>
          </table:table-cell>
          <table:table-cell office:value-type="string" calcext:value-type="string">
            <text:p>F.</text:p>
          </table:table-cell>
          <table:table-cell table:formula="of:=CONCATENATE([.B24];&quot; &quot;; [.C24])" office:value-type="string" office:string-value="Amelia F." calcext:value-type="string">
            <text:p>Amelia F.</text:p>
          </table:table-cell>
          <table:table-cell office:value-type="float" office:value="-0.932388" calcext:value-type="float">
            <text:p>-0.932388</text:p>
          </table:table-cell>
          <table:table-cell table:number-columns-repeated="2"/>
          <table:table-cell office:value-type="string" calcext:value-type="string">
            <text:p>0071ec894bfa7ba7a3e526f4d28abea42e0b93dc</text:p>
          </table:table-cell>
          <table:table-cell office:value-type="string" calcext:value-type="string">
            <text:p>Kyri</text:p>
          </table:table-cell>
          <table:table-cell office:value-type="string" calcext:value-type="string">
            <text:p>C.</text:p>
          </table:table-cell>
          <table:table-cell table:formula="of:=CONCATENATE([.I24];&quot; &quot;;[.J24])" office:value-type="string" office:string-value="Kyri C." calcext:value-type="string">
            <text:p>Kyri C.</text:p>
          </table:table-cell>
          <table:table-cell office:value-type="float" office:value="0.78036" calcext:value-type="float">
            <text:p>0.78036</text:p>
          </table:table-cell>
        </table:table-row>
        <table:table-row table:style-name="ro1">
          <table:table-cell office:value-type="string" calcext:value-type="string">
            <text:p>00326ade7c9ffa6aa527ab148601b9f5ab588465</text:p>
          </table:table-cell>
          <table:table-cell office:value-type="string" calcext:value-type="string">
            <text:p>Dori</text:p>
          </table:table-cell>
          <table:table-cell office:value-type="string" calcext:value-type="string">
            <text:p>C.</text:p>
          </table:table-cell>
          <table:table-cell table:formula="of:=CONCATENATE([.B25];&quot; &quot;; [.C25])" office:value-type="string" office:string-value="Dori C." calcext:value-type="string">
            <text:p>Dori C.</text:p>
          </table:table-cell>
          <table:table-cell office:value-type="float" office:value="-0.926428" calcext:value-type="float">
            <text:p>-0.926428</text:p>
          </table:table-cell>
          <table:table-cell table:number-columns-repeated="2"/>
          <table:table-cell office:value-type="string" calcext:value-type="string">
            <text:p>000e64f735f0cb70fd05616b4076b5ce389c229f</text:p>
          </table:table-cell>
          <table:table-cell office:value-type="string" calcext:value-type="string">
            <text:p>Erica</text:p>
          </table:table-cell>
          <table:table-cell office:value-type="string" calcext:value-type="string">
            <text:p>B.</text:p>
          </table:table-cell>
          <table:table-cell table:formula="of:=CONCATENATE([.I25];&quot; &quot;;[.J25])" office:value-type="string" office:string-value="Erica B." calcext:value-type="string">
            <text:p>Erica B.</text:p>
          </table:table-cell>
          <table:table-cell office:value-type="float" office:value="0.774769" calcext:value-type="float">
            <text:p>0.774769</text:p>
          </table:table-cell>
        </table:table-row>
        <table:table-row table:style-name="ro1">
          <table:table-cell office:value-type="string" calcext:value-type="string">
            <text:p>0005fc0dc68dc84ac4b725fae2957b0556c19212</text:p>
          </table:table-cell>
          <table:table-cell office:value-type="string" calcext:value-type="string">
            <text:p>Debra</text:p>
          </table:table-cell>
          <table:table-cell office:value-type="string" calcext:value-type="string">
            <text:p>H.</text:p>
          </table:table-cell>
          <table:table-cell table:formula="of:=CONCATENATE([.B26];&quot; &quot;; [.C26])" office:value-type="string" office:string-value="Debra H." calcext:value-type="string">
            <text:p>Debra H.</text:p>
          </table:table-cell>
          <table:table-cell office:value-type="float" office:value="-0.92223" calcext:value-type="float">
            <text:p>-0.92223</text:p>
          </table:table-cell>
          <table:table-cell table:number-columns-repeated="2"/>
          <table:table-cell office:value-type="string" calcext:value-type="string">
            <text:p>0103065d780a2cea201a5dd1115adcd4d012b997</text:p>
          </table:table-cell>
          <table:table-cell office:value-type="string" calcext:value-type="string">
            <text:p>Rex</text:p>
          </table:table-cell>
          <table:table-cell office:value-type="string" calcext:value-type="string">
            <text:p>C.</text:p>
          </table:table-cell>
          <table:table-cell table:formula="of:=CONCATENATE([.I26];&quot; &quot;;[.J26])" office:value-type="string" office:string-value="Rex C." calcext:value-type="string">
            <text:p>Rex C.</text:p>
          </table:table-cell>
          <table:table-cell office:value-type="float" office:value="0.768747" calcext:value-type="float">
            <text:p>0.768747</text:p>
          </table:table-cell>
        </table:table-row>
        <table:table-row table:style-name="ro1">
          <table:table-cell office:value-type="string" calcext:value-type="string">
            <text:p>00e1e5a134c6098a830f369de6b59c5c563b765a</text:p>
          </table:table-cell>
          <table:table-cell office:value-type="string" calcext:value-type="string">
            <text:p>Rexi</text:p>
          </table:table-cell>
          <table:table-cell office:value-type="string" calcext:value-type="string">
            <text:p>V.</text:p>
          </table:table-cell>
          <table:table-cell table:formula="of:=CONCATENATE([.B27];&quot; &quot;; [.C27])" office:value-type="string" office:string-value="Rexi V." calcext:value-type="string">
            <text:p>Rexi V.</text:p>
          </table:table-cell>
          <table:table-cell office:value-type="float" office:value="-0.910843" calcext:value-type="float">
            <text:p>-0.910843</text:p>
          </table:table-cell>
          <table:table-cell table:number-columns-repeated="2"/>
          <table:table-cell office:value-type="string" calcext:value-type="string">
            <text:p>002adfdd76a631ceaec2ecbdb043e61d271de805</text:p>
          </table:table-cell>
          <table:table-cell office:value-type="string" calcext:value-type="string">
            <text:p>Shirley</text:p>
          </table:table-cell>
          <table:table-cell office:value-type="string" calcext:value-type="string">
            <text:p>S.</text:p>
          </table:table-cell>
          <table:table-cell table:formula="of:=CONCATENATE([.I27];&quot; &quot;;[.J27])" office:value-type="string" office:string-value="Shirley S." calcext:value-type="string">
            <text:p>Shirley S.</text:p>
          </table:table-cell>
          <table:table-cell office:value-type="float" office:value="0.767131" calcext:value-type="float">
            <text:p>0.767131</text:p>
          </table:table-cell>
        </table:table-row>
        <table:table-row table:style-name="ro1">
          <table:table-cell office:value-type="string" calcext:value-type="string">
            <text:p>00001be7eb74f6fd8bd7b82a392360f081190f5e</text:p>
          </table:table-cell>
          <table:table-cell office:value-type="string" calcext:value-type="string">
            <text:p>Bonnie</text:p>
          </table:table-cell>
          <table:table-cell office:value-type="string" calcext:value-type="string">
            <text:p>Y.</text:p>
          </table:table-cell>
          <table:table-cell table:formula="of:=CONCATENATE([.B28];&quot; &quot;; [.C28])" office:value-type="string" office:string-value="Bonnie Y." calcext:value-type="string">
            <text:p>Bonnie Y.</text:p>
          </table:table-cell>
          <table:table-cell office:value-type="float" office:value="-0.908843" calcext:value-type="float">
            <text:p>-0.908843</text:p>
          </table:table-cell>
          <table:table-cell table:number-columns-repeated="2"/>
          <table:table-cell office:value-type="string" calcext:value-type="string">
            <text:p>0038dcd946669eb3f1313ec9cd6a9370196b636e</text:p>
          </table:table-cell>
          <table:table-cell office:value-type="string" calcext:value-type="string">
            <text:p>Amara</text:p>
          </table:table-cell>
          <table:table-cell office:value-type="string" calcext:value-type="string">
            <text:p>H.</text:p>
          </table:table-cell>
          <table:table-cell table:formula="of:=CONCATENATE([.I28];&quot; &quot;;[.J28])" office:value-type="string" office:string-value="Amara H." calcext:value-type="string">
            <text:p>Amara H.</text:p>
          </table:table-cell>
          <table:table-cell office:value-type="float" office:value="0.76477" calcext:value-type="float">
            <text:p>0.76477</text:p>
          </table:table-cell>
        </table:table-row>
        <table:table-row table:style-name="ro1">
          <table:table-cell office:value-type="string" calcext:value-type="string">
            <text:p>001c97ea2ef0e59fc9ee10694175cd6b3bd1dfae</text:p>
          </table:table-cell>
          <table:table-cell office:value-type="string" calcext:value-type="string">
            <text:p>Jackie</text:p>
          </table:table-cell>
          <table:table-cell office:value-type="string" calcext:value-type="string">
            <text:p>H.</text:p>
          </table:table-cell>
          <table:table-cell table:formula="of:=CONCATENATE([.B29];&quot; &quot;; [.C29])" office:value-type="string" office:string-value="Jackie H." calcext:value-type="string">
            <text:p>Jackie H.</text:p>
          </table:table-cell>
          <table:table-cell office:value-type="float" office:value="-0.907103" calcext:value-type="float">
            <text:p>-0.907103</text:p>
          </table:table-cell>
          <table:table-cell table:number-columns-repeated="2"/>
          <table:table-cell office:value-type="string" calcext:value-type="string">
            <text:p>0110059636da74a2608f6baab2cb371f517e789a</text:p>
          </table:table-cell>
          <table:table-cell office:value-type="string" calcext:value-type="string">
            <text:p>Laur</text:p>
          </table:table-cell>
          <table:table-cell office:value-type="string" calcext:value-type="string">
            <text:p>T.</text:p>
          </table:table-cell>
          <table:table-cell table:formula="of:=CONCATENATE([.I29];&quot; &quot;;[.J29])" office:value-type="string" office:string-value="Laur T." calcext:value-type="string">
            <text:p>Laur T.</text:p>
          </table:table-cell>
          <table:table-cell office:value-type="float" office:value="0.760364" calcext:value-type="float">
            <text:p>0.760364</text:p>
          </table:table-cell>
        </table:table-row>
        <table:table-row table:style-name="ro1">
          <table:table-cell office:value-type="string" calcext:value-type="string">
            <text:p>00789e24733197b69a57e44fb11b2e86da96e93c</text:p>
          </table:table-cell>
          <table:table-cell office:value-type="string" calcext:value-type="string">
            <text:p>Steffanie</text:p>
          </table:table-cell>
          <table:table-cell office:value-type="string" calcext:value-type="string">
            <text:p>R.</text:p>
          </table:table-cell>
          <table:table-cell table:formula="of:=CONCATENATE([.B30];&quot; &quot;; [.C30])" office:value-type="string" office:string-value="Steffanie R." calcext:value-type="string">
            <text:p>Steffanie R.</text:p>
          </table:table-cell>
          <table:table-cell office:value-type="float" office:value="-0.905853" calcext:value-type="float">
            <text:p>-0.905853</text:p>
          </table:table-cell>
          <table:table-cell table:number-columns-repeated="2"/>
          <table:table-cell office:value-type="string" calcext:value-type="string">
            <text:p>00045705b9da76cbe71ca102ee6cce52c65a6b74</text:p>
          </table:table-cell>
          <table:table-cell office:value-type="string" calcext:value-type="string">
            <text:p>Geri</text:p>
          </table:table-cell>
          <table:table-cell office:value-type="string" calcext:value-type="string">
            <text:p>V.</text:p>
          </table:table-cell>
          <table:table-cell table:formula="of:=CONCATENATE([.I30];&quot; &quot;;[.J30])" office:value-type="string" office:string-value="Geri V." calcext:value-type="string">
            <text:p>Geri V.</text:p>
          </table:table-cell>
          <table:table-cell office:value-type="float" office:value="0.757079" calcext:value-type="float">
            <text:p>0.757079</text:p>
          </table:table-cell>
        </table:table-row>
        <table:table-row table:style-name="ro1">
          <table:table-cell office:value-type="string" calcext:value-type="string">
            <text:p>00e684cdc25b24eacda0faf7d2aaeda301d3f3e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.</text:p>
          </table:table-cell>
          <table:table-cell table:formula="of:=CONCATENATE([.B31];&quot; &quot;; [.C31])" office:value-type="string" office:string-value="s f." calcext:value-type="string">
            <text:p>s f.</text:p>
          </table:table-cell>
          <table:table-cell office:value-type="float" office:value="-0.899336" calcext:value-type="float">
            <text:p>-0.899336</text:p>
          </table:table-cell>
          <table:table-cell table:number-columns-repeated="2"/>
          <table:table-cell office:value-type="string" calcext:value-type="string">
            <text:p>002c5de3a3dc74f8a6fd7d0459fb52fc467877bf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N.</text:p>
          </table:table-cell>
          <table:table-cell table:formula="of:=CONCATENATE([.I31];&quot; &quot;;[.J31])" office:value-type="string" office:string-value="Mai N." calcext:value-type="string">
            <text:p>Mai N.</text:p>
          </table:table-cell>
          <table:table-cell office:value-type="float" office:value="0.752593" calcext:value-type="float">
            <text:p>0.752593</text:p>
          </table:table-cell>
        </table:table-row>
        <table:table-row table:style-name="ro1">
          <table:table-cell office:value-type="string" calcext:value-type="string">
            <text:p>00e2f9b32e7f2aed35ccba6c66cc1a3df4337bb3</text:p>
          </table:table-cell>
          <table:table-cell office:value-type="string" calcext:value-type="string">
            <text:p>Lee</text:p>
          </table:table-cell>
          <table:table-cell office:value-type="string" calcext:value-type="string">
            <text:p>P.</text:p>
          </table:table-cell>
          <table:table-cell table:formula="of:=CONCATENATE([.B32];&quot; &quot;; [.C32])" office:value-type="string" office:string-value="Lee P." calcext:value-type="string">
            <text:p>Lee P.</text:p>
          </table:table-cell>
          <table:table-cell office:value-type="float" office:value="-0.890824" calcext:value-type="float">
            <text:p>-0.890824</text:p>
          </table:table-cell>
          <table:table-cell table:number-columns-repeated="2"/>
          <table:table-cell office:value-type="string" calcext:value-type="string">
            <text:p>0005fc0dc68dc84ac4b725fae2957b0556c19212</text:p>
          </table:table-cell>
          <table:table-cell office:value-type="string" calcext:value-type="string">
            <text:p>Debra</text:p>
          </table:table-cell>
          <table:table-cell office:value-type="string" calcext:value-type="string">
            <text:p>H.</text:p>
          </table:table-cell>
          <table:table-cell table:formula="of:=CONCATENATE([.I32];&quot; &quot;;[.J32])" office:value-type="string" office:string-value="Debra H." calcext:value-type="string">
            <text:p>Debra H.</text:p>
          </table:table-cell>
          <table:table-cell office:value-type="float" office:value="0.74912" calcext:value-type="float">
            <text:p>0.74912</text:p>
          </table:table-cell>
        </table:table-row>
        <table:table-row table:style-name="ro1">
          <table:table-cell office:value-type="string" calcext:value-type="string">
            <text:p>006418fd02d7b32902048436d6b7aea1fdfe3f81</text:p>
          </table:table-cell>
          <table:table-cell office:value-type="string" calcext:value-type="string">
            <text:p>Marie-Claire</text:p>
          </table:table-cell>
          <table:table-cell office:value-type="string" calcext:value-type="string">
            <text:p>R.</text:p>
          </table:table-cell>
          <table:table-cell table:formula="of:=CONCATENATE([.B33];&quot; &quot;; [.C33])" office:value-type="string" office:string-value="Marie-Claire R." calcext:value-type="string">
            <text:p>Marie-Claire R.</text:p>
          </table:table-cell>
          <table:table-cell office:value-type="float" office:value="-0.88103" calcext:value-type="float">
            <text:p>-0.88103</text:p>
          </table:table-cell>
          <table:table-cell table:number-columns-repeated="2"/>
          <table:table-cell office:value-type="string" calcext:value-type="string">
            <text:p>00ccabe220dc42e9013478a03388f5e87c644fd2</text:p>
          </table:table-cell>
          <table:table-cell office:value-type="string" calcext:value-type="string">
            <text:p>Molly</text:p>
          </table:table-cell>
          <table:table-cell office:value-type="string" calcext:value-type="string">
            <text:p>C.</text:p>
          </table:table-cell>
          <table:table-cell table:formula="of:=CONCATENATE([.I33];&quot; &quot;;[.J33])" office:value-type="string" office:string-value="Molly C." calcext:value-type="string">
            <text:p>Molly C.</text:p>
          </table:table-cell>
          <table:table-cell office:value-type="float" office:value="0.741857" calcext:value-type="float">
            <text:p>0.741857</text:p>
          </table:table-cell>
        </table:table-row>
        <table:table-row table:style-name="ro1">
          <table:table-cell office:value-type="string" calcext:value-type="string">
            <text:p>00c54ffbf7bdcdde3902dee4668163fa7c8c5111</text:p>
          </table:table-cell>
          <table:table-cell office:value-type="string" calcext:value-type="string">
            <text:p>Bun-alicious</text:p>
          </table:table-cell>
          <table:table-cell office:value-type="string" calcext:value-type="string">
            <text:p>K.</text:p>
          </table:table-cell>
          <table:table-cell table:formula="of:=CONCATENATE([.B34];&quot; &quot;; [.C34])" office:value-type="string" office:string-value="Bun-alicious K." calcext:value-type="string">
            <text:p>Bun-alicious K.</text:p>
          </table:table-cell>
          <table:table-cell office:value-type="float" office:value="-0.880033" calcext:value-type="float">
            <text:p>-0.880033</text:p>
          </table:table-cell>
          <table:table-cell table:number-columns-repeated="2"/>
          <table:table-cell office:value-type="string" calcext:value-type="string">
            <text:p>0045a0e36985b092f1532b2e57bc7b77caa915e4</text:p>
          </table:table-cell>
          <table:table-cell office:value-type="string" calcext:value-type="string">
            <text:p>Felipe</text:p>
          </table:table-cell>
          <table:table-cell office:value-type="string" calcext:value-type="string">
            <text:p>Z.</text:p>
          </table:table-cell>
          <table:table-cell table:formula="of:=CONCATENATE([.I34];&quot; &quot;;[.J34])" office:value-type="string" office:string-value="Felipe Z." calcext:value-type="string">
            <text:p>Felipe Z.</text:p>
          </table:table-cell>
          <table:table-cell office:value-type="float" office:value="0.732719" calcext:value-type="float">
            <text:p>0.732719</text:p>
          </table:table-cell>
        </table:table-row>
        <table:table-row table:style-name="ro1">
          <table:table-cell office:value-type="string" calcext:value-type="string">
            <text:p>0069ba4209a4f549481087cdfc56b24e0abc9f76</text:p>
          </table:table-cell>
          <table:table-cell office:value-type="string" calcext:value-type="string">
            <text:p>Elisabeth</text:p>
          </table:table-cell>
          <table:table-cell office:value-type="string" calcext:value-type="string">
            <text:p>Z.</text:p>
          </table:table-cell>
          <table:table-cell table:formula="of:=CONCATENATE([.B35];&quot; &quot;; [.C35])" office:value-type="string" office:string-value="Elisabeth Z." calcext:value-type="string">
            <text:p>Elisabeth Z.</text:p>
          </table:table-cell>
          <table:table-cell office:value-type="float" office:value="-0.875219" calcext:value-type="float">
            <text:p>-0.875219</text:p>
          </table:table-cell>
          <table:table-cell table:number-columns-repeated="2"/>
          <table:table-cell office:value-type="string" calcext:value-type="string">
            <text:p>0075d665d9001f87d2e6919537d77f0af96c8f67</text:p>
          </table:table-cell>
          <table:table-cell office:value-type="string" calcext:value-type="string">
            <text:p>Fifi</text:p>
          </table:table-cell>
          <table:table-cell office:value-type="string" calcext:value-type="string">
            <text:p>C.</text:p>
          </table:table-cell>
          <table:table-cell table:formula="of:=CONCATENATE([.I35];&quot; &quot;;[.J35])" office:value-type="string" office:string-value="Fifi C." calcext:value-type="string">
            <text:p>Fifi C.</text:p>
          </table:table-cell>
          <table:table-cell office:value-type="float" office:value="0.722841" calcext:value-type="float">
            <text:p>0.722841</text:p>
          </table:table-cell>
        </table:table-row>
        <table:table-row table:style-name="ro1">
          <table:table-cell office:value-type="string" calcext:value-type="string">
            <text:p>0103065d780a2cea201a5dd1115adcd4d012b997</text:p>
          </table:table-cell>
          <table:table-cell office:value-type="string" calcext:value-type="string">
            <text:p>Rex</text:p>
          </table:table-cell>
          <table:table-cell office:value-type="string" calcext:value-type="string">
            <text:p>C.</text:p>
          </table:table-cell>
          <table:table-cell table:formula="of:=CONCATENATE([.B36];&quot; &quot;; [.C36])" office:value-type="string" office:string-value="Rex C." calcext:value-type="string">
            <text:p>Rex C.</text:p>
          </table:table-cell>
          <table:table-cell office:value-type="float" office:value="-0.829739" calcext:value-type="float">
            <text:p>-0.829739</text:p>
          </table:table-cell>
          <table:table-cell table:number-columns-repeated="2"/>
          <table:table-cell office:value-type="string" calcext:value-type="string">
            <text:p>010d6f825967575f4b49dcef912e8d7b481df903</text:p>
          </table:table-cell>
          <table:table-cell office:value-type="string" calcext:value-type="string">
            <text:p>Chaya</text:p>
          </table:table-cell>
          <table:table-cell office:value-type="string" calcext:value-type="string">
            <text:p>P.</text:p>
          </table:table-cell>
          <table:table-cell table:formula="of:=CONCATENATE([.I36];&quot; &quot;;[.J36])" office:value-type="string" office:string-value="Chaya P." calcext:value-type="string">
            <text:p>Chaya P.</text:p>
          </table:table-cell>
          <table:table-cell office:value-type="float" office:value="0.718927" calcext:value-type="float">
            <text:p>0.718927</text:p>
          </table:table-cell>
        </table:table-row>
        <table:table-row table:style-name="ro1">
          <table:table-cell office:value-type="string" calcext:value-type="string">
            <text:p>0062364ff6d7d5f770ed4368a2e70f0782c4026f</text:p>
          </table:table-cell>
          <table:table-cell office:value-type="string" calcext:value-type="string">
            <text:p>Liza</text:p>
          </table:table-cell>
          <table:table-cell office:value-type="string" calcext:value-type="string">
            <text:p>K.</text:p>
          </table:table-cell>
          <table:table-cell table:formula="of:=CONCATENATE([.B37];&quot; &quot;; [.C37])" office:value-type="string" office:string-value="Liza K." calcext:value-type="string">
            <text:p>Liza K.</text:p>
          </table:table-cell>
          <table:table-cell office:value-type="float" office:value="-0.829199" calcext:value-type="float">
            <text:p>-0.829199</text:p>
          </table:table-cell>
          <table:table-cell table:number-columns-repeated="2"/>
          <table:table-cell office:value-type="string" calcext:value-type="string">
            <text:p>003d3edf19d241acdd1687be7abf9b8b53312015</text:p>
          </table:table-cell>
          <table:table-cell office:value-type="string" calcext:value-type="string">
            <text:p>Carisa</text:p>
          </table:table-cell>
          <table:table-cell office:value-type="string" calcext:value-type="string">
            <text:p>D.</text:p>
          </table:table-cell>
          <table:table-cell table:formula="of:=CONCATENATE([.I37];&quot; &quot;;[.J37])" office:value-type="string" office:string-value="Carisa D." calcext:value-type="string">
            <text:p>Carisa D.</text:p>
          </table:table-cell>
          <table:table-cell office:value-type="float" office:value="0.717917" calcext:value-type="float">
            <text:p>0.717917</text:p>
          </table:table-cell>
        </table:table-row>
        <table:table-row table:style-name="ro1">
          <table:table-cell office:value-type="string" calcext:value-type="string">
            <text:p>0064fa5508b1d9126322fd0b95a09a673cd560fc</text:p>
          </table:table-cell>
          <table:table-cell office:value-type="string" calcext:value-type="string">
            <text:p>Tracy</text:p>
          </table:table-cell>
          <table:table-cell office:value-type="string" calcext:value-type="string">
            <text:p>G.</text:p>
          </table:table-cell>
          <table:table-cell table:formula="of:=CONCATENATE([.B38];&quot; &quot;; [.C38])" office:value-type="string" office:string-value="Tracy G." calcext:value-type="string">
            <text:p>Tracy G.</text:p>
          </table:table-cell>
          <table:table-cell office:value-type="float" office:value="-0.809999" calcext:value-type="float">
            <text:p>-0.809999</text:p>
          </table:table-cell>
          <table:table-cell table:number-columns-repeated="2"/>
          <table:table-cell office:value-type="string" calcext:value-type="string">
            <text:p>00b9c27966b052cc0c5325fa9d9bd0673a73965f</text:p>
          </table:table-cell>
          <table:table-cell office:value-type="string" calcext:value-type="string">
            <text:p>P.</text:p>
          </table:table-cell>
          <table:table-cell office:value-type="string" calcext:value-type="string">
            <text:p>W.</text:p>
          </table:table-cell>
          <table:table-cell table:formula="of:=CONCATENATE([.I38];&quot; &quot;;[.J38])" office:value-type="string" office:string-value="P. W." calcext:value-type="string">
            <text:p>P. W.</text:p>
          </table:table-cell>
          <table:table-cell office:value-type="float" office:value="0.710261" calcext:value-type="float">
            <text:p>0.710261</text:p>
          </table:table-cell>
        </table:table-row>
        <table:table-row table:style-name="ro1">
          <table:table-cell office:value-type="string" calcext:value-type="string">
            <text:p>002adfdd76a631ceaec2ecbdb043e61d271de805</text:p>
          </table:table-cell>
          <table:table-cell office:value-type="string" calcext:value-type="string">
            <text:p>Shirley</text:p>
          </table:table-cell>
          <table:table-cell office:value-type="string" calcext:value-type="string">
            <text:p>S.</text:p>
          </table:table-cell>
          <table:table-cell table:formula="of:=CONCATENATE([.B39];&quot; &quot;; [.C39])" office:value-type="string" office:string-value="Shirley S." calcext:value-type="string">
            <text:p>Shirley S.</text:p>
          </table:table-cell>
          <table:table-cell office:value-type="float" office:value="-0.799445" calcext:value-type="float">
            <text:p>-0.799445</text:p>
          </table:table-cell>
          <table:table-cell table:number-columns-repeated="2"/>
          <table:table-cell office:value-type="string" calcext:value-type="string">
            <text:p>00684c4871ddb5b44ac2d3a3af3fedb6e4ea06ce</text:p>
          </table:table-cell>
          <table:table-cell office:value-type="string" calcext:value-type="string">
            <text:p>Emma</text:p>
          </table:table-cell>
          <table:table-cell office:value-type="string" calcext:value-type="string">
            <text:p>S.</text:p>
          </table:table-cell>
          <table:table-cell table:formula="of:=CONCATENATE([.I39];&quot; &quot;;[.J39])" office:value-type="string" office:string-value="Emma S." calcext:value-type="string">
            <text:p>Emma S.</text:p>
          </table:table-cell>
          <table:table-cell office:value-type="float" office:value="0.709409" calcext:value-type="float">
            <text:p>0.709409</text:p>
          </table:table-cell>
        </table:table-row>
        <table:table-row table:style-name="ro1">
          <table:table-cell office:value-type="string" calcext:value-type="string">
            <text:p>004f70dedd1b7e56d694d36be421c21d5f9fb06e</text:p>
          </table:table-cell>
          <table:table-cell office:value-type="string" calcext:value-type="string">
            <text:p>Ray</text:p>
          </table:table-cell>
          <table:table-cell office:value-type="string" calcext:value-type="string">
            <text:p>G.</text:p>
          </table:table-cell>
          <table:table-cell table:formula="of:=CONCATENATE([.B40];&quot; &quot;; [.C40])" office:value-type="string" office:string-value="Ray G." calcext:value-type="string">
            <text:p>Ray G.</text:p>
          </table:table-cell>
          <table:table-cell office:value-type="float" office:value="-0.775841" calcext:value-type="float">
            <text:p>-0.775841</text:p>
          </table:table-cell>
          <table:table-cell table:number-columns-repeated="2"/>
          <table:table-cell office:value-type="string" calcext:value-type="string">
            <text:p>00c75fb362a459a5daab11dd025b6f904f79624e</text:p>
          </table:table-cell>
          <table:table-cell office:value-type="string" calcext:value-type="string">
            <text:p>Nata</text:p>
          </table:table-cell>
          <table:table-cell office:value-type="string" calcext:value-type="string">
            <text:p>B.</text:p>
          </table:table-cell>
          <table:table-cell table:formula="of:=CONCATENATE([.I40];&quot; &quot;;[.J40])" office:value-type="string" office:string-value="Nata B." calcext:value-type="string">
            <text:p>Nata B.</text:p>
          </table:table-cell>
          <table:table-cell office:value-type="float" office:value="0.700659" calcext:value-type="float">
            <text:p>0.700659</text:p>
          </table:table-cell>
        </table:table-row>
        <table:table-row table:style-name="ro1">
          <table:table-cell office:value-type="string" calcext:value-type="string">
            <text:p>001ac4e5fe1e7f54d54e8fc5c92f61312f1a9fa6</text:p>
          </table:table-cell>
          <table:table-cell office:value-type="string" calcext:value-type="string">
            <text:p>opqr</text:p>
          </table:table-cell>
          <table:table-cell office:value-type="string" calcext:value-type="string">
            <text:p>s.</text:p>
          </table:table-cell>
          <table:table-cell table:formula="of:=CONCATENATE([.B41];&quot; &quot;; [.C41])" office:value-type="string" office:string-value="opqr s." calcext:value-type="string">
            <text:p>opqr s.</text:p>
          </table:table-cell>
          <table:table-cell office:value-type="float" office:value="-0.76159" calcext:value-type="float">
            <text:p>-0.76159</text:p>
          </table:table-cell>
          <table:table-cell table:number-columns-repeated="2"/>
          <table:table-cell office:value-type="string" calcext:value-type="string">
            <text:p>00a2f37f57a17652a74efddb58974a3cb0010d2b</text:p>
          </table:table-cell>
          <table:table-cell office:value-type="string" calcext:value-type="string">
            <text:p>Arjun</text:p>
          </table:table-cell>
          <table:table-cell office:value-type="string" calcext:value-type="string">
            <text:p>P.</text:p>
          </table:table-cell>
          <table:table-cell table:formula="of:=CONCATENATE([.I41];&quot; &quot;;[.J41])" office:value-type="string" office:string-value="Arjun P." calcext:value-type="string">
            <text:p>Arjun P.</text:p>
          </table:table-cell>
          <table:table-cell office:value-type="float" office:value="0.687284" calcext:value-type="float">
            <text:p>0.687284</text:p>
          </table:table-cell>
        </table:table-row>
        <table:table-row table:style-name="ro1">
          <table:table-cell office:value-type="string" calcext:value-type="string">
            <text:p>00faf9bdee4809f207136d21547ff10badaf08c2</text:p>
          </table:table-cell>
          <table:table-cell office:value-type="string" calcext:value-type="string">
            <text:p>Beatrice</text:p>
          </table:table-cell>
          <table:table-cell office:value-type="string" calcext:value-type="string">
            <text:p>I.</text:p>
          </table:table-cell>
          <table:table-cell table:formula="of:=CONCATENATE([.B42];&quot; &quot;; [.C42])" office:value-type="string" office:string-value="Beatrice I." calcext:value-type="string">
            <text:p>Beatrice I.</text:p>
          </table:table-cell>
          <table:table-cell office:value-type="float" office:value="-0.761351" calcext:value-type="float">
            <text:p>-0.761351</text:p>
          </table:table-cell>
          <table:table-cell table:number-columns-repeated="2"/>
          <table:table-cell office:value-type="string" calcext:value-type="string">
            <text:p>00b5ae393cd80a9ee110298cb1eea680476e67c1</text:p>
          </table:table-cell>
          <table:table-cell office:value-type="string" calcext:value-type="string">
            <text:p>Prakash</text:p>
          </table:table-cell>
          <table:table-cell office:value-type="string" calcext:value-type="string">
            <text:p>R.</text:p>
          </table:table-cell>
          <table:table-cell table:formula="of:=CONCATENATE([.I42];&quot; &quot;;[.J42])" office:value-type="string" office:string-value="Prakash R." calcext:value-type="string">
            <text:p>Prakash R.</text:p>
          </table:table-cell>
          <table:table-cell office:value-type="float" office:value="0.685114" calcext:value-type="float">
            <text:p>0.685114</text:p>
          </table:table-cell>
        </table:table-row>
        <table:table-row table:style-name="ro1">
          <table:table-cell office:value-type="string" calcext:value-type="string">
            <text:p>011e995ccdeb59259a69ec55e0fc580d61511679</text:p>
          </table:table-cell>
          <table:table-cell office:value-type="string" calcext:value-type="string">
            <text:p>Jeffrey</text:p>
          </table:table-cell>
          <table:table-cell office:value-type="string" calcext:value-type="string">
            <text:p>H.</text:p>
          </table:table-cell>
          <table:table-cell table:formula="of:=CONCATENATE([.B43];&quot; &quot;; [.C43])" office:value-type="string" office:string-value="Jeffrey H." calcext:value-type="string">
            <text:p>Jeffrey H.</text:p>
          </table:table-cell>
          <table:table-cell office:value-type="float" office:value="-0.751726" calcext:value-type="float">
            <text:p>-0.751726</text:p>
          </table:table-cell>
          <table:table-cell table:number-columns-repeated="2"/>
          <table:table-cell office:value-type="string" calcext:value-type="string">
            <text:p>00c64c6f64e38d723dc6f41f7985f717d0a9ddf9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.</text:p>
          </table:table-cell>
          <table:table-cell table:formula="of:=CONCATENATE([.I43];&quot; &quot;;[.J43])" office:value-type="string" office:string-value="K I." calcext:value-type="string">
            <text:p>K I.</text:p>
          </table:table-cell>
          <table:table-cell office:value-type="float" office:value="0.684843" calcext:value-type="float">
            <text:p>0.684843</text:p>
          </table:table-cell>
        </table:table-row>
        <table:table-row table:style-name="ro1">
          <table:table-cell office:value-type="string" calcext:value-type="string">
            <text:p>00045705b9da76cbe71ca102ee6cce52c65a6b74</text:p>
          </table:table-cell>
          <table:table-cell office:value-type="string" calcext:value-type="string">
            <text:p>Geri</text:p>
          </table:table-cell>
          <table:table-cell office:value-type="string" calcext:value-type="string">
            <text:p>V.</text:p>
          </table:table-cell>
          <table:table-cell table:formula="of:=CONCATENATE([.B44];&quot; &quot;; [.C44])" office:value-type="string" office:string-value="Geri V." calcext:value-type="string">
            <text:p>Geri V.</text:p>
          </table:table-cell>
          <table:table-cell office:value-type="float" office:value="-0.74945" calcext:value-type="float">
            <text:p>-0.74945</text:p>
          </table:table-cell>
          <table:table-cell table:number-columns-repeated="2"/>
          <table:table-cell office:value-type="string" calcext:value-type="string">
            <text:p>011c84b795ccc2695bfa3ef00c27f1880261ee4f</text:p>
          </table:table-cell>
          <table:table-cell office:value-type="string" calcext:value-type="string">
            <text:p>Chas</text:p>
          </table:table-cell>
          <table:table-cell office:value-type="string" calcext:value-type="string">
            <text:p>L.</text:p>
          </table:table-cell>
          <table:table-cell table:formula="of:=CONCATENATE([.I44];&quot; &quot;;[.J44])" office:value-type="string" office:string-value="Chas L." calcext:value-type="string">
            <text:p>Chas L.</text:p>
          </table:table-cell>
          <table:table-cell office:value-type="float" office:value="0.67797" calcext:value-type="float">
            <text:p>0.67797</text:p>
          </table:table-cell>
        </table:table-row>
        <table:table-row table:style-name="ro1">
          <table:table-cell office:value-type="string" calcext:value-type="string">
            <text:p>002c5de3a3dc74f8a6fd7d0459fb52fc467877bf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N.</text:p>
          </table:table-cell>
          <table:table-cell table:formula="of:=CONCATENATE([.B45];&quot; &quot;; [.C45])" office:value-type="string" office:string-value="Mai N." calcext:value-type="string">
            <text:p>Mai N.</text:p>
          </table:table-cell>
          <table:table-cell office:value-type="float" office:value="-0.735045" calcext:value-type="float">
            <text:p>-0.735045</text:p>
          </table:table-cell>
          <table:table-cell table:number-columns-repeated="2"/>
          <table:table-cell office:value-type="string" calcext:value-type="string">
            <text:p>00b9cdea5f3aaa9e0d325a426d97cf25b99d6d0d</text:p>
          </table:table-cell>
          <table:table-cell office:value-type="string" calcext:value-type="string">
            <text:p>Aris</text:p>
          </table:table-cell>
          <table:table-cell office:value-type="string" calcext:value-type="string">
            <text:p>F.</text:p>
          </table:table-cell>
          <table:table-cell table:formula="of:=CONCATENATE([.I45];&quot; &quot;;[.J45])" office:value-type="string" office:string-value="Aris F." calcext:value-type="string">
            <text:p>Aris F.</text:p>
          </table:table-cell>
          <table:table-cell office:value-type="float" office:value="0.676991" calcext:value-type="float">
            <text:p>0.676991</text:p>
          </table:table-cell>
        </table:table-row>
        <table:table-row table:style-name="ro1">
          <table:table-cell office:value-type="string" calcext:value-type="string">
            <text:p>00e1e5fc15fb78e9476a8449b24c6980c6571e45</text:p>
          </table:table-cell>
          <table:table-cell office:value-type="string" calcext:value-type="string">
            <text:p>Xavi</text:p>
          </table:table-cell>
          <table:table-cell office:value-type="string" calcext:value-type="string">
            <text:p>R.</text:p>
          </table:table-cell>
          <table:table-cell table:formula="of:=CONCATENATE([.B46];&quot; &quot;; [.C46])" office:value-type="string" office:string-value="Xavi R." calcext:value-type="string">
            <text:p>Xavi R.</text:p>
          </table:table-cell>
          <table:table-cell office:value-type="float" office:value="-0.733656" calcext:value-type="float">
            <text:p>-0.733656</text:p>
          </table:table-cell>
          <table:table-cell table:number-columns-repeated="2"/>
          <table:table-cell office:value-type="string" calcext:value-type="string">
            <text:p>005333e738df964bacfe4ea77954ceaed425f052</text:p>
          </table:table-cell>
          <table:table-cell office:value-type="string" calcext:value-type="string">
            <text:p>Denise</text:p>
          </table:table-cell>
          <table:table-cell office:value-type="string" calcext:value-type="string">
            <text:p>A.</text:p>
          </table:table-cell>
          <table:table-cell table:formula="of:=CONCATENATE([.I46];&quot; &quot;;[.J46])" office:value-type="string" office:string-value="Denise A." calcext:value-type="string">
            <text:p>Denise A.</text:p>
          </table:table-cell>
          <table:table-cell office:value-type="float" office:value="0.675773" calcext:value-type="float">
            <text:p>0.675773</text:p>
          </table:table-cell>
        </table:table-row>
        <table:table-row table:style-name="ro1">
          <table:table-cell office:value-type="string" calcext:value-type="string">
            <text:p>00eb35ce9daf947b8dd6737c6121914fee32ef91</text:p>
          </table:table-cell>
          <table:table-cell office:value-type="string" calcext:value-type="string">
            <text:p>Rebecca</text:p>
          </table:table-cell>
          <table:table-cell office:value-type="string" calcext:value-type="string">
            <text:p>s.</text:p>
          </table:table-cell>
          <table:table-cell table:formula="of:=CONCATENATE([.B47];&quot; &quot;; [.C47])" office:value-type="string" office:string-value="Rebecca s." calcext:value-type="string">
            <text:p>Rebecca s.</text:p>
          </table:table-cell>
          <table:table-cell office:value-type="float" office:value="-0.719081" calcext:value-type="float">
            <text:p>-0.719081</text:p>
          </table:table-cell>
          <table:table-cell table:number-columns-repeated="2"/>
          <table:table-cell office:value-type="string" calcext:value-type="string">
            <text:p>00b5cd081d8cd9d3a6c6ac8753f77e733f971f7f</text:p>
          </table:table-cell>
          <table:table-cell office:value-type="string" calcext:value-type="string">
            <text:p>Vivien</text:p>
          </table:table-cell>
          <table:table-cell office:value-type="string" calcext:value-type="string">
            <text:p>P.</text:p>
          </table:table-cell>
          <table:table-cell table:formula="of:=CONCATENATE([.I47];&quot; &quot;;[.J47])" office:value-type="string" office:string-value="Vivien P." calcext:value-type="string">
            <text:p>Vivien P.</text:p>
          </table:table-cell>
          <table:table-cell office:value-type="float" office:value="0.675773" calcext:value-type="float">
            <text:p>0.675773</text:p>
          </table:table-cell>
        </table:table-row>
        <table:table-row table:style-name="ro1">
          <table:table-cell office:value-type="string" calcext:value-type="string">
            <text:p>00a4a418f3969ce13a0eb26f130c5aff9d8fff94</text:p>
          </table:table-cell>
          <table:table-cell office:value-type="string" calcext:value-type="string">
            <text:p>Stiven</text:p>
          </table:table-cell>
          <table:table-cell office:value-type="string" calcext:value-type="string">
            <text:p>J.</text:p>
          </table:table-cell>
          <table:table-cell table:formula="of:=CONCATENATE([.B48];&quot; &quot;; [.C48])" office:value-type="string" office:string-value="Stiven J." calcext:value-type="string">
            <text:p>Stiven J.</text:p>
          </table:table-cell>
          <table:table-cell office:value-type="float" office:value="-0.708691" calcext:value-type="float">
            <text:p>-0.708691</text:p>
          </table:table-cell>
          <table:table-cell table:number-columns-repeated="2"/>
          <table:table-cell office:value-type="string" calcext:value-type="string">
            <text:p>00faf4fa8881ee1e8b1f598418cc916d3a7b64c2</text:p>
          </table:table-cell>
          <table:table-cell office:value-type="string" calcext:value-type="string">
            <text:p>Armand</text:p>
          </table:table-cell>
          <table:table-cell office:value-type="string" calcext:value-type="string">
            <text:p>D.</text:p>
          </table:table-cell>
          <table:table-cell table:formula="of:=CONCATENATE([.I48];&quot; &quot;;[.J48])" office:value-type="string" office:string-value="Armand D." calcext:value-type="string">
            <text:p>Armand D.</text:p>
          </table:table-cell>
          <table:table-cell office:value-type="float" office:value="0.675773" calcext:value-type="float">
            <text:p>0.675773</text:p>
          </table:table-cell>
        </table:table-row>
        <table:table-row table:style-name="ro1">
          <table:table-cell office:value-type="string" calcext:value-type="string">
            <text:p>006583e49f97a77411ea83e1b6298b4c4b6937cc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O.</text:p>
          </table:table-cell>
          <table:table-cell table:formula="of:=CONCATENATE([.B49];&quot; &quot;; [.C49])" office:value-type="string" office:string-value="Tak O." calcext:value-type="string">
            <text:p>Tak O.</text:p>
          </table:table-cell>
          <table:table-cell office:value-type="float" office:value="-0.687035" calcext:value-type="float">
            <text:p>-0.687035</text:p>
          </table:table-cell>
          <table:table-cell table:number-columns-repeated="2"/>
          <table:table-cell office:value-type="string" calcext:value-type="string">
            <text:p>00539750cb57ea6e015dab64e5b81d461cd2ccc9</text:p>
          </table:table-cell>
          <table:table-cell office:value-type="string" calcext:value-type="string">
            <text:p>Crystal</text:p>
          </table:table-cell>
          <table:table-cell office:value-type="string" calcext:value-type="string">
            <text:p>w.</text:p>
          </table:table-cell>
          <table:table-cell table:formula="of:=CONCATENATE([.I49];&quot; &quot;;[.J49])" office:value-type="string" office:string-value="Crystal w." calcext:value-type="string">
            <text:p>Crystal w.</text:p>
          </table:table-cell>
          <table:table-cell office:value-type="float" office:value="0.675432" calcext:value-type="float">
            <text:p>0.675432</text:p>
          </table:table-cell>
        </table:table-row>
        <table:table-row table:style-name="ro1">
          <table:table-cell office:value-type="string" calcext:value-type="string">
            <text:p>00fb4bc807b8870fc07be835dbdd793ed71cbbeb</text:p>
          </table:table-cell>
          <table:table-cell office:value-type="string" calcext:value-type="string">
            <text:p>Flint</text:p>
          </table:table-cell>
          <table:table-cell office:value-type="string" calcext:value-type="string">
            <text:p>M.</text:p>
          </table:table-cell>
          <table:table-cell table:formula="of:=CONCATENATE([.B50];&quot; &quot;; [.C50])" office:value-type="string" office:string-value="Flint M." calcext:value-type="string">
            <text:p>Flint M.</text:p>
          </table:table-cell>
          <table:table-cell office:value-type="float" office:value="-0.678919" calcext:value-type="float">
            <text:p>-0.678919</text:p>
          </table:table-cell>
          <table:table-cell table:number-columns-repeated="2"/>
          <table:table-cell office:value-type="string" calcext:value-type="string">
            <text:p>0056b398ca7c0382ed5d556288bf3b40b4f01f71</text:p>
          </table:table-cell>
          <table:table-cell office:value-type="string" calcext:value-type="string">
            <text:p>Emselan</text:p>
          </table:table-cell>
          <table:table-cell office:value-type="string" calcext:value-type="string">
            <text:p>G.</text:p>
          </table:table-cell>
          <table:table-cell table:formula="of:=CONCATENATE([.I50];&quot; &quot;;[.J50])" office:value-type="string" office:string-value="Emselan G." calcext:value-type="string">
            <text:p>Emselan G.</text:p>
          </table:table-cell>
          <table:table-cell office:value-type="float" office:value="0.675179" calcext:value-type="float">
            <text:p>0.675179</text:p>
          </table:table-cell>
        </table:table-row>
        <table:table-row table:style-name="ro1">
          <table:table-cell office:value-type="string" calcext:value-type="string">
            <text:p>0075d665d9001f87d2e6919537d77f0af96c8f67</text:p>
          </table:table-cell>
          <table:table-cell office:value-type="string" calcext:value-type="string">
            <text:p>Fifi</text:p>
          </table:table-cell>
          <table:table-cell office:value-type="string" calcext:value-type="string">
            <text:p>C.</text:p>
          </table:table-cell>
          <table:table-cell table:formula="of:=CONCATENATE([.B51];&quot; &quot;; [.C51])" office:value-type="string" office:string-value="Fifi C." calcext:value-type="string">
            <text:p>Fifi C.</text:p>
          </table:table-cell>
          <table:table-cell office:value-type="float" office:value="-0.660727" calcext:value-type="float">
            <text:p>-0.660727</text:p>
          </table:table-cell>
          <table:table-cell table:number-columns-repeated="2"/>
          <table:table-cell office:value-type="string" calcext:value-type="string">
            <text:p>00e8fbc81873fc06e58bbc8b0eb254ad7b2e0160</text:p>
          </table:table-cell>
          <table:table-cell office:value-type="string" calcext:value-type="string">
            <text:p>Valerie</text:p>
          </table:table-cell>
          <table:table-cell office:value-type="string" calcext:value-type="string">
            <text:p>D.</text:p>
          </table:table-cell>
          <table:table-cell table:formula="of:=CONCATENATE([.I51];&quot; &quot;;[.J51])" office:value-type="string" office:string-value="Valerie D." calcext:value-type="string">
            <text:p>Valerie D.</text:p>
          </table:table-cell>
          <table:table-cell office:value-type="float" office:value="0.668104" calcext:value-type="float">
            <text:p>0.668104</text:p>
          </table:table-cell>
        </table:table-row>
        <table:table-row table:style-name="ro1">
          <table:table-cell office:value-type="string" calcext:value-type="string">
            <text:p>004601e8b7a69ddeacb1a7889a66d344e8c34c69</text:p>
          </table:table-cell>
          <table:table-cell office:value-type="string" calcext:value-type="string">
            <text:p>Paulina</text:p>
          </table:table-cell>
          <table:table-cell office:value-type="string" calcext:value-type="string">
            <text:p>C.</text:p>
          </table:table-cell>
          <table:table-cell table:formula="of:=CONCATENATE([.B52];&quot; &quot;; [.C52])" office:value-type="string" office:string-value="Paulina C." calcext:value-type="string">
            <text:p>Paulina C.</text:p>
          </table:table-cell>
          <table:table-cell office:value-type="float" office:value="-0.567958" calcext:value-type="float">
            <text:p>-0.567958</text:p>
          </table:table-cell>
          <table:table-cell table:number-columns-repeated="2"/>
          <table:table-cell office:value-type="string" calcext:value-type="string">
            <text:p>0112785667ec9d94396dc9a8835675e8abff4669</text:p>
          </table:table-cell>
          <table:table-cell office:value-type="string" calcext:value-type="string">
            <text:p>Isabelle</text:p>
          </table:table-cell>
          <table:table-cell office:value-type="string" calcext:value-type="string">
            <text:p>M.</text:p>
          </table:table-cell>
          <table:table-cell table:formula="of:=CONCATENATE([.I52];&quot; &quot;;[.J52])" office:value-type="string" office:string-value="Isabelle M." calcext:value-type="string">
            <text:p>Isabelle M.</text:p>
          </table:table-cell>
          <table:table-cell office:value-type="float" office:value="0.663597" calcext:value-type="float">
            <text:p>0.663597</text:p>
          </table:table-cell>
        </table:table-row>
        <table:table-row table:style-name="ro1">
          <table:table-cell office:value-type="string" calcext:value-type="string">
            <text:p>0103126ba80674dcc7a191496353a6fbe7a46cd4</text:p>
          </table:table-cell>
          <table:table-cell office:value-type="string" calcext:value-type="string">
            <text:p>Yue</text:p>
          </table:table-cell>
          <table:table-cell office:value-type="string" calcext:value-type="string">
            <text:p>X.</text:p>
          </table:table-cell>
          <table:table-cell table:formula="of:=CONCATENATE([.B53];&quot; &quot;; [.C53])" office:value-type="string" office:string-value="Yue X." calcext:value-type="string">
            <text:p>Yue X.</text:p>
          </table:table-cell>
          <table:table-cell office:value-type="float" office:value="-0.562943" calcext:value-type="float">
            <text:p>-0.562943</text:p>
          </table:table-cell>
          <table:table-cell table:number-columns-repeated="2"/>
          <table:table-cell office:value-type="string" calcext:value-type="string">
            <text:p>00fb4bc807b8870fc07be835dbdd793ed71cbbeb</text:p>
          </table:table-cell>
          <table:table-cell office:value-type="string" calcext:value-type="string">
            <text:p>Flint</text:p>
          </table:table-cell>
          <table:table-cell office:value-type="string" calcext:value-type="string">
            <text:p>M.</text:p>
          </table:table-cell>
          <table:table-cell table:formula="of:=CONCATENATE([.I53];&quot; &quot;;[.J53])" office:value-type="string" office:string-value="Flint M." calcext:value-type="string">
            <text:p>Flint M.</text:p>
          </table:table-cell>
          <table:table-cell office:value-type="float" office:value="0.658864" calcext:value-type="float">
            <text:p>0.658864</text:p>
          </table:table-cell>
        </table:table-row>
        <table:table-row table:style-name="ro1">
          <table:table-cell office:value-type="string" calcext:value-type="string">
            <text:p>00d3756be4616faba39b246eccdc8613b0a06385</text:p>
          </table:table-cell>
          <table:table-cell office:value-type="string" calcext:value-type="string">
            <text:p>Roberto</text:p>
          </table:table-cell>
          <table:table-cell office:value-type="string" calcext:value-type="string">
            <text:p>K.</text:p>
          </table:table-cell>
          <table:table-cell table:formula="of:=CONCATENATE([.B54];&quot; &quot;; [.C54])" office:value-type="string" office:string-value="Roberto K." calcext:value-type="string">
            <text:p>Roberto K.</text:p>
          </table:table-cell>
          <table:table-cell office:value-type="float" office:value="-0.462117" calcext:value-type="float">
            <text:p>-0.462117</text:p>
          </table:table-cell>
          <table:table-cell table:number-columns-repeated="2"/>
          <table:table-cell office:value-type="string" calcext:value-type="string">
            <text:p>000feddf957692dfc498a671362d9cd636b1adec</text:p>
          </table:table-cell>
          <table:table-cell office:value-type="string" calcext:value-type="string">
            <text:p>Catie</text:p>
          </table:table-cell>
          <table:table-cell office:value-type="string" calcext:value-type="string">
            <text:p>E.</text:p>
          </table:table-cell>
          <table:table-cell table:formula="of:=CONCATENATE([.I54];&quot; &quot;;[.J54])" office:value-type="string" office:string-value="Catie E." calcext:value-type="string">
            <text:p>Catie E.</text:p>
          </table:table-cell>
          <table:table-cell office:value-type="float" office:value="0.65144" calcext:value-type="float">
            <text:p>0.65144</text:p>
          </table:table-cell>
        </table:table-row>
        <table:table-row table:style-name="ro1">
          <table:table-cell office:value-type="string" calcext:value-type="string">
            <text:p>000feddf957692dfc498a671362d9cd636b1adec</text:p>
          </table:table-cell>
          <table:table-cell office:value-type="string" calcext:value-type="string">
            <text:p>Catie</text:p>
          </table:table-cell>
          <table:table-cell office:value-type="string" calcext:value-type="string">
            <text:p>E.</text:p>
          </table:table-cell>
          <table:table-cell table:formula="of:=CONCATENATE([.B55];&quot; &quot;; [.C55])" office:value-type="string" office:string-value="Catie E." calcext:value-type="string">
            <text:p>Catie E.</text:p>
          </table:table-cell>
          <table:table-cell office:value-type="float" office:value="-0.462116" calcext:value-type="float">
            <text:p>-0.462116</text:p>
          </table:table-cell>
          <table:table-cell table:number-columns-repeated="2"/>
          <table:table-cell office:value-type="string" calcext:value-type="string">
            <text:p>0103126ba80674dcc7a191496353a6fbe7a46cd4</text:p>
          </table:table-cell>
          <table:table-cell office:value-type="string" calcext:value-type="string">
            <text:p>Yue</text:p>
          </table:table-cell>
          <table:table-cell office:value-type="string" calcext:value-type="string">
            <text:p>X.</text:p>
          </table:table-cell>
          <table:table-cell table:formula="of:=CONCATENATE([.I55];&quot; &quot;;[.J55])" office:value-type="string" office:string-value="Yue X." calcext:value-type="string">
            <text:p>Yue X.</text:p>
          </table:table-cell>
          <table:table-cell office:value-type="float" office:value="0.65144" calcext:value-type="float">
            <text:p>0.65144</text:p>
          </table:table-cell>
        </table:table-row>
        <table:table-row table:style-name="ro1">
          <table:table-cell office:value-type="string" calcext:value-type="string">
            <text:p>005333e738df964bacfe4ea77954ceaed425f052</text:p>
          </table:table-cell>
          <table:table-cell office:value-type="string" calcext:value-type="string">
            <text:p>Denise</text:p>
          </table:table-cell>
          <table:table-cell office:value-type="string" calcext:value-type="string">
            <text:p>A.</text:p>
          </table:table-cell>
          <table:table-cell table:formula="of:=CONCATENATE([.B56];&quot; &quot;; [.C56])" office:value-type="string" office:string-value="Denise A." calcext:value-type="string">
            <text:p>Denise A.</text:p>
          </table:table-cell>
          <table:table-cell office:value-type="float" office:value="-0.461663" calcext:value-type="float">
            <text:p>-0.461663</text:p>
          </table:table-cell>
          <table:table-cell table:number-columns-repeated="2"/>
          <table:table-cell office:value-type="string" calcext:value-type="string">
            <text:p>00e1e5fc15fb78e9476a8449b24c6980c6571e45</text:p>
          </table:table-cell>
          <table:table-cell office:value-type="string" calcext:value-type="string">
            <text:p>Xavi</text:p>
          </table:table-cell>
          <table:table-cell office:value-type="string" calcext:value-type="string">
            <text:p>R.</text:p>
          </table:table-cell>
          <table:table-cell table:formula="of:=CONCATENATE([.I56];&quot; &quot;;[.J56])" office:value-type="string" office:string-value="Xavi R." calcext:value-type="string">
            <text:p>Xavi R.</text:p>
          </table:table-cell>
          <table:table-cell office:value-type="float" office:value="0.647787" calcext:value-type="float">
            <text:p>0.647787</text:p>
          </table:table-cell>
        </table:table-row>
        <table:table-row table:style-name="ro1">
          <table:table-cell office:value-type="string" calcext:value-type="string">
            <text:p>00b5cd081d8cd9d3a6c6ac8753f77e733f971f7f</text:p>
          </table:table-cell>
          <table:table-cell office:value-type="string" calcext:value-type="string">
            <text:p>Vivien</text:p>
          </table:table-cell>
          <table:table-cell office:value-type="string" calcext:value-type="string">
            <text:p>P.</text:p>
          </table:table-cell>
          <table:table-cell table:formula="of:=CONCATENATE([.B57];&quot; &quot;; [.C57])" office:value-type="string" office:string-value="Vivien P." calcext:value-type="string">
            <text:p>Vivien P.</text:p>
          </table:table-cell>
          <table:table-cell office:value-type="float" office:value="-0.461663" calcext:value-type="float">
            <text:p>-0.461663</text:p>
          </table:table-cell>
          <table:table-cell table:number-columns-repeated="2"/>
          <table:table-cell office:value-type="string" calcext:value-type="string">
            <text:p>00b2649e3d33201fd688fb28bea9bcd6cced69c6</text:p>
          </table:table-cell>
          <table:table-cell office:value-type="string" calcext:value-type="string">
            <text:p>Ms.</text:p>
          </table:table-cell>
          <table:table-cell office:value-type="string" calcext:value-type="string">
            <text:p>W.</text:p>
          </table:table-cell>
          <table:table-cell table:formula="of:=CONCATENATE([.I57];&quot; &quot;;[.J57])" office:value-type="string" office:string-value="Ms. W." calcext:value-type="string">
            <text:p>Ms. W.</text:p>
          </table:table-cell>
          <table:table-cell office:value-type="float" office:value="0.638253" calcext:value-type="float">
            <text:p>0.638253</text:p>
          </table:table-cell>
        </table:table-row>
        <table:table-row table:style-name="ro1">
          <table:table-cell office:value-type="string" calcext:value-type="string">
            <text:p>00faf4fa8881ee1e8b1f598418cc916d3a7b64c2</text:p>
          </table:table-cell>
          <table:table-cell office:value-type="string" calcext:value-type="string">
            <text:p>Armand</text:p>
          </table:table-cell>
          <table:table-cell office:value-type="string" calcext:value-type="string">
            <text:p>D.</text:p>
          </table:table-cell>
          <table:table-cell table:formula="of:=CONCATENATE([.B58];&quot; &quot;; [.C58])" office:value-type="string" office:string-value="Armand D." calcext:value-type="string">
            <text:p>Armand D.</text:p>
          </table:table-cell>
          <table:table-cell office:value-type="float" office:value="-0.461663" calcext:value-type="float">
            <text:p>-0.461663</text:p>
          </table:table-cell>
          <table:table-cell table:number-columns-repeated="2"/>
          <table:table-cell office:value-type="string" calcext:value-type="string">
            <text:p>0080da051e8ba799e27b719fdb84e83183425770</text:p>
          </table:table-cell>
          <table:table-cell office:value-type="string" calcext:value-type="string">
            <text:p>Jo</text:p>
          </table:table-cell>
          <table:table-cell office:value-type="string" calcext:value-type="string">
            <text:p>V.</text:p>
          </table:table-cell>
          <table:table-cell table:formula="of:=CONCATENATE([.I58];&quot; &quot;;[.J58])" office:value-type="string" office:string-value="Jo V." calcext:value-type="string">
            <text:p>Jo V.</text:p>
          </table:table-cell>
          <table:table-cell office:value-type="float" office:value="0.636963" calcext:value-type="float">
            <text:p>0.636963</text:p>
          </table:table-cell>
        </table:table-row>
        <table:table-row table:style-name="ro1">
          <table:table-cell office:value-type="string" calcext:value-type="string">
            <text:p>0045a0e36985b092f1532b2e57bc7b77caa915e4</text:p>
          </table:table-cell>
          <table:table-cell office:value-type="string" calcext:value-type="string">
            <text:p>Felipe</text:p>
          </table:table-cell>
          <table:table-cell office:value-type="string" calcext:value-type="string">
            <text:p>Z.</text:p>
          </table:table-cell>
          <table:table-cell table:formula="of:=CONCATENATE([.B59];&quot; &quot;; [.C59])" office:value-type="string" office:string-value="Felipe Z." calcext:value-type="string">
            <text:p>Felipe Z.</text:p>
          </table:table-cell>
          <table:table-cell office:value-type="float" office:value="-0.460688" calcext:value-type="float">
            <text:p>-0.460688</text:p>
          </table:table-cell>
          <table:table-cell table:number-columns-repeated="2"/>
          <table:table-cell office:value-type="string" calcext:value-type="string">
            <text:p>00f1e1b37d6aea6e46469bc1d65b74ca10f52f0f</text:p>
          </table:table-cell>
          <table:table-cell office:value-type="string" calcext:value-type="string">
            <text:p>Adnan</text:p>
          </table:table-cell>
          <table:table-cell office:value-type="string" calcext:value-type="string">
            <text:p>A.</text:p>
          </table:table-cell>
          <table:table-cell table:formula="of:=CONCATENATE([.I59];&quot; &quot;;[.J59])" office:value-type="string" office:string-value="Adnan A." calcext:value-type="string">
            <text:p>Adnan A.</text:p>
          </table:table-cell>
          <table:table-cell office:value-type="float" office:value="0.633647" calcext:value-type="float">
            <text:p>0.633647</text:p>
          </table:table-cell>
        </table:table-row>
        <table:table-row table:style-name="ro1">
          <table:table-cell office:value-type="string" calcext:value-type="string">
            <text:p>002cc37b1c5edda5884fa0b5d212a315f40f9a5f</text:p>
          </table:table-cell>
          <table:table-cell office:value-type="string" calcext:value-type="string">
            <text:p>Selton</text:p>
          </table:table-cell>
          <table:table-cell office:value-type="string" calcext:value-type="string">
            <text:p>C.</text:p>
          </table:table-cell>
          <table:table-cell table:formula="of:=CONCATENATE([.B60];&quot; &quot;; [.C60])" office:value-type="string" office:string-value="Selton C." calcext:value-type="string">
            <text:p>Selton C.</text:p>
          </table:table-cell>
          <table:table-cell office:value-type="float" office:value="-0.459826" calcext:value-type="float">
            <text:p>-0.459826</text:p>
          </table:table-cell>
          <table:table-cell table:number-columns-repeated="2"/>
          <table:table-cell office:value-type="string" calcext:value-type="string">
            <text:p>01143efa34f26819c4867cabfc58affd95ad3736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y.</text:p>
          </table:table-cell>
          <table:table-cell table:formula="of:=CONCATENATE([.I60];&quot; &quot;;[.J60])" office:value-type="string" office:string-value="james y." calcext:value-type="string">
            <text:p>james y.</text:p>
          </table:table-cell>
          <table:table-cell office:value-type="float" office:value="0.633647" calcext:value-type="float">
            <text:p>0.633647</text:p>
          </table:table-cell>
        </table:table-row>
        <table:table-row table:style-name="ro1">
          <table:table-cell office:value-type="string" calcext:value-type="string">
            <text:p>0085f902ed9007e3e330c65e9428436df64c49c5</text:p>
          </table:table-cell>
          <table:table-cell office:value-type="string" calcext:value-type="string">
            <text:p>Julia</text:p>
          </table:table-cell>
          <table:table-cell office:value-type="string" calcext:value-type="string">
            <text:p>C.</text:p>
          </table:table-cell>
          <table:table-cell table:formula="of:=CONCATENATE([.B61];&quot; &quot;; [.C61])" office:value-type="string" office:string-value="Julia C." calcext:value-type="string">
            <text:p>Julia C.</text:p>
          </table:table-cell>
          <table:table-cell office:value-type="float" office:value="-0.459826" calcext:value-type="float">
            <text:p>-0.459826</text:p>
          </table:table-cell>
          <table:table-cell table:number-columns-repeated="2"/>
          <table:table-cell office:value-type="string" calcext:value-type="string">
            <text:p>0070ffbaa22f2223e5cffef6f9b8e47a808a5d50</text:p>
          </table:table-cell>
          <table:table-cell office:value-type="string" calcext:value-type="string">
            <text:p>Rafael</text:p>
          </table:table-cell>
          <table:table-cell office:value-type="string" calcext:value-type="string">
            <text:p>C.</text:p>
          </table:table-cell>
          <table:table-cell table:formula="of:=CONCATENATE([.I61];&quot; &quot;;[.J61])" office:value-type="string" office:string-value="Rafael C." calcext:value-type="string">
            <text:p>Rafael C.</text:p>
          </table:table-cell>
          <table:table-cell office:value-type="float" office:value="0.630205" calcext:value-type="float">
            <text:p>0.630205</text:p>
          </table:table-cell>
        </table:table-row>
        <table:table-row table:style-name="ro1">
          <table:table-cell office:value-type="string" calcext:value-type="string">
            <text:p>009a976116215819692a26fedd5a86e8212354e8</text:p>
          </table:table-cell>
          <table:table-cell office:value-type="string" calcext:value-type="string">
            <text:p>Emmy</text:p>
          </table:table-cell>
          <table:table-cell office:value-type="string" calcext:value-type="string">
            <text:p>Y.</text:p>
          </table:table-cell>
          <table:table-cell table:formula="of:=CONCATENATE([.B62];&quot; &quot;; [.C62])" office:value-type="string" office:string-value="Emmy Y." calcext:value-type="string">
            <text:p>Emmy Y.</text:p>
          </table:table-cell>
          <table:table-cell office:value-type="float" office:value="-0.458774" calcext:value-type="float">
            <text:p>-0.458774</text:p>
          </table:table-cell>
          <table:table-cell table:number-columns-repeated="2"/>
          <table:table-cell office:value-type="string" calcext:value-type="string">
            <text:p>008bb5a202c21eb8861062dff24d29d1bb9e3065</text:p>
          </table:table-cell>
          <table:table-cell office:value-type="string" calcext:value-type="string">
            <text:p>Amelia</text:p>
          </table:table-cell>
          <table:table-cell office:value-type="string" calcext:value-type="string">
            <text:p>F.</text:p>
          </table:table-cell>
          <table:table-cell table:formula="of:=CONCATENATE([.I62];&quot; &quot;;[.J62])" office:value-type="string" office:string-value="Amelia F." calcext:value-type="string">
            <text:p>Amelia F.</text:p>
          </table:table-cell>
          <table:table-cell office:value-type="float" office:value="0.624117" calcext:value-type="float">
            <text:p>0.624117</text:p>
          </table:table-cell>
        </table:table-row>
        <table:table-row table:style-name="ro1">
          <table:table-cell office:value-type="string" calcext:value-type="string">
            <text:p>00a2f37f57a17652a74efddb58974a3cb0010d2b</text:p>
          </table:table-cell>
          <table:table-cell office:value-type="string" calcext:value-type="string">
            <text:p>Arjun</text:p>
          </table:table-cell>
          <table:table-cell office:value-type="string" calcext:value-type="string">
            <text:p>P.</text:p>
          </table:table-cell>
          <table:table-cell table:formula="of:=CONCATENATE([.B63];&quot; &quot;; [.C63])" office:value-type="string" office:string-value="Arjun P." calcext:value-type="string">
            <text:p>Arjun P.</text:p>
          </table:table-cell>
          <table:table-cell office:value-type="float" office:value="-0.457808" calcext:value-type="float">
            <text:p>-0.457808</text:p>
          </table:table-cell>
          <table:table-cell table:number-columns-repeated="2"/>
          <table:table-cell office:value-type="string" calcext:value-type="string">
            <text:p>004eb479b656e5dcb3ff6c399653c46369451e49</text:p>
          </table:table-cell>
          <table:table-cell office:value-type="string" calcext:value-type="string">
            <text:p>Gosia</text:p>
          </table:table-cell>
          <table:table-cell office:value-type="string" calcext:value-type="string">
            <text:p>L.</text:p>
          </table:table-cell>
          <table:table-cell table:formula="of:=CONCATENATE([.I63];&quot; &quot;;[.J63])" office:value-type="string" office:string-value="Gosia L." calcext:value-type="string">
            <text:p>Gosia L.</text:p>
          </table:table-cell>
          <table:table-cell office:value-type="float" office:value="0.618706" calcext:value-type="float">
            <text:p>0.618706</text:p>
          </table:table-cell>
        </table:table-row>
        <table:table-row table:style-name="ro1">
          <table:table-cell office:value-type="string" calcext:value-type="string">
            <text:p>008a4a397eb7099d2e457f3ded621a3f44f95778</text:p>
          </table:table-cell>
          <table:table-cell office:value-type="string" calcext:value-type="string">
            <text:p>Orville</text:p>
          </table:table-cell>
          <table:table-cell office:value-type="string" calcext:value-type="string">
            <text:p>C.</text:p>
          </table:table-cell>
          <table:table-cell table:formula="of:=CONCATENATE([.B64];&quot; &quot;; [.C64])" office:value-type="string" office:string-value="Orville C." calcext:value-type="string">
            <text:p>Orville C.</text:p>
          </table:table-cell>
          <table:table-cell office:value-type="float" office:value="-0.456771" calcext:value-type="float">
            <text:p>-0.456771</text:p>
          </table:table-cell>
          <table:table-cell table:number-columns-repeated="2"/>
          <table:table-cell office:value-type="string" calcext:value-type="string">
            <text:p>0062364ff6d7d5f770ed4368a2e70f0782c4026f</text:p>
          </table:table-cell>
          <table:table-cell office:value-type="string" calcext:value-type="string">
            <text:p>Liza</text:p>
          </table:table-cell>
          <table:table-cell office:value-type="string" calcext:value-type="string">
            <text:p>K.</text:p>
          </table:table-cell>
          <table:table-cell table:formula="of:=CONCATENATE([.I64];&quot; &quot;;[.J64])" office:value-type="string" office:string-value="Liza K." calcext:value-type="string">
            <text:p>Liza K.</text:p>
          </table:table-cell>
          <table:table-cell office:value-type="float" office:value="0.615032" calcext:value-type="float">
            <text:p>0.615032</text:p>
          </table:table-cell>
        </table:table-row>
        <table:table-row table:style-name="ro1">
          <table:table-cell office:value-type="string" calcext:value-type="string">
            <text:p>00f2f7db44fc0bae3bc60a389cdd8f91eaefc383</text:p>
          </table:table-cell>
          <table:table-cell office:value-type="string" calcext:value-type="string">
            <text:p>Jemima</text:p>
          </table:table-cell>
          <table:table-cell office:value-type="string" calcext:value-type="string">
            <text:p>W.</text:p>
          </table:table-cell>
          <table:table-cell table:formula="of:=CONCATENATE([.B65];&quot; &quot;; [.C65])" office:value-type="string" office:string-value="Jemima W." calcext:value-type="string">
            <text:p>Jemima W.</text:p>
          </table:table-cell>
          <table:table-cell office:value-type="float" office:value="-0.453018" calcext:value-type="float">
            <text:p>-0.453018</text:p>
          </table:table-cell>
          <table:table-cell table:number-columns-repeated="2"/>
          <table:table-cell office:value-type="string" calcext:value-type="string">
            <text:p>00d0997a5d5850e1b39bf7c3275969b6188579f0</text:p>
          </table:table-cell>
          <table:table-cell office:value-type="string" calcext:value-type="string">
            <text:p>Hazel</text:p>
          </table:table-cell>
          <table:table-cell office:value-type="string" calcext:value-type="string">
            <text:p>K.</text:p>
          </table:table-cell>
          <table:table-cell table:formula="of:=CONCATENATE([.I65];&quot; &quot;;[.J65])" office:value-type="string" office:string-value="Hazel K." calcext:value-type="string">
            <text:p>Hazel K.</text:p>
          </table:table-cell>
          <table:table-cell office:value-type="float" office:value="0.610565" calcext:value-type="float">
            <text:p>0.610565</text:p>
          </table:table-cell>
        </table:table-row>
        <table:table-row table:style-name="ro1">
          <table:table-cell office:value-type="string" calcext:value-type="string">
            <text:p>010d6f825967575f4b49dcef912e8d7b481df903</text:p>
          </table:table-cell>
          <table:table-cell office:value-type="string" calcext:value-type="string">
            <text:p>Chaya</text:p>
          </table:table-cell>
          <table:table-cell office:value-type="string" calcext:value-type="string">
            <text:p>P.</text:p>
          </table:table-cell>
          <table:table-cell table:formula="of:=CONCATENATE([.B66];&quot; &quot;; [.C66])" office:value-type="string" office:string-value="Chaya P." calcext:value-type="string">
            <text:p>Chaya P.</text:p>
          </table:table-cell>
          <table:table-cell office:value-type="float" office:value="-0.451364" calcext:value-type="float">
            <text:p>-0.451364</text:p>
          </table:table-cell>
          <table:table-cell table:number-columns-repeated="2"/>
          <table:table-cell office:value-type="string" calcext:value-type="string">
            <text:p>00223e36c7d2f1a11ade875179ec5457ab47103a</text:p>
          </table:table-cell>
          <table:table-cell office:value-type="string" calcext:value-type="string">
            <text:p>Lea</text:p>
          </table:table-cell>
          <table:table-cell office:value-type="string" calcext:value-type="string">
            <text:p>Antonette</text:p>
          </table:table-cell>
          <table:table-cell table:formula="of:=CONCATENATE([.I66];&quot; &quot;;[.J66])" office:value-type="string" office:string-value="Lea Antonette" calcext:value-type="string">
            <text:p>Lea Antonette</text:p>
          </table:table-cell>
          <table:table-cell office:value-type="float" office:value="0.600869" calcext:value-type="float">
            <text:p>0.600869</text:p>
          </table:table-cell>
        </table:table-row>
        <table:table-row table:style-name="ro1">
          <table:table-cell office:value-type="string" calcext:value-type="string">
            <text:p>004eb479b656e5dcb3ff6c399653c46369451e49</text:p>
          </table:table-cell>
          <table:table-cell office:value-type="string" calcext:value-type="string">
            <text:p>Gosia</text:p>
          </table:table-cell>
          <table:table-cell office:value-type="string" calcext:value-type="string">
            <text:p>L.</text:p>
          </table:table-cell>
          <table:table-cell table:formula="of:=CONCATENATE([.B67];&quot; &quot;; [.C67])" office:value-type="string" office:string-value="Gosia L." calcext:value-type="string">
            <text:p>Gosia L.</text:p>
          </table:table-cell>
          <table:table-cell office:value-type="float" office:value="-0.450939" calcext:value-type="float">
            <text:p>-0.450939</text:p>
          </table:table-cell>
          <table:table-cell table:number-columns-repeated="2"/>
          <table:table-cell office:value-type="string" calcext:value-type="string">
            <text:p>00636f5fbe525439f494966a5057acbd84b358de</text:p>
          </table:table-cell>
          <table:table-cell office:value-type="string" calcext:value-type="string">
            <text:p>Samantha</text:p>
          </table:table-cell>
          <table:table-cell office:value-type="string" calcext:value-type="string">
            <text:p>B.</text:p>
          </table:table-cell>
          <table:table-cell table:formula="of:=CONCATENATE([.I67];&quot; &quot;;[.J67])" office:value-type="string" office:string-value="Samantha B." calcext:value-type="string">
            <text:p>Samantha B.</text:p>
          </table:table-cell>
          <table:table-cell office:value-type="float" office:value="0.600328" calcext:value-type="float">
            <text:p>0.600328</text:p>
          </table:table-cell>
        </table:table-row>
        <table:table-row table:style-name="ro1">
          <table:table-cell office:value-type="string" calcext:value-type="string">
            <text:p>00bb235cda266a6df20df197ef6a61dd28cf6bb2</text:p>
          </table:table-cell>
          <table:table-cell office:value-type="string" calcext:value-type="string">
            <text:p>Lara</text:p>
          </table:table-cell>
          <table:table-cell office:value-type="string" calcext:value-type="string">
            <text:p>P.</text:p>
          </table:table-cell>
          <table:table-cell table:formula="of:=CONCATENATE([.B68];&quot; &quot;; [.C68])" office:value-type="string" office:string-value="Lara P." calcext:value-type="string">
            <text:p>Lara P.</text:p>
          </table:table-cell>
          <table:table-cell office:value-type="float" office:value="-0.437077" calcext:value-type="float">
            <text:p>-0.437077</text:p>
          </table:table-cell>
          <table:table-cell table:number-columns-repeated="2"/>
          <table:table-cell office:value-type="string" calcext:value-type="string">
            <text:p>00d3756be4616faba39b246eccdc8613b0a06385</text:p>
          </table:table-cell>
          <table:table-cell office:value-type="string" calcext:value-type="string">
            <text:p>Roberto</text:p>
          </table:table-cell>
          <table:table-cell office:value-type="string" calcext:value-type="string">
            <text:p>K.</text:p>
          </table:table-cell>
          <table:table-cell table:formula="of:=CONCATENATE([.I68];&quot; &quot;;[.J68])" office:value-type="string" office:string-value="Roberto K." calcext:value-type="string">
            <text:p>Roberto K.</text:p>
          </table:table-cell>
          <table:table-cell office:value-type="float" office:value="0.596501" calcext:value-type="float">
            <text:p>0.596501</text:p>
          </table:table-cell>
        </table:table-row>
        <table:table-row table:style-name="ro1">
          <table:table-cell office:value-type="string" calcext:value-type="string">
            <text:p>00d8db176605455b86680d84f5bef999b3994860</text:p>
          </table:table-cell>
          <table:table-cell office:value-type="string" calcext:value-type="string">
            <text:p>Karli</text:p>
          </table:table-cell>
          <table:table-cell office:value-type="string" calcext:value-type="string">
            <text:p>C.</text:p>
          </table:table-cell>
          <table:table-cell table:formula="of:=CONCATENATE([.B69];&quot; &quot;; [.C69])" office:value-type="string" office:string-value="Karli C." calcext:value-type="string">
            <text:p>Karli C.</text:p>
          </table:table-cell>
          <table:table-cell office:value-type="float" office:value="-0.429137" calcext:value-type="float">
            <text:p>-0.429137</text:p>
          </table:table-cell>
          <table:table-cell table:number-columns-repeated="2"/>
          <table:table-cell office:value-type="string" calcext:value-type="string">
            <text:p>00ff9f75a26bd01d0ae3dba62418d506cae72961</text:p>
          </table:table-cell>
          <table:table-cell office:value-type="string" calcext:value-type="string">
            <text:p>Morigian</text:p>
          </table:table-cell>
          <table:table-cell office:value-type="string" calcext:value-type="string">
            <text:p>B.</text:p>
          </table:table-cell>
          <table:table-cell table:formula="of:=CONCATENATE([.I69];&quot; &quot;;[.J69])" office:value-type="string" office:string-value="Morigian B." calcext:value-type="string">
            <text:p>Morigian B.</text:p>
          </table:table-cell>
          <table:table-cell office:value-type="float" office:value="0.587093" calcext:value-type="float">
            <text:p>0.587093</text:p>
          </table:table-cell>
        </table:table-row>
        <table:table-row table:style-name="ro1">
          <table:table-cell office:value-type="string" calcext:value-type="string">
            <text:p>011c84b795ccc2695bfa3ef00c27f1880261ee4f</text:p>
          </table:table-cell>
          <table:table-cell office:value-type="string" calcext:value-type="string">
            <text:p>Chas</text:p>
          </table:table-cell>
          <table:table-cell office:value-type="string" calcext:value-type="string">
            <text:p>L.</text:p>
          </table:table-cell>
          <table:table-cell table:formula="of:=CONCATENATE([.B70];&quot; &quot;; [.C70])" office:value-type="string" office:string-value="Chas L." calcext:value-type="string">
            <text:p>Chas L.</text:p>
          </table:table-cell>
          <table:table-cell office:value-type="float" office:value="-0.417615" calcext:value-type="float">
            <text:p>-0.417615</text:p>
          </table:table-cell>
          <table:table-cell table:number-columns-repeated="2"/>
          <table:table-cell office:value-type="string" calcext:value-type="string">
            <text:p>00c54ffbf7bdcdde3902dee4668163fa7c8c5111</text:p>
          </table:table-cell>
          <table:table-cell office:value-type="string" calcext:value-type="string">
            <text:p>Bun-alicious</text:p>
          </table:table-cell>
          <table:table-cell office:value-type="string" calcext:value-type="string">
            <text:p>K.</text:p>
          </table:table-cell>
          <table:table-cell table:formula="of:=CONCATENATE([.I70];&quot; &quot;;[.J70])" office:value-type="string" office:string-value="Bun-alicious K." calcext:value-type="string">
            <text:p>Bun-alicious K.</text:p>
          </table:table-cell>
          <table:table-cell office:value-type="float" office:value="0.586534" calcext:value-type="float">
            <text:p>0.586534</text:p>
          </table:table-cell>
        </table:table-row>
        <table:table-row table:style-name="ro1">
          <table:table-cell office:value-type="string" calcext:value-type="string">
            <text:p>00453ba826b6002770e105c890e8a108c417895d</text:p>
          </table:table-cell>
          <table:table-cell office:value-type="string" calcext:value-type="string">
            <text:p>Jermel-Lynn</text:p>
          </table:table-cell>
          <table:table-cell office:value-type="string" calcext:value-type="string">
            <text:p>Q.</text:p>
          </table:table-cell>
          <table:table-cell table:formula="of:=CONCATENATE([.B71];&quot; &quot;; [.C71])" office:value-type="string" office:string-value="Jermel-Lynn Q." calcext:value-type="string">
            <text:p>Jermel-Lynn Q.</text:p>
          </table:table-cell>
          <table:table-cell office:value-type="float" office:value="-0.398414" calcext:value-type="float">
            <text:p>-0.398414</text:p>
          </table:table-cell>
          <table:table-cell table:number-columns-repeated="2"/>
          <table:table-cell office:value-type="string" calcext:value-type="string">
            <text:p>00f24ee27e719a519823ce33ba8bb4d844c39bc9</text:p>
          </table:table-cell>
          <table:table-cell office:value-type="string" calcext:value-type="string">
            <text:p>Yagnesh</text:p>
          </table:table-cell>
          <table:table-cell office:value-type="string" calcext:value-type="string">
            <text:p>P.</text:p>
          </table:table-cell>
          <table:table-cell table:formula="of:=CONCATENATE([.I71];&quot; &quot;;[.J71])" office:value-type="string" office:string-value="Yagnesh P." calcext:value-type="string">
            <text:p>Yagnesh P.</text:p>
          </table:table-cell>
          <table:table-cell office:value-type="float" office:value="0.582726" calcext:value-type="float">
            <text:p>0.582726</text:p>
          </table:table-cell>
        </table:table-row>
        <table:table-row table:style-name="ro1">
          <table:table-cell office:value-type="string" calcext:value-type="string">
            <text:p>00d0997a5d5850e1b39bf7c3275969b6188579f0</text:p>
          </table:table-cell>
          <table:table-cell office:value-type="string" calcext:value-type="string">
            <text:p>Hazel</text:p>
          </table:table-cell>
          <table:table-cell office:value-type="string" calcext:value-type="string">
            <text:p>K.</text:p>
          </table:table-cell>
          <table:table-cell table:formula="of:=CONCATENATE([.B72];&quot; &quot;; [.C72])" office:value-type="string" office:string-value="Hazel K." calcext:value-type="string">
            <text:p>Hazel K.</text:p>
          </table:table-cell>
          <table:table-cell office:value-type="float" office:value="-0.393858" calcext:value-type="float">
            <text:p>-0.393858</text:p>
          </table:table-cell>
          <table:table-cell table:number-columns-repeated="2"/>
          <table:table-cell office:value-type="string" calcext:value-type="string">
            <text:p>000989a1219076e6ac895cb0968981f32c0be644</text:p>
          </table:table-cell>
          <table:table-cell office:value-type="string" calcext:value-type="string">
            <text:p>grace</text:p>
          </table:table-cell>
          <table:table-cell office:value-type="string" calcext:value-type="string">
            <text:p>y.</text:p>
          </table:table-cell>
          <table:table-cell table:formula="of:=CONCATENATE([.I72];&quot; &quot;;[.J72])" office:value-type="string" office:string-value="grace y." calcext:value-type="string">
            <text:p>grace y.</text:p>
          </table:table-cell>
          <table:table-cell office:value-type="float" office:value="0.578026" calcext:value-type="float">
            <text:p>0.578026</text:p>
          </table:table-cell>
        </table:table-row>
        <table:table-row table:style-name="ro1">
          <table:table-cell office:value-type="string" calcext:value-type="string">
            <text:p>002b6cb72d237730e3765d77a9acd50489340e7f</text:p>
          </table:table-cell>
          <table:table-cell office:value-type="string" calcext:value-type="string">
            <text:p>Maleeha</text:p>
          </table:table-cell>
          <table:table-cell office:value-type="string" calcext:value-type="string">
            <text:p>K.</text:p>
          </table:table-cell>
          <table:table-cell table:formula="of:=CONCATENATE([.B73];&quot; &quot;; [.C73])" office:value-type="string" office:string-value="Maleeha K." calcext:value-type="string">
            <text:p>Maleeha K.</text:p>
          </table:table-cell>
          <table:table-cell office:value-type="float" office:value="-0.393133" calcext:value-type="float">
            <text:p>-0.393133</text:p>
          </table:table-cell>
          <table:table-cell table:number-columns-repeated="2"/>
          <table:table-cell office:value-type="string" calcext:value-type="string">
            <text:p>007ac9529ad9025c20319b2c53a283f94dcc1f52</text:p>
          </table:table-cell>
          <table:table-cell office:value-type="string" calcext:value-type="string">
            <text:p>Andy</text:p>
          </table:table-cell>
          <table:table-cell office:value-type="string" calcext:value-type="string">
            <text:p>P.</text:p>
          </table:table-cell>
          <table:table-cell table:formula="of:=CONCATENATE([.I73];&quot; &quot;;[.J73])" office:value-type="string" office:string-value="Andy P." calcext:value-type="string">
            <text:p>Andy P.</text:p>
          </table:table-cell>
          <table:table-cell office:value-type="float" office:value="0.567749" calcext:value-type="float">
            <text:p>0.567749</text:p>
          </table:table-cell>
        </table:table-row>
        <table:table-row table:style-name="ro1">
          <table:table-cell office:value-type="string" calcext:value-type="string">
            <text:p>005ce9d95722c06ecbcf76bc89ae1214b0ca4b8c</text:p>
          </table:table-cell>
          <table:table-cell office:value-type="string" calcext:value-type="string">
            <text:p>Rinc</text:p>
          </table:table-cell>
          <table:table-cell office:value-type="string" calcext:value-type="string">
            <text:p>K.</text:p>
          </table:table-cell>
          <table:table-cell table:formula="of:=CONCATENATE([.B74];&quot; &quot;; [.C74])" office:value-type="string" office:string-value="Rinc K." calcext:value-type="string">
            <text:p>Rinc K.</text:p>
          </table:table-cell>
          <table:table-cell office:value-type="float" office:value="-0.393133" calcext:value-type="float">
            <text:p>-0.393133</text:p>
          </table:table-cell>
          <table:table-cell table:number-columns-repeated="2"/>
          <table:table-cell office:value-type="string" calcext:value-type="string">
            <text:p>006418fd02d7b32902048436d6b7aea1fdfe3f81</text:p>
          </table:table-cell>
          <table:table-cell office:value-type="string" calcext:value-type="string">
            <text:p>Marie-Claire</text:p>
          </table:table-cell>
          <table:table-cell office:value-type="string" calcext:value-type="string">
            <text:p>R.</text:p>
          </table:table-cell>
          <table:table-cell table:formula="of:=CONCATENATE([.I74];&quot; &quot;;[.J74])" office:value-type="string" office:string-value="Marie-Claire R." calcext:value-type="string">
            <text:p>Marie-Claire R.</text:p>
          </table:table-cell>
          <table:table-cell office:value-type="float" office:value="0.56329" calcext:value-type="float">
            <text:p>0.56329</text:p>
          </table:table-cell>
        </table:table-row>
        <table:table-row table:style-name="ro1">
          <table:table-cell office:value-type="string" calcext:value-type="string">
            <text:p>005146d5d9ccf3ddad060de3b32ce52ca89dda4b</text:p>
          </table:table-cell>
          <table:table-cell office:value-type="string" calcext:value-type="string">
            <text:p>Nuri</text:p>
          </table:table-cell>
          <table:table-cell office:value-type="string" calcext:value-type="string">
            <text:p>G.</text:p>
          </table:table-cell>
          <table:table-cell table:formula="of:=CONCATENATE([.B75];&quot; &quot;; [.C75])" office:value-type="string" office:string-value="Nuri G." calcext:value-type="string">
            <text:p>Nuri G.</text:p>
          </table:table-cell>
          <table:table-cell office:value-type="float" office:value="-0.390959" calcext:value-type="float">
            <text:p>-0.390959</text:p>
          </table:table-cell>
          <table:table-cell table:number-columns-repeated="2"/>
          <table:table-cell office:value-type="string" calcext:value-type="string">
            <text:p>004f70dedd1b7e56d694d36be421c21d5f9fb06e</text:p>
          </table:table-cell>
          <table:table-cell office:value-type="string" calcext:value-type="string">
            <text:p>Ray</text:p>
          </table:table-cell>
          <table:table-cell office:value-type="string" calcext:value-type="string">
            <text:p>G.</text:p>
          </table:table-cell>
          <table:table-cell table:formula="of:=CONCATENATE([.I75];&quot; &quot;;[.J75])" office:value-type="string" office:string-value="Ray G." calcext:value-type="string">
            <text:p>Ray G.</text:p>
          </table:table-cell>
          <table:table-cell office:value-type="float" office:value="0.552556" calcext:value-type="float">
            <text:p>0.552556</text:p>
          </table:table-cell>
        </table:table-row>
        <table:table-row table:style-name="ro1">
          <table:table-cell office:value-type="string" calcext:value-type="string">
            <text:p>00d04369bda76b5e7e64c4572ef79270f4fe19f3</text:p>
          </table:table-cell>
          <table:table-cell office:value-type="string" calcext:value-type="string">
            <text:p>Asa</text:p>
          </table:table-cell>
          <table:table-cell office:value-type="string" calcext:value-type="string">
            <text:p>S.</text:p>
          </table:table-cell>
          <table:table-cell table:formula="of:=CONCATENATE([.B76];&quot; &quot;; [.C76])" office:value-type="string" office:string-value="Asa S." calcext:value-type="string">
            <text:p>Asa S.</text:p>
          </table:table-cell>
          <table:table-cell office:value-type="float" office:value="-0.38355" calcext:value-type="float">
            <text:p>-0.38355</text:p>
          </table:table-cell>
          <table:table-cell table:number-columns-repeated="2"/>
          <table:table-cell office:value-type="string" calcext:value-type="string">
            <text:p>00cdfddcc0c872adfd56d8d92395667cac2306d3</text:p>
          </table:table-cell>
          <table:table-cell office:value-type="string" calcext:value-type="string">
            <text:p>Connie</text:p>
          </table:table-cell>
          <table:table-cell office:value-type="string" calcext:value-type="string">
            <text:p>D.</text:p>
          </table:table-cell>
          <table:table-cell table:formula="of:=CONCATENATE([.I76];&quot; &quot;;[.J76])" office:value-type="string" office:string-value="Connie D." calcext:value-type="string">
            <text:p>Connie D.</text:p>
          </table:table-cell>
          <table:table-cell office:value-type="float" office:value="0.5423" calcext:value-type="float">
            <text:p>0.5423</text:p>
          </table:table-cell>
        </table:table-row>
        <table:table-row table:style-name="ro1">
          <table:table-cell office:value-type="string" calcext:value-type="string">
            <text:p>0071ec894bfa7ba7a3e526f4d28abea42e0b93dc</text:p>
          </table:table-cell>
          <table:table-cell office:value-type="string" calcext:value-type="string">
            <text:p>Kyri</text:p>
          </table:table-cell>
          <table:table-cell office:value-type="string" calcext:value-type="string">
            <text:p>C.</text:p>
          </table:table-cell>
          <table:table-cell table:formula="of:=CONCATENATE([.B77];&quot; &quot;; [.C77])" office:value-type="string" office:string-value="Kyri C." calcext:value-type="string">
            <text:p>Kyri C.</text:p>
          </table:table-cell>
          <table:table-cell office:value-type="float" office:value="-0.378319" calcext:value-type="float">
            <text:p>-0.378319</text:p>
          </table:table-cell>
          <table:table-cell table:number-columns-repeated="2"/>
          <table:table-cell office:value-type="string" calcext:value-type="string">
            <text:p>00faf9bdee4809f207136d21547ff10badaf08c2</text:p>
          </table:table-cell>
          <table:table-cell office:value-type="string" calcext:value-type="string">
            <text:p>Beatrice</text:p>
          </table:table-cell>
          <table:table-cell office:value-type="string" calcext:value-type="string">
            <text:p>I.</text:p>
          </table:table-cell>
          <table:table-cell table:formula="of:=CONCATENATE([.I77];&quot; &quot;;[.J77])" office:value-type="string" office:string-value="Beatrice I." calcext:value-type="string">
            <text:p>Beatrice I.</text:p>
          </table:table-cell>
          <table:table-cell office:value-type="float" office:value="0.540849" calcext:value-type="float">
            <text:p>0.540849</text:p>
          </table:table-cell>
        </table:table-row>
        <table:table-row table:style-name="ro1">
          <table:table-cell office:value-type="string" calcext:value-type="string">
            <text:p>00539750cb57ea6e015dab64e5b81d461cd2ccc9</text:p>
          </table:table-cell>
          <table:table-cell office:value-type="string" calcext:value-type="string">
            <text:p>Crystal</text:p>
          </table:table-cell>
          <table:table-cell office:value-type="string" calcext:value-type="string">
            <text:p>w.</text:p>
          </table:table-cell>
          <table:table-cell table:formula="of:=CONCATENATE([.B78];&quot; &quot;; [.C78])" office:value-type="string" office:string-value="Crystal w." calcext:value-type="string">
            <text:p>Crystal w.</text:p>
          </table:table-cell>
          <table:table-cell office:value-type="float" office:value="-0.369957" calcext:value-type="float">
            <text:p>-0.369957</text:p>
          </table:table-cell>
          <table:table-cell table:number-columns-repeated="2"/>
          <table:table-cell office:value-type="string" calcext:value-type="string">
            <text:p>00029a2e2af3cf988575ba815edbba19087848fa</text:p>
          </table:table-cell>
          <table:table-cell office:value-type="string" calcext:value-type="string">
            <text:p>Warren</text:p>
          </table:table-cell>
          <table:table-cell office:value-type="string" calcext:value-type="string">
            <text:p>W.</text:p>
          </table:table-cell>
          <table:table-cell table:formula="of:=CONCATENATE([.I78];&quot; &quot;;[.J78])" office:value-type="string" office:string-value="Warren W." calcext:value-type="string">
            <text:p>Warren W.</text:p>
          </table:table-cell>
          <table:table-cell office:value-type="float" office:value="0.529188" calcext:value-type="float">
            <text:p>0.529188</text:p>
          </table:table-cell>
        </table:table-row>
        <table:table-row table:style-name="ro1">
          <table:table-cell office:value-type="string" calcext:value-type="string">
            <text:p>00c75fb362a459a5daab11dd025b6f904f79624e</text:p>
          </table:table-cell>
          <table:table-cell office:value-type="string" calcext:value-type="string">
            <text:p>Nata</text:p>
          </table:table-cell>
          <table:table-cell office:value-type="string" calcext:value-type="string">
            <text:p>B.</text:p>
          </table:table-cell>
          <table:table-cell table:formula="of:=CONCATENATE([.B79];&quot; &quot;; [.C79])" office:value-type="string" office:string-value="Nata B." calcext:value-type="string">
            <text:p>Nata B.</text:p>
          </table:table-cell>
          <table:table-cell office:value-type="float" office:value="-0.347579" calcext:value-type="float">
            <text:p>-0.347579</text:p>
          </table:table-cell>
          <table:table-cell table:number-columns-repeated="2"/>
          <table:table-cell office:value-type="string" calcext:value-type="string">
            <text:p>0108599d21023fb32926215fb6f67b1f1c24b43b</text:p>
          </table:table-cell>
          <table:table-cell office:value-type="string" calcext:value-type="string">
            <text:p>Lou</text:p>
          </table:table-cell>
          <table:table-cell office:value-type="string" calcext:value-type="string">
            <text:p>G.</text:p>
          </table:table-cell>
          <table:table-cell table:formula="of:=CONCATENATE([.I79];&quot; &quot;;[.J79])" office:value-type="string" office:string-value="Lou G." calcext:value-type="string">
            <text:p>Lou G.</text:p>
          </table:table-cell>
          <table:table-cell office:value-type="float" office:value="0.527449" calcext:value-type="float">
            <text:p>0.527449</text:p>
          </table:table-cell>
        </table:table-row>
        <table:table-row table:style-name="ro1">
          <table:table-cell office:value-type="string" calcext:value-type="string">
            <text:p>000989a1219076e6ac895cb0968981f32c0be644</text:p>
          </table:table-cell>
          <table:table-cell office:value-type="string" calcext:value-type="string">
            <text:p>grace</text:p>
          </table:table-cell>
          <table:table-cell office:value-type="string" calcext:value-type="string">
            <text:p>y.</text:p>
          </table:table-cell>
          <table:table-cell table:formula="of:=CONCATENATE([.B80];&quot; &quot;; [.C80])" office:value-type="string" office:string-value="grace y." calcext:value-type="string">
            <text:p>grace y.</text:p>
          </table:table-cell>
          <table:table-cell office:value-type="float" office:value="-0.308666" calcext:value-type="float">
            <text:p>-0.308666</text:p>
          </table:table-cell>
          <table:table-cell table:number-columns-repeated="2"/>
          <table:table-cell office:value-type="string" calcext:value-type="string">
            <text:p>00bb235cda266a6df20df197ef6a61dd28cf6bb2</text:p>
          </table:table-cell>
          <table:table-cell office:value-type="string" calcext:value-type="string">
            <text:p>Lara</text:p>
          </table:table-cell>
          <table:table-cell office:value-type="string" calcext:value-type="string">
            <text:p>P.</text:p>
          </table:table-cell>
          <table:table-cell table:formula="of:=CONCATENATE([.I80];&quot; &quot;;[.J80])" office:value-type="string" office:string-value="Lara P." calcext:value-type="string">
            <text:p>Lara P.</text:p>
          </table:table-cell>
          <table:table-cell office:value-type="float" office:value="0.517723" calcext:value-type="float">
            <text:p>0.517723</text:p>
          </table:table-cell>
        </table:table-row>
        <table:table-row table:style-name="ro1">
          <table:table-cell office:value-type="string" calcext:value-type="string">
            <text:p>00fad6766292fb120658eb2fae4de642a0cbafc2</text:p>
          </table:table-cell>
          <table:table-cell office:value-type="string" calcext:value-type="string">
            <text:p>LaShanda</text:p>
          </table:table-cell>
          <table:table-cell office:value-type="string" calcext:value-type="string">
            <text:p>W.</text:p>
          </table:table-cell>
          <table:table-cell table:formula="of:=CONCATENATE([.B81];&quot; &quot;; [.C81])" office:value-type="string" office:string-value="LaShanda W." calcext:value-type="string">
            <text:p>LaShanda W.</text:p>
          </table:table-cell>
          <table:table-cell office:value-type="float" office:value="-0.28319" calcext:value-type="float">
            <text:p>-0.28319</text:p>
          </table:table-cell>
          <table:table-cell table:number-columns-repeated="2"/>
          <table:table-cell office:value-type="string" calcext:value-type="string">
            <text:p>007474013b415ae0ecf474e0f093297dac884334</text:p>
          </table:table-cell>
          <table:table-cell office:value-type="string" calcext:value-type="string">
            <text:p>Minaz</text:p>
          </table:table-cell>
          <table:table-cell office:value-type="string" calcext:value-type="string">
            <text:p>M.</text:p>
          </table:table-cell>
          <table:table-cell table:formula="of:=CONCATENATE([.I81];&quot; &quot;;[.J81])" office:value-type="string" office:string-value="Minaz M." calcext:value-type="string">
            <text:p>Minaz M.</text:p>
          </table:table-cell>
          <table:table-cell office:value-type="float" office:value="0.516209" calcext:value-type="float">
            <text:p>0.516209</text:p>
          </table:table-cell>
        </table:table-row>
        <table:table-row table:style-name="ro1">
          <table:table-cell office:value-type="string" calcext:value-type="string">
            <text:p>00223e36c7d2f1a11ade875179ec5457ab47103a</text:p>
          </table:table-cell>
          <table:table-cell office:value-type="string" calcext:value-type="string">
            <text:p>Lea</text:p>
          </table:table-cell>
          <table:table-cell office:value-type="string" calcext:value-type="string">
            <text:p>Antonette</text:p>
          </table:table-cell>
          <table:table-cell table:formula="of:=CONCATENATE([.B82];&quot; &quot;; [.C82])" office:value-type="string" office:string-value="Lea Antonette" calcext:value-type="string">
            <text:p>Lea Antonette</text:p>
          </table:table-cell>
          <table:table-cell office:value-type="float" office:value="-0.268479" calcext:value-type="float">
            <text:p>-0.268479</text:p>
          </table:table-cell>
          <table:table-cell table:number-columns-repeated="2"/>
          <table:table-cell office:value-type="string" calcext:value-type="string">
            <text:p>011dad9bf2fe5e5915e292303969d96565d8a98e</text:p>
          </table:table-cell>
          <table:table-cell office:value-type="string" calcext:value-type="string">
            <text:p>Julianna</text:p>
          </table:table-cell>
          <table:table-cell office:value-type="string" calcext:value-type="string">
            <text:p>B.</text:p>
          </table:table-cell>
          <table:table-cell table:formula="of:=CONCATENATE([.I82];&quot; &quot;;[.J82])" office:value-type="string" office:string-value="Julianna B." calcext:value-type="string">
            <text:p>Julianna B.</text:p>
          </table:table-cell>
          <table:table-cell office:value-type="float" office:value="0.516209" calcext:value-type="float">
            <text:p>0.516209</text:p>
          </table:table-cell>
        </table:table-row>
        <table:table-row table:style-name="ro1">
          <table:table-cell office:value-type="string" calcext:value-type="string">
            <text:p>0070ffbaa22f2223e5cffef6f9b8e47a808a5d50</text:p>
          </table:table-cell>
          <table:table-cell office:value-type="string" calcext:value-type="string">
            <text:p>Rafael</text:p>
          </table:table-cell>
          <table:table-cell office:value-type="string" calcext:value-type="string">
            <text:p>C.</text:p>
          </table:table-cell>
          <table:table-cell table:formula="of:=CONCATENATE([.B83];&quot; &quot;; [.C83])" office:value-type="string" office:string-value="Rafael C." calcext:value-type="string">
            <text:p>Rafael C.</text:p>
          </table:table-cell>
          <table:table-cell office:value-type="float" office:value="-0.159487" calcext:value-type="float">
            <text:p>-0.159487</text:p>
          </table:table-cell>
          <table:table-cell table:number-columns-repeated="2"/>
          <table:table-cell office:value-type="string" calcext:value-type="string">
            <text:p>00b71a9a654ba519481488b554927ed1e74e1872</text:p>
          </table:table-cell>
          <table:table-cell office:value-type="string" calcext:value-type="string">
            <text:p>billy</text:p>
          </table:table-cell>
          <table:table-cell office:value-type="string" calcext:value-type="string">
            <text:p>b.</text:p>
          </table:table-cell>
          <table:table-cell table:formula="of:=CONCATENATE([.I83];&quot; &quot;;[.J83])" office:value-type="string" office:string-value="billy b." calcext:value-type="string">
            <text:p>billy b.</text:p>
          </table:table-cell>
          <table:table-cell office:value-type="float" office:value="0.514881" calcext:value-type="float">
            <text:p>0.514881</text:p>
          </table:table-cell>
        </table:table-row>
        <table:table-row table:style-name="ro1">
          <table:table-cell office:value-type="string" calcext:value-type="string">
            <text:p>0081d9dbf8a292ffeca3af38546b1ed2f882680b</text:p>
          </table:table-cell>
          <table:table-cell office:value-type="string" calcext:value-type="string">
            <text:p>Kirby</text:p>
          </table:table-cell>
          <table:table-cell office:value-type="string" calcext:value-type="string">
            <text:p>S.</text:p>
          </table:table-cell>
          <table:table-cell table:formula="of:=CONCATENATE([.B84];&quot; &quot;; [.C84])" office:value-type="string" office:string-value="Kirby S." calcext:value-type="string">
            <text:p>Kirby S.</text:p>
          </table:table-cell>
          <table:table-cell office:value-type="float" office:value="-0.11556" calcext:value-type="float">
            <text:p>-0.11556</text:p>
          </table:table-cell>
          <table:table-cell table:number-columns-repeated="2"/>
          <table:table-cell office:value-type="string" calcext:value-type="string">
            <text:p>00ec5114bb50a07e9298f84df8be674eb69bb981</text:p>
          </table:table-cell>
          <table:table-cell office:value-type="string" calcext:value-type="string">
            <text:p>annie</text:p>
          </table:table-cell>
          <table:table-cell office:value-type="string" calcext:value-type="string">
            <text:p>y.</text:p>
          </table:table-cell>
          <table:table-cell table:formula="of:=CONCATENATE([.I84];&quot; &quot;;[.J84])" office:value-type="string" office:string-value="annie y." calcext:value-type="string">
            <text:p>annie y.</text:p>
          </table:table-cell>
          <table:table-cell office:value-type="float" office:value="0.513562" calcext:value-type="float">
            <text:p>0.513562</text:p>
          </table:table-cell>
        </table:table-row>
        <table:table-row table:style-name="ro1">
          <table:table-cell office:value-type="string" calcext:value-type="string">
            <text:p>0083fc024b955ef952133f68b5b9ed2f67e99543</text:p>
          </table:table-cell>
          <table:table-cell office:value-type="string" calcext:value-type="string">
            <text:p>Shayan</text:p>
          </table:table-cell>
          <table:table-cell office:value-type="string" calcext:value-type="string">
            <text:p>S.</text:p>
          </table:table-cell>
          <table:table-cell table:formula="of:=CONCATENATE([.B85];&quot; &quot;; [.C85])" office:value-type="string" office:string-value="Shayan S." calcext:value-type="string">
            <text:p>Shayan S.</text:p>
          </table:table-cell>
          <table:table-cell office:value-type="float" office:value="-0.11556" calcext:value-type="float">
            <text:p>-0.11556</text:p>
          </table:table-cell>
          <table:table-cell table:number-columns-repeated="2"/>
          <table:table-cell office:value-type="string" calcext:value-type="string">
            <text:p>00d04369bda76b5e7e64c4572ef79270f4fe19f3</text:p>
          </table:table-cell>
          <table:table-cell office:value-type="string" calcext:value-type="string">
            <text:p>Asa</text:p>
          </table:table-cell>
          <table:table-cell office:value-type="string" calcext:value-type="string">
            <text:p>S.</text:p>
          </table:table-cell>
          <table:table-cell table:formula="of:=CONCATENATE([.I85];&quot; &quot;;[.J85])" office:value-type="string" office:string-value="Asa S." calcext:value-type="string">
            <text:p>Asa S.</text:p>
          </table:table-cell>
          <table:table-cell office:value-type="float" office:value="0.510241" calcext:value-type="float">
            <text:p>0.510241</text:p>
          </table:table-cell>
        </table:table-row>
        <table:table-row table:style-name="ro1">
          <table:table-cell office:value-type="string" calcext:value-type="string">
            <text:p>001ee1d930931bfbf925d0e55d99addf3512cfe9</text:p>
          </table:table-cell>
          <table:table-cell office:value-type="string" calcext:value-type="string">
            <text:p>Marta</text:p>
          </table:table-cell>
          <table:table-cell office:value-type="string" calcext:value-type="string">
            <text:p>A.</text:p>
          </table:table-cell>
          <table:table-cell table:formula="of:=CONCATENATE([.B86];&quot; &quot;; [.C86])" office:value-type="string" office:string-value="Marta A." calcext:value-type="string">
            <text:p>Marta A.</text:p>
          </table:table-cell>
          <table:table-cell office:value-type="float" office:value="-0.078779" calcext:value-type="float">
            <text:p>-0.078779</text:p>
          </table:table-cell>
          <table:table-cell table:number-columns-repeated="2"/>
          <table:table-cell office:value-type="string" calcext:value-type="string">
            <text:p>005cd6c15a87cebb2f166e0d4980cc3c7e35c122</text:p>
          </table:table-cell>
          <table:table-cell office:value-type="string" calcext:value-type="string">
            <text:p>Duwi</text:p>
          </table:table-cell>
          <table:table-cell office:value-type="string" calcext:value-type="string">
            <text:p>P.</text:p>
          </table:table-cell>
          <table:table-cell table:formula="of:=CONCATENATE([.I86];&quot; &quot;;[.J86])" office:value-type="string" office:string-value="Duwi P." calcext:value-type="string">
            <text:p>Duwi P.</text:p>
          </table:table-cell>
          <table:table-cell office:value-type="float" office:value="0.509345" calcext:value-type="float">
            <text:p>0.509345</text:p>
          </table:table-cell>
        </table:table-row>
        <table:table-row table:style-name="ro1">
          <table:table-cell office:value-type="string" calcext:value-type="string">
            <text:p>011dad9bf2fe5e5915e292303969d96565d8a98e</text:p>
          </table:table-cell>
          <table:table-cell office:value-type="string" calcext:value-type="string">
            <text:p>Julianna</text:p>
          </table:table-cell>
          <table:table-cell office:value-type="string" calcext:value-type="string">
            <text:p>B.</text:p>
          </table:table-cell>
          <table:table-cell table:formula="of:=CONCATENATE([.B87];&quot; &quot;; [.C87])" office:value-type="string" office:string-value="Julianna B." calcext:value-type="string">
            <text:p>Julianna B.</text:p>
          </table:table-cell>
          <table:table-cell office:value-type="float" office:value="-0" calcext:value-type="float">
            <text:p>0</text:p>
          </table:table-cell>
          <table:table-cell table:number-columns-repeated="2"/>
          <table:table-cell office:value-type="string" calcext:value-type="string">
            <text:p>0064fa5508b1d9126322fd0b95a09a673cd560fc</text:p>
          </table:table-cell>
          <table:table-cell office:value-type="string" calcext:value-type="string">
            <text:p>Tracy</text:p>
          </table:table-cell>
          <table:table-cell office:value-type="string" calcext:value-type="string">
            <text:p>G.</text:p>
          </table:table-cell>
          <table:table-cell table:formula="of:=CONCATENATE([.I87];&quot; &quot;;[.J87])" office:value-type="string" office:string-value="Tracy G." calcext:value-type="string">
            <text:p>Tracy G.</text:p>
          </table:table-cell>
          <table:table-cell office:value-type="float" office:value="0.507382" calcext:value-type="float">
            <text:p>0.507382</text:p>
          </table:table-cell>
        </table:table-row>
        <table:table-row table:style-name="ro1">
          <table:table-cell office:value-type="string" calcext:value-type="string">
            <text:p>007474013b415ae0ecf474e0f093297dac884334</text:p>
          </table:table-cell>
          <table:table-cell office:value-type="string" calcext:value-type="string">
            <text:p>Minaz</text:p>
          </table:table-cell>
          <table:table-cell office:value-type="string" calcext:value-type="string">
            <text:p>M.</text:p>
          </table:table-cell>
          <table:table-cell table:formula="of:=CONCATENATE([.B88];&quot; &quot;; [.C88])" office:value-type="string" office:string-value="Minaz M." calcext:value-type="string">
            <text:p>Minaz M.</text:p>
          </table:table-cell>
          <table:table-cell office:value-type="float" office:value="-0" calcext:value-type="float">
            <text:p>0</text:p>
          </table:table-cell>
          <table:table-cell table:number-columns-repeated="2"/>
          <table:table-cell office:value-type="string" calcext:value-type="string">
            <text:p>008a4a397eb7099d2e457f3ded621a3f44f95778</text:p>
          </table:table-cell>
          <table:table-cell office:value-type="string" calcext:value-type="string">
            <text:p>Orville</text:p>
          </table:table-cell>
          <table:table-cell office:value-type="string" calcext:value-type="string">
            <text:p>C.</text:p>
          </table:table-cell>
          <table:table-cell table:formula="of:=CONCATENATE([.I88];&quot; &quot;;[.J88])" office:value-type="string" office:string-value="Orville C." calcext:value-type="string">
            <text:p>Orville C.</text:p>
          </table:table-cell>
          <table:table-cell office:value-type="float" office:value="0.506942" calcext:value-type="float">
            <text:p>0.506942</text:p>
          </table:table-cell>
        </table:table-row>
        <table:table-row table:style-name="ro1">
          <table:table-cell office:value-type="string" calcext:value-type="string">
            <text:p>00ecf7fa4c95e090ebd4a5afb6537569109da2d0</text:p>
          </table:table-cell>
          <table:table-cell office:value-type="string" calcext:value-type="string">
            <text:p>Sonjay</text:p>
          </table:table-cell>
          <table:table-cell office:value-type="string" calcext:value-type="string">
            <text:p>M.</text:p>
          </table:table-cell>
          <table:table-cell table:formula="of:=CONCATENATE([.B89];&quot; &quot;; [.C89])" office:value-type="string" office:string-value="Sonjay M." calcext:value-type="string">
            <text:p>Sonjay M.</text:p>
          </table:table-cell>
          <table:table-cell office:value-type="float" office:value="-0" calcext:value-type="float">
            <text:p>0</text:p>
          </table:table-cell>
          <table:table-cell table:number-columns-repeated="2"/>
          <table:table-cell office:value-type="string" calcext:value-type="string">
            <text:p>00a763edf8c182135dd5296965d1b268d066c52c</text:p>
          </table:table-cell>
          <table:table-cell office:value-type="string" calcext:value-type="string">
            <text:p>Tsuchiko</text:p>
          </table:table-cell>
          <table:table-cell office:value-type="string" calcext:value-type="string">
            <text:p>M.</text:p>
          </table:table-cell>
          <table:table-cell table:formula="of:=CONCATENATE([.I89];&quot; &quot;;[.J89])" office:value-type="string" office:string-value="Tsuchiko M." calcext:value-type="string">
            <text:p>Tsuchiko M.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00a763edf8c182135dd5296965d1b268d066c52c</text:p>
          </table:table-cell>
          <table:table-cell office:value-type="string" calcext:value-type="string">
            <text:p>Tsuchiko</text:p>
          </table:table-cell>
          <table:table-cell office:value-type="string" calcext:value-type="string">
            <text:p>M.</text:p>
          </table:table-cell>
          <table:table-cell table:formula="of:=CONCATENATE([.B90];&quot; &quot;; [.C90])" office:value-type="string" office:string-value="Tsuchiko M." calcext:value-type="string">
            <text:p>Tsuchiko M.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06dbc8ba4b3bea1a7a57a442eb7d23841f5e65b</text:p>
          </table:table-cell>
          <table:table-cell office:value-type="string" calcext:value-type="string">
            <text:p>tejune</text:p>
          </table:table-cell>
          <table:table-cell office:value-type="string" calcext:value-type="string">
            <text:p>k.</text:p>
          </table:table-cell>
          <table:table-cell table:formula="of:=CONCATENATE([.I90];&quot; &quot;;[.J90])" office:value-type="string" office:string-value="tejune k." calcext:value-type="string">
            <text:p>tejune k.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000dca7b482ad4c017d61f24dc26f8fd8d5a19a2</text:p>
          </table:table-cell>
          <table:table-cell office:value-type="string" calcext:value-type="string">
            <text:p>Louise</text:p>
          </table:table-cell>
          <table:table-cell office:value-type="string" calcext:value-type="string">
            <text:p>S.</text:p>
          </table:table-cell>
          <table:table-cell table:formula="of:=CONCATENATE([.B91];&quot; &quot;; [.C91])" office:value-type="string" office:string-value="Louise S." calcext:value-type="string">
            <text:p>Louise S.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0e359b17af3ed3b710ac37327ac8ca717f93dab</text:p>
          </table:table-cell>
          <table:table-cell office:value-type="string" calcext:value-type="string">
            <text:p>Ina</text:p>
          </table:table-cell>
          <table:table-cell office:value-type="string" calcext:value-type="string">
            <text:p>A.</text:p>
          </table:table-cell>
          <table:table-cell table:formula="of:=CONCATENATE([.I91];&quot; &quot;;[.J91])" office:value-type="string" office:string-value="Ina A." calcext:value-type="string">
            <text:p>Ina A.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00e405de0d8e3871f5c3011038536cd7ac320da3</text:p>
          </table:table-cell>
          <table:table-cell office:value-type="string" calcext:value-type="string">
            <text:p>Lissa</text:p>
          </table:table-cell>
          <table:table-cell office:value-type="string" calcext:value-type="string">
            <text:p>C.</text:p>
          </table:table-cell>
          <table:table-cell table:formula="of:=CONCATENATE([.B92];&quot; &quot;; [.C92])" office:value-type="string" office:string-value="Lissa C." calcext:value-type="string">
            <text:p>Lissa C.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11d448b53f6df2540662e9575c85e1568cc7e98</text:p>
          </table:table-cell>
          <table:table-cell office:value-type="string" calcext:value-type="string">
            <text:p>Storm</text:p>
          </table:table-cell>
          <table:table-cell office:value-type="string" calcext:value-type="string">
            <text:p>E.</text:p>
          </table:table-cell>
          <table:table-cell table:formula="of:=CONCATENATE([.I92];&quot; &quot;;[.J92])" office:value-type="string" office:string-value="Storm E." calcext:value-type="string">
            <text:p>Storm E.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011d448b53f6df2540662e9575c85e1568cc7e98</text:p>
          </table:table-cell>
          <table:table-cell office:value-type="string" calcext:value-type="string">
            <text:p>Storm</text:p>
          </table:table-cell>
          <table:table-cell office:value-type="string" calcext:value-type="string">
            <text:p>E.</text:p>
          </table:table-cell>
          <table:table-cell table:formula="of:=CONCATENATE([.B93];&quot; &quot;; [.C93])" office:value-type="string" office:string-value="Storm E." calcext:value-type="string">
            <text:p>Storm E.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0e405de0d8e3871f5c3011038536cd7ac320da3</text:p>
          </table:table-cell>
          <table:table-cell office:value-type="string" calcext:value-type="string">
            <text:p>Lissa</text:p>
          </table:table-cell>
          <table:table-cell office:value-type="string" calcext:value-type="string">
            <text:p>C.</text:p>
          </table:table-cell>
          <table:table-cell table:formula="of:=CONCATENATE([.I93];&quot; &quot;;[.J93])" office:value-type="string" office:string-value="Lissa C." calcext:value-type="string">
            <text:p>Lissa C.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00e8dc0358705d30ffa3f6a565fa5f7276220cbf</text:p>
          </table:table-cell>
          <table:table-cell office:value-type="string" calcext:value-type="string">
            <text:p>Natasha</text:p>
          </table:table-cell>
          <table:table-cell office:value-type="string" calcext:value-type="string">
            <text:p>F.</text:p>
          </table:table-cell>
          <table:table-cell table:formula="of:=CONCATENATE([.B94];&quot; &quot;; [.C94])" office:value-type="string" office:string-value="Natasha F." calcext:value-type="string">
            <text:p>Natasha F.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0e56b052c200e56b05c1cb9dda8979dffd8aa92</text:p>
          </table:table-cell>
          <table:table-cell office:value-type="string" calcext:value-type="string">
            <text:p>Shavonese</text:p>
          </table:table-cell>
          <table:table-cell office:value-type="string" calcext:value-type="string">
            <text:p>G.</text:p>
          </table:table-cell>
          <table:table-cell table:formula="of:=CONCATENATE([.I94];&quot; &quot;;[.J94])" office:value-type="string" office:string-value="Shavonese G." calcext:value-type="string">
            <text:p>Shavonese G.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00ab3df1305a8ae45c6cb131d68d5968db27ae9d</text:p>
          </table:table-cell>
          <table:table-cell office:value-type="string" calcext:value-type="string">
            <text:p>Dionna</text:p>
          </table:table-cell>
          <table:table-cell office:value-type="string" calcext:value-type="string">
            <text:p>M.</text:p>
          </table:table-cell>
          <table:table-cell table:formula="of:=CONCATENATE([.B95];&quot; &quot;; [.C95])" office:value-type="string" office:string-value="Dionna M." calcext:value-type="string">
            <text:p>Dionna M.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08c122449a4e6dffd2140bf4251cd6551fcc048</text:p>
          </table:table-cell>
          <table:table-cell office:value-type="string" calcext:value-type="string">
            <text:p>P.</text:p>
          </table:table-cell>
          <table:table-cell office:value-type="string" calcext:value-type="string">
            <text:p>B.</text:p>
          </table:table-cell>
          <table:table-cell table:formula="of:=CONCATENATE([.I95];&quot; &quot;;[.J95])" office:value-type="string" office:string-value="P. B." calcext:value-type="string">
            <text:p>P. B.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007c2d82a35b007de7a164bdf24b0b79cb2813b7</text:p>
          </table:table-cell>
          <table:table-cell office:value-type="string" calcext:value-type="string">
            <text:p>Jit</text:p>
          </table:table-cell>
          <table:table-cell office:value-type="string" calcext:value-type="string">
            <text:p>T.</text:p>
          </table:table-cell>
          <table:table-cell table:formula="of:=CONCATENATE([.B96];&quot; &quot;; [.C96])" office:value-type="string" office:string-value="Jit T." calcext:value-type="string">
            <text:p>Jit T.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0b343fc087e949ab5fb33cad8609eb73c06e3cb</text:p>
          </table:table-cell>
          <table:table-cell office:value-type="string" calcext:value-type="string">
            <text:p>Noreen</text:p>
          </table:table-cell>
          <table:table-cell office:value-type="string" calcext:value-type="string">
            <text:p>B.</text:p>
          </table:table-cell>
          <table:table-cell table:formula="of:=CONCATENATE([.I96];&quot; &quot;;[.J96])" office:value-type="string" office:string-value="Noreen B." calcext:value-type="string">
            <text:p>Noreen B.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00cf6a14f8c66f4b921d60f2ca80794c49020451</text:p>
          </table:table-cell>
          <table:table-cell office:value-type="string" calcext:value-type="string">
            <text:p>Ksenia</text:p>
          </table:table-cell>
          <table:table-cell office:value-type="string" calcext:value-type="string">
            <text:p>B.</text:p>
          </table:table-cell>
          <table:table-cell table:formula="of:=CONCATENATE([.B97];&quot; &quot;; [.C97])" office:value-type="string" office:string-value="Ksenia B." calcext:value-type="string">
            <text:p>Ksenia B.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036b82e4bcbb348d2f9a2c560856e7c098bba24</text:p>
          </table:table-cell>
          <table:table-cell office:value-type="string" calcext:value-type="string">
            <text:p>Tracey</text:p>
          </table:table-cell>
          <table:table-cell office:value-type="string" calcext:value-type="string">
            <text:p>O.</text:p>
          </table:table-cell>
          <table:table-cell table:formula="of:=CONCATENATE([.I97];&quot; &quot;;[.J97])" office:value-type="string" office:string-value="Tracey O." calcext:value-type="string">
            <text:p>Tracey O.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00f701ec1de9028d3c35efaaca39d59eb945dc50</text:p>
          </table:table-cell>
          <table:table-cell office:value-type="string" calcext:value-type="string">
            <text:p>Kalisha</text:p>
          </table:table-cell>
          <table:table-cell office:value-type="string" calcext:value-type="string">
            <text:p>C.</text:p>
          </table:table-cell>
          <table:table-cell table:formula="of:=CONCATENATE([.B98];&quot; &quot;; [.C98])" office:value-type="string" office:string-value="Kalisha C." calcext:value-type="string">
            <text:p>Kalisha C.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05682e0d8692baad1c93a2b73e0df037c6d3737</text:p>
          </table:table-cell>
          <table:table-cell office:value-type="string" calcext:value-type="string">
            <text:p>riley</text:p>
          </table:table-cell>
          <table:table-cell office:value-type="string" calcext:value-type="string">
            <text:p>k.</text:p>
          </table:table-cell>
          <table:table-cell table:formula="of:=CONCATENATE([.I98];&quot; &quot;;[.J98])" office:value-type="string" office:string-value="riley k." calcext:value-type="string">
            <text:p>riley k.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0045033963d30caf8ec129a90d04256c2aa8556d</text:p>
          </table:table-cell>
          <table:table-cell office:value-type="string" calcext:value-type="string">
            <text:p>Mollie</text:p>
          </table:table-cell>
          <table:table-cell office:value-type="string" calcext:value-type="string">
            <text:p>F.</text:p>
          </table:table-cell>
          <table:table-cell table:formula="of:=CONCATENATE([.B99];&quot; &quot;; [.C99])" office:value-type="string" office:string-value="Mollie F." calcext:value-type="string">
            <text:p>Mollie F.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0e8dc0358705d30ffa3f6a565fa5f7276220cbf</text:p>
          </table:table-cell>
          <table:table-cell office:value-type="string" calcext:value-type="string">
            <text:p>Natasha</text:p>
          </table:table-cell>
          <table:table-cell office:value-type="string" calcext:value-type="string">
            <text:p>F.</text:p>
          </table:table-cell>
          <table:table-cell table:formula="of:=CONCATENATE([.I99];&quot; &quot;;[.J99])" office:value-type="string" office:string-value="Natasha F." calcext:value-type="string">
            <text:p>Natasha F.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00f75c7b00d1f9ffc7e1d6f1a3b09595dbfb0ddf</text:p>
          </table:table-cell>
          <table:table-cell office:value-type="string" calcext:value-type="string">
            <text:p>Ricki</text:p>
          </table:table-cell>
          <table:table-cell office:value-type="string" calcext:value-type="string">
            <text:p>C.</text:p>
          </table:table-cell>
          <table:table-cell table:formula="of:=CONCATENATE([.B100];&quot; &quot;; [.C100])" office:value-type="string" office:string-value="Ricki C." calcext:value-type="string">
            <text:p>Ricki C.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0d47d5322fc5f54026ee0ec9048a9e231bd0ad0</text:p>
          </table:table-cell>
          <table:table-cell office:value-type="string" calcext:value-type="string">
            <text:p>christopher</text:p>
          </table:table-cell>
          <table:table-cell office:value-type="string" calcext:value-type="string">
            <text:p>b.</text:p>
          </table:table-cell>
          <table:table-cell table:formula="of:=CONCATENATE([.I100];&quot; &quot;;[.J100])" office:value-type="string" office:string-value="christopher b." calcext:value-type="string">
            <text:p>christopher b.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00dfaf2fd71c657ad8b2b03836b4a4aef09288d8</text:p>
          </table:table-cell>
          <table:table-cell office:value-type="string" calcext:value-type="string">
            <text:p>dana</text:p>
          </table:table-cell>
          <table:table-cell office:value-type="string" calcext:value-type="string">
            <text:p>s.</text:p>
          </table:table-cell>
          <table:table-cell table:formula="of:=CONCATENATE([.B101];&quot; &quot;; [.C101])" office:value-type="string" office:string-value="dana s." calcext:value-type="string">
            <text:p>dana s.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0137027cc135f9d8a95c23e43fa77da70bda88f</text:p>
          </table:table-cell>
          <table:table-cell office:value-type="string" calcext:value-type="string">
            <text:p>lulu</text:p>
          </table:table-cell>
          <table:table-cell office:value-type="string" calcext:value-type="string">
            <text:p>k.</text:p>
          </table:table-cell>
          <table:table-cell table:formula="of:=CONCATENATE([.I101];&quot; &quot;;[.J101])" office:value-type="string" office:string-value="lulu k." calcext:value-type="string">
            <text:p>lulu k.</text:p>
          </table:table-cell>
          <table:table-cell office:value-type="float" office:value="0.5" calcext:value-type="float">
            <text:p>0.5</text:p>
          </table:table-cell>
        </table:table-row>
      </table:table>
      <table:table table:name="BOT DS NRec" table:style-name="ta1">
        <table:table-column table:style-name="co12" table:default-cell-style-name="Default"/>
        <table:table-column table:style-name="co2" table:visibility="collapse" table:number-columns-repeated="2" table:default-cell-style-name="Default"/>
        <table:table-column table:style-name="co13" table:default-cell-style-name="Default"/>
        <table:table-column table:style-name="co2" table:number-columns-repeated="3" table:default-cell-style-name="Default"/>
        <table:table-column table:style-name="co14" table:default-cell-style-name="Default"/>
        <table:table-column table:style-name="co15" table:visibility="collapse" table:default-cell-style-name="Default"/>
        <table:table-column table:style-name="co2" table:visibility="collapse" table:default-cell-style-name="Default"/>
        <table:table-column table:style-name="co2" table:number-columns-repeated="2" table:default-cell-style-name="Default"/>
        <table:table-row table:style-name="ro1">
          <table:table-cell table:style-name="ce1" office:value-type="string" calcext:value-type="string">
            <text:p>UserID</text:p>
          </table:table-cell>
          <table:table-cell table:style-name="ce1" table:number-columns-repeated="2"/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HITS</text:p>
          </table:table-cell>
          <table:table-cell table:number-columns-repeated="2"/>
          <table:table-cell table:style-name="ce1" office:value-type="string" calcext:value-type="string">
            <text:p>UserID</text:p>
          </table:table-cell>
          <table:table-cell table:style-name="ce1" table:number-columns-repeated="2"/>
          <table:table-cell table:style-name="ce1" office:value-type="string" calcext:value-type="string">
            <text:p>User</text:p>
          </table:table-cell>
          <table:table-cell table:style-name="ce1" office:value-type="string" calcext:value-type="string">
            <text:p>FE</text:p>
          </table:table-cell>
        </table:table-row>
        <table:table-row table:style-name="ro1">
          <table:table-cell office:value-type="string" calcext:value-type="string">
            <text:p>03485bd437fa8df52e81f6154b481b85e0c306e5</text:p>
          </table:table-cell>
          <table:table-cell office:value-type="string" calcext:value-type="string">
            <text:p>Mike</text:p>
          </table:table-cell>
          <table:table-cell office:value-type="string" calcext:value-type="string">
            <text:p>L.</text:p>
          </table:table-cell>
          <table:table-cell table:formula="of:=CONCATENATE([.B2];&quot; &quot;; [.C2])" office:value-type="string" office:string-value="Mike L." calcext:value-type="string">
            <text:p>Mike L.</text:p>
          </table:table-cell>
          <table:table-cell office:value-type="float" office:value="-1" calcext:value-type="float">
            <text:p>-1</text:p>
          </table:table-cell>
          <table:table-cell table:number-columns-repeated="2"/>
          <table:table-cell office:value-type="string" calcext:value-type="string">
            <text:p>0487e696314e7747c8af4d7b930be834dce879f6</text:p>
          </table:table-cell>
          <table:table-cell office:value-type="string" calcext:value-type="string">
            <text:p>Vera</text:p>
          </table:table-cell>
          <table:table-cell office:value-type="string" calcext:value-type="string">
            <text:p>B.</text:p>
          </table:table-cell>
          <table:table-cell table:formula="of:=CONCATENATE([.I2];&quot; &quot;; [.J2])" office:value-type="string" office:string-value="Vera B." calcext:value-type="string">
            <text:p>Vera B.</text:p>
          </table:table-cell>
          <table:table-cell office:value-type="float" office:value="0.980964" calcext:value-type="float">
            <text:p>0.980964</text:p>
          </table:table-cell>
        </table:table-row>
        <table:table-row table:style-name="ro1">
          <table:table-cell office:value-type="string" calcext:value-type="string">
            <text:p>065be8eb30e5a03813b2d3f77855a40a158e339f</text:p>
          </table:table-cell>
          <table:table-cell office:value-type="string" calcext:value-type="string">
            <text:p>Chris</text:p>
          </table:table-cell>
          <table:table-cell office:value-type="string" calcext:value-type="string">
            <text:p>S.</text:p>
          </table:table-cell>
          <table:table-cell table:formula="of:=CONCATENATE([.B3];&quot; &quot;; [.C3])" office:value-type="string" office:string-value="Chris S." calcext:value-type="string">
            <text:p>Chris S.</text:p>
          </table:table-cell>
          <table:table-cell office:value-type="float" office:value="-0.999999" calcext:value-type="float">
            <text:p>-0.999999</text:p>
          </table:table-cell>
          <table:table-cell table:number-columns-repeated="2"/>
          <table:table-cell office:value-type="string" calcext:value-type="string">
            <text:p>043571aa94bb6db847ea20ed493da6a8123f5667</text:p>
          </table:table-cell>
          <table:table-cell office:value-type="string" calcext:value-type="string">
            <text:p>Dan</text:p>
          </table:table-cell>
          <table:table-cell office:value-type="string" calcext:value-type="string">
            <text:p>C.</text:p>
          </table:table-cell>
          <table:table-cell table:formula="of:=CONCATENATE([.I3];&quot; &quot;; [.J3])" office:value-type="string" office:string-value="Dan C." calcext:value-type="string">
            <text:p>Dan C.</text:p>
          </table:table-cell>
          <table:table-cell office:value-type="float" office:value="0.893842" calcext:value-type="float">
            <text:p>0.893842</text:p>
          </table:table-cell>
        </table:table-row>
        <table:table-row table:style-name="ro1">
          <table:table-cell office:value-type="string" calcext:value-type="string">
            <text:p>01cbf7492fd7c73d3b2e37140dfe9d63ed45782f</text:p>
          </table:table-cell>
          <table:table-cell office:value-type="string" calcext:value-type="string">
            <text:p>Andrew</text:p>
          </table:table-cell>
          <table:table-cell office:value-type="string" calcext:value-type="string">
            <text:p>R.</text:p>
          </table:table-cell>
          <table:table-cell table:formula="of:=CONCATENATE([.B4];&quot; &quot;; [.C4])" office:value-type="string" office:string-value="Andrew R." calcext:value-type="string">
            <text:p>Andrew R.</text:p>
          </table:table-cell>
          <table:table-cell office:value-type="float" office:value="-0.999975" calcext:value-type="float">
            <text:p>-0.999975</text:p>
          </table:table-cell>
          <table:table-cell table:number-columns-repeated="2"/>
          <table:table-cell office:value-type="string" calcext:value-type="string">
            <text:p>032338ab2cf347475a9140f376b09c99fbd3214b</text:p>
          </table:table-cell>
          <table:table-cell office:value-type="string" calcext:value-type="string">
            <text:p>Kevin</text:p>
          </table:table-cell>
          <table:table-cell office:value-type="string" calcext:value-type="string">
            <text:p>L.</text:p>
          </table:table-cell>
          <table:table-cell table:formula="of:=CONCATENATE([.I4];&quot; &quot;; [.J4])" office:value-type="string" office:string-value="Kevin L." calcext:value-type="string">
            <text:p>Kevin L.</text:p>
          </table:table-cell>
          <table:table-cell office:value-type="float" office:value="0.884786" calcext:value-type="float">
            <text:p>0.884786</text:p>
          </table:table-cell>
        </table:table-row>
        <table:table-row table:style-name="ro1">
          <table:table-cell office:value-type="string" calcext:value-type="string">
            <text:p>00d399f22acfe388692e7632dcdf298e7499e7d0</text:p>
          </table:table-cell>
          <table:table-cell office:value-type="string" calcext:value-type="string">
            <text:p>Jason</text:p>
          </table:table-cell>
          <table:table-cell office:value-type="string" calcext:value-type="string">
            <text:p>B.</text:p>
          </table:table-cell>
          <table:table-cell table:formula="of:=CONCATENATE([.B5];&quot; &quot;; [.C5])" office:value-type="string" office:string-value="Jason B." calcext:value-type="string">
            <text:p>Jason B.</text:p>
          </table:table-cell>
          <table:table-cell office:value-type="float" office:value="-0.999938" calcext:value-type="float">
            <text:p>-0.999938</text:p>
          </table:table-cell>
          <table:table-cell table:number-columns-repeated="2"/>
          <table:table-cell office:value-type="string" calcext:value-type="string">
            <text:p>0302762d45c177f7e60ad16cd2d5b5acd7d53497</text:p>
          </table:table-cell>
          <table:table-cell office:value-type="string" calcext:value-type="string">
            <text:p>Jenny</text:p>
          </table:table-cell>
          <table:table-cell office:value-type="string" calcext:value-type="string">
            <text:p>C.</text:p>
          </table:table-cell>
          <table:table-cell table:formula="of:=CONCATENATE([.I5];&quot; &quot;; [.J5])" office:value-type="string" office:string-value="Jenny C." calcext:value-type="string">
            <text:p>Jenny C.</text:p>
          </table:table-cell>
          <table:table-cell office:value-type="float" office:value="0.884154" calcext:value-type="float">
            <text:p>0.884154</text:p>
          </table:table-cell>
        </table:table-row>
        <table:table-row table:style-name="ro1">
          <table:table-cell office:value-type="string" calcext:value-type="string">
            <text:p>06fa873d73c316a0b96f24f94f5376baa9f48c58</text:p>
          </table:table-cell>
          <table:table-cell office:value-type="string" calcext:value-type="string">
            <text:p>Kate</text:p>
          </table:table-cell>
          <table:table-cell office:value-type="string" calcext:value-type="string">
            <text:p>M.</text:p>
          </table:table-cell>
          <table:table-cell table:formula="of:=CONCATENATE([.B6];&quot; &quot;; [.C6])" office:value-type="string" office:string-value="Kate M." calcext:value-type="string">
            <text:p>Kate M.</text:p>
          </table:table-cell>
          <table:table-cell office:value-type="float" office:value="-0.999832" calcext:value-type="float">
            <text:p>-0.999832</text:p>
          </table:table-cell>
          <table:table-cell table:number-columns-repeated="2"/>
          <table:table-cell office:value-type="string" calcext:value-type="string">
            <text:p>005056ccc69907d09ecffd789620cdd534d457ed</text:p>
          </table:table-cell>
          <table:table-cell office:value-type="string" calcext:value-type="string">
            <text:p>Raymond</text:p>
          </table:table-cell>
          <table:table-cell office:value-type="string" calcext:value-type="string">
            <text:p>C.</text:p>
          </table:table-cell>
          <table:table-cell table:formula="of:=CONCATENATE([.I6];&quot; &quot;; [.J6])" office:value-type="string" office:string-value="Raymond C." calcext:value-type="string">
            <text:p>Raymond C.</text:p>
          </table:table-cell>
          <table:table-cell office:value-type="float" office:value="0.852947" calcext:value-type="float">
            <text:p>0.852947</text:p>
          </table:table-cell>
        </table:table-row>
        <table:table-row table:style-name="ro1">
          <table:table-cell office:value-type="string" calcext:value-type="string">
            <text:p>06b310a9d78c514281594bc370d231d0e9fa92fd</text:p>
          </table:table-cell>
          <table:table-cell office:value-type="string" calcext:value-type="string">
            <text:p>Andrew</text:p>
          </table:table-cell>
          <table:table-cell office:value-type="string" calcext:value-type="string">
            <text:p>J.</text:p>
          </table:table-cell>
          <table:table-cell table:formula="of:=CONCATENATE([.B7];&quot; &quot;; [.C7])" office:value-type="string" office:string-value="Andrew J." calcext:value-type="string">
            <text:p>Andrew J.</text:p>
          </table:table-cell>
          <table:table-cell office:value-type="float" office:value="-0.999721" calcext:value-type="float">
            <text:p>-0.999721</text:p>
          </table:table-cell>
          <table:table-cell table:number-columns-repeated="2"/>
          <table:table-cell office:value-type="string" calcext:value-type="string">
            <text:p>07951aed86505428ad63ae8a7e8cc5b3ebe632cd</text:p>
          </table:table-cell>
          <table:table-cell office:value-type="string" calcext:value-type="string">
            <text:p>Ashley</text:p>
          </table:table-cell>
          <table:table-cell office:value-type="string" calcext:value-type="string">
            <text:p>L.</text:p>
          </table:table-cell>
          <table:table-cell table:formula="of:=CONCATENATE([.I7];&quot; &quot;; [.J7])" office:value-type="string" office:string-value="Ashley L." calcext:value-type="string">
            <text:p>Ashley L.</text:p>
          </table:table-cell>
          <table:table-cell office:value-type="float" office:value="0.852392" calcext:value-type="float">
            <text:p>0.852392</text:p>
          </table:table-cell>
        </table:table-row>
        <table:table-row table:style-name="ro1">
          <table:table-cell office:value-type="string" calcext:value-type="string">
            <text:p>032338ab2cf347475a9140f376b09c99fbd3214b</text:p>
          </table:table-cell>
          <table:table-cell office:value-type="string" calcext:value-type="string">
            <text:p>Kevin</text:p>
          </table:table-cell>
          <table:table-cell office:value-type="string" calcext:value-type="string">
            <text:p>L.</text:p>
          </table:table-cell>
          <table:table-cell table:formula="of:=CONCATENATE([.B8];&quot; &quot;; [.C8])" office:value-type="string" office:string-value="Kevin L." calcext:value-type="string">
            <text:p>Kevin L.</text:p>
          </table:table-cell>
          <table:table-cell office:value-type="float" office:value="-0.999717" calcext:value-type="float">
            <text:p>-0.999717</text:p>
          </table:table-cell>
          <table:table-cell table:number-columns-repeated="2"/>
          <table:table-cell office:value-type="string" calcext:value-type="string">
            <text:p>00d5b93f5f972a8001d6996598dc17dd86b7af76</text:p>
          </table:table-cell>
          <table:table-cell office:value-type="string" calcext:value-type="string">
            <text:p>Lindsay</text:p>
          </table:table-cell>
          <table:table-cell office:value-type="string" calcext:value-type="string">
            <text:p>D.</text:p>
          </table:table-cell>
          <table:table-cell table:formula="of:=CONCATENATE([.I8];&quot; &quot;; [.J8])" office:value-type="string" office:string-value="Lindsay D." calcext:value-type="string">
            <text:p>Lindsay D.</text:p>
          </table:table-cell>
          <table:table-cell office:value-type="float" office:value="0.825085" calcext:value-type="float">
            <text:p>0.825085</text:p>
          </table:table-cell>
        </table:table-row>
        <table:table-row table:style-name="ro1">
          <table:table-cell office:value-type="string" calcext:value-type="string">
            <text:p>06173dc9647916aa188934ab5026702823ca134d</text:p>
          </table:table-cell>
          <table:table-cell office:value-type="string" calcext:value-type="string">
            <text:p>Phil</text:p>
          </table:table-cell>
          <table:table-cell office:value-type="string" calcext:value-type="string">
            <text:p>M.</text:p>
          </table:table-cell>
          <table:table-cell table:formula="of:=CONCATENATE([.B9];&quot; &quot;; [.C9])" office:value-type="string" office:string-value="Phil M." calcext:value-type="string">
            <text:p>Phil M.</text:p>
          </table:table-cell>
          <table:table-cell office:value-type="float" office:value="-0.999416" calcext:value-type="float">
            <text:p>-0.999416</text:p>
          </table:table-cell>
          <table:table-cell table:number-columns-repeated="2"/>
          <table:table-cell office:value-type="string" calcext:value-type="string">
            <text:p>0171269f230a51ca123fd2b0ec23f18deebbfca3</text:p>
          </table:table-cell>
          <table:table-cell office:value-type="string" calcext:value-type="string">
            <text:p>Drew</text:p>
          </table:table-cell>
          <table:table-cell office:value-type="string" calcext:value-type="string">
            <text:p>A.</text:p>
          </table:table-cell>
          <table:table-cell table:formula="of:=CONCATENATE([.I9];&quot; &quot;; [.J9])" office:value-type="string" office:string-value="Drew A." calcext:value-type="string">
            <text:p>Drew A.</text:p>
          </table:table-cell>
          <table:table-cell office:value-type="float" office:value="0.824011" calcext:value-type="float">
            <text:p>0.824011</text:p>
          </table:table-cell>
        </table:table-row>
        <table:table-row table:style-name="ro1">
          <table:table-cell office:value-type="string" calcext:value-type="string">
            <text:p>04ee3223505da91b76f6f605a15496a599a424ed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W.</text:p>
          </table:table-cell>
          <table:table-cell table:formula="of:=CONCATENATE([.B10];&quot; &quot;; [.C10])" office:value-type="string" office:string-value="Sophia W." calcext:value-type="string">
            <text:p>Sophia W.</text:p>
          </table:table-cell>
          <table:table-cell office:value-type="float" office:value="-0.999089" calcext:value-type="float">
            <text:p>-0.999089</text:p>
          </table:table-cell>
          <table:table-cell table:number-columns-repeated="2"/>
          <table:table-cell office:value-type="string" calcext:value-type="string">
            <text:p>0331a1e3963fca3f0483e1a6c972197e726ced85</text:p>
          </table:table-cell>
          <table:table-cell office:value-type="string" calcext:value-type="string">
            <text:p>Alan</text:p>
          </table:table-cell>
          <table:table-cell office:value-type="string" calcext:value-type="string">
            <text:p>N.</text:p>
          </table:table-cell>
          <table:table-cell table:formula="of:=CONCATENATE([.I10];&quot; &quot;; [.J10])" office:value-type="string" office:string-value="Alan N." calcext:value-type="string">
            <text:p>Alan N.</text:p>
          </table:table-cell>
          <table:table-cell office:value-type="float" office:value="0.806989" calcext:value-type="float">
            <text:p>0.806989</text:p>
          </table:table-cell>
        </table:table-row>
        <table:table-row table:style-name="ro1">
          <table:table-cell office:value-type="string" calcext:value-type="string">
            <text:p>061b52dae698c5e32a51450e16c0a87341cd5f7d</text:p>
          </table:table-cell>
          <table:table-cell office:value-type="string" calcext:value-type="string">
            <text:p>George</text:p>
          </table:table-cell>
          <table:table-cell office:value-type="string" calcext:value-type="string">
            <text:p>S.</text:p>
          </table:table-cell>
          <table:table-cell table:formula="of:=CONCATENATE([.B11];&quot; &quot;; [.C11])" office:value-type="string" office:string-value="George S." calcext:value-type="string">
            <text:p>George S.</text:p>
          </table:table-cell>
          <table:table-cell office:value-type="float" office:value="-0.997749" calcext:value-type="float">
            <text:p>-0.997749</text:p>
          </table:table-cell>
          <table:table-cell table:number-columns-repeated="2"/>
          <table:table-cell office:value-type="string" calcext:value-type="string">
            <text:p>03ee5af9f7c9cff4cd46c00e3c9d2df7a8a7194f</text:p>
          </table:table-cell>
          <table:table-cell office:value-type="string" calcext:value-type="string">
            <text:p>Raymond</text:p>
          </table:table-cell>
          <table:table-cell office:value-type="string" calcext:value-type="string">
            <text:p>N.</text:p>
          </table:table-cell>
          <table:table-cell table:formula="of:=CONCATENATE([.I11];&quot; &quot;; [.J11])" office:value-type="string" office:string-value="Raymond N." calcext:value-type="string">
            <text:p>Raymond N.</text:p>
          </table:table-cell>
          <table:table-cell office:value-type="float" office:value="0.806989" calcext:value-type="float">
            <text:p>0.806989</text:p>
          </table:table-cell>
        </table:table-row>
        <table:table-row table:style-name="ro1">
          <table:table-cell office:value-type="string" calcext:value-type="string">
            <text:p>012d27352311733d6735cdff56f2f74f50d8100e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J.</text:p>
          </table:table-cell>
          <table:table-cell table:formula="of:=CONCATENATE([.B12];&quot; &quot;; [.C12])" office:value-type="string" office:string-value="J J." calcext:value-type="string">
            <text:p>J J.</text:p>
          </table:table-cell>
          <table:table-cell office:value-type="float" office:value="-0.996878" calcext:value-type="float">
            <text:p>-0.996878</text:p>
          </table:table-cell>
          <table:table-cell table:number-columns-repeated="2"/>
          <table:table-cell office:value-type="string" calcext:value-type="string">
            <text:p>04f0b77349d8a2959acd0358ab259ad59cf6c1ad</text:p>
          </table:table-cell>
          <table:table-cell office:value-type="string" calcext:value-type="string">
            <text:p>Amy</text:p>
          </table:table-cell>
          <table:table-cell office:value-type="string" calcext:value-type="string">
            <text:p>D.</text:p>
          </table:table-cell>
          <table:table-cell table:formula="of:=CONCATENATE([.I12];&quot; &quot;; [.J12])" office:value-type="string" office:string-value="Amy D." calcext:value-type="string">
            <text:p>Amy D.</text:p>
          </table:table-cell>
          <table:table-cell office:value-type="float" office:value="0.806989" calcext:value-type="float">
            <text:p>0.806989</text:p>
          </table:table-cell>
        </table:table-row>
        <table:table-row table:style-name="ro1">
          <table:table-cell office:value-type="string" calcext:value-type="string">
            <text:p>01f63c847f4d59e2d6229aa82b61af5c344c2318</text:p>
          </table:table-cell>
          <table:table-cell office:value-type="string" calcext:value-type="string">
            <text:p>Joe</text:p>
          </table:table-cell>
          <table:table-cell office:value-type="string" calcext:value-type="string">
            <text:p>R.</text:p>
          </table:table-cell>
          <table:table-cell table:formula="of:=CONCATENATE([.B13];&quot; &quot;; [.C13])" office:value-type="string" office:string-value="Joe R." calcext:value-type="string">
            <text:p>Joe R.</text:p>
          </table:table-cell>
          <table:table-cell office:value-type="float" office:value="-0.995294" calcext:value-type="float">
            <text:p>-0.995294</text:p>
          </table:table-cell>
          <table:table-cell table:number-columns-repeated="2"/>
          <table:table-cell office:value-type="string" calcext:value-type="string">
            <text:p>05a53f2c931d9db7b87b1d67a52622f6e5fc857e</text:p>
          </table:table-cell>
          <table:table-cell office:value-type="string" calcext:value-type="string">
            <text:p>Emilia</text:p>
          </table:table-cell>
          <table:table-cell office:value-type="string" calcext:value-type="string">
            <text:p>B.</text:p>
          </table:table-cell>
          <table:table-cell table:formula="of:=CONCATENATE([.I13];&quot; &quot;; [.J13])" office:value-type="string" office:string-value="Emilia B." calcext:value-type="string">
            <text:p>Emilia B.</text:p>
          </table:table-cell>
          <table:table-cell office:value-type="float" office:value="0.798545" calcext:value-type="float">
            <text:p>0.798545</text:p>
          </table:table-cell>
        </table:table-row>
        <table:table-row table:style-name="ro1">
          <table:table-cell office:value-type="string" calcext:value-type="string">
            <text:p>00685c940548e72d736f72e51eac14c1e6ce8ca1</text:p>
          </table:table-cell>
          <table:table-cell office:value-type="string" calcext:value-type="string">
            <text:p>Joe</text:p>
          </table:table-cell>
          <table:table-cell office:value-type="string" calcext:value-type="string">
            <text:p>L.</text:p>
          </table:table-cell>
          <table:table-cell table:formula="of:=CONCATENATE([.B14];&quot; &quot;; [.C14])" office:value-type="string" office:string-value="Joe L." calcext:value-type="string">
            <text:p>Joe L.</text:p>
          </table:table-cell>
          <table:table-cell office:value-type="float" office:value="-0.994596" calcext:value-type="float">
            <text:p>-0.994596</text:p>
          </table:table-cell>
          <table:table-cell table:number-columns-repeated="2"/>
          <table:table-cell office:value-type="string" calcext:value-type="string">
            <text:p>01d52504b8e0988b390a0b106e772b945acc6ed6</text:p>
          </table:table-cell>
          <table:table-cell office:value-type="string" calcext:value-type="string">
            <text:p>Gene</text:p>
          </table:table-cell>
          <table:table-cell office:value-type="string" calcext:value-type="string">
            <text:p>W.</text:p>
          </table:table-cell>
          <table:table-cell table:formula="of:=CONCATENATE([.I14];&quot; &quot;; [.J14])" office:value-type="string" office:string-value="Gene W." calcext:value-type="string">
            <text:p>Gene W.</text:p>
          </table:table-cell>
          <table:table-cell office:value-type="float" office:value="0.78911" calcext:value-type="float">
            <text:p>0.78911</text:p>
          </table:table-cell>
        </table:table-row>
        <table:table-row table:style-name="ro1">
          <table:table-cell office:value-type="string" calcext:value-type="string">
            <text:p>0487e696314e7747c8af4d7b930be834dce879f6</text:p>
          </table:table-cell>
          <table:table-cell office:value-type="string" calcext:value-type="string">
            <text:p>Vera</text:p>
          </table:table-cell>
          <table:table-cell office:value-type="string" calcext:value-type="string">
            <text:p>B.</text:p>
          </table:table-cell>
          <table:table-cell table:formula="of:=CONCATENATE([.B15];&quot; &quot;; [.C15])" office:value-type="string" office:string-value="Vera B." calcext:value-type="string">
            <text:p>Vera B.</text:p>
          </table:table-cell>
          <table:table-cell office:value-type="float" office:value="-0.994038" calcext:value-type="float">
            <text:p>-0.994038</text:p>
          </table:table-cell>
          <table:table-cell table:number-columns-repeated="2"/>
          <table:table-cell office:value-type="string" calcext:value-type="string">
            <text:p>0243e835e453cab03224ca51357683bed085e06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h.</text:p>
          </table:table-cell>
          <table:table-cell table:formula="of:=CONCATENATE([.I15];&quot; &quot;; [.J15])" office:value-type="string" office:string-value="l h." calcext:value-type="string">
            <text:p>l h.</text:p>
          </table:table-cell>
          <table:table-cell office:value-type="float" office:value="0.78911" calcext:value-type="float">
            <text:p>0.78911</text:p>
          </table:table-cell>
        </table:table-row>
        <table:table-row table:style-name="ro1">
          <table:table-cell office:value-type="string" calcext:value-type="string">
            <text:p>054880211d5f31b0a43f9c2d7c6fcb3bd2e5587c</text:p>
          </table:table-cell>
          <table:table-cell office:value-type="string" calcext:value-type="string">
            <text:p>Mike</text:p>
          </table:table-cell>
          <table:table-cell office:value-type="string" calcext:value-type="string">
            <text:p>R.</text:p>
          </table:table-cell>
          <table:table-cell table:formula="of:=CONCATENATE([.B16];&quot; &quot;; [.C16])" office:value-type="string" office:string-value="Mike R." calcext:value-type="string">
            <text:p>Mike R.</text:p>
          </table:table-cell>
          <table:table-cell office:value-type="float" office:value="-0.993247" calcext:value-type="float">
            <text:p>-0.993247</text:p>
          </table:table-cell>
          <table:table-cell table:number-columns-repeated="2"/>
          <table:table-cell office:value-type="string" calcext:value-type="string">
            <text:p>0404eb5a9752c4486e4616444010c227639a84f6</text:p>
          </table:table-cell>
          <table:table-cell office:value-type="string" calcext:value-type="string">
            <text:p>Princessblue</text:p>
          </table:table-cell>
          <table:table-cell office:value-type="string" calcext:value-type="string">
            <text:p>C.</text:p>
          </table:table-cell>
          <table:table-cell table:formula="of:=CONCATENATE([.I16];&quot; &quot;; [.J16])" office:value-type="string" office:string-value="Princessblue C." calcext:value-type="string">
            <text:p>Princessblue C.</text:p>
          </table:table-cell>
          <table:table-cell office:value-type="float" office:value="0.78911" calcext:value-type="float">
            <text:p>0.78911</text:p>
          </table:table-cell>
        </table:table-row>
        <table:table-row table:style-name="ro1">
          <table:table-cell office:value-type="string" calcext:value-type="string">
            <text:p>01210a282ea62fdfc25007bce8d0cdf3b29b066a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P.</text:p>
          </table:table-cell>
          <table:table-cell table:formula="of:=CONCATENATE([.B17];&quot; &quot;; [.C17])" office:value-type="string" office:string-value="Sam P." calcext:value-type="string">
            <text:p>Sam P.</text:p>
          </table:table-cell>
          <table:table-cell office:value-type="float" office:value="-0.990851" calcext:value-type="float">
            <text:p>-0.990851</text:p>
          </table:table-cell>
          <table:table-cell table:number-columns-repeated="2"/>
          <table:table-cell office:value-type="string" calcext:value-type="string">
            <text:p>0630c90053207468bcf294963b6968b34e7cfc46</text:p>
          </table:table-cell>
          <table:table-cell office:value-type="string" calcext:value-type="string">
            <text:p>Aktara</text:p>
          </table:table-cell>
          <table:table-cell office:value-type="string" calcext:value-type="string">
            <text:p>S.</text:p>
          </table:table-cell>
          <table:table-cell table:formula="of:=CONCATENATE([.I17];&quot; &quot;; [.J17])" office:value-type="string" office:string-value="Aktara S." calcext:value-type="string">
            <text:p>Aktara S.</text:p>
          </table:table-cell>
          <table:table-cell office:value-type="float" office:value="0.78911" calcext:value-type="float">
            <text:p>0.78911</text:p>
          </table:table-cell>
        </table:table-row>
        <table:table-row table:style-name="ro1">
          <table:table-cell office:value-type="string" calcext:value-type="string">
            <text:p>07951aed86505428ad63ae8a7e8cc5b3ebe632cd</text:p>
          </table:table-cell>
          <table:table-cell office:value-type="string" calcext:value-type="string">
            <text:p>Ashley</text:p>
          </table:table-cell>
          <table:table-cell office:value-type="string" calcext:value-type="string">
            <text:p>L.</text:p>
          </table:table-cell>
          <table:table-cell table:formula="of:=CONCATENATE([.B18];&quot; &quot;; [.C18])" office:value-type="string" office:string-value="Ashley L." calcext:value-type="string">
            <text:p>Ashley L.</text:p>
          </table:table-cell>
          <table:table-cell office:value-type="float" office:value="-0.990068" calcext:value-type="float">
            <text:p>-0.990068</text:p>
          </table:table-cell>
          <table:table-cell table:number-columns-repeated="2"/>
          <table:table-cell office:value-type="string" calcext:value-type="string">
            <text:p>07ec3d0851779c3a604d4d6f3205ee835edd9f6b</text:p>
          </table:table-cell>
          <table:table-cell office:value-type="string" calcext:value-type="string">
            <text:p>EAV</text:p>
          </table:table-cell>
          <table:table-cell office:value-type="string" calcext:value-type="string">
            <text:p>P.</text:p>
          </table:table-cell>
          <table:table-cell table:formula="of:=CONCATENATE([.I18];&quot; &quot;; [.J18])" office:value-type="string" office:string-value="EAV P." calcext:value-type="string">
            <text:p>EAV P.</text:p>
          </table:table-cell>
          <table:table-cell office:value-type="float" office:value="0.78911" calcext:value-type="float">
            <text:p>0.78911</text:p>
          </table:table-cell>
        </table:table-row>
        <table:table-row table:style-name="ro1">
          <table:table-cell office:value-type="string" calcext:value-type="string">
            <text:p>00684c4871ddb5b44ac2d3a3af3fedb6e4ea06ce</text:p>
          </table:table-cell>
          <table:table-cell office:value-type="string" calcext:value-type="string">
            <text:p>Emma</text:p>
          </table:table-cell>
          <table:table-cell office:value-type="string" calcext:value-type="string">
            <text:p>S.</text:p>
          </table:table-cell>
          <table:table-cell table:formula="of:=CONCATENATE([.B19];&quot; &quot;; [.C19])" office:value-type="string" office:string-value="Emma S." calcext:value-type="string">
            <text:p>Emma S.</text:p>
          </table:table-cell>
          <table:table-cell office:value-type="float" office:value="-0.98543" calcext:value-type="float">
            <text:p>-0.98543</text:p>
          </table:table-cell>
          <table:table-cell table:number-columns-repeated="2"/>
          <table:table-cell office:value-type="string" calcext:value-type="string">
            <text:p>03485bd437fa8df52e81f6154b481b85e0c306e5</text:p>
          </table:table-cell>
          <table:table-cell office:value-type="string" calcext:value-type="string">
            <text:p>Mike</text:p>
          </table:table-cell>
          <table:table-cell office:value-type="string" calcext:value-type="string">
            <text:p>L.</text:p>
          </table:table-cell>
          <table:table-cell table:formula="of:=CONCATENATE([.I19];&quot; &quot;; [.J19])" office:value-type="string" office:string-value="Mike L." calcext:value-type="string">
            <text:p>Mike L.</text:p>
          </table:table-cell>
          <table:table-cell office:value-type="float" office:value="0.788638" calcext:value-type="float">
            <text:p>0.788638</text:p>
          </table:table-cell>
        </table:table-row>
        <table:table-row table:style-name="ro1">
          <table:table-cell office:value-type="string" calcext:value-type="string">
            <text:p>0528f2800d30289b22b08cc5b1d744b91c8c95d8</text:p>
          </table:table-cell>
          <table:table-cell office:value-type="string" calcext:value-type="string">
            <text:p>Ian</text:p>
          </table:table-cell>
          <table:table-cell office:value-type="string" calcext:value-type="string">
            <text:p>A.</text:p>
          </table:table-cell>
          <table:table-cell table:formula="of:=CONCATENATE([.B20];&quot; &quot;; [.C20])" office:value-type="string" office:string-value="Ian A." calcext:value-type="string">
            <text:p>Ian A.</text:p>
          </table:table-cell>
          <table:table-cell office:value-type="float" office:value="-0.981612" calcext:value-type="float">
            <text:p>-0.981612</text:p>
          </table:table-cell>
          <table:table-cell table:number-columns-repeated="2"/>
          <table:table-cell office:value-type="string" calcext:value-type="string">
            <text:p>02deb46d5c0d90b10a99cd98783addfbf4a9ae55</text:p>
          </table:table-cell>
          <table:table-cell office:value-type="string" calcext:value-type="string">
            <text:p>Paul</text:p>
          </table:table-cell>
          <table:table-cell office:value-type="string" calcext:value-type="string">
            <text:p>W.</text:p>
          </table:table-cell>
          <table:table-cell table:formula="of:=CONCATENATE([.I20];&quot; &quot;; [.J20])" office:value-type="string" office:string-value="Paul W." calcext:value-type="string">
            <text:p>Paul W.</text:p>
          </table:table-cell>
          <table:table-cell office:value-type="float" office:value="0.780741" calcext:value-type="float">
            <text:p>0.780741</text:p>
          </table:table-cell>
        </table:table-row>
        <table:table-row table:style-name="ro1">
          <table:table-cell office:value-type="string" calcext:value-type="string">
            <text:p>0625a8bd1c23e863a9779b27520957f37bc5527b</text:p>
          </table:table-cell>
          <table:table-cell office:value-type="string" calcext:value-type="string">
            <text:p>Christina</text:p>
          </table:table-cell>
          <table:table-cell office:value-type="string" calcext:value-type="string">
            <text:p>S.</text:p>
          </table:table-cell>
          <table:table-cell table:formula="of:=CONCATENATE([.B21];&quot; &quot;; [.C21])" office:value-type="string" office:string-value="Christina S." calcext:value-type="string">
            <text:p>Christina S.</text:p>
          </table:table-cell>
          <table:table-cell office:value-type="float" office:value="-0.981279" calcext:value-type="float">
            <text:p>-0.981279</text:p>
          </table:table-cell>
          <table:table-cell table:number-columns-repeated="2"/>
          <table:table-cell office:value-type="string" calcext:value-type="string">
            <text:p>037dddb75e7741c59686b3bd82b9f5f4434d8573</text:p>
          </table:table-cell>
          <table:table-cell office:value-type="string" calcext:value-type="string">
            <text:p>Emmanuel</text:p>
          </table:table-cell>
          <table:table-cell office:value-type="string" calcext:value-type="string">
            <text:p>Fremin</text:p>
          </table:table-cell>
          <table:table-cell table:formula="of:=CONCATENATE([.I21];&quot; &quot;; [.J21])" office:value-type="string" office:string-value="Emmanuel Fremin" calcext:value-type="string">
            <text:p>Emmanuel Fremin</text:p>
          </table:table-cell>
          <table:table-cell office:value-type="float" office:value="0.776844" calcext:value-type="float">
            <text:p>0.776844</text:p>
          </table:table-cell>
        </table:table-row>
        <table:table-row table:style-name="ro1">
          <table:table-cell office:value-type="string" calcext:value-type="string">
            <text:p>014b486e67c512b5d886b7f8d957de7feca4c6ed</text:p>
          </table:table-cell>
          <table:table-cell office:value-type="string" calcext:value-type="string">
            <text:p>Matt</text:p>
          </table:table-cell>
          <table:table-cell office:value-type="string" calcext:value-type="string">
            <text:p>F.</text:p>
          </table:table-cell>
          <table:table-cell table:formula="of:=CONCATENATE([.B22];&quot; &quot;; [.C22])" office:value-type="string" office:string-value="Matt F." calcext:value-type="string">
            <text:p>Matt F.</text:p>
          </table:table-cell>
          <table:table-cell office:value-type="float" office:value="-0.976541" calcext:value-type="float">
            <text:p>-0.976541</text:p>
          </table:table-cell>
          <table:table-cell table:number-columns-repeated="2"/>
          <table:table-cell office:value-type="string" calcext:value-type="string">
            <text:p>05d85aee553b8a1adf8f5b156c68eb3f80399e15</text:p>
          </table:table-cell>
          <table:table-cell office:value-type="string" calcext:value-type="string">
            <text:p>Walter</text:p>
          </table:table-cell>
          <table:table-cell office:value-type="string" calcext:value-type="string">
            <text:p>P.</text:p>
          </table:table-cell>
          <table:table-cell table:formula="of:=CONCATENATE([.I22];&quot; &quot;; [.J22])" office:value-type="string" office:string-value="Walter P." calcext:value-type="string">
            <text:p>Walter P.</text:p>
          </table:table-cell>
          <table:table-cell office:value-type="float" office:value="0.776511" calcext:value-type="float">
            <text:p>0.776511</text:p>
          </table:table-cell>
        </table:table-row>
        <table:table-row table:style-name="ro1">
          <table:table-cell office:value-type="string" calcext:value-type="string">
            <text:p>001c97ea2ef0e59fc9ee10694175cd6b3bd1dfae</text:p>
          </table:table-cell>
          <table:table-cell office:value-type="string" calcext:value-type="string">
            <text:p>Jackie</text:p>
          </table:table-cell>
          <table:table-cell office:value-type="string" calcext:value-type="string">
            <text:p>H.</text:p>
          </table:table-cell>
          <table:table-cell table:formula="of:=CONCATENATE([.B23];&quot; &quot;; [.C23])" office:value-type="string" office:string-value="Jackie H." calcext:value-type="string">
            <text:p>Jackie H.</text:p>
          </table:table-cell>
          <table:table-cell office:value-type="float" office:value="-0.968698" calcext:value-type="float">
            <text:p>-0.968698</text:p>
          </table:table-cell>
          <table:table-cell table:number-columns-repeated="2"/>
          <table:table-cell office:value-type="string" calcext:value-type="string">
            <text:p>04c961aae3602ae87f105fbe2501c493a2917d35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j.</text:p>
          </table:table-cell>
          <table:table-cell table:formula="of:=CONCATENATE([.I23];&quot; &quot;; [.J23])" office:value-type="string" office:string-value="mark j." calcext:value-type="string">
            <text:p>mark j.</text:p>
          </table:table-cell>
          <table:table-cell office:value-type="float" office:value="0.771856" calcext:value-type="float">
            <text:p>0.771856</text:p>
          </table:table-cell>
        </table:table-row>
        <table:table-row table:style-name="ro1">
          <table:table-cell office:value-type="string" calcext:value-type="string">
            <text:p>014dd03ee7f0ea96c549cd1ab738409e11d80bb3</text:p>
          </table:table-cell>
          <table:table-cell office:value-type="string" calcext:value-type="string">
            <text:p>Kate</text:p>
          </table:table-cell>
          <table:table-cell office:value-type="string" calcext:value-type="string">
            <text:p>J.</text:p>
          </table:table-cell>
          <table:table-cell table:formula="of:=CONCATENATE([.B24];&quot; &quot;; [.C24])" office:value-type="string" office:string-value="Kate J." calcext:value-type="string">
            <text:p>Kate J.</text:p>
          </table:table-cell>
          <table:table-cell office:value-type="float" office:value="-0.968384" calcext:value-type="float">
            <text:p>-0.968384</text:p>
          </table:table-cell>
          <table:table-cell table:number-columns-repeated="2"/>
          <table:table-cell office:value-type="string" calcext:value-type="string">
            <text:p>06f6c94ee02dfd9c0e0adf43b360f1eea25d3345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.</text:p>
          </table:table-cell>
          <table:table-cell table:formula="of:=CONCATENATE([.I24];&quot; &quot;; [.J24])" office:value-type="string" office:string-value="L L." calcext:value-type="string">
            <text:p>L L.</text:p>
          </table:table-cell>
          <table:table-cell office:value-type="float" office:value="0.762157" calcext:value-type="float">
            <text:p>0.762157</text:p>
          </table:table-cell>
        </table:table-row>
        <table:table-row table:style-name="ro1">
          <table:table-cell office:value-type="string" calcext:value-type="string">
            <text:p>0061ee23af5206a35ceb7f3b97d1b68d5ec9cc19</text:p>
          </table:table-cell>
          <table:table-cell office:value-type="string" calcext:value-type="string">
            <text:p>Kelly</text:p>
          </table:table-cell>
          <table:table-cell office:value-type="string" calcext:value-type="string">
            <text:p>C.</text:p>
          </table:table-cell>
          <table:table-cell table:formula="of:=CONCATENATE([.B25];&quot; &quot;; [.C25])" office:value-type="string" office:string-value="Kelly C." calcext:value-type="string">
            <text:p>Kelly C.</text:p>
          </table:table-cell>
          <table:table-cell office:value-type="float" office:value="-0.961717" calcext:value-type="float">
            <text:p>-0.961717</text:p>
          </table:table-cell>
          <table:table-cell table:number-columns-repeated="2"/>
          <table:table-cell office:value-type="string" calcext:value-type="string">
            <text:p>001c97ea2ef0e59fc9ee10694175cd6b3bd1dfae</text:p>
          </table:table-cell>
          <table:table-cell office:value-type="string" calcext:value-type="string">
            <text:p>Jackie</text:p>
          </table:table-cell>
          <table:table-cell office:value-type="string" calcext:value-type="string">
            <text:p>H.</text:p>
          </table:table-cell>
          <table:table-cell table:formula="of:=CONCATENATE([.I25];&quot; &quot;; [.J25])" office:value-type="string" office:string-value="Jackie H." calcext:value-type="string">
            <text:p>Jackie H.</text:p>
          </table:table-cell>
          <table:table-cell office:value-type="float" office:value="0.761148" calcext:value-type="float">
            <text:p>0.761148</text:p>
          </table:table-cell>
        </table:table-row>
        <table:table-row table:style-name="ro1">
          <table:table-cell office:value-type="string" calcext:value-type="string">
            <text:p>06cdb78ff0a900755fde0b0b6204bbce2941bff8</text:p>
          </table:table-cell>
          <table:table-cell office:value-type="string" calcext:value-type="string">
            <text:p>Keith</text:p>
          </table:table-cell>
          <table:table-cell office:value-type="string" calcext:value-type="string">
            <text:p>H.</text:p>
          </table:table-cell>
          <table:table-cell table:formula="of:=CONCATENATE([.B26];&quot; &quot;; [.C26])" office:value-type="string" office:string-value="Keith H." calcext:value-type="string">
            <text:p>Keith H.</text:p>
          </table:table-cell>
          <table:table-cell office:value-type="float" office:value="-0.949261" calcext:value-type="float">
            <text:p>-0.949261</text:p>
          </table:table-cell>
          <table:table-cell table:number-columns-repeated="2"/>
          <table:table-cell office:value-type="string" calcext:value-type="string">
            <text:p>03f2283e8c91e54bab34dec5a1907cf983daa392</text:p>
          </table:table-cell>
          <table:table-cell office:value-type="string" calcext:value-type="string">
            <text:p>Joshua</text:p>
          </table:table-cell>
          <table:table-cell office:value-type="string" calcext:value-type="string">
            <text:p>P.</text:p>
          </table:table-cell>
          <table:table-cell table:formula="of:=CONCATENATE([.I26];&quot; &quot;; [.J26])" office:value-type="string" office:string-value="Joshua P." calcext:value-type="string">
            <text:p>Joshua P.</text:p>
          </table:table-cell>
          <table:table-cell office:value-type="float" office:value="0.75768" calcext:value-type="float">
            <text:p>0.75768</text:p>
          </table:table-cell>
        </table:table-row>
        <table:table-row table:style-name="ro1">
          <table:table-cell office:value-type="string" calcext:value-type="string">
            <text:p>0271eb9270ba4cdce17d8f06fe94ed9f45b427a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.</text:p>
          </table:table-cell>
          <table:table-cell table:formula="of:=CONCATENATE([.B27];&quot; &quot;; [.C27])" office:value-type="string" office:string-value="d d." calcext:value-type="string">
            <text:p>d d.</text:p>
          </table:table-cell>
          <table:table-cell office:value-type="float" office:value="-0.948957" calcext:value-type="float">
            <text:p>-0.948957</text:p>
          </table:table-cell>
          <table:table-cell table:number-columns-repeated="2"/>
          <table:table-cell office:value-type="string" calcext:value-type="string">
            <text:p>00684c4871ddb5b44ac2d3a3af3fedb6e4ea06ce</text:p>
          </table:table-cell>
          <table:table-cell office:value-type="string" calcext:value-type="string">
            <text:p>Emma</text:p>
          </table:table-cell>
          <table:table-cell office:value-type="string" calcext:value-type="string">
            <text:p>S.</text:p>
          </table:table-cell>
          <table:table-cell table:formula="of:=CONCATENATE([.I27];&quot; &quot;; [.J27])" office:value-type="string" office:string-value="Emma S." calcext:value-type="string">
            <text:p>Emma S.</text:p>
          </table:table-cell>
          <table:table-cell office:value-type="float" office:value="0.756113" calcext:value-type="float">
            <text:p>0.756113</text:p>
          </table:table-cell>
        </table:table-row>
        <table:table-row table:style-name="ro1">
          <table:table-cell office:value-type="string" calcext:value-type="string">
            <text:p>06d7be76329f4fe5d9252bf16d88959000151dac</text:p>
          </table:table-cell>
          <table:table-cell office:value-type="string" calcext:value-type="string">
            <text:p>Patrick</text:p>
          </table:table-cell>
          <table:table-cell office:value-type="string" calcext:value-type="string">
            <text:p>D.</text:p>
          </table:table-cell>
          <table:table-cell table:formula="of:=CONCATENATE([.B28];&quot; &quot;; [.C28])" office:value-type="string" office:string-value="Patrick D." calcext:value-type="string">
            <text:p>Patrick D.</text:p>
          </table:table-cell>
          <table:table-cell office:value-type="float" office:value="-0.94648" calcext:value-type="float">
            <text:p>-0.94648</text:p>
          </table:table-cell>
          <table:table-cell table:number-columns-repeated="2"/>
          <table:table-cell office:value-type="string" calcext:value-type="string">
            <text:p>062fd5283d3bca8f670c486de29f6979944ce7a1</text:p>
          </table:table-cell>
          <table:table-cell office:value-type="string" calcext:value-type="string">
            <text:p>Nicholas</text:p>
          </table:table-cell>
          <table:table-cell office:value-type="string" calcext:value-type="string">
            <text:p>D.</text:p>
          </table:table-cell>
          <table:table-cell table:formula="of:=CONCATENATE([.I28];&quot; &quot;; [.J28])" office:value-type="string" office:string-value="Nicholas D." calcext:value-type="string">
            <text:p>Nicholas D.</text:p>
          </table:table-cell>
          <table:table-cell office:value-type="float" office:value="0.754163" calcext:value-type="float">
            <text:p>0.754163</text:p>
          </table:table-cell>
        </table:table-row>
        <table:table-row table:style-name="ro1">
          <table:table-cell office:value-type="string" calcext:value-type="string">
            <text:p>08178e93d1f072b0d1c64e7b5bf3ad6972bf6505</text:p>
          </table:table-cell>
          <table:table-cell office:value-type="string" calcext:value-type="string">
            <text:p>brandon</text:p>
          </table:table-cell>
          <table:table-cell office:value-type="string" calcext:value-type="string">
            <text:p>S.</text:p>
          </table:table-cell>
          <table:table-cell table:formula="of:=CONCATENATE([.B29];&quot; &quot;; [.C29])" office:value-type="string" office:string-value="brandon S." calcext:value-type="string">
            <text:p>brandon S.</text:p>
          </table:table-cell>
          <table:table-cell office:value-type="float" office:value="-0.944798" calcext:value-type="float">
            <text:p>-0.944798</text:p>
          </table:table-cell>
          <table:table-cell table:number-columns-repeated="2"/>
          <table:table-cell office:value-type="string" calcext:value-type="string">
            <text:p>027b3911d374163a5a3be456aa9baab775073596</text:p>
          </table:table-cell>
          <table:table-cell office:value-type="string" calcext:value-type="string">
            <text:p>Monika</text:p>
          </table:table-cell>
          <table:table-cell office:value-type="string" calcext:value-type="string">
            <text:p>L.</text:p>
          </table:table-cell>
          <table:table-cell table:formula="of:=CONCATENATE([.I29];&quot; &quot;; [.J29])" office:value-type="string" office:string-value="Monika L." calcext:value-type="string">
            <text:p>Monika L.</text:p>
          </table:table-cell>
          <table:table-cell office:value-type="float" office:value="0.744893" calcext:value-type="float">
            <text:p>0.744893</text:p>
          </table:table-cell>
        </table:table-row>
        <table:table-row table:style-name="ro1">
          <table:table-cell office:value-type="string" calcext:value-type="string">
            <text:p>06671ddf18bbb49faa5480a52518bfad543a27fc</text:p>
          </table:table-cell>
          <table:table-cell office:value-type="string" calcext:value-type="string">
            <text:p>Giancarlo</text:p>
          </table:table-cell>
          <table:table-cell office:value-type="string" calcext:value-type="string">
            <text:p>C.</text:p>
          </table:table-cell>
          <table:table-cell table:formula="of:=CONCATENATE([.B30];&quot; &quot;; [.C30])" office:value-type="string" office:string-value="Giancarlo C." calcext:value-type="string">
            <text:p>Giancarlo C.</text:p>
          </table:table-cell>
          <table:table-cell office:value-type="float" office:value="-0.938034" calcext:value-type="float">
            <text:p>-0.938034</text:p>
          </table:table-cell>
          <table:table-cell table:number-columns-repeated="2"/>
          <table:table-cell office:value-type="string" calcext:value-type="string">
            <text:p>03158f04e77ae2af89803e16bf4cfad46c51eab5</text:p>
          </table:table-cell>
          <table:table-cell office:value-type="string" calcext:value-type="string">
            <text:p>Jas</text:p>
          </table:table-cell>
          <table:table-cell office:value-type="string" calcext:value-type="string">
            <text:p>U.</text:p>
          </table:table-cell>
          <table:table-cell table:formula="of:=CONCATENATE([.I30];&quot; &quot;; [.J30])" office:value-type="string" office:string-value="Jas U." calcext:value-type="string">
            <text:p>Jas U.</text:p>
          </table:table-cell>
          <table:table-cell office:value-type="float" office:value="0.744893" calcext:value-type="float">
            <text:p>0.744893</text:p>
          </table:table-cell>
        </table:table-row>
        <table:table-row table:style-name="ro1">
          <table:table-cell office:value-type="string" calcext:value-type="string">
            <text:p>02deb46d5c0d90b10a99cd98783addfbf4a9ae55</text:p>
          </table:table-cell>
          <table:table-cell office:value-type="string" calcext:value-type="string">
            <text:p>Paul</text:p>
          </table:table-cell>
          <table:table-cell office:value-type="string" calcext:value-type="string">
            <text:p>W.</text:p>
          </table:table-cell>
          <table:table-cell table:formula="of:=CONCATENATE([.B31];&quot; &quot;; [.C31])" office:value-type="string" office:string-value="Paul W." calcext:value-type="string">
            <text:p>Paul W.</text:p>
          </table:table-cell>
          <table:table-cell office:value-type="float" office:value="-0.933027" calcext:value-type="float">
            <text:p>-0.933027</text:p>
          </table:table-cell>
          <table:table-cell table:number-columns-repeated="2"/>
          <table:table-cell office:value-type="string" calcext:value-type="string">
            <text:p>05e6f87c1f3891db66867525fd52f5f492851219</text:p>
          </table:table-cell>
          <table:table-cell office:value-type="string" calcext:value-type="string">
            <text:p>Claudia</text:p>
          </table:table-cell>
          <table:table-cell office:value-type="string" calcext:value-type="string">
            <text:p>K.</text:p>
          </table:table-cell>
          <table:table-cell table:formula="of:=CONCATENATE([.I31];&quot; &quot;; [.J31])" office:value-type="string" office:string-value="Claudia K." calcext:value-type="string">
            <text:p>Claudia K.</text:p>
          </table:table-cell>
          <table:table-cell office:value-type="float" office:value="0.744893" calcext:value-type="float">
            <text:p>0.744893</text:p>
          </table:table-cell>
        </table:table-row>
        <table:table-row table:style-name="ro1">
          <table:table-cell office:value-type="string" calcext:value-type="string">
            <text:p>04ac64adb8a3bd7dda2cd3c15ab13667510e3fb6</text:p>
          </table:table-cell>
          <table:table-cell office:value-type="string" calcext:value-type="string">
            <text:p>Joe</text:p>
          </table:table-cell>
          <table:table-cell office:value-type="string" calcext:value-type="string">
            <text:p>Z.</text:p>
          </table:table-cell>
          <table:table-cell table:formula="of:=CONCATENATE([.B32];&quot; &quot;; [.C32])" office:value-type="string" office:string-value="Joe Z." calcext:value-type="string">
            <text:p>Joe Z.</text:p>
          </table:table-cell>
          <table:table-cell office:value-type="float" office:value="-0.895933" calcext:value-type="float">
            <text:p>-0.895933</text:p>
          </table:table-cell>
          <table:table-cell table:number-columns-repeated="2"/>
          <table:table-cell office:value-type="string" calcext:value-type="string">
            <text:p>03af9686adfbb39a0728e5b5935572cdb93b83d6</text:p>
          </table:table-cell>
          <table:table-cell office:value-type="string" calcext:value-type="string">
            <text:p>becky</text:p>
          </table:table-cell>
          <table:table-cell office:value-type="string" calcext:value-type="string">
            <text:p>b.</text:p>
          </table:table-cell>
          <table:table-cell table:formula="of:=CONCATENATE([.I32];&quot; &quot;; [.J32])" office:value-type="string" office:string-value="becky b." calcext:value-type="string">
            <text:p>becky b.</text:p>
          </table:table-cell>
          <table:table-cell office:value-type="float" office:value="0.744765" calcext:value-type="float">
            <text:p>0.744765</text:p>
          </table:table-cell>
        </table:table-row>
        <table:table-row table:style-name="ro1">
          <table:table-cell office:value-type="string" calcext:value-type="string">
            <text:p>05a845264b62adf5ec246a19c37fe33714a0f0ec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.</text:p>
          </table:table-cell>
          <table:table-cell table:formula="of:=CONCATENATE([.B33];&quot; &quot;; [.C33])" office:value-type="string" office:string-value="C P." calcext:value-type="string">
            <text:p>C P.</text:p>
          </table:table-cell>
          <table:table-cell office:value-type="float" office:value="-0.890727" calcext:value-type="float">
            <text:p>-0.890727</text:p>
          </table:table-cell>
          <table:table-cell table:number-columns-repeated="2"/>
          <table:table-cell office:value-type="string" calcext:value-type="string">
            <text:p>030636301557abc64c05874127e11f003ebd9e2e</text:p>
          </table:table-cell>
          <table:table-cell office:value-type="string" calcext:value-type="string">
            <text:p>Starr</text:p>
          </table:table-cell>
          <table:table-cell office:value-type="string" calcext:value-type="string">
            <text:p>G.</text:p>
          </table:table-cell>
          <table:table-cell table:formula="of:=CONCATENATE([.I33];&quot; &quot;; [.J33])" office:value-type="string" office:string-value="Starr G." calcext:value-type="string">
            <text:p>Starr G.</text:p>
          </table:table-cell>
          <table:table-cell office:value-type="float" office:value="0.730395" calcext:value-type="float">
            <text:p>0.730395</text:p>
          </table:table-cell>
        </table:table-row>
        <table:table-row table:style-name="ro1">
          <table:table-cell office:value-type="string" calcext:value-type="string">
            <text:p>03413404053beb964823f4a11e70cce1501f6413</text:p>
          </table:table-cell>
          <table:table-cell office:value-type="string" calcext:value-type="string">
            <text:p>Alex</text:p>
          </table:table-cell>
          <table:table-cell office:value-type="string" calcext:value-type="string">
            <text:p>Z.</text:p>
          </table:table-cell>
          <table:table-cell table:formula="of:=CONCATENATE([.B34];&quot; &quot;; [.C34])" office:value-type="string" office:string-value="Alex Z." calcext:value-type="string">
            <text:p>Alex Z.</text:p>
          </table:table-cell>
          <table:table-cell office:value-type="float" office:value="-0.8896" calcext:value-type="float">
            <text:p>-0.8896</text:p>
          </table:table-cell>
          <table:table-cell table:number-columns-repeated="2"/>
          <table:table-cell office:value-type="string" calcext:value-type="string">
            <text:p>05794ac0fd42ebef4fbb09e3e903a98fd4060bed</text:p>
          </table:table-cell>
          <table:table-cell office:value-type="string" calcext:value-type="string">
            <text:p>Rose</text:p>
          </table:table-cell>
          <table:table-cell office:value-type="string" calcext:value-type="string">
            <text:p>W.</text:p>
          </table:table-cell>
          <table:table-cell table:formula="of:=CONCATENATE([.I34];&quot; &quot;; [.J34])" office:value-type="string" office:string-value="Rose W." calcext:value-type="string">
            <text:p>Rose W.</text:p>
          </table:table-cell>
          <table:table-cell office:value-type="float" office:value="0.727936" calcext:value-type="float">
            <text:p>0.727936</text:p>
          </table:table-cell>
        </table:table-row>
        <table:table-row table:style-name="ro1">
          <table:table-cell office:value-type="string" calcext:value-type="string">
            <text:p>033aef076f35c205f7fe5f1510e9f3ab6353516f</text:p>
          </table:table-cell>
          <table:table-cell office:value-type="string" calcext:value-type="string">
            <text:p>Elliot</text:p>
          </table:table-cell>
          <table:table-cell office:value-type="string" calcext:value-type="string">
            <text:p>R.</text:p>
          </table:table-cell>
          <table:table-cell table:formula="of:=CONCATENATE([.B35];&quot; &quot;; [.C35])" office:value-type="string" office:string-value="Elliot R." calcext:value-type="string">
            <text:p>Elliot R.</text:p>
          </table:table-cell>
          <table:table-cell office:value-type="float" office:value="-0.879523" calcext:value-type="float">
            <text:p>-0.879523</text:p>
          </table:table-cell>
          <table:table-cell table:number-columns-repeated="2"/>
          <table:table-cell office:value-type="string" calcext:value-type="string">
            <text:p>05b16efcd4baad69f8f2c56fa39ff8e389d169dc</text:p>
          </table:table-cell>
          <table:table-cell office:value-type="string" calcext:value-type="string">
            <text:p>Sze</text:p>
          </table:table-cell>
          <table:table-cell office:value-type="string" calcext:value-type="string">
            <text:p>C.</text:p>
          </table:table-cell>
          <table:table-cell table:formula="of:=CONCATENATE([.I35];&quot; &quot;; [.J35])" office:value-type="string" office:string-value="Sze C." calcext:value-type="string">
            <text:p>Sze C.</text:p>
          </table:table-cell>
          <table:table-cell office:value-type="float" office:value="0.727936" calcext:value-type="float">
            <text:p>0.727936</text:p>
          </table:table-cell>
        </table:table-row>
        <table:table-row table:style-name="ro1">
          <table:table-cell office:value-type="string" calcext:value-type="string">
            <text:p>06776fd7709a2a6544a9d83407ad7beb01e474e2</text:p>
          </table:table-cell>
          <table:table-cell office:value-type="string" calcext:value-type="string">
            <text:p>estelle</text:p>
          </table:table-cell>
          <table:table-cell office:value-type="string" calcext:value-type="string">
            <text:p>f.</text:p>
          </table:table-cell>
          <table:table-cell table:formula="of:=CONCATENATE([.B36];&quot; &quot;; [.C36])" office:value-type="string" office:string-value="estelle f." calcext:value-type="string">
            <text:p>estelle f.</text:p>
          </table:table-cell>
          <table:table-cell office:value-type="float" office:value="-0.876325" calcext:value-type="float">
            <text:p>-0.876325</text:p>
          </table:table-cell>
          <table:table-cell table:number-columns-repeated="2"/>
          <table:table-cell office:value-type="string" calcext:value-type="string">
            <text:p>003c77983a75079f651db02a567422b76a74a96f</text:p>
          </table:table-cell>
          <table:table-cell office:value-type="string" calcext:value-type="string">
            <text:p>Cynthia</text:p>
          </table:table-cell>
          <table:table-cell office:value-type="string" calcext:value-type="string">
            <text:p>B.</text:p>
          </table:table-cell>
          <table:table-cell table:formula="of:=CONCATENATE([.I36];&quot; &quot;; [.J36])" office:value-type="string" office:string-value="Cynthia B." calcext:value-type="string">
            <text:p>Cynthia B.</text:p>
          </table:table-cell>
          <table:table-cell office:value-type="float" office:value="0.727323" calcext:value-type="float">
            <text:p>0.727323</text:p>
          </table:table-cell>
        </table:table-row>
        <table:table-row table:style-name="ro1">
          <table:table-cell office:value-type="string" calcext:value-type="string">
            <text:p>0359b56e08cabd4c988f87ec1e5c80acad2d73d1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g.</text:p>
          </table:table-cell>
          <table:table-cell table:formula="of:=CONCATENATE([.B37];&quot; &quot;; [.C37])" office:value-type="string" office:string-value="michael g." calcext:value-type="string">
            <text:p>michael g.</text:p>
          </table:table-cell>
          <table:table-cell office:value-type="float" office:value="-0.875461" calcext:value-type="float">
            <text:p>-0.875461</text:p>
          </table:table-cell>
          <table:table-cell table:number-columns-repeated="2"/>
          <table:table-cell office:value-type="string" calcext:value-type="string">
            <text:p>046ca7479791c0df5eb080f356fa930d78440f0e</text:p>
          </table:table-cell>
          <table:table-cell office:value-type="string" calcext:value-type="string">
            <text:p>Claudine</text:p>
          </table:table-cell>
          <table:table-cell office:value-type="string" calcext:value-type="string">
            <text:p>A.</text:p>
          </table:table-cell>
          <table:table-cell table:formula="of:=CONCATENATE([.I37];&quot; &quot;; [.J37])" office:value-type="string" office:string-value="Claudine A." calcext:value-type="string">
            <text:p>Claudine A.</text:p>
          </table:table-cell>
          <table:table-cell office:value-type="float" office:value="0.725691" calcext:value-type="float">
            <text:p>0.725691</text:p>
          </table:table-cell>
        </table:table-row>
        <table:table-row table:style-name="ro1">
          <table:table-cell office:value-type="string" calcext:value-type="string">
            <text:p>0436b73826691eff8f171b1fade46614e2679474</text:p>
          </table:table-cell>
          <table:table-cell office:value-type="string" calcext:value-type="string">
            <text:p>Vanessa</text:p>
          </table:table-cell>
          <table:table-cell office:value-type="string" calcext:value-type="string">
            <text:p>D.</text:p>
          </table:table-cell>
          <table:table-cell table:formula="of:=CONCATENATE([.B38];&quot; &quot;; [.C38])" office:value-type="string" office:string-value="Vanessa D." calcext:value-type="string">
            <text:p>Vanessa D.</text:p>
          </table:table-cell>
          <table:table-cell office:value-type="float" office:value="-0.867272" calcext:value-type="float">
            <text:p>-0.867272</text:p>
          </table:table-cell>
          <table:table-cell table:number-columns-repeated="2"/>
          <table:table-cell office:value-type="string" calcext:value-type="string">
            <text:p>015d64ffbdde01c4ab9004fcd30987af7a07fe8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.</text:p>
          </table:table-cell>
          <table:table-cell table:formula="of:=CONCATENATE([.I38];&quot; &quot;; [.J38])" office:value-type="string" office:string-value="C C." calcext:value-type="string">
            <text:p>C C.</text:p>
          </table:table-cell>
          <table:table-cell office:value-type="float" office:value="0.723495" calcext:value-type="float">
            <text:p>0.723495</text:p>
          </table:table-cell>
        </table:table-row>
        <table:table-row table:style-name="ro1">
          <table:table-cell office:value-type="string" calcext:value-type="string">
            <text:p>01aa856fe265c4dbefb8bdec1b5da08f7ec18a68</text:p>
          </table:table-cell>
          <table:table-cell office:value-type="string" calcext:value-type="string">
            <text:p>amina</text:p>
          </table:table-cell>
          <table:table-cell office:value-type="string" calcext:value-type="string">
            <text:p>b.</text:p>
          </table:table-cell>
          <table:table-cell table:formula="of:=CONCATENATE([.B39];&quot; &quot;; [.C39])" office:value-type="string" office:string-value="amina b." calcext:value-type="string">
            <text:p>amina b.</text:p>
          </table:table-cell>
          <table:table-cell office:value-type="float" office:value="-0.862686" calcext:value-type="float">
            <text:p>-0.862686</text:p>
          </table:table-cell>
          <table:table-cell table:number-columns-repeated="2"/>
          <table:table-cell office:value-type="string" calcext:value-type="string">
            <text:p>0539fbd8acb6aa16ac35cdfa38928d4f7c24b199</text:p>
          </table:table-cell>
          <table:table-cell office:value-type="string" calcext:value-type="string">
            <text:p>Rebecca</text:p>
          </table:table-cell>
          <table:table-cell office:value-type="string" calcext:value-type="string">
            <text:p>J.</text:p>
          </table:table-cell>
          <table:table-cell table:formula="of:=CONCATENATE([.I39];&quot; &quot;; [.J39])" office:value-type="string" office:string-value="Rebecca J." calcext:value-type="string">
            <text:p>Rebecca J.</text:p>
          </table:table-cell>
          <table:table-cell office:value-type="float" office:value="0.721651" calcext:value-type="float">
            <text:p>0.721651</text:p>
          </table:table-cell>
        </table:table-row>
        <table:table-row table:style-name="ro1">
          <table:table-cell office:value-type="string" calcext:value-type="string">
            <text:p>07dc600172df2c3724ff0d2e3b18070b9f5cb944</text:p>
          </table:table-cell>
          <table:table-cell office:value-type="string" calcext:value-type="string">
            <text:p>Harba</text:p>
          </table:table-cell>
          <table:table-cell office:value-type="string" calcext:value-type="string">
            <text:p>N.</text:p>
          </table:table-cell>
          <table:table-cell table:formula="of:=CONCATENATE([.B40];&quot; &quot;; [.C40])" office:value-type="string" office:string-value="Harba N." calcext:value-type="string">
            <text:p>Harba N.</text:p>
          </table:table-cell>
          <table:table-cell office:value-type="float" office:value="-0.832265" calcext:value-type="float">
            <text:p>-0.832265</text:p>
          </table:table-cell>
          <table:table-cell table:number-columns-repeated="2"/>
          <table:table-cell office:value-type="string" calcext:value-type="string">
            <text:p>05cf1c2a1de9bb84a7a1f10737bc049b1c348d94</text:p>
          </table:table-cell>
          <table:table-cell office:value-type="string" calcext:value-type="string">
            <text:p>Samuel</text:p>
          </table:table-cell>
          <table:table-cell office:value-type="string" calcext:value-type="string">
            <text:p>C.</text:p>
          </table:table-cell>
          <table:table-cell table:formula="of:=CONCATENATE([.I40];&quot; &quot;; [.J40])" office:value-type="string" office:string-value="Samuel C." calcext:value-type="string">
            <text:p>Samuel C.</text:p>
          </table:table-cell>
          <table:table-cell office:value-type="float" office:value="0.721476" calcext:value-type="float">
            <text:p>0.721476</text:p>
          </table:table-cell>
        </table:table-row>
        <table:table-row table:style-name="ro1">
          <table:table-cell office:value-type="string" calcext:value-type="string">
            <text:p>0152ee4f65b1e2ea176fb187ef295c285e0b2727</text:p>
          </table:table-cell>
          <table:table-cell office:value-type="string" calcext:value-type="string">
            <text:p>Jimmy</text:p>
          </table:table-cell>
          <table:table-cell office:value-type="string" calcext:value-type="string">
            <text:p>J.</text:p>
          </table:table-cell>
          <table:table-cell table:formula="of:=CONCATENATE([.B41];&quot; &quot;; [.C41])" office:value-type="string" office:string-value="Jimmy J." calcext:value-type="string">
            <text:p>Jimmy J.</text:p>
          </table:table-cell>
          <table:table-cell office:value-type="float" office:value="-0.827745" calcext:value-type="float">
            <text:p>-0.827745</text:p>
          </table:table-cell>
          <table:table-cell table:number-columns-repeated="2"/>
          <table:table-cell office:value-type="string" calcext:value-type="string">
            <text:p>038e772dd00f5439c9c167737b5c6ea7a7fd1085</text:p>
          </table:table-cell>
          <table:table-cell office:value-type="string" calcext:value-type="string">
            <text:p>Jose</text:p>
          </table:table-cell>
          <table:table-cell office:value-type="string" calcext:value-type="string">
            <text:p>T.</text:p>
          </table:table-cell>
          <table:table-cell table:formula="of:=CONCATENATE([.I41];&quot; &quot;; [.J41])" office:value-type="string" office:string-value="Jose T." calcext:value-type="string">
            <text:p>Jose T.</text:p>
          </table:table-cell>
          <table:table-cell office:value-type="float" office:value="0.717661" calcext:value-type="float">
            <text:p>0.717661</text:p>
          </table:table-cell>
        </table:table-row>
        <table:table-row table:style-name="ro1">
          <table:table-cell office:value-type="string" calcext:value-type="string">
            <text:p>036534c30361c17a898f294398883a66a2cdacb2</text:p>
          </table:table-cell>
          <table:table-cell office:value-type="string" calcext:value-type="string">
            <text:p>Browning</text:p>
          </table:table-cell>
          <table:table-cell office:value-type="string" calcext:value-type="string">
            <text:p>P.</text:p>
          </table:table-cell>
          <table:table-cell table:formula="of:=CONCATENATE([.B42];&quot; &quot;; [.C42])" office:value-type="string" office:string-value="Browning P." calcext:value-type="string">
            <text:p>Browning P.</text:p>
          </table:table-cell>
          <table:table-cell office:value-type="float" office:value="-0.827111" calcext:value-type="float">
            <text:p>-0.827111</text:p>
          </table:table-cell>
          <table:table-cell table:number-columns-repeated="2"/>
          <table:table-cell office:value-type="string" calcext:value-type="string">
            <text:p>05cf43babda51111a48f8cce28f61ef47324f392</text:p>
          </table:table-cell>
          <table:table-cell office:value-type="string" calcext:value-type="string">
            <text:p>Boris</text:p>
          </table:table-cell>
          <table:table-cell office:value-type="string" calcext:value-type="string">
            <text:p>Y.</text:p>
          </table:table-cell>
          <table:table-cell table:formula="of:=CONCATENATE([.I42];&quot; &quot;; [.J42])" office:value-type="string" office:string-value="Boris Y." calcext:value-type="string">
            <text:p>Boris Y.</text:p>
          </table:table-cell>
          <table:table-cell office:value-type="float" office:value="0.714373" calcext:value-type="float">
            <text:p>0.714373</text:p>
          </table:table-cell>
        </table:table-row>
        <table:table-row table:style-name="ro1">
          <table:table-cell office:value-type="string" calcext:value-type="string">
            <text:p>07acbd476726bd6071537ca77fd4739a7c254a34</text:p>
          </table:table-cell>
          <table:table-cell office:value-type="string" calcext:value-type="string">
            <text:p>Ed</text:p>
          </table:table-cell>
          <table:table-cell office:value-type="string" calcext:value-type="string">
            <text:p>A.</text:p>
          </table:table-cell>
          <table:table-cell table:formula="of:=CONCATENATE([.B43];&quot; &quot;; [.C43])" office:value-type="string" office:string-value="Ed A." calcext:value-type="string">
            <text:p>Ed A.</text:p>
          </table:table-cell>
          <table:table-cell office:value-type="float" office:value="-0.821592" calcext:value-type="float">
            <text:p>-0.821592</text:p>
          </table:table-cell>
          <table:table-cell table:number-columns-repeated="2"/>
          <table:table-cell office:value-type="string" calcext:value-type="string">
            <text:p>00636f5fbe525439f494966a5057acbd84b358de</text:p>
          </table:table-cell>
          <table:table-cell office:value-type="string" calcext:value-type="string">
            <text:p>Samantha</text:p>
          </table:table-cell>
          <table:table-cell office:value-type="string" calcext:value-type="string">
            <text:p>B.</text:p>
          </table:table-cell>
          <table:table-cell table:formula="of:=CONCATENATE([.I43];&quot; &quot;; [.J43])" office:value-type="string" office:string-value="Samantha B." calcext:value-type="string">
            <text:p>Samantha B.</text:p>
          </table:table-cell>
          <table:table-cell office:value-type="float" office:value="0.712394" calcext:value-type="float">
            <text:p>0.712394</text:p>
          </table:table-cell>
        </table:table-row>
        <table:table-row table:style-name="ro1">
          <table:table-cell office:value-type="string" calcext:value-type="string">
            <text:p>00edecab2f199dedfd06cb463d4575a23f051ad5</text:p>
          </table:table-cell>
          <table:table-cell office:value-type="string" calcext:value-type="string">
            <text:p>Ted</text:p>
          </table:table-cell>
          <table:table-cell office:value-type="string" calcext:value-type="string">
            <text:p>C.</text:p>
          </table:table-cell>
          <table:table-cell table:formula="of:=CONCATENATE([.B44];&quot; &quot;; [.C44])" office:value-type="string" office:string-value="Ted C." calcext:value-type="string">
            <text:p>Ted C.</text:p>
          </table:table-cell>
          <table:table-cell office:value-type="float" office:value="-0.820337" calcext:value-type="float">
            <text:p>-0.820337</text:p>
          </table:table-cell>
          <table:table-cell table:number-columns-repeated="2"/>
          <table:table-cell office:value-type="string" calcext:value-type="string">
            <text:p>06776fd7709a2a6544a9d83407ad7beb01e474e2</text:p>
          </table:table-cell>
          <table:table-cell office:value-type="string" calcext:value-type="string">
            <text:p>estelle</text:p>
          </table:table-cell>
          <table:table-cell office:value-type="string" calcext:value-type="string">
            <text:p>f.</text:p>
          </table:table-cell>
          <table:table-cell table:formula="of:=CONCATENATE([.I44];&quot; &quot;; [.J44])" office:value-type="string" office:string-value="estelle f." calcext:value-type="string">
            <text:p>estelle f.</text:p>
          </table:table-cell>
          <table:table-cell office:value-type="float" office:value="0.71154" calcext:value-type="float">
            <text:p>0.71154</text:p>
          </table:table-cell>
        </table:table-row>
        <table:table-row table:style-name="ro1">
          <table:table-cell office:value-type="string" calcext:value-type="string">
            <text:p>01c3bb474f584da262ac3a7e62bbd36b691552ee</text:p>
          </table:table-cell>
          <table:table-cell office:value-type="string" calcext:value-type="string">
            <text:p>Audra</text:p>
          </table:table-cell>
          <table:table-cell office:value-type="string" calcext:value-type="string">
            <text:p>L.</text:p>
          </table:table-cell>
          <table:table-cell table:formula="of:=CONCATENATE([.B45];&quot; &quot;; [.C45])" office:value-type="string" office:string-value="Audra L." calcext:value-type="string">
            <text:p>Audra L.</text:p>
          </table:table-cell>
          <table:table-cell office:value-type="float" office:value="-0.808694" calcext:value-type="float">
            <text:p>-0.808694</text:p>
          </table:table-cell>
          <table:table-cell table:number-columns-repeated="2"/>
          <table:table-cell office:value-type="string" calcext:value-type="string">
            <text:p>06b4d1704e1032d34c026980e0a446110a6556f7</text:p>
          </table:table-cell>
          <table:table-cell office:value-type="string" calcext:value-type="string">
            <text:p>zaza</text:p>
          </table:table-cell>
          <table:table-cell office:value-type="string" calcext:value-type="string">
            <text:p>z.</text:p>
          </table:table-cell>
          <table:table-cell table:formula="of:=CONCATENATE([.I45];&quot; &quot;; [.J45])" office:value-type="string" office:string-value="zaza z." calcext:value-type="string">
            <text:p>zaza z.</text:p>
          </table:table-cell>
          <table:table-cell office:value-type="float" office:value="0.703907" calcext:value-type="float">
            <text:p>0.703907</text:p>
          </table:table-cell>
        </table:table-row>
        <table:table-row table:style-name="ro1">
          <table:table-cell office:value-type="string" calcext:value-type="string">
            <text:p>008e64886e3e38df679f5f12a99092891c85b97a</text:p>
          </table:table-cell>
          <table:table-cell office:value-type="string" calcext:value-type="string">
            <text:p>Gabriel</text:p>
          </table:table-cell>
          <table:table-cell office:value-type="string" calcext:value-type="string">
            <text:p>F.</text:p>
          </table:table-cell>
          <table:table-cell table:formula="of:=CONCATENATE([.B46];&quot; &quot;; [.C46])" office:value-type="string" office:string-value="Gabriel F." calcext:value-type="string">
            <text:p>Gabriel F.</text:p>
          </table:table-cell>
          <table:table-cell office:value-type="float" office:value="-0.785891" calcext:value-type="float">
            <text:p>-0.785891</text:p>
          </table:table-cell>
          <table:table-cell table:number-columns-repeated="2"/>
          <table:table-cell office:value-type="string" calcext:value-type="string">
            <text:p>03fba6f52ab737a1db0a6d7c86047581ee0d431f</text:p>
          </table:table-cell>
          <table:table-cell office:value-type="string" calcext:value-type="string">
            <text:p>Anjelica</text:p>
          </table:table-cell>
          <table:table-cell office:value-type="string" calcext:value-type="string">
            <text:p>L.</text:p>
          </table:table-cell>
          <table:table-cell table:formula="of:=CONCATENATE([.I46];&quot; &quot;; [.J46])" office:value-type="string" office:string-value="Anjelica L." calcext:value-type="string">
            <text:p>Anjelica L.</text:p>
          </table:table-cell>
          <table:table-cell office:value-type="float" office:value="0.703203" calcext:value-type="float">
            <text:p>0.703203</text:p>
          </table:table-cell>
        </table:table-row>
        <table:table-row table:style-name="ro1">
          <table:table-cell office:value-type="string" calcext:value-type="string">
            <text:p>04c961aae3602ae87f105fbe2501c493a2917d35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j.</text:p>
          </table:table-cell>
          <table:table-cell table:formula="of:=CONCATENATE([.B47];&quot; &quot;; [.C47])" office:value-type="string" office:string-value="mark j." calcext:value-type="string">
            <text:p>mark j.</text:p>
          </table:table-cell>
          <table:table-cell office:value-type="float" office:value="-0.761594" calcext:value-type="float">
            <text:p>-0.761594</text:p>
          </table:table-cell>
          <table:table-cell table:number-columns-repeated="2"/>
          <table:table-cell office:value-type="string" calcext:value-type="string">
            <text:p>03736085aad956cd891dd0158c96ce0853525810</text:p>
          </table:table-cell>
          <table:table-cell office:value-type="string" calcext:value-type="string">
            <text:p>Jj</text:p>
          </table:table-cell>
          <table:table-cell office:value-type="string" calcext:value-type="string">
            <text:p>T.</text:p>
          </table:table-cell>
          <table:table-cell table:formula="of:=CONCATENATE([.I47];&quot; &quot;; [.J47])" office:value-type="string" office:string-value="Jj T." calcext:value-type="string">
            <text:p>Jj T.</text:p>
          </table:table-cell>
          <table:table-cell office:value-type="float" office:value="0.698176" calcext:value-type="float">
            <text:p>0.698176</text:p>
          </table:table-cell>
        </table:table-row>
        <table:table-row table:style-name="ro1">
          <table:table-cell office:value-type="string" calcext:value-type="string">
            <text:p>03925ea58eacfd791bba1609a614a496e330d79f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L.</text:p>
          </table:table-cell>
          <table:table-cell table:formula="of:=CONCATENATE([.B48];&quot; &quot;; [.C48])" office:value-type="string" office:string-value="Sophia L." calcext:value-type="string">
            <text:p>Sophia L.</text:p>
          </table:table-cell>
          <table:table-cell office:value-type="float" office:value="-0.761594" calcext:value-type="float">
            <text:p>-0.761594</text:p>
          </table:table-cell>
          <table:table-cell table:number-columns-repeated="2"/>
          <table:table-cell office:value-type="string" calcext:value-type="string">
            <text:p>043b46f5c8698c2e82d0ca2e61e19cc3ab62b675</text:p>
          </table:table-cell>
          <table:table-cell office:value-type="string" calcext:value-type="string">
            <text:p>Cole</text:p>
          </table:table-cell>
          <table:table-cell office:value-type="string" calcext:value-type="string">
            <text:p>V.</text:p>
          </table:table-cell>
          <table:table-cell table:formula="of:=CONCATENATE([.I48];&quot; &quot;; [.J48])" office:value-type="string" office:string-value="Cole V." calcext:value-type="string">
            <text:p>Cole V.</text:p>
          </table:table-cell>
          <table:table-cell office:value-type="float" office:value="0.696715" calcext:value-type="float">
            <text:p>0.696715</text:p>
          </table:table-cell>
        </table:table-row>
        <table:table-row table:style-name="ro1">
          <table:table-cell office:value-type="string" calcext:value-type="string">
            <text:p>044e218871980a62fd50d559f539596d26021605</text:p>
          </table:table-cell>
          <table:table-cell office:value-type="string" calcext:value-type="string">
            <text:p>ilene</text:p>
          </table:table-cell>
          <table:table-cell office:value-type="string" calcext:value-type="string">
            <text:p>e.</text:p>
          </table:table-cell>
          <table:table-cell table:formula="of:=CONCATENATE([.B49];&quot; &quot;; [.C49])" office:value-type="string" office:string-value="ilene e." calcext:value-type="string">
            <text:p>ilene e.</text:p>
          </table:table-cell>
          <table:table-cell office:value-type="float" office:value="-0.761498" calcext:value-type="float">
            <text:p>-0.761498</text:p>
          </table:table-cell>
          <table:table-cell table:number-columns-repeated="2"/>
          <table:table-cell office:value-type="string" calcext:value-type="string">
            <text:p>008a5be05259f0baceafa7a7d3534dbe6c0c88bb</text:p>
          </table:table-cell>
          <table:table-cell office:value-type="string" calcext:value-type="string">
            <text:p>Marisa</text:p>
          </table:table-cell>
          <table:table-cell office:value-type="string" calcext:value-type="string">
            <text:p>F.</text:p>
          </table:table-cell>
          <table:table-cell table:formula="of:=CONCATENATE([.I49];&quot; &quot;; [.J49])" office:value-type="string" office:string-value="Marisa F." calcext:value-type="string">
            <text:p>Marisa F.</text:p>
          </table:table-cell>
          <table:table-cell office:value-type="float" office:value="0.696111" calcext:value-type="float">
            <text:p>0.696111</text:p>
          </table:table-cell>
        </table:table-row>
        <table:table-row table:style-name="ro1">
          <table:table-cell office:value-type="string" calcext:value-type="string">
            <text:p>0343d482aa779b54318463c0af1134a4e8245b97</text:p>
          </table:table-cell>
          <table:table-cell office:value-type="string" calcext:value-type="string">
            <text:p>Zigim</text:p>
          </table:table-cell>
          <table:table-cell office:value-type="string" calcext:value-type="string">
            <text:p>S.</text:p>
          </table:table-cell>
          <table:table-cell table:formula="of:=CONCATENATE([.B50];&quot; &quot;; [.C50])" office:value-type="string" office:string-value="Zigim S." calcext:value-type="string">
            <text:p>Zigim S.</text:p>
          </table:table-cell>
          <table:table-cell office:value-type="float" office:value="-0.761017" calcext:value-type="float">
            <text:p>-0.761017</text:p>
          </table:table-cell>
          <table:table-cell table:number-columns-repeated="2"/>
          <table:table-cell office:value-type="string" calcext:value-type="string">
            <text:p>03fde828dd3526f7934f617c28fb0158e43d0246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T.</text:p>
          </table:table-cell>
          <table:table-cell table:formula="of:=CONCATENATE([.I50];&quot; &quot;; [.J50])" office:value-type="string" office:string-value="Michael T." calcext:value-type="string">
            <text:p>Michael T.</text:p>
          </table:table-cell>
          <table:table-cell office:value-type="float" office:value="0.691239" calcext:value-type="float">
            <text:p>0.691239</text:p>
          </table:table-cell>
        </table:table-row>
        <table:table-row table:style-name="ro1">
          <table:table-cell office:value-type="string" calcext:value-type="string">
            <text:p>03ae2e03b5ac7524acab96d2a998cb7a389c123d</text:p>
          </table:table-cell>
          <table:table-cell office:value-type="string" calcext:value-type="string">
            <text:p>Roger</text:p>
          </table:table-cell>
          <table:table-cell office:value-type="string" calcext:value-type="string">
            <text:p>C.</text:p>
          </table:table-cell>
          <table:table-cell table:formula="of:=CONCATENATE([.B51];&quot; &quot;; [.C51])" office:value-type="string" office:string-value="Roger C." calcext:value-type="string">
            <text:p>Roger C.</text:p>
          </table:table-cell>
          <table:table-cell office:value-type="float" office:value="-0.761017" calcext:value-type="float">
            <text:p>-0.761017</text:p>
          </table:table-cell>
          <table:table-cell table:number-columns-repeated="2"/>
          <table:table-cell office:value-type="string" calcext:value-type="string">
            <text:p>06173dc9647916aa188934ab5026702823ca134d</text:p>
          </table:table-cell>
          <table:table-cell office:value-type="string" calcext:value-type="string">
            <text:p>Phil</text:p>
          </table:table-cell>
          <table:table-cell office:value-type="string" calcext:value-type="string">
            <text:p>M.</text:p>
          </table:table-cell>
          <table:table-cell table:formula="of:=CONCATENATE([.I51];&quot; &quot;; [.J51])" office:value-type="string" office:string-value="Phil M." calcext:value-type="string">
            <text:p>Phil M.</text:p>
          </table:table-cell>
          <table:table-cell office:value-type="float" office:value="0.684294" calcext:value-type="float">
            <text:p>0.684294</text:p>
          </table:table-cell>
        </table:table-row>
        <table:table-row table:style-name="ro1">
          <table:table-cell office:value-type="string" calcext:value-type="string">
            <text:p>0136fec749b9362fcc20eeade5a627dc7e6159b8</text:p>
          </table:table-cell>
          <table:table-cell office:value-type="string" calcext:value-type="string">
            <text:p>Thai</text:p>
          </table:table-cell>
          <table:table-cell office:value-type="string" calcext:value-type="string">
            <text:p>F.</text:p>
          </table:table-cell>
          <table:table-cell table:formula="of:=CONCATENATE([.B52];&quot; &quot;; [.C52])" office:value-type="string" office:string-value="Thai F." calcext:value-type="string">
            <text:p>Thai F.</text:p>
          </table:table-cell>
          <table:table-cell office:value-type="float" office:value="-0.760966" calcext:value-type="float">
            <text:p>-0.760966</text:p>
          </table:table-cell>
          <table:table-cell table:number-columns-repeated="2"/>
          <table:table-cell office:value-type="string" calcext:value-type="string">
            <text:p>02f05947d4bc2e8743d1cfd02d843c4b010fe770</text:p>
          </table:table-cell>
          <table:table-cell office:value-type="string" calcext:value-type="string">
            <text:p>Jenny</text:p>
          </table:table-cell>
          <table:table-cell office:value-type="string" calcext:value-type="string">
            <text:p>R.</text:p>
          </table:table-cell>
          <table:table-cell table:formula="of:=CONCATENATE([.I52];&quot; &quot;; [.J52])" office:value-type="string" office:string-value="Jenny R." calcext:value-type="string">
            <text:p>Jenny R.</text:p>
          </table:table-cell>
          <table:table-cell office:value-type="float" office:value="0.675966" calcext:value-type="float">
            <text:p>0.675966</text:p>
          </table:table-cell>
        </table:table-row>
        <table:table-row table:style-name="ro1">
          <table:table-cell office:value-type="string" calcext:value-type="string">
            <text:p>03af9686adfbb39a0728e5b5935572cdb93b83d6</text:p>
          </table:table-cell>
          <table:table-cell office:value-type="string" calcext:value-type="string">
            <text:p>becky</text:p>
          </table:table-cell>
          <table:table-cell office:value-type="string" calcext:value-type="string">
            <text:p>b.</text:p>
          </table:table-cell>
          <table:table-cell table:formula="of:=CONCATENATE([.B53];&quot; &quot;; [.C53])" office:value-type="string" office:string-value="becky b." calcext:value-type="string">
            <text:p>becky b.</text:p>
          </table:table-cell>
          <table:table-cell office:value-type="float" office:value="-0.760815" calcext:value-type="float">
            <text:p>-0.760815</text:p>
          </table:table-cell>
          <table:table-cell table:number-columns-repeated="2"/>
          <table:table-cell office:value-type="string" calcext:value-type="string">
            <text:p>016e25cd53936e1931ac9cef480af64727afb36c</text:p>
          </table:table-cell>
          <table:table-cell office:value-type="string" calcext:value-type="string">
            <text:p>Gorman</text:p>
          </table:table-cell>
          <table:table-cell office:value-type="string" calcext:value-type="string">
            <text:p>B.</text:p>
          </table:table-cell>
          <table:table-cell table:formula="of:=CONCATENATE([.I53];&quot; &quot;; [.J53])" office:value-type="string" office:string-value="Gorman B." calcext:value-type="string">
            <text:p>Gorman B.</text:p>
          </table:table-cell>
          <table:table-cell office:value-type="float" office:value="0.675404" calcext:value-type="float">
            <text:p>0.675404</text:p>
          </table:table-cell>
        </table:table-row>
        <table:table-row table:style-name="ro1">
          <table:table-cell office:value-type="string" calcext:value-type="string">
            <text:p>008a5be05259f0baceafa7a7d3534dbe6c0c88bb</text:p>
          </table:table-cell>
          <table:table-cell office:value-type="string" calcext:value-type="string">
            <text:p>Marisa</text:p>
          </table:table-cell>
          <table:table-cell office:value-type="string" calcext:value-type="string">
            <text:p>F.</text:p>
          </table:table-cell>
          <table:table-cell table:formula="of:=CONCATENATE([.B54];&quot; &quot;; [.C54])" office:value-type="string" office:string-value="Marisa F." calcext:value-type="string">
            <text:p>Marisa F.</text:p>
          </table:table-cell>
          <table:table-cell office:value-type="float" office:value="-0.760171" calcext:value-type="float">
            <text:p>-0.760171</text:p>
          </table:table-cell>
          <table:table-cell table:number-columns-repeated="2"/>
          <table:table-cell office:value-type="string" calcext:value-type="string">
            <text:p>022feb5aca477bbe65c4e270cf94488dc978bfa9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b.</text:p>
          </table:table-cell>
          <table:table-cell table:formula="of:=CONCATENATE([.I54];&quot; &quot;; [.J54])" office:value-type="string" office:string-value="sam b." calcext:value-type="string">
            <text:p>sam b.</text:p>
          </table:table-cell>
          <table:table-cell office:value-type="float" office:value="0.673707" calcext:value-type="float">
            <text:p>0.673707</text:p>
          </table:table-cell>
        </table:table-row>
        <table:table-row table:style-name="ro1">
          <table:table-cell office:value-type="string" calcext:value-type="string">
            <text:p>00f581e9ff15042ad6575e7bfd6b30da5ad7e3f6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D.</text:p>
          </table:table-cell>
          <table:table-cell table:formula="of:=CONCATENATE([.B55];&quot; &quot;; [.C55])" office:value-type="string" office:string-value="Nom D." calcext:value-type="string">
            <text:p>Nom D.</text:p>
          </table:table-cell>
          <table:table-cell office:value-type="float" office:value="-0.75951" calcext:value-type="float">
            <text:p>-0.75951</text:p>
          </table:table-cell>
          <table:table-cell table:number-columns-repeated="2"/>
          <table:table-cell office:value-type="string" calcext:value-type="string">
            <text:p>0393987687fa715648914114529ecd3b1fc0cae9</text:p>
          </table:table-cell>
          <table:table-cell office:value-type="string" calcext:value-type="string">
            <text:p>Bree</text:p>
          </table:table-cell>
          <table:table-cell office:value-type="string" calcext:value-type="string">
            <text:p>F.</text:p>
          </table:table-cell>
          <table:table-cell table:formula="of:=CONCATENATE([.I55];&quot; &quot;; [.J55])" office:value-type="string" office:string-value="Bree F." calcext:value-type="string">
            <text:p>Bree F.</text:p>
          </table:table-cell>
          <table:table-cell office:value-type="float" office:value="0.673707" calcext:value-type="float">
            <text:p>0.673707</text:p>
          </table:table-cell>
        </table:table-row>
        <table:table-row table:style-name="ro1">
          <table:table-cell office:value-type="string" calcext:value-type="string">
            <text:p>065c0b2e4ce97bec808f4a18b59d8cec57f9d0dd</text:p>
          </table:table-cell>
          <table:table-cell office:value-type="string" calcext:value-type="string">
            <text:p>Gator</text:p>
          </table:table-cell>
          <table:table-cell office:value-type="string" calcext:value-type="string">
            <text:p>J.</text:p>
          </table:table-cell>
          <table:table-cell table:formula="of:=CONCATENATE([.B56];&quot; &quot;; [.C56])" office:value-type="string" office:string-value="Gator J." calcext:value-type="string">
            <text:p>Gator J.</text:p>
          </table:table-cell>
          <table:table-cell office:value-type="float" office:value="-0.75951" calcext:value-type="float">
            <text:p>-0.75951</text:p>
          </table:table-cell>
          <table:table-cell table:number-columns-repeated="2"/>
          <table:table-cell office:value-type="string" calcext:value-type="string">
            <text:p>0478d89eb76f8595a4e5f88e5c18abd82f4675e3</text:p>
          </table:table-cell>
          <table:table-cell office:value-type="string" calcext:value-type="string">
            <text:p>Maricel</text:p>
          </table:table-cell>
          <table:table-cell office:value-type="string" calcext:value-type="string">
            <text:p>M.</text:p>
          </table:table-cell>
          <table:table-cell table:formula="of:=CONCATENATE([.I56];&quot; &quot;; [.J56])" office:value-type="string" office:string-value="Maricel M." calcext:value-type="string">
            <text:p>Maricel M.</text:p>
          </table:table-cell>
          <table:table-cell office:value-type="float" office:value="0.673707" calcext:value-type="float">
            <text:p>0.673707</text:p>
          </table:table-cell>
        </table:table-row>
        <table:table-row table:style-name="ro1">
          <table:table-cell office:value-type="string" calcext:value-type="string">
            <text:p>07bf723421cd61d3e8408e437c8f0c49b2f4127e</text:p>
          </table:table-cell>
          <table:table-cell office:value-type="string" calcext:value-type="string">
            <text:p>Orly</text:p>
          </table:table-cell>
          <table:table-cell office:value-type="string" calcext:value-type="string">
            <text:p>R.</text:p>
          </table:table-cell>
          <table:table-cell table:formula="of:=CONCATENATE([.B57];&quot; &quot;; [.C57])" office:value-type="string" office:string-value="Orly R." calcext:value-type="string">
            <text:p>Orly R.</text:p>
          </table:table-cell>
          <table:table-cell office:value-type="float" office:value="-0.758312" calcext:value-type="float">
            <text:p>-0.758312</text:p>
          </table:table-cell>
          <table:table-cell table:number-columns-repeated="2"/>
          <table:table-cell office:value-type="string" calcext:value-type="string">
            <text:p>014dd03ee7f0ea96c549cd1ab738409e11d80bb3</text:p>
          </table:table-cell>
          <table:table-cell office:value-type="string" calcext:value-type="string">
            <text:p>Kate</text:p>
          </table:table-cell>
          <table:table-cell office:value-type="string" calcext:value-type="string">
            <text:p>J.</text:p>
          </table:table-cell>
          <table:table-cell table:formula="of:=CONCATENATE([.I57];&quot; &quot;; [.J57])" office:value-type="string" office:string-value="Kate J." calcext:value-type="string">
            <text:p>Kate J.</text:p>
          </table:table-cell>
          <table:table-cell office:value-type="float" office:value="0.672483" calcext:value-type="float">
            <text:p>0.672483</text:p>
          </table:table-cell>
        </table:table-row>
        <table:table-row table:style-name="ro1">
          <table:table-cell office:value-type="string" calcext:value-type="string">
            <text:p>02f234c35905be7065dbed0ac60d05bf39d0cee6</text:p>
          </table:table-cell>
          <table:table-cell office:value-type="string" calcext:value-type="string">
            <text:p>Chuck</text:p>
          </table:table-cell>
          <table:table-cell office:value-type="string" calcext:value-type="string">
            <text:p>H.</text:p>
          </table:table-cell>
          <table:table-cell table:formula="of:=CONCATENATE([.B58];&quot; &quot;; [.C58])" office:value-type="string" office:string-value="Chuck H." calcext:value-type="string">
            <text:p>Chuck H.</text:p>
          </table:table-cell>
          <table:table-cell office:value-type="float" office:value="-0.755679" calcext:value-type="float">
            <text:p>-0.755679</text:p>
          </table:table-cell>
          <table:table-cell table:number-columns-repeated="2"/>
          <table:table-cell office:value-type="string" calcext:value-type="string">
            <text:p>01f63c847f4d59e2d6229aa82b61af5c344c2318</text:p>
          </table:table-cell>
          <table:table-cell office:value-type="string" calcext:value-type="string">
            <text:p>Joe</text:p>
          </table:table-cell>
          <table:table-cell office:value-type="string" calcext:value-type="string">
            <text:p>R.</text:p>
          </table:table-cell>
          <table:table-cell table:formula="of:=CONCATENATE([.I58];&quot; &quot;; [.J58])" office:value-type="string" office:string-value="Joe R." calcext:value-type="string">
            <text:p>Joe R.</text:p>
          </table:table-cell>
          <table:table-cell office:value-type="float" office:value="0.67245" calcext:value-type="float">
            <text:p>0.67245</text:p>
          </table:table-cell>
        </table:table-row>
        <table:table-row table:style-name="ro1">
          <table:table-cell office:value-type="string" calcext:value-type="string">
            <text:p>05c2e740302076b2251e5ddbdeb6851b21d7e39b</text:p>
          </table:table-cell>
          <table:table-cell office:value-type="string" calcext:value-type="string">
            <text:p>Natalya</text:p>
          </table:table-cell>
          <table:table-cell office:value-type="string" calcext:value-type="string">
            <text:p>J.</text:p>
          </table:table-cell>
          <table:table-cell table:formula="of:=CONCATENATE([.B59];&quot; &quot;; [.C59])" office:value-type="string" office:string-value="Natalya J." calcext:value-type="string">
            <text:p>Natalya J.</text:p>
          </table:table-cell>
          <table:table-cell office:value-type="float" office:value="-0.755679" calcext:value-type="float">
            <text:p>-0.755679</text:p>
          </table:table-cell>
          <table:table-cell table:number-columns-repeated="2"/>
          <table:table-cell office:value-type="string" calcext:value-type="string">
            <text:p>03e5382feeef2684d57606fcd40a5a716be439a1</text:p>
          </table:table-cell>
          <table:table-cell office:value-type="string" calcext:value-type="string">
            <text:p>Melody</text:p>
          </table:table-cell>
          <table:table-cell office:value-type="string" calcext:value-type="string">
            <text:p>B.</text:p>
          </table:table-cell>
          <table:table-cell table:formula="of:=CONCATENATE([.I59];&quot; &quot;; [.J59])" office:value-type="string" office:string-value="Melody B." calcext:value-type="string">
            <text:p>Melody B.</text:p>
          </table:table-cell>
          <table:table-cell office:value-type="float" office:value="0.665934" calcext:value-type="float">
            <text:p>0.665934</text:p>
          </table:table-cell>
        </table:table-row>
        <table:table-row table:style-name="ro1">
          <table:table-cell office:value-type="string" calcext:value-type="string">
            <text:p>04226d1fd63b5b3cd87c5a469839b9b792e4c924</text:p>
          </table:table-cell>
          <table:table-cell office:value-type="string" calcext:value-type="string">
            <text:p>Duygu</text:p>
          </table:table-cell>
          <table:table-cell office:value-type="string" calcext:value-type="string">
            <text:p>P.</text:p>
          </table:table-cell>
          <table:table-cell table:formula="of:=CONCATENATE([.B60];&quot; &quot;; [.C60])" office:value-type="string" office:string-value="Duygu P." calcext:value-type="string">
            <text:p>Duygu P.</text:p>
          </table:table-cell>
          <table:table-cell office:value-type="float" office:value="-0.755245" calcext:value-type="float">
            <text:p>-0.755245</text:p>
          </table:table-cell>
          <table:table-cell table:number-columns-repeated="2"/>
          <table:table-cell office:value-type="string" calcext:value-type="string">
            <text:p>0179ecad0ba42e9ddeb47a48ea1be0edb849073e</text:p>
          </table:table-cell>
          <table:table-cell office:value-type="string" calcext:value-type="string">
            <text:p>Avi</text:p>
          </table:table-cell>
          <table:table-cell office:value-type="string" calcext:value-type="string">
            <text:p>B.</text:p>
          </table:table-cell>
          <table:table-cell table:formula="of:=CONCATENATE([.I60];&quot; &quot;; [.J60])" office:value-type="string" office:string-value="Avi B." calcext:value-type="string">
            <text:p>Avi B.</text:p>
          </table:table-cell>
          <table:table-cell office:value-type="float" office:value="0.662086" calcext:value-type="float">
            <text:p>0.662086</text:p>
          </table:table-cell>
        </table:table-row>
        <table:table-row table:style-name="ro1">
          <table:table-cell office:value-type="string" calcext:value-type="string">
            <text:p>016e25cd53936e1931ac9cef480af64727afb36c</text:p>
          </table:table-cell>
          <table:table-cell office:value-type="string" calcext:value-type="string">
            <text:p>Gorman</text:p>
          </table:table-cell>
          <table:table-cell office:value-type="string" calcext:value-type="string">
            <text:p>B.</text:p>
          </table:table-cell>
          <table:table-cell table:formula="of:=CONCATENATE([.B61];&quot; &quot;; [.C61])" office:value-type="string" office:string-value="Gorman B." calcext:value-type="string">
            <text:p>Gorman B.</text:p>
          </table:table-cell>
          <table:table-cell office:value-type="float" office:value="-0.754414" calcext:value-type="float">
            <text:p>-0.754414</text:p>
          </table:table-cell>
          <table:table-cell table:number-columns-repeated="2"/>
          <table:table-cell office:value-type="string" calcext:value-type="string">
            <text:p>06be2c529441ee0635283de002385f906627f628</text:p>
          </table:table-cell>
          <table:table-cell office:value-type="string" calcext:value-type="string">
            <text:p>Harmony</text:p>
          </table:table-cell>
          <table:table-cell office:value-type="string" calcext:value-type="string">
            <text:p>R.</text:p>
          </table:table-cell>
          <table:table-cell table:formula="of:=CONCATENATE([.I61];&quot; &quot;; [.J61])" office:value-type="string" office:string-value="Harmony R." calcext:value-type="string">
            <text:p>Harmony R.</text:p>
          </table:table-cell>
          <table:table-cell office:value-type="float" office:value="0.662086" calcext:value-type="float">
            <text:p>0.662086</text:p>
          </table:table-cell>
        </table:table-row>
        <table:table-row table:style-name="ro1">
          <table:table-cell office:value-type="string" calcext:value-type="string">
            <text:p>05359aef821b693494a3735fa37b66ab09def7c4</text:p>
          </table:table-cell>
          <table:table-cell office:value-type="string" calcext:value-type="string">
            <text:p>Preet</text:p>
          </table:table-cell>
          <table:table-cell office:value-type="string" calcext:value-type="string">
            <text:p>A.</text:p>
          </table:table-cell>
          <table:table-cell table:formula="of:=CONCATENATE([.B62];&quot; &quot;; [.C62])" office:value-type="string" office:string-value="Preet A." calcext:value-type="string">
            <text:p>Preet A.</text:p>
          </table:table-cell>
          <table:table-cell office:value-type="float" office:value="-0.754248" calcext:value-type="float">
            <text:p>-0.754248</text:p>
          </table:table-cell>
          <table:table-cell table:number-columns-repeated="2"/>
          <table:table-cell office:value-type="string" calcext:value-type="string">
            <text:p>03ef03503c0a835e9620edc56e7c045c7259572c</text:p>
          </table:table-cell>
          <table:table-cell office:value-type="string" calcext:value-type="string">
            <text:p>Beth</text:p>
          </table:table-cell>
          <table:table-cell office:value-type="string" calcext:value-type="string">
            <text:p>H.</text:p>
          </table:table-cell>
          <table:table-cell table:formula="of:=CONCATENATE([.I62];&quot; &quot;; [.J62])" office:value-type="string" office:string-value="Beth H." calcext:value-type="string">
            <text:p>Beth H.</text:p>
          </table:table-cell>
          <table:table-cell office:value-type="float" office:value="0.661952" calcext:value-type="float">
            <text:p>0.661952</text:p>
          </table:table-cell>
        </table:table-row>
        <table:table-row table:style-name="ro1">
          <table:table-cell office:value-type="string" calcext:value-type="string">
            <text:p>07ed7436962aa0c96c86c776a6eaa9448c2bcf64</text:p>
          </table:table-cell>
          <table:table-cell office:value-type="string" calcext:value-type="string">
            <text:p>Rachid</text:p>
          </table:table-cell>
          <table:table-cell office:value-type="string" calcext:value-type="string">
            <text:p>B.</text:p>
          </table:table-cell>
          <table:table-cell table:formula="of:=CONCATENATE([.B63];&quot; &quot;; [.C63])" office:value-type="string" office:string-value="Rachid B." calcext:value-type="string">
            <text:p>Rachid B.</text:p>
          </table:table-cell>
          <table:table-cell office:value-type="float" office:value="-0.753277" calcext:value-type="float">
            <text:p>-0.753277</text:p>
          </table:table-cell>
          <table:table-cell table:number-columns-repeated="2"/>
          <table:table-cell office:value-type="string" calcext:value-type="string">
            <text:p>0239996860432c9e6dbd1dc17c0eba2b2043885d</text:p>
          </table:table-cell>
          <table:table-cell office:value-type="string" calcext:value-type="string">
            <text:p>Christine</text:p>
          </table:table-cell>
          <table:table-cell office:value-type="string" calcext:value-type="string">
            <text:p>R.</text:p>
          </table:table-cell>
          <table:table-cell table:formula="of:=CONCATENATE([.I63];&quot; &quot;; [.J63])" office:value-type="string" office:string-value="Christine R." calcext:value-type="string">
            <text:p>Christine R.</text:p>
          </table:table-cell>
          <table:table-cell office:value-type="float" office:value="0.661952" calcext:value-type="float">
            <text:p>0.661952</text:p>
          </table:table-cell>
        </table:table-row>
        <table:table-row table:style-name="ro1">
          <table:table-cell office:value-type="string" calcext:value-type="string">
            <text:p>000dca7b482ad4c017d61f24dc26f8fd8d5a19a2</text:p>
          </table:table-cell>
          <table:table-cell office:value-type="string" calcext:value-type="string">
            <text:p>Louise</text:p>
          </table:table-cell>
          <table:table-cell office:value-type="string" calcext:value-type="string">
            <text:p>S.</text:p>
          </table:table-cell>
          <table:table-cell table:formula="of:=CONCATENATE([.B64];&quot; &quot;; [.C64])" office:value-type="string" office:string-value="Louise S." calcext:value-type="string">
            <text:p>Louise S.</text:p>
          </table:table-cell>
          <table:table-cell office:value-type="float" office:value="-0.753083" calcext:value-type="float">
            <text:p>-0.753083</text:p>
          </table:table-cell>
          <table:table-cell table:number-columns-repeated="2"/>
          <table:table-cell office:value-type="string" calcext:value-type="string">
            <text:p>02a0454b9e881bc6df6b960c77494d76243d012c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S.</text:p>
          </table:table-cell>
          <table:table-cell table:formula="of:=CONCATENATE([.I64];&quot; &quot;; [.J64])" office:value-type="string" office:string-value="Luke S." calcext:value-type="string">
            <text:p>Luke S.</text:p>
          </table:table-cell>
          <table:table-cell office:value-type="float" office:value="0.661952" calcext:value-type="float">
            <text:p>0.661952</text:p>
          </table:table-cell>
        </table:table-row>
        <table:table-row table:style-name="ro1">
          <table:table-cell office:value-type="string" calcext:value-type="string">
            <text:p>0138fc33cebb1c4b6734d4c20fa7bca8a0b0b3e5</text:p>
          </table:table-cell>
          <table:table-cell office:value-type="string" calcext:value-type="string">
            <text:p>Ivy</text:p>
          </table:table-cell>
          <table:table-cell office:value-type="string" calcext:value-type="string">
            <text:p>B.</text:p>
          </table:table-cell>
          <table:table-cell table:formula="of:=CONCATENATE([.B65];&quot; &quot;; [.C65])" office:value-type="string" office:string-value="Ivy B." calcext:value-type="string">
            <text:p>Ivy B.</text:p>
          </table:table-cell>
          <table:table-cell office:value-type="float" office:value="-0.751298" calcext:value-type="float">
            <text:p>-0.751298</text:p>
          </table:table-cell>
          <table:table-cell table:number-columns-repeated="2"/>
          <table:table-cell office:value-type="string" calcext:value-type="string">
            <text:p>00ccabe220dc42e9013478a03388f5e87c644fd2</text:p>
          </table:table-cell>
          <table:table-cell office:value-type="string" calcext:value-type="string">
            <text:p>Molly</text:p>
          </table:table-cell>
          <table:table-cell office:value-type="string" calcext:value-type="string">
            <text:p>C.</text:p>
          </table:table-cell>
          <table:table-cell table:formula="of:=CONCATENATE([.I65];&quot; &quot;; [.J65])" office:value-type="string" office:string-value="Molly C." calcext:value-type="string">
            <text:p>Molly C.</text:p>
          </table:table-cell>
          <table:table-cell office:value-type="float" office:value="0.661952" calcext:value-type="float">
            <text:p>0.661952</text:p>
          </table:table-cell>
        </table:table-row>
        <table:table-row table:style-name="ro1">
          <table:table-cell office:value-type="string" calcext:value-type="string">
            <text:p>0172865863110de63a22d61e35591c0852973fa5</text:p>
          </table:table-cell>
          <table:table-cell office:value-type="string" calcext:value-type="string">
            <text:p>Groovie</text:p>
          </table:table-cell>
          <table:table-cell office:value-type="string" calcext:value-type="string">
            <text:p>N.</text:p>
          </table:table-cell>
          <table:table-cell table:formula="of:=CONCATENATE([.B66];&quot; &quot;; [.C66])" office:value-type="string" office:string-value="Groovie N." calcext:value-type="string">
            <text:p>Groovie N.</text:p>
          </table:table-cell>
          <table:table-cell office:value-type="float" office:value="-0.751113" calcext:value-type="float">
            <text:p>-0.751113</text:p>
          </table:table-cell>
          <table:table-cell table:number-columns-repeated="2"/>
          <table:table-cell office:value-type="string" calcext:value-type="string">
            <text:p>0785ec23a766df54c02786f3a66ff4dc35b633bd</text:p>
          </table:table-cell>
          <table:table-cell office:value-type="string" calcext:value-type="string">
            <text:p>Carlton</text:p>
          </table:table-cell>
          <table:table-cell office:value-type="string" calcext:value-type="string">
            <text:p>C.</text:p>
          </table:table-cell>
          <table:table-cell table:formula="of:=CONCATENATE([.I66];&quot; &quot;; [.J66])" office:value-type="string" office:string-value="Carlton C." calcext:value-type="string">
            <text:p>Carlton C.</text:p>
          </table:table-cell>
          <table:table-cell office:value-type="float" office:value="0.661952" calcext:value-type="float">
            <text:p>0.661952</text:p>
          </table:table-cell>
        </table:table-row>
        <table:table-row table:style-name="ro1">
          <table:table-cell office:value-type="string" calcext:value-type="string">
            <text:p>046535c8695a2e13541c96e6c41cecc951de2743</text:p>
          </table:table-cell>
          <table:table-cell office:value-type="string" calcext:value-type="string">
            <text:p>Mariama</text:p>
          </table:table-cell>
          <table:table-cell office:value-type="string" calcext:value-type="string">
            <text:p>K.</text:p>
          </table:table-cell>
          <table:table-cell table:formula="of:=CONCATENATE([.B67];&quot; &quot;; [.C67])" office:value-type="string" office:string-value="Mariama K." calcext:value-type="string">
            <text:p>Mariama K.</text:p>
          </table:table-cell>
          <table:table-cell office:value-type="float" office:value="-0.745159" calcext:value-type="float">
            <text:p>-0.745159</text:p>
          </table:table-cell>
          <table:table-cell table:number-columns-repeated="2"/>
          <table:table-cell office:value-type="string" calcext:value-type="string">
            <text:p>0453be28090e099f23b381611b25a8dae6bc1b01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R.</text:p>
          </table:table-cell>
          <table:table-cell table:formula="of:=CONCATENATE([.I67];&quot; &quot;; [.J67])" office:value-type="string" office:string-value="John R." calcext:value-type="string">
            <text:p>John R.</text:p>
          </table:table-cell>
          <table:table-cell office:value-type="float" office:value="0.656879" calcext:value-type="float">
            <text:p>0.656879</text:p>
          </table:table-cell>
        </table:table-row>
        <table:table-row table:style-name="ro1">
          <table:table-cell office:value-type="string" calcext:value-type="string">
            <text:p>046861ceb1d85aedfe4e7cb05ac14ba174fb38b7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d.</text:p>
          </table:table-cell>
          <table:table-cell table:formula="of:=CONCATENATE([.B68];&quot; &quot;; [.C68])" office:value-type="string" office:string-value="ninja d." calcext:value-type="string">
            <text:p>ninja d.</text:p>
          </table:table-cell>
          <table:table-cell office:value-type="float" office:value="-0.745159" calcext:value-type="float">
            <text:p>-0.745159</text:p>
          </table:table-cell>
          <table:table-cell table:number-columns-repeated="2"/>
          <table:table-cell office:value-type="string" calcext:value-type="string">
            <text:p>0528f2800d30289b22b08cc5b1d744b91c8c95d8</text:p>
          </table:table-cell>
          <table:table-cell office:value-type="string" calcext:value-type="string">
            <text:p>Ian</text:p>
          </table:table-cell>
          <table:table-cell office:value-type="string" calcext:value-type="string">
            <text:p>A.</text:p>
          </table:table-cell>
          <table:table-cell table:formula="of:=CONCATENATE([.I68];&quot; &quot;; [.J68])" office:value-type="string" office:string-value="Ian A." calcext:value-type="string">
            <text:p>Ian A.</text:p>
          </table:table-cell>
          <table:table-cell office:value-type="float" office:value="0.651574" calcext:value-type="float">
            <text:p>0.651574</text:p>
          </table:table-cell>
        </table:table-row>
        <table:table-row table:style-name="ro1">
          <table:table-cell office:value-type="string" calcext:value-type="string">
            <text:p>0436978a732803bb5e6f3c769f54ecc1f9852825</text:p>
          </table:table-cell>
          <table:table-cell office:value-type="string" calcext:value-type="string">
            <text:p>Leighanne</text:p>
          </table:table-cell>
          <table:table-cell office:value-type="string" calcext:value-type="string">
            <text:p>S.</text:p>
          </table:table-cell>
          <table:table-cell table:formula="of:=CONCATENATE([.B69];&quot; &quot;; [.C69])" office:value-type="string" office:string-value="Leighanne S." calcext:value-type="string">
            <text:p>Leighanne S.</text:p>
          </table:table-cell>
          <table:table-cell office:value-type="float" office:value="-0.743213" calcext:value-type="float">
            <text:p>-0.743213</text:p>
          </table:table-cell>
          <table:table-cell table:number-columns-repeated="2"/>
          <table:table-cell office:value-type="string" calcext:value-type="string">
            <text:p>06eb22607972aa63ea598a256d1ee1a6044d3eed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K.</text:p>
          </table:table-cell>
          <table:table-cell table:formula="of:=CONCATENATE([.I69];&quot; &quot;; [.J69])" office:value-type="string" office:string-value="Laura K." calcext:value-type="string">
            <text:p>Laura K.</text:p>
          </table:table-cell>
          <table:table-cell office:value-type="float" office:value="0.649339" calcext:value-type="float">
            <text:p>0.649339</text:p>
          </table:table-cell>
        </table:table-row>
        <table:table-row table:style-name="ro1">
          <table:table-cell office:value-type="string" calcext:value-type="string">
            <text:p>080b6aaf849f8c3b6c165aad268b86876bb2ad92</text:p>
          </table:table-cell>
          <table:table-cell office:value-type="string" calcext:value-type="string">
            <text:p>Glenda</text:p>
          </table:table-cell>
          <table:table-cell office:value-type="string" calcext:value-type="string">
            <text:p>S.</text:p>
          </table:table-cell>
          <table:table-cell table:formula="of:=CONCATENATE([.B70];&quot; &quot;; [.C70])" office:value-type="string" office:string-value="Glenda S." calcext:value-type="string">
            <text:p>Glenda S.</text:p>
          </table:table-cell>
          <table:table-cell office:value-type="float" office:value="-0.743044" calcext:value-type="float">
            <text:p>-0.743044</text:p>
          </table:table-cell>
          <table:table-cell table:number-columns-repeated="2"/>
          <table:table-cell office:value-type="string" calcext:value-type="string">
            <text:p>00c9f29903968ebddb176fa6157cd8997f37faf0</text:p>
          </table:table-cell>
          <table:table-cell office:value-type="string" calcext:value-type="string">
            <text:p>Chad</text:p>
          </table:table-cell>
          <table:table-cell office:value-type="string" calcext:value-type="string">
            <text:p>C.</text:p>
          </table:table-cell>
          <table:table-cell table:formula="of:=CONCATENATE([.I70];&quot; &quot;; [.J70])" office:value-type="string" office:string-value="Chad C." calcext:value-type="string">
            <text:p>Chad C.</text:p>
          </table:table-cell>
          <table:table-cell office:value-type="float" office:value="0.649081" calcext:value-type="float">
            <text:p>0.649081</text:p>
          </table:table-cell>
        </table:table-row>
        <table:table-row table:style-name="ro1">
          <table:table-cell office:value-type="string" calcext:value-type="string">
            <text:p>0400b7cb67eea29ecb36d24bde95a53f5ba1407e</text:p>
          </table:table-cell>
          <table:table-cell office:value-type="string" calcext:value-type="string">
            <text:p>amy</text:p>
          </table:table-cell>
          <table:table-cell office:value-type="string" calcext:value-type="string">
            <text:p>k.</text:p>
          </table:table-cell>
          <table:table-cell table:formula="of:=CONCATENATE([.B71];&quot; &quot;; [.C71])" office:value-type="string" office:string-value="amy k." calcext:value-type="string">
            <text:p>amy k.</text:p>
          </table:table-cell>
          <table:table-cell office:value-type="float" office:value="-0.739998" calcext:value-type="float">
            <text:p>-0.739998</text:p>
          </table:table-cell>
          <table:table-cell table:number-columns-repeated="2"/>
          <table:table-cell office:value-type="string" calcext:value-type="string">
            <text:p>00fa13f83f5736f449427a7960d226e5b472b7ac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B.</text:p>
          </table:table-cell>
          <table:table-cell table:formula="of:=CONCATENATE([.I71];&quot; &quot;; [.J71])" office:value-type="string" office:string-value="Elizabeth B." calcext:value-type="string">
            <text:p>Elizabeth B.</text:p>
          </table:table-cell>
          <table:table-cell office:value-type="float" office:value="0.649081" calcext:value-type="float">
            <text:p>0.649081</text:p>
          </table:table-cell>
        </table:table-row>
        <table:table-row table:style-name="ro1">
          <table:table-cell office:value-type="string" calcext:value-type="string">
            <text:p>0025e5e14da2a2fe581ab3958806bb086378d820</text:p>
          </table:table-cell>
          <table:table-cell office:value-type="string" calcext:value-type="string">
            <text:p>claudia</text:p>
          </table:table-cell>
          <table:table-cell office:value-type="string" calcext:value-type="string">
            <text:p>z.</text:p>
          </table:table-cell>
          <table:table-cell table:formula="of:=CONCATENATE([.B72];&quot; &quot;; [.C72])" office:value-type="string" office:string-value="claudia z." calcext:value-type="string">
            <text:p>claudia z.</text:p>
          </table:table-cell>
          <table:table-cell office:value-type="float" office:value="-0.735058" calcext:value-type="float">
            <text:p>-0.735058</text:p>
          </table:table-cell>
          <table:table-cell table:number-columns-repeated="2"/>
          <table:table-cell office:value-type="string" calcext:value-type="string">
            <text:p>01210a282ea62fdfc25007bce8d0cdf3b29b066a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P.</text:p>
          </table:table-cell>
          <table:table-cell table:formula="of:=CONCATENATE([.I72];&quot; &quot;; [.J72])" office:value-type="string" office:string-value="Sam P." calcext:value-type="string">
            <text:p>Sam P.</text:p>
          </table:table-cell>
          <table:table-cell office:value-type="float" office:value="0.646802" calcext:value-type="float">
            <text:p>0.646802</text:p>
          </table:table-cell>
        </table:table-row>
        <table:table-row table:style-name="ro1">
          <table:table-cell office:value-type="string" calcext:value-type="string">
            <text:p>0307cd93e744b489b8a6514b1292b719d19a4398</text:p>
          </table:table-cell>
          <table:table-cell office:value-type="string" calcext:value-type="string">
            <text:p>Selis</text:p>
          </table:table-cell>
          <table:table-cell office:value-type="string" calcext:value-type="string">
            <text:p>Z.</text:p>
          </table:table-cell>
          <table:table-cell table:formula="of:=CONCATENATE([.B73];&quot; &quot;; [.C73])" office:value-type="string" office:string-value="Selis Z." calcext:value-type="string">
            <text:p>Selis Z.</text:p>
          </table:table-cell>
          <table:table-cell office:value-type="float" office:value="-0.733974" calcext:value-type="float">
            <text:p>-0.733974</text:p>
          </table:table-cell>
          <table:table-cell table:number-columns-repeated="2"/>
          <table:table-cell office:value-type="string" calcext:value-type="string">
            <text:p>029055a12e9562a45fd9632954c36f586538e108</text:p>
          </table:table-cell>
          <table:table-cell office:value-type="string" calcext:value-type="string">
            <text:p>Teemu</text:p>
          </table:table-cell>
          <table:table-cell office:value-type="string" calcext:value-type="string">
            <text:p>S.</text:p>
          </table:table-cell>
          <table:table-cell table:formula="of:=CONCATENATE([.I73];&quot; &quot;; [.J73])" office:value-type="string" office:string-value="Teemu S." calcext:value-type="string">
            <text:p>Teemu S.</text:p>
          </table:table-cell>
          <table:table-cell office:value-type="float" office:value="0.64671" calcext:value-type="float">
            <text:p>0.64671</text:p>
          </table:table-cell>
        </table:table-row>
        <table:table-row table:style-name="ro1">
          <table:table-cell office:value-type="string" calcext:value-type="string">
            <text:p>03d5d4d1fcdb78592c122a319e5d6ad9e9276b02</text:p>
          </table:table-cell>
          <table:table-cell office:value-type="string" calcext:value-type="string">
            <text:p>Kristin</text:p>
          </table:table-cell>
          <table:table-cell office:value-type="string" calcext:value-type="string">
            <text:p>C.</text:p>
          </table:table-cell>
          <table:table-cell table:formula="of:=CONCATENATE([.B74];&quot; &quot;; [.C74])" office:value-type="string" office:string-value="Kristin C." calcext:value-type="string">
            <text:p>Kristin C.</text:p>
          </table:table-cell>
          <table:table-cell office:value-type="float" office:value="-0.726792" calcext:value-type="float">
            <text:p>-0.726792</text:p>
          </table:table-cell>
          <table:table-cell table:number-columns-repeated="2"/>
          <table:table-cell office:value-type="string" calcext:value-type="string">
            <text:p>061cf4280764e8e4e92b38efecd3f1534c826f29</text:p>
          </table:table-cell>
          <table:table-cell office:value-type="string" calcext:value-type="string">
            <text:p>Pier</text:p>
          </table:table-cell>
          <table:table-cell office:value-type="string" calcext:value-type="string">
            <text:p>D.</text:p>
          </table:table-cell>
          <table:table-cell table:formula="of:=CONCATENATE([.I74];&quot; &quot;; [.J74])" office:value-type="string" office:string-value="Pier D." calcext:value-type="string">
            <text:p>Pier D.</text:p>
          </table:table-cell>
          <table:table-cell office:value-type="float" office:value="0.64671" calcext:value-type="float">
            <text:p>0.64671</text:p>
          </table:table-cell>
        </table:table-row>
        <table:table-row table:style-name="ro1">
          <table:table-cell office:value-type="string" calcext:value-type="string">
            <text:p>078856731c2cec9062193a1779aad89c71d5fac4</text:p>
          </table:table-cell>
          <table:table-cell office:value-type="string" calcext:value-type="string">
            <text:p>Misha</text:p>
          </table:table-cell>
          <table:table-cell office:value-type="string" calcext:value-type="string">
            <text:p>T.</text:p>
          </table:table-cell>
          <table:table-cell table:formula="of:=CONCATENATE([.B75];&quot; &quot;; [.C75])" office:value-type="string" office:string-value="Misha T." calcext:value-type="string">
            <text:p>Misha T.</text:p>
          </table:table-cell>
          <table:table-cell office:value-type="float" office:value="-0.719324" calcext:value-type="float">
            <text:p>-0.719324</text:p>
          </table:table-cell>
          <table:table-cell table:number-columns-repeated="2"/>
          <table:table-cell office:value-type="string" calcext:value-type="string">
            <text:p>0690b340907d486d7e6ea7b08d76c49fe07b6c9d</text:p>
          </table:table-cell>
          <table:table-cell office:value-type="string" calcext:value-type="string">
            <text:p>alex</text:p>
          </table:table-cell>
          <table:table-cell office:value-type="string" calcext:value-type="string">
            <text:p>j.</text:p>
          </table:table-cell>
          <table:table-cell table:formula="of:=CONCATENATE([.I75];&quot; &quot;; [.J75])" office:value-type="string" office:string-value="alex j." calcext:value-type="string">
            <text:p>alex j.</text:p>
          </table:table-cell>
          <table:table-cell office:value-type="float" office:value="0.64645" calcext:value-type="float">
            <text:p>0.64645</text:p>
          </table:table-cell>
        </table:table-row>
        <table:table-row table:style-name="ro1">
          <table:table-cell office:value-type="string" calcext:value-type="string">
            <text:p>0094a28d77d59d8227f3feb2a182b8cda1143736</text:p>
          </table:table-cell>
          <table:table-cell office:value-type="string" calcext:value-type="string">
            <text:p>Jbug</text:p>
          </table:table-cell>
          <table:table-cell office:value-type="string" calcext:value-type="string">
            <text:p>P.</text:p>
          </table:table-cell>
          <table:table-cell table:formula="of:=CONCATENATE([.B76];&quot; &quot;; [.C76])" office:value-type="string" office:string-value="Jbug P." calcext:value-type="string">
            <text:p>Jbug P.</text:p>
          </table:table-cell>
          <table:table-cell office:value-type="float" office:value="-0.718723" calcext:value-type="float">
            <text:p>-0.718723</text:p>
          </table:table-cell>
          <table:table-cell table:number-columns-repeated="2"/>
          <table:table-cell office:value-type="string" calcext:value-type="string">
            <text:p>02305f95719b6ccbe15aa5301073570a671b2d91</text:p>
          </table:table-cell>
          <table:table-cell office:value-type="string" calcext:value-type="string">
            <text:p>Patrick</text:p>
          </table:table-cell>
          <table:table-cell office:value-type="string" calcext:value-type="string">
            <text:p>M.</text:p>
          </table:table-cell>
          <table:table-cell table:formula="of:=CONCATENATE([.I76];&quot; &quot;; [.J76])" office:value-type="string" office:string-value="Patrick M." calcext:value-type="string">
            <text:p>Patrick M.</text:p>
          </table:table-cell>
          <table:table-cell office:value-type="float" office:value="0.641391" calcext:value-type="float">
            <text:p>0.641391</text:p>
          </table:table-cell>
        </table:table-row>
        <table:table-row table:style-name="ro1">
          <table:table-cell office:value-type="string" calcext:value-type="string">
            <text:p>0307918aa24fe5c26e2dbe5fafd8818deb926d55</text:p>
          </table:table-cell>
          <table:table-cell office:value-type="string" calcext:value-type="string">
            <text:p>Zackery</text:p>
          </table:table-cell>
          <table:table-cell office:value-type="string" calcext:value-type="string">
            <text:p>W.</text:p>
          </table:table-cell>
          <table:table-cell table:formula="of:=CONCATENATE([.B77];&quot; &quot;; [.C77])" office:value-type="string" office:string-value="Zackery W." calcext:value-type="string">
            <text:p>Zackery W.</text:p>
          </table:table-cell>
          <table:table-cell office:value-type="float" office:value="-0.691777" calcext:value-type="float">
            <text:p>-0.691777</text:p>
          </table:table-cell>
          <table:table-cell table:number-columns-repeated="2"/>
          <table:table-cell office:value-type="string" calcext:value-type="string">
            <text:p>014b486e67c512b5d886b7f8d957de7feca4c6ed</text:p>
          </table:table-cell>
          <table:table-cell office:value-type="string" calcext:value-type="string">
            <text:p>Matt</text:p>
          </table:table-cell>
          <table:table-cell office:value-type="string" calcext:value-type="string">
            <text:p>F.</text:p>
          </table:table-cell>
          <table:table-cell table:formula="of:=CONCATENATE([.I77];&quot; &quot;; [.J77])" office:value-type="string" office:string-value="Matt F." calcext:value-type="string">
            <text:p>Matt F.</text:p>
          </table:table-cell>
          <table:table-cell office:value-type="float" office:value="0.640024" calcext:value-type="float">
            <text:p>0.640024</text:p>
          </table:table-cell>
        </table:table-row>
        <table:table-row table:style-name="ro1">
          <table:table-cell office:value-type="string" calcext:value-type="string">
            <text:p>04ca97a6ccf2539a4071229fd4e6e38a118e06f5</text:p>
          </table:table-cell>
          <table:table-cell office:value-type="string" calcext:value-type="string">
            <text:p>Miche</text:p>
          </table:table-cell>
          <table:table-cell office:value-type="string" calcext:value-type="string">
            <text:p>A.</text:p>
          </table:table-cell>
          <table:table-cell table:formula="of:=CONCATENATE([.B78];&quot; &quot;; [.C78])" office:value-type="string" office:string-value="Miche A." calcext:value-type="string">
            <text:p>Miche A.</text:p>
          </table:table-cell>
          <table:table-cell office:value-type="float" office:value="-0.69092" calcext:value-type="float">
            <text:p>-0.69092</text:p>
          </table:table-cell>
          <table:table-cell table:number-columns-repeated="2"/>
          <table:table-cell office:value-type="string" calcext:value-type="string">
            <text:p>0307918aa24fe5c26e2dbe5fafd8818deb926d55</text:p>
          </table:table-cell>
          <table:table-cell office:value-type="string" calcext:value-type="string">
            <text:p>Zackery</text:p>
          </table:table-cell>
          <table:table-cell office:value-type="string" calcext:value-type="string">
            <text:p>W.</text:p>
          </table:table-cell>
          <table:table-cell table:formula="of:=CONCATENATE([.I78];&quot; &quot;; [.J78])" office:value-type="string" office:string-value="Zackery W." calcext:value-type="string">
            <text:p>Zackery W.</text:p>
          </table:table-cell>
          <table:table-cell office:value-type="float" office:value="0.638422" calcext:value-type="float">
            <text:p>0.638422</text:p>
          </table:table-cell>
        </table:table-row>
        <table:table-row table:style-name="ro1">
          <table:table-cell office:value-type="string" calcext:value-type="string">
            <text:p>05a53f2c931d9db7b87b1d67a52622f6e5fc857e</text:p>
          </table:table-cell>
          <table:table-cell office:value-type="string" calcext:value-type="string">
            <text:p>Emilia</text:p>
          </table:table-cell>
          <table:table-cell office:value-type="string" calcext:value-type="string">
            <text:p>B.</text:p>
          </table:table-cell>
          <table:table-cell table:formula="of:=CONCATENATE([.B79];&quot; &quot;; [.C79])" office:value-type="string" office:string-value="Emilia B." calcext:value-type="string">
            <text:p>Emilia B.</text:p>
          </table:table-cell>
          <table:table-cell office:value-type="float" office:value="-0.684013" calcext:value-type="float">
            <text:p>-0.684013</text:p>
          </table:table-cell>
          <table:table-cell table:number-columns-repeated="2"/>
          <table:table-cell office:value-type="string" calcext:value-type="string">
            <text:p>02d83339f3eb211c86a8d3062e77afc4d1f3154a</text:p>
          </table:table-cell>
          <table:table-cell office:value-type="string" calcext:value-type="string">
            <text:p>Ziad</text:p>
          </table:table-cell>
          <table:table-cell office:value-type="string" calcext:value-type="string">
            <text:p>K.</text:p>
          </table:table-cell>
          <table:table-cell table:formula="of:=CONCATENATE([.I79];&quot; &quot;; [.J79])" office:value-type="string" office:string-value="Ziad K." calcext:value-type="string">
            <text:p>Ziad K.</text:p>
          </table:table-cell>
          <table:table-cell office:value-type="float" office:value="0.636179" calcext:value-type="float">
            <text:p>0.636179</text:p>
          </table:table-cell>
        </table:table-row>
        <table:table-row table:style-name="ro1">
          <table:table-cell office:value-type="string" calcext:value-type="string">
            <text:p>002882eb8b9f7073b8899b9dda4cfbc418972f0c</text:p>
          </table:table-cell>
          <table:table-cell office:value-type="string" calcext:value-type="string">
            <text:p>laz</text:p>
          </table:table-cell>
          <table:table-cell office:value-type="string" calcext:value-type="string">
            <text:p>b.</text:p>
          </table:table-cell>
          <table:table-cell table:formula="of:=CONCATENATE([.B80];&quot; &quot;; [.C80])" office:value-type="string" office:string-value="laz b." calcext:value-type="string">
            <text:p>laz b.</text:p>
          </table:table-cell>
          <table:table-cell office:value-type="float" office:value="-0.677804" calcext:value-type="float">
            <text:p>-0.677804</text:p>
          </table:table-cell>
          <table:table-cell table:number-columns-repeated="2"/>
          <table:table-cell office:value-type="string" calcext:value-type="string">
            <text:p>01dae0745a61b8d30414b2781abaa06a3ee3da97</text:p>
          </table:table-cell>
          <table:table-cell office:value-type="string" calcext:value-type="string">
            <text:p>Aline</text:p>
          </table:table-cell>
          <table:table-cell office:value-type="string" calcext:value-type="string">
            <text:p>D.</text:p>
          </table:table-cell>
          <table:table-cell table:formula="of:=CONCATENATE([.I80];&quot; &quot;; [.J80])" office:value-type="string" office:string-value="Aline D." calcext:value-type="string">
            <text:p>Aline D.</text:p>
          </table:table-cell>
          <table:table-cell office:value-type="float" office:value="0.632367" calcext:value-type="float">
            <text:p>0.632367</text:p>
          </table:table-cell>
        </table:table-row>
        <table:table-row table:style-name="ro1">
          <table:table-cell office:value-type="string" calcext:value-type="string">
            <text:p>02d83339f3eb211c86a8d3062e77afc4d1f3154a</text:p>
          </table:table-cell>
          <table:table-cell office:value-type="string" calcext:value-type="string">
            <text:p>Ziad</text:p>
          </table:table-cell>
          <table:table-cell office:value-type="string" calcext:value-type="string">
            <text:p>K.</text:p>
          </table:table-cell>
          <table:table-cell table:formula="of:=CONCATENATE([.B81];&quot; &quot;; [.C81])" office:value-type="string" office:string-value="Ziad K." calcext:value-type="string">
            <text:p>Ziad K.</text:p>
          </table:table-cell>
          <table:table-cell office:value-type="float" office:value="-0.677261" calcext:value-type="float">
            <text:p>-0.677261</text:p>
          </table:table-cell>
          <table:table-cell table:number-columns-repeated="2"/>
          <table:table-cell office:value-type="string" calcext:value-type="string">
            <text:p>01dfc3aafbd8bc13ab259d755ad7aead12e18682</text:p>
          </table:table-cell>
          <table:table-cell office:value-type="string" calcext:value-type="string">
            <text:p>Carolyn</text:p>
          </table:table-cell>
          <table:table-cell office:value-type="string" calcext:value-type="string">
            <text:p>K.</text:p>
          </table:table-cell>
          <table:table-cell table:formula="of:=CONCATENATE([.I81];&quot; &quot;; [.J81])" office:value-type="string" office:string-value="Carolyn K." calcext:value-type="string">
            <text:p>Carolyn K.</text:p>
          </table:table-cell>
          <table:table-cell office:value-type="float" office:value="0.631929" calcext:value-type="float">
            <text:p>0.631929</text:p>
          </table:table-cell>
        </table:table-row>
        <table:table-row table:style-name="ro1">
          <table:table-cell office:value-type="string" calcext:value-type="string">
            <text:p>011e995ccdeb59259a69ec55e0fc580d61511679</text:p>
          </table:table-cell>
          <table:table-cell office:value-type="string" calcext:value-type="string">
            <text:p>Jeffrey</text:p>
          </table:table-cell>
          <table:table-cell office:value-type="string" calcext:value-type="string">
            <text:p>H.</text:p>
          </table:table-cell>
          <table:table-cell table:formula="of:=CONCATENATE([.B82];&quot; &quot;; [.C82])" office:value-type="string" office:string-value="Jeffrey H." calcext:value-type="string">
            <text:p>Jeffrey H.</text:p>
          </table:table-cell>
          <table:table-cell office:value-type="float" office:value="-0.67591" calcext:value-type="float">
            <text:p>-0.67591</text:p>
          </table:table-cell>
          <table:table-cell table:number-columns-repeated="2"/>
          <table:table-cell office:value-type="string" calcext:value-type="string">
            <text:p>031fd7d9a44aba092d3651c3ca6999b6b0bcfa26</text:p>
          </table:table-cell>
          <table:table-cell office:value-type="string" calcext:value-type="string">
            <text:p>Irina</text:p>
          </table:table-cell>
          <table:table-cell office:value-type="string" calcext:value-type="string">
            <text:p>K.</text:p>
          </table:table-cell>
          <table:table-cell table:formula="of:=CONCATENATE([.I82];&quot; &quot;; [.J82])" office:value-type="string" office:string-value="Irina K." calcext:value-type="string">
            <text:p>Irina K.</text:p>
          </table:table-cell>
          <table:table-cell office:value-type="float" office:value="0.631929" calcext:value-type="float">
            <text:p>0.631929</text:p>
          </table:table-cell>
        </table:table-row>
        <table:table-row table:style-name="ro1">
          <table:table-cell office:value-type="string" calcext:value-type="string">
            <text:p>04ae70bc31d8315fffd88b9b5920584c0b4d406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.</text:p>
          </table:table-cell>
          <table:table-cell table:formula="of:=CONCATENATE([.B83];&quot; &quot;; [.C83])" office:value-type="string" office:string-value="N H." calcext:value-type="string">
            <text:p>N H.</text:p>
          </table:table-cell>
          <table:table-cell office:value-type="float" office:value="-0.675013" calcext:value-type="float">
            <text:p>-0.675013</text:p>
          </table:table-cell>
          <table:table-cell table:number-columns-repeated="2"/>
          <table:table-cell office:value-type="string" calcext:value-type="string">
            <text:p>041c04467a9eb2b03c11038823e0a628f1d2f4e9</text:p>
          </table:table-cell>
          <table:table-cell office:value-type="string" calcext:value-type="string">
            <text:p>Brooke</text:p>
          </table:table-cell>
          <table:table-cell office:value-type="string" calcext:value-type="string">
            <text:p>L.</text:p>
          </table:table-cell>
          <table:table-cell table:formula="of:=CONCATENATE([.I83];&quot; &quot;; [.J83])" office:value-type="string" office:string-value="Brooke L." calcext:value-type="string">
            <text:p>Brooke L.</text:p>
          </table:table-cell>
          <table:table-cell office:value-type="float" office:value="0.628157" calcext:value-type="float">
            <text:p>0.628157</text:p>
          </table:table-cell>
        </table:table-row>
        <table:table-row table:style-name="ro1">
          <table:table-cell office:value-type="string" calcext:value-type="string">
            <text:p>04ee78941a7c2f84161ee56499bda85367716377</text:p>
          </table:table-cell>
          <table:table-cell office:value-type="string" calcext:value-type="string">
            <text:p>Tabp</text:p>
          </table:table-cell>
          <table:table-cell office:value-type="string" calcext:value-type="string">
            <text:p>F.</text:p>
          </table:table-cell>
          <table:table-cell table:formula="of:=CONCATENATE([.B84];&quot; &quot;; [.C84])" office:value-type="string" office:string-value="Tabp F." calcext:value-type="string">
            <text:p>Tabp F.</text:p>
          </table:table-cell>
          <table:table-cell office:value-type="float" office:value="-0.664481" calcext:value-type="float">
            <text:p>-0.664481</text:p>
          </table:table-cell>
          <table:table-cell table:number-columns-repeated="2"/>
          <table:table-cell office:value-type="string" calcext:value-type="string">
            <text:p>0625a8bd1c23e863a9779b27520957f37bc5527b</text:p>
          </table:table-cell>
          <table:table-cell office:value-type="string" calcext:value-type="string">
            <text:p>Christina</text:p>
          </table:table-cell>
          <table:table-cell office:value-type="string" calcext:value-type="string">
            <text:p>S.</text:p>
          </table:table-cell>
          <table:table-cell table:formula="of:=CONCATENATE([.I84];&quot; &quot;; [.J84])" office:value-type="string" office:string-value="Christina S." calcext:value-type="string">
            <text:p>Christina S.</text:p>
          </table:table-cell>
          <table:table-cell office:value-type="float" office:value="0.624881" calcext:value-type="float">
            <text:p>0.624881</text:p>
          </table:table-cell>
        </table:table-row>
        <table:table-row table:style-name="ro1">
          <table:table-cell office:value-type="string" calcext:value-type="string">
            <text:p>03d4196459ddb90b5d04981e3e7a4f6bd85a43d2</text:p>
          </table:table-cell>
          <table:table-cell office:value-type="string" calcext:value-type="string">
            <text:p>Bella</text:p>
          </table:table-cell>
          <table:table-cell office:value-type="string" calcext:value-type="string">
            <text:p>C.</text:p>
          </table:table-cell>
          <table:table-cell table:formula="of:=CONCATENATE([.B85];&quot; &quot;; [.C85])" office:value-type="string" office:string-value="Bella C." calcext:value-type="string">
            <text:p>Bella C.</text:p>
          </table:table-cell>
          <table:table-cell office:value-type="float" office:value="-0.661233" calcext:value-type="float">
            <text:p>-0.661233</text:p>
          </table:table-cell>
          <table:table-cell table:number-columns-repeated="2"/>
          <table:table-cell office:value-type="string" calcext:value-type="string">
            <text:p>080b6aaf849f8c3b6c165aad268b86876bb2ad92</text:p>
          </table:table-cell>
          <table:table-cell office:value-type="string" calcext:value-type="string">
            <text:p>Glenda</text:p>
          </table:table-cell>
          <table:table-cell office:value-type="string" calcext:value-type="string">
            <text:p>S.</text:p>
          </table:table-cell>
          <table:table-cell table:formula="of:=CONCATENATE([.I85];&quot; &quot;; [.J85])" office:value-type="string" office:string-value="Glenda S." calcext:value-type="string">
            <text:p>Glenda S.</text:p>
          </table:table-cell>
          <table:table-cell office:value-type="float" office:value="0.622982" calcext:value-type="float">
            <text:p>0.622982</text:p>
          </table:table-cell>
        </table:table-row>
        <table:table-row table:style-name="ro1">
          <table:table-cell office:value-type="string" calcext:value-type="string">
            <text:p>01de0a0c2cb7f5c458ef01be709b446c1876c7af</text:p>
          </table:table-cell>
          <table:table-cell office:value-type="string" calcext:value-type="string">
            <text:p>Olivia</text:p>
          </table:table-cell>
          <table:table-cell office:value-type="string" calcext:value-type="string">
            <text:p>F.</text:p>
          </table:table-cell>
          <table:table-cell table:formula="of:=CONCATENATE([.B86];&quot; &quot;; [.C86])" office:value-type="string" office:string-value="Olivia F." calcext:value-type="string">
            <text:p>Olivia F.</text:p>
          </table:table-cell>
          <table:table-cell office:value-type="float" office:value="-0.660559" calcext:value-type="float">
            <text:p>-0.660559</text:p>
          </table:table-cell>
          <table:table-cell table:number-columns-repeated="2"/>
          <table:table-cell office:value-type="string" calcext:value-type="string">
            <text:p>05047d4a70f5600054f27f3037e4aa0d687d8679</text:p>
          </table:table-cell>
          <table:table-cell office:value-type="string" calcext:value-type="string">
            <text:p>sandy</text:p>
          </table:table-cell>
          <table:table-cell office:value-type="string" calcext:value-type="string">
            <text:p>j.</text:p>
          </table:table-cell>
          <table:table-cell table:formula="of:=CONCATENATE([.I86];&quot; &quot;; [.J86])" office:value-type="string" office:string-value="sandy j." calcext:value-type="string">
            <text:p>sandy j.</text:p>
          </table:table-cell>
          <table:table-cell office:value-type="float" office:value="0.622982" calcext:value-type="float">
            <text:p>0.622982</text:p>
          </table:table-cell>
        </table:table-row>
        <table:table-row table:style-name="ro1">
          <table:table-cell office:value-type="string" calcext:value-type="string">
            <text:p>00faf4fa8881ee1e8b1f598418cc916d3a7b64c2</text:p>
          </table:table-cell>
          <table:table-cell office:value-type="string" calcext:value-type="string">
            <text:p>Armand</text:p>
          </table:table-cell>
          <table:table-cell office:value-type="string" calcext:value-type="string">
            <text:p>D.</text:p>
          </table:table-cell>
          <table:table-cell table:formula="of:=CONCATENATE([.B87];&quot; &quot;; [.C87])" office:value-type="string" office:string-value="Armand D." calcext:value-type="string">
            <text:p>Armand D.</text:p>
          </table:table-cell>
          <table:table-cell office:value-type="float" office:value="-0.655926" calcext:value-type="float">
            <text:p>-0.655926</text:p>
          </table:table-cell>
          <table:table-cell table:number-columns-repeated="2"/>
          <table:table-cell office:value-type="string" calcext:value-type="string">
            <text:p>06b310a9d78c514281594bc370d231d0e9fa92fd</text:p>
          </table:table-cell>
          <table:table-cell office:value-type="string" calcext:value-type="string">
            <text:p>Andrew</text:p>
          </table:table-cell>
          <table:table-cell office:value-type="string" calcext:value-type="string">
            <text:p>J.</text:p>
          </table:table-cell>
          <table:table-cell table:formula="of:=CONCATENATE([.I87];&quot; &quot;; [.J87])" office:value-type="string" office:string-value="Andrew J." calcext:value-type="string">
            <text:p>Andrew J.</text:p>
          </table:table-cell>
          <table:table-cell office:value-type="float" office:value="0.622225" calcext:value-type="float">
            <text:p>0.622225</text:p>
          </table:table-cell>
        </table:table-row>
        <table:table-row table:style-name="ro1">
          <table:table-cell office:value-type="string" calcext:value-type="string">
            <text:p>06f9ac10081ba1d60766d546eca13611f6bee7d5</text:p>
          </table:table-cell>
          <table:table-cell office:value-type="string" calcext:value-type="string">
            <text:p>Fabio</text:p>
          </table:table-cell>
          <table:table-cell office:value-type="string" calcext:value-type="string">
            <text:p>A.</text:p>
          </table:table-cell>
          <table:table-cell table:formula="of:=CONCATENATE([.B88];&quot; &quot;; [.C88])" office:value-type="string" office:string-value="Fabio A." calcext:value-type="string">
            <text:p>Fabio A.</text:p>
          </table:table-cell>
          <table:table-cell office:value-type="float" office:value="-0.608916" calcext:value-type="float">
            <text:p>-0.608916</text:p>
          </table:table-cell>
          <table:table-cell table:number-columns-repeated="2"/>
          <table:table-cell office:value-type="string" calcext:value-type="string">
            <text:p>0436978a732803bb5e6f3c769f54ecc1f9852825</text:p>
          </table:table-cell>
          <table:table-cell office:value-type="string" calcext:value-type="string">
            <text:p>Leighanne</text:p>
          </table:table-cell>
          <table:table-cell office:value-type="string" calcext:value-type="string">
            <text:p>S.</text:p>
          </table:table-cell>
          <table:table-cell table:formula="of:=CONCATENATE([.I88];&quot; &quot;; [.J88])" office:value-type="string" office:string-value="Leighanne S." calcext:value-type="string">
            <text:p>Leighanne S.</text:p>
          </table:table-cell>
          <table:table-cell office:value-type="float" office:value="0.615895" calcext:value-type="float">
            <text:p>0.615895</text:p>
          </table:table-cell>
        </table:table-row>
        <table:table-row table:style-name="ro1">
          <table:table-cell office:value-type="string" calcext:value-type="string">
            <text:p>007ac9529ad9025c20319b2c53a283f94dcc1f52</text:p>
          </table:table-cell>
          <table:table-cell office:value-type="string" calcext:value-type="string">
            <text:p>Andy</text:p>
          </table:table-cell>
          <table:table-cell office:value-type="string" calcext:value-type="string">
            <text:p>P.</text:p>
          </table:table-cell>
          <table:table-cell table:formula="of:=CONCATENATE([.B89];&quot; &quot;; [.C89])" office:value-type="string" office:string-value="Andy P." calcext:value-type="string">
            <text:p>Andy P.</text:p>
          </table:table-cell>
          <table:table-cell office:value-type="float" office:value="-0.581502" calcext:value-type="float">
            <text:p>-0.581502</text:p>
          </table:table-cell>
          <table:table-cell table:number-columns-repeated="2"/>
          <table:table-cell office:value-type="string" calcext:value-type="string">
            <text:p>00bea858141b715892a342b4801c6024a44b8582</text:p>
          </table:table-cell>
          <table:table-cell office:value-type="string" calcext:value-type="string">
            <text:p>Arty</text:p>
          </table:table-cell>
          <table:table-cell office:value-type="string" calcext:value-type="string">
            <text:p>P.</text:p>
          </table:table-cell>
          <table:table-cell table:formula="of:=CONCATENATE([.I89];&quot; &quot;; [.J89])" office:value-type="string" office:string-value="Arty P." calcext:value-type="string">
            <text:p>Arty P.</text:p>
          </table:table-cell>
          <table:table-cell office:value-type="float" office:value="0.615796" calcext:value-type="float">
            <text:p>0.615796</text:p>
          </table:table-cell>
        </table:table-row>
        <table:table-row table:style-name="ro1">
          <table:table-cell office:value-type="string" calcext:value-type="string">
            <text:p>01244683846e8cec24e7334733657f2d087c45a9</text:p>
          </table:table-cell>
          <table:table-cell office:value-type="string" calcext:value-type="string">
            <text:p>Jamie</text:p>
          </table:table-cell>
          <table:table-cell office:value-type="string" calcext:value-type="string">
            <text:p>W.</text:p>
          </table:table-cell>
          <table:table-cell table:formula="of:=CONCATENATE([.B90];&quot; &quot;; [.C90])" office:value-type="string" office:string-value="Jamie W." calcext:value-type="string">
            <text:p>Jamie W.</text:p>
          </table:table-cell>
          <table:table-cell office:value-type="float" office:value="-0.562945" calcext:value-type="float">
            <text:p>-0.562945</text:p>
          </table:table-cell>
          <table:table-cell table:number-columns-repeated="2"/>
          <table:table-cell office:value-type="string" calcext:value-type="string">
            <text:p>02efba6d8d29f6c93b1e626a87355a93eddcf540</text:p>
          </table:table-cell>
          <table:table-cell office:value-type="string" calcext:value-type="string">
            <text:p>Jennie</text:p>
          </table:table-cell>
          <table:table-cell office:value-type="string" calcext:value-type="string">
            <text:p>G.</text:p>
          </table:table-cell>
          <table:table-cell table:formula="of:=CONCATENATE([.I90];&quot; &quot;; [.J90])" office:value-type="string" office:string-value="Jennie G." calcext:value-type="string">
            <text:p>Jennie G.</text:p>
          </table:table-cell>
          <table:table-cell office:value-type="float" office:value="0.615663" calcext:value-type="float">
            <text:p>0.615663</text:p>
          </table:table-cell>
        </table:table-row>
        <table:table-row table:style-name="ro1">
          <table:table-cell office:value-type="string" calcext:value-type="string">
            <text:p>0216f9af4a4c34192578bbf168b6d5c80900aadc</text:p>
          </table:table-cell>
          <table:table-cell office:value-type="string" calcext:value-type="string">
            <text:p>Cory</text:p>
          </table:table-cell>
          <table:table-cell office:value-type="string" calcext:value-type="string">
            <text:p>C.</text:p>
          </table:table-cell>
          <table:table-cell table:formula="of:=CONCATENATE([.B91];&quot; &quot;; [.C91])" office:value-type="string" office:string-value="Cory C." calcext:value-type="string">
            <text:p>Cory C.</text:p>
          </table:table-cell>
          <table:table-cell office:value-type="float" office:value="-0.562945" calcext:value-type="float">
            <text:p>-0.562945</text:p>
          </table:table-cell>
          <table:table-cell table:number-columns-repeated="2"/>
          <table:table-cell office:value-type="string" calcext:value-type="string">
            <text:p>026c27db4c4c9436c782c2fc3f7f6fc077711d58</text:p>
          </table:table-cell>
          <table:table-cell office:value-type="string" calcext:value-type="string">
            <text:p>Dylan</text:p>
          </table:table-cell>
          <table:table-cell office:value-type="string" calcext:value-type="string">
            <text:p>F.</text:p>
          </table:table-cell>
          <table:table-cell table:formula="of:=CONCATENATE([.I91];&quot; &quot;; [.J91])" office:value-type="string" office:string-value="Dylan F." calcext:value-type="string">
            <text:p>Dylan F.</text:p>
          </table:table-cell>
          <table:table-cell office:value-type="float" office:value="0.615486" calcext:value-type="float">
            <text:p>0.615486</text:p>
          </table:table-cell>
        </table:table-row>
        <table:table-row table:style-name="ro1">
          <table:table-cell office:value-type="string" calcext:value-type="string">
            <text:p>05b5ca6bf9ed07ad6df50dd4147de6b1730597a0</text:p>
          </table:table-cell>
          <table:table-cell office:value-type="string" calcext:value-type="string">
            <text:p>Preet</text:p>
          </table:table-cell>
          <table:table-cell office:value-type="string" calcext:value-type="string">
            <text:p>K.</text:p>
          </table:table-cell>
          <table:table-cell table:formula="of:=CONCATENATE([.B92];&quot; &quot;; [.C92])" office:value-type="string" office:string-value="Preet K." calcext:value-type="string">
            <text:p>Preet K.</text:p>
          </table:table-cell>
          <table:table-cell office:value-type="float" office:value="-0.562945" calcext:value-type="float">
            <text:p>-0.562945</text:p>
          </table:table-cell>
          <table:table-cell table:number-columns-repeated="2"/>
          <table:table-cell office:value-type="string" calcext:value-type="string">
            <text:p>02e5616bd877bb4c84433fe4c39336b784b32aa4</text:p>
          </table:table-cell>
          <table:table-cell office:value-type="string" calcext:value-type="string">
            <text:p>eric</text:p>
          </table:table-cell>
          <table:table-cell office:value-type="string" calcext:value-type="string">
            <text:p>r.</text:p>
          </table:table-cell>
          <table:table-cell table:formula="of:=CONCATENATE([.I92];&quot; &quot;; [.J92])" office:value-type="string" office:string-value="eric r." calcext:value-type="string">
            <text:p>eric r.</text:p>
          </table:table-cell>
          <table:table-cell office:value-type="float" office:value="0.615231" calcext:value-type="float">
            <text:p>0.615231</text:p>
          </table:table-cell>
        </table:table-row>
        <table:table-row table:style-name="ro1">
          <table:table-cell office:value-type="string" calcext:value-type="string">
            <text:p>014855fd9ac394fcc91fffa7c77caf23afc423d1</text:p>
          </table:table-cell>
          <table:table-cell office:value-type="string" calcext:value-type="string">
            <text:p>Santiago</text:p>
          </table:table-cell>
          <table:table-cell office:value-type="string" calcext:value-type="string">
            <text:p>C.</text:p>
          </table:table-cell>
          <table:table-cell table:formula="of:=CONCATENATE([.B93];&quot; &quot;; [.C93])" office:value-type="string" office:string-value="Santiago C." calcext:value-type="string">
            <text:p>Santiago C.</text:p>
          </table:table-cell>
          <table:table-cell office:value-type="float" office:value="-0.55752" calcext:value-type="float">
            <text:p>-0.55752</text:p>
          </table:table-cell>
          <table:table-cell table:number-columns-repeated="2"/>
          <table:table-cell office:value-type="string" calcext:value-type="string">
            <text:p>02283560efb5b83cda390e8c96db4de3fb112dda</text:p>
          </table:table-cell>
          <table:table-cell office:value-type="string" calcext:value-type="string">
            <text:p>Tibz</text:p>
          </table:table-cell>
          <table:table-cell office:value-type="string" calcext:value-type="string">
            <text:p>M.</text:p>
          </table:table-cell>
          <table:table-cell table:formula="of:=CONCATENATE([.I93];&quot; &quot;; [.J93])" office:value-type="string" office:string-value="Tibz M." calcext:value-type="string">
            <text:p>Tibz M.</text:p>
          </table:table-cell>
          <table:table-cell office:value-type="float" office:value="0.613591" calcext:value-type="float">
            <text:p>0.613591</text:p>
          </table:table-cell>
        </table:table-row>
        <table:table-row table:style-name="ro1">
          <table:table-cell office:value-type="string" calcext:value-type="string">
            <text:p>04be4f32b4b8fbf3e5b600a72a5f4a77f0077aaa</text:p>
          </table:table-cell>
          <table:table-cell office:value-type="string" calcext:value-type="string">
            <text:p>Sara</text:p>
          </table:table-cell>
          <table:table-cell office:value-type="string" calcext:value-type="string">
            <text:p>K.</text:p>
          </table:table-cell>
          <table:table-cell table:formula="of:=CONCATENATE([.B94];&quot; &quot;; [.C94])" office:value-type="string" office:string-value="Sara K." calcext:value-type="string">
            <text:p>Sara K.</text:p>
          </table:table-cell>
          <table:table-cell office:value-type="float" office:value="-0.535064" calcext:value-type="float">
            <text:p>-0.535064</text:p>
          </table:table-cell>
          <table:table-cell table:number-columns-repeated="2"/>
          <table:table-cell office:value-type="string" calcext:value-type="string">
            <text:p>046f5bae2db72bf24e4766f952956d4c459bc54f</text:p>
          </table:table-cell>
          <table:table-cell office:value-type="string" calcext:value-type="string">
            <text:p>Elmar</text:p>
          </table:table-cell>
          <table:table-cell office:value-type="string" calcext:value-type="string">
            <text:p>Y.</text:p>
          </table:table-cell>
          <table:table-cell table:formula="of:=CONCATENATE([.I94];&quot; &quot;; [.J94])" office:value-type="string" office:string-value="Elmar Y." calcext:value-type="string">
            <text:p>Elmar Y.</text:p>
          </table:table-cell>
          <table:table-cell office:value-type="float" office:value="0.613193" calcext:value-type="float">
            <text:p>0.613193</text:p>
          </table:table-cell>
        </table:table-row>
        <table:table-row table:style-name="ro1">
          <table:table-cell office:value-type="string" calcext:value-type="string">
            <text:p>043d60946d18c813828bf9b734aead703ec9ed44</text:p>
          </table:table-cell>
          <table:table-cell office:value-type="string" calcext:value-type="string">
            <text:p>Danielle</text:p>
          </table:table-cell>
          <table:table-cell office:value-type="string" calcext:value-type="string">
            <text:p>E.</text:p>
          </table:table-cell>
          <table:table-cell table:formula="of:=CONCATENATE([.B95];&quot; &quot;; [.C95])" office:value-type="string" office:string-value="Danielle E." calcext:value-type="string">
            <text:p>Danielle E.</text:p>
          </table:table-cell>
          <table:table-cell office:value-type="float" office:value="-0.528577" calcext:value-type="float">
            <text:p>-0.528577</text:p>
          </table:table-cell>
          <table:table-cell table:number-columns-repeated="2"/>
          <table:table-cell office:value-type="string" calcext:value-type="string">
            <text:p>04e163607b4a61684a3a1b5971d4a8aee114928f</text:p>
          </table:table-cell>
          <table:table-cell office:value-type="string" calcext:value-type="string">
            <text:p>Jackson</text:p>
          </table:table-cell>
          <table:table-cell office:value-type="string" calcext:value-type="string">
            <text:p>W.</text:p>
          </table:table-cell>
          <table:table-cell table:formula="of:=CONCATENATE([.I95];&quot; &quot;; [.J95])" office:value-type="string" office:string-value="Jackson W." calcext:value-type="string">
            <text:p>Jackson W.</text:p>
          </table:table-cell>
          <table:table-cell office:value-type="float" office:value="0.610308" calcext:value-type="float">
            <text:p>0.610308</text:p>
          </table:table-cell>
        </table:table-row>
        <table:table-row table:style-name="ro1">
          <table:table-cell office:value-type="string" calcext:value-type="string">
            <text:p>018b2e473e395749addb36caa51b62c9c0650b6e</text:p>
          </table:table-cell>
          <table:table-cell office:value-type="string" calcext:value-type="string">
            <text:p>Marianne</text:p>
          </table:table-cell>
          <table:table-cell office:value-type="string" calcext:value-type="string">
            <text:p>M.</text:p>
          </table:table-cell>
          <table:table-cell table:formula="of:=CONCATENATE([.B96];&quot; &quot;; [.C96])" office:value-type="string" office:string-value="Marianne M." calcext:value-type="string">
            <text:p>Marianne M.</text:p>
          </table:table-cell>
          <table:table-cell office:value-type="float" office:value="-0.525275" calcext:value-type="float">
            <text:p>-0.525275</text:p>
          </table:table-cell>
          <table:table-cell table:number-columns-repeated="2"/>
          <table:table-cell office:value-type="string" calcext:value-type="string">
            <text:p>03f73ca2847a60c8653fc5adffb0ca164fc5b3ca</text:p>
          </table:table-cell>
          <table:table-cell office:value-type="string" calcext:value-type="string">
            <text:p>Megan</text:p>
          </table:table-cell>
          <table:table-cell office:value-type="string" calcext:value-type="string">
            <text:p>N.</text:p>
          </table:table-cell>
          <table:table-cell table:formula="of:=CONCATENATE([.I96];&quot; &quot;; [.J96])" office:value-type="string" office:string-value="Megan N." calcext:value-type="string">
            <text:p>Megan N.</text:p>
          </table:table-cell>
          <table:table-cell office:value-type="float" office:value="0.609713" calcext:value-type="float">
            <text:p>0.609713</text:p>
          </table:table-cell>
        </table:table-row>
        <table:table-row table:style-name="ro1">
          <table:table-cell office:value-type="string" calcext:value-type="string">
            <text:p>0438d1a2e8f5a4e277e775b59682a4b599852149</text:p>
          </table:table-cell>
          <table:table-cell office:value-type="string" calcext:value-type="string">
            <text:p>Philip</text:p>
          </table:table-cell>
          <table:table-cell office:value-type="string" calcext:value-type="string">
            <text:p>P.</text:p>
          </table:table-cell>
          <table:table-cell table:formula="of:=CONCATENATE([.B97];&quot; &quot;; [.C97])" office:value-type="string" office:string-value="Philip P." calcext:value-type="string">
            <text:p>Philip P.</text:p>
          </table:table-cell>
          <table:table-cell office:value-type="float" office:value="-0.518033" calcext:value-type="float">
            <text:p>-0.518033</text:p>
          </table:table-cell>
          <table:table-cell table:number-columns-repeated="2"/>
          <table:table-cell office:value-type="string" calcext:value-type="string">
            <text:p>06ca53010555990e78ee62f5c7b50e01e883b187</text:p>
          </table:table-cell>
          <table:table-cell office:value-type="string" calcext:value-type="string">
            <text:p>Jenn</text:p>
          </table:table-cell>
          <table:table-cell office:value-type="string" calcext:value-type="string">
            <text:p>L.</text:p>
          </table:table-cell>
          <table:table-cell table:formula="of:=CONCATENATE([.I97];&quot; &quot;; [.J97])" office:value-type="string" office:string-value="Jenn L." calcext:value-type="string">
            <text:p>Jenn L.</text:p>
          </table:table-cell>
          <table:table-cell office:value-type="float" office:value="0.609713" calcext:value-type="float">
            <text:p>0.609713</text:p>
          </table:table-cell>
        </table:table-row>
        <table:table-row table:style-name="ro1">
          <table:table-cell office:value-type="string" calcext:value-type="string">
            <text:p>02453641363360e35bb14448daf5f509bda0519e</text:p>
          </table:table-cell>
          <table:table-cell office:value-type="string" calcext:value-type="string">
            <text:p>Steph</text:p>
          </table:table-cell>
          <table:table-cell office:value-type="string" calcext:value-type="string">
            <text:p>P.</text:p>
          </table:table-cell>
          <table:table-cell table:formula="of:=CONCATENATE([.B98];&quot; &quot;; [.C98])" office:value-type="string" office:string-value="Steph P." calcext:value-type="string">
            <text:p>Steph P.</text:p>
          </table:table-cell>
          <table:table-cell office:value-type="float" office:value="-0.488052" calcext:value-type="float">
            <text:p>-0.488052</text:p>
          </table:table-cell>
          <table:table-cell table:number-columns-repeated="2"/>
          <table:table-cell office:value-type="string" calcext:value-type="string">
            <text:p>01f927ee060d58a2851b6b6a16f6c376179cf1ce</text:p>
          </table:table-cell>
          <table:table-cell office:value-type="string" calcext:value-type="string">
            <text:p>Courtney</text:p>
          </table:table-cell>
          <table:table-cell office:value-type="string" calcext:value-type="string">
            <text:p>M.</text:p>
          </table:table-cell>
          <table:table-cell table:formula="of:=CONCATENATE([.I98];&quot; &quot;; [.J98])" office:value-type="string" office:string-value="Courtney M." calcext:value-type="string">
            <text:p>Courtney M.</text:p>
          </table:table-cell>
          <table:table-cell office:value-type="float" office:value="0.609066" calcext:value-type="float">
            <text:p>0.609066</text:p>
          </table:table-cell>
        </table:table-row>
        <table:table-row table:style-name="ro1">
          <table:table-cell office:value-type="string" calcext:value-type="string">
            <text:p>06d3b0938b60b03da33734af611c3a3a202e2516</text:p>
          </table:table-cell>
          <table:table-cell office:value-type="string" calcext:value-type="string">
            <text:p>Franco</text:p>
          </table:table-cell>
          <table:table-cell office:value-type="string" calcext:value-type="string">
            <text:p>D.</text:p>
          </table:table-cell>
          <table:table-cell table:formula="of:=CONCATENATE([.B99];&quot; &quot;; [.C99])" office:value-type="string" office:string-value="Franco D." calcext:value-type="string">
            <text:p>Franco D.</text:p>
          </table:table-cell>
          <table:table-cell office:value-type="float" office:value="-0.462117" calcext:value-type="float">
            <text:p>-0.462117</text:p>
          </table:table-cell>
          <table:table-cell table:number-columns-repeated="2"/>
          <table:table-cell office:value-type="string" calcext:value-type="string">
            <text:p>017ddaf817e2a282e9ad082b3d97804c910ad0de</text:p>
          </table:table-cell>
          <table:table-cell office:value-type="string" calcext:value-type="string">
            <text:p>Kerri</text:p>
          </table:table-cell>
          <table:table-cell office:value-type="string" calcext:value-type="string">
            <text:p>K.</text:p>
          </table:table-cell>
          <table:table-cell table:formula="of:=CONCATENATE([.I99];&quot; &quot;; [.J99])" office:value-type="string" office:string-value="Kerri K." calcext:value-type="string">
            <text:p>Kerri K.</text:p>
          </table:table-cell>
          <table:table-cell office:value-type="float" office:value="0.605554" calcext:value-type="float">
            <text:p>0.605554</text:p>
          </table:table-cell>
        </table:table-row>
        <table:table-row table:style-name="ro1">
          <table:table-cell office:value-type="string" calcext:value-type="string">
            <text:p>05a9a551e7ab35416757f4aa3ca13b197cb254e7</text:p>
          </table:table-cell>
          <table:table-cell office:value-type="string" calcext:value-type="string">
            <text:p>Rosie</text:p>
          </table:table-cell>
          <table:table-cell office:value-type="string" calcext:value-type="string">
            <text:p>H.</text:p>
          </table:table-cell>
          <table:table-cell table:formula="of:=CONCATENATE([.B100];&quot; &quot;; [.C100])" office:value-type="string" office:string-value="Rosie H." calcext:value-type="string">
            <text:p>Rosie H.</text:p>
          </table:table-cell>
          <table:table-cell office:value-type="float" office:value="-0.462117" calcext:value-type="float">
            <text:p>-0.462117</text:p>
          </table:table-cell>
          <table:table-cell table:number-columns-repeated="2"/>
          <table:table-cell office:value-type="string" calcext:value-type="string">
            <text:p>03d5d4d1fcdb78592c122a319e5d6ad9e9276b02</text:p>
          </table:table-cell>
          <table:table-cell office:value-type="string" calcext:value-type="string">
            <text:p>Kristin</text:p>
          </table:table-cell>
          <table:table-cell office:value-type="string" calcext:value-type="string">
            <text:p>C.</text:p>
          </table:table-cell>
          <table:table-cell table:formula="of:=CONCATENATE([.I100];&quot; &quot;; [.J100])" office:value-type="string" office:string-value="Kristin C." calcext:value-type="string">
            <text:p>Kristin C.</text:p>
          </table:table-cell>
          <table:table-cell office:value-type="float" office:value="0.603561" calcext:value-type="float">
            <text:p>0.603561</text:p>
          </table:table-cell>
        </table:table-row>
        <table:table-row table:style-name="ro1">
          <table:table-cell office:value-type="string" calcext:value-type="string">
            <text:p>0016f0497eac619f9643c24a4496c5965d3b842a</text:p>
          </table:table-cell>
          <table:table-cell office:value-type="string" calcext:value-type="string">
            <text:p>Betsy</text:p>
          </table:table-cell>
          <table:table-cell office:value-type="string" calcext:value-type="string">
            <text:p>J.</text:p>
          </table:table-cell>
          <table:table-cell table:formula="of:=CONCATENATE([.B101];&quot; &quot;; [.C101])" office:value-type="string" office:string-value="Betsy J." calcext:value-type="string">
            <text:p>Betsy J.</text:p>
          </table:table-cell>
          <table:table-cell office:value-type="float" office:value="-0.462117" calcext:value-type="float">
            <text:p>-0.462117</text:p>
          </table:table-cell>
          <table:table-cell table:number-columns-repeated="2"/>
          <table:table-cell office:value-type="string" calcext:value-type="string">
            <text:p>02c4a2f4ef270c9af5777b383e2ea736dbeb4eba</text:p>
          </table:table-cell>
          <table:table-cell office:value-type="string" calcext:value-type="string">
            <text:p>Edwar</text:p>
          </table:table-cell>
          <table:table-cell office:value-type="string" calcext:value-type="string">
            <text:p>V.</text:p>
          </table:table-cell>
          <table:table-cell table:formula="of:=CONCATENATE([.I101];&quot; &quot;; [.J101])" office:value-type="string" office:string-value="Edwar V." calcext:value-type="string">
            <text:p>Edwar V.</text:p>
          </table:table-cell>
          <table:table-cell office:value-type="float" office:value="0.602249" calcext:value-type="float">
            <text:p>0.602249</text:p>
          </table:table-cell>
        </table:table-row>
      </table:table>
      <table:table table:name="BOT UC" table:style-name="ta1">
        <table:table-column table:style-name="co2" table:number-columns-repeated="12" table:default-cell-style-name="Default"/>
        <table:table-row table:style-name="ro1">
          <table:table-cell table:style-name="ce1" office:value-type="string" calcext:value-type="string">
            <text:p>UserID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FE</text:p>
          </table:table-cell>
          <table:table-cell/>
          <table:table-cell table:style-name="ce1" office:value-type="string" calcext:value-type="string">
            <text:p>UserID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FE</text:p>
          </table:table-cell>
          <table:table-cell table:number-columns-repeated="2"/>
          <table:table-cell table:style-name="ce1" office:value-type="string" calcext:value-type="string">
            <text:p>UserID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MFE VP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Charlie</text:p>
          </table:table-cell>
          <table:table-cell office:value-type="float" office:value="-0.940773" calcext:value-type="float">
            <text:p>-0.940773</text:p>
          </table:table-cell>
          <table:table-cell/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Daniel</text:p>
          </table:table-cell>
          <table:table-cell office:value-type="float" office:value="0.516055" calcext:value-type="float">
            <text:p>0.516055</text:p>
          </table:table-cell>
          <table:table-cell table:number-columns-repeated="2"/>
          <table:table-cell office:value-type="string" calcext:value-type="string">
            <text:p>E</text:p>
          </table:table-cell>
          <table:table-cell office:value-type="string" calcext:value-type="string">
            <text:p>Emma</text:p>
          </table:table-cell>
          <table:table-cell office:value-type="float" office:value="0.714785" calcext:value-type="float">
            <text:p>0.714785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Beatrice</text:p>
          </table:table-cell>
          <table:table-cell office:value-type="float" office:value="-0.921991" calcext:value-type="float">
            <text:p>-0.921991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Charlie</text:p>
          </table:table-cell>
          <table:table-cell office:value-type="float" office:value="0.505767" calcext:value-type="float">
            <text:p>0.505767</text:p>
          </table:table-cell>
          <table:table-cell table:number-columns-repeated="2"/>
          <table:table-cell office:value-type="string" calcext:value-type="string">
            <text:p>D</text:p>
          </table:table-cell>
          <table:table-cell office:value-type="string" calcext:value-type="string">
            <text:p>Daniel</text:p>
          </table:table-cell>
          <table:table-cell office:value-type="float" office:value="0.702751" calcext:value-type="float">
            <text:p>0.702751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Daniel</text:p>
          </table:table-cell>
          <table:table-cell office:value-type="float" office:value="-0.387678" calcext:value-type="float">
            <text:p>-0.387678</text:p>
          </table:table-cell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Foster</text:p>
          </table:table-cell>
          <table:table-cell office:value-type="float" office:value="0.500404" calcext:value-type="float">
            <text:p>0.500404</text:p>
          </table:table-cell>
          <table:table-cell table:number-columns-repeated="2"/>
          <table:table-cell office:value-type="string" calcext:value-type="string">
            <text:p>A</text:p>
          </table:table-cell>
          <table:table-cell office:value-type="string" calcext:value-type="string">
            <text:p>Alex</text:p>
          </table:table-cell>
          <table:table-cell office:value-type="float" office:value="0.527526" calcext:value-type="float">
            <text:p>0.527526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Foster</text:p>
          </table:table-cell>
          <table:table-cell office:value-type="float" office:value="-0.051827" calcext:value-type="float">
            <text:p>-0.051827</text:p>
          </table:table-cell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Beatrice</text:p>
          </table:table-cell>
          <table:table-cell office:value-type="float" office:value="0.497041" calcext:value-type="float">
            <text:p>0.497041</text:p>
          </table:table-cell>
          <table:table-cell table:number-columns-repeated="2"/>
          <table:table-cell office:value-type="string" calcext:value-type="string">
            <text:p>F</text:p>
          </table:table-cell>
          <table:table-cell office:value-type="string" calcext:value-type="string">
            <text:p>Foster</text:p>
          </table:table-cell>
          <table:table-cell office:value-type="float" office:value="0.309656" calcext:value-type="float">
            <text:p>0.309656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Alex</text:p>
          </table:table-cell>
          <table:table-cell office:value-type="float" office:value="0.100096" calcext:value-type="float">
            <text:p>0.100096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lex</text:p>
          </table:table-cell>
          <table:table-cell office:value-type="float" office:value="0.47891" calcext:value-type="float">
            <text:p>0.47891</text:p>
          </table:table-cell>
          <table:table-cell table:number-columns-repeated="2"/>
          <table:table-cell office:value-type="string" calcext:value-type="string">
            <text:p>B</text:p>
          </table:table-cell>
          <table:table-cell office:value-type="string" calcext:value-type="string">
            <text:p>Beatrice</text:p>
          </table:table-cell>
          <table:table-cell office:value-type="float" office:value="0.227413" calcext:value-type="float">
            <text:p>0.227413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Emma</text:p>
          </table:table-cell>
          <table:table-cell office:value-type="float" office:value="0.882261" calcext:value-type="float">
            <text:p>0.882261</text:p>
          </table:table-cell>
          <table:table-cell/>
          <table:table-cell office:value-type="string" calcext:value-type="string">
            <text:p>E</text:p>
          </table:table-cell>
          <table:table-cell office:value-type="string" calcext:value-type="string">
            <text:p>Emma</text:p>
          </table:table-cell>
          <table:table-cell office:value-type="float" office:value="0.458031" calcext:value-type="float">
            <text:p>0.458031</text:p>
          </table:table-cell>
          <table:table-cell table:number-columns-repeated="2"/>
          <table:table-cell office:value-type="string" calcext:value-type="string">
            <text:p>C</text:p>
          </table:table-cell>
          <table:table-cell office:value-type="string" calcext:value-type="string">
            <text:p>Charlie</text:p>
          </table:table-cell>
          <table:table-cell office:value-type="float" office:value="0.010145" calcext:value-type="float">
            <text:p>0.010145</text:p>
          </table:table-cell>
        </table:table-row>
      </table:table>
      <table:table table:name="UC" table:style-name="ta1">
        <table:shapes>
          <draw:frame draw:z-index="0" draw:style-name="gr1" draw:text-style-name="P1" svg:width="29.186cm" svg:height="10.891cm" svg:x="6.994cm" svg:y="13.838cm">
            <draw:object draw:notify-on-update-of-ranges="UC.F1:UC.F1 UC.F2:UC.F51 UC.G2:UC.G5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2" table:number-columns-repeated="7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78648" calcext:value-type="float">
            <text:p>578648</text:p>
          </table:table-cell>
          <table:table-cell table:formula="of:=LOG10([.B1])" office:value-type="float" office:value="5.76241445639543" calcext:value-type="float">
            <text:p>5.762414456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5.76241445639543" calcext:value-type="float">
            <text:p>5.762414456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87010" calcext:value-type="float">
            <text:p>287010</text:p>
          </table:table-cell>
          <table:table-cell table:formula="of:=LOG10([.B2])" office:value-type="float" office:value="5.45789702868228" calcext:value-type="float">
            <text:p>5.457897028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.45789702868228" calcext:value-type="float">
            <text:p>5.457897028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8494" calcext:value-type="float">
            <text:p>128494</text:p>
          </table:table-cell>
          <table:table-cell table:formula="of:=LOG10([.B3])" office:value-type="float" office:value="5.10888284885231" calcext:value-type="float">
            <text:p>5.1088828489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5.10888284885231" calcext:value-type="float">
            <text:p>5.108882848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1771" calcext:value-type="float">
            <text:p>61771</text:p>
          </table:table-cell>
          <table:table-cell table:formula="of:=LOG10([.B4])" office:value-type="float" office:value="4.79078463211261" calcext:value-type="float">
            <text:p>4.790784632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4.79078463211261" calcext:value-type="float">
            <text:p>4.790784632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2282" calcext:value-type="float">
            <text:p>32282</text:p>
          </table:table-cell>
          <table:table-cell table:formula="of:=LOG10([.B5])" office:value-type="float" office:value="4.50896043317695" calcext:value-type="float">
            <text:p>4.508960433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4.50896043317695" calcext:value-type="float">
            <text:p>4.508960433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513" calcext:value-type="float">
            <text:p>18513</text:p>
          </table:table-cell>
          <table:table-cell table:formula="of:=LOG10([.B6])" office:value-type="float" office:value="4.26747680113405" calcext:value-type="float">
            <text:p>4.267476801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4.26747680113405" calcext:value-type="float">
            <text:p>4.267476801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571" calcext:value-type="float">
            <text:p>11571</text:p>
          </table:table-cell>
          <table:table-cell table:formula="of:=LOG10([.B7])" office:value-type="float" office:value="4.0633708935857" calcext:value-type="float">
            <text:p>4.063370893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4.0633708935857" calcext:value-type="float">
            <text:p>4.063370893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592" calcext:value-type="float">
            <text:p>7592</text:p>
          </table:table-cell>
          <table:table-cell table:formula="of:=LOG10([.B8])" office:value-type="float" office:value="3.88035619941924" calcext:value-type="float">
            <text:p>3.8803561994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3.88035619941924" calcext:value-type="float">
            <text:p>3.880356199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280" calcext:value-type="float">
            <text:p>5280</text:p>
          </table:table-cell>
          <table:table-cell table:formula="of:=LOG10([.B9])" office:value-type="float" office:value="3.72263392253381" calcext:value-type="float">
            <text:p>3.7226339225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3.72263392253381" calcext:value-type="float">
            <text:p>3.722633922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747" calcext:value-type="float">
            <text:p>3747</text:p>
          </table:table-cell>
          <table:table-cell table:formula="of:=LOG10([.B10])" office:value-type="float" office:value="3.5736836930938" calcext:value-type="float">
            <text:p>3.573683693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3.5736836930938" calcext:value-type="float">
            <text:p>3.573683693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436" calcext:value-type="float">
            <text:p>2436</text:p>
          </table:table-cell>
          <table:table-cell table:formula="of:=LOG10([.B11])" office:value-type="float" office:value="3.38667728396084" calcext:value-type="float">
            <text:p>3.386677284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3.38667728396084" calcext:value-type="float">
            <text:p>3.38667728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885" calcext:value-type="float">
            <text:p>1885</text:p>
          </table:table-cell>
          <table:table-cell table:formula="of:=LOG10([.B12])" office:value-type="float" office:value="3.27531135454181" calcext:value-type="float">
            <text:p>3.2753113545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3.27531135454181" calcext:value-type="float">
            <text:p>3.275311354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89" calcext:value-type="float">
            <text:p>1389</text:p>
          </table:table-cell>
          <table:table-cell table:formula="of:=LOG10([.B13])" office:value-type="float" office:value="3.14270224573762" calcext:value-type="float">
            <text:p>3.1427022457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3.14270224573762" calcext:value-type="float">
            <text:p>3.142702245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156" calcext:value-type="float">
            <text:p>1156</text:p>
          </table:table-cell>
          <table:table-cell table:formula="of:=LOG10([.B14])" office:value-type="float" office:value="3.06295783408451" calcext:value-type="float">
            <text:p>3.062957834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3.06295783408451" calcext:value-type="float">
            <text:p>3.062957834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50" calcext:value-type="float">
            <text:p>850</text:p>
          </table:table-cell>
          <table:table-cell table:formula="of:=LOG10([.B15])" office:value-type="float" office:value="2.92941892571429" calcext:value-type="float">
            <text:p>2.9294189257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2.92941892571429" calcext:value-type="float">
            <text:p>2.929418925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95" calcext:value-type="float">
            <text:p>695</text:p>
          </table:table-cell>
          <table:table-cell table:formula="of:=LOG10([.B16])" office:value-type="float" office:value="2.84198480459011" calcext:value-type="float">
            <text:p>2.8419848046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2.84198480459011" calcext:value-type="float">
            <text:p>2.841984804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31" calcext:value-type="float">
            <text:p>531</text:p>
          </table:table-cell>
          <table:table-cell table:formula="of:=LOG10([.B17])" office:value-type="float" office:value="2.72509452108147" calcext:value-type="float">
            <text:p>2.725094521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2.72509452108147" calcext:value-type="float">
            <text:p>2.725094521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48" calcext:value-type="float">
            <text:p>448</text:p>
          </table:table-cell>
          <table:table-cell table:formula="of:=LOG10([.B18])" office:value-type="float" office:value="2.65127801399814" calcext:value-type="float">
            <text:p>2.651278014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2.65127801399814" calcext:value-type="float">
            <text:p>2.65127801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48" calcext:value-type="float">
            <text:p>348</text:p>
          </table:table-cell>
          <table:table-cell table:formula="of:=LOG10([.B19])" office:value-type="float" office:value="2.54157924394658" calcext:value-type="float">
            <text:p>2.5415792439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2.54157924394658" calcext:value-type="float">
            <text:p>2.541579243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84" calcext:value-type="float">
            <text:p>284</text:p>
          </table:table-cell>
          <table:table-cell table:formula="of:=LOG10([.B20])" office:value-type="float" office:value="2.45331834004704" calcext:value-type="float">
            <text:p>2.45331834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2.45331834004704" calcext:value-type="float">
            <text:p>2.4533183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11" calcext:value-type="float">
            <text:p>211</text:p>
          </table:table-cell>
          <table:table-cell table:formula="of:=LOG10([.B21])" office:value-type="float" office:value="2.32428245529769" calcext:value-type="float">
            <text:p>2.3242824553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2.32428245529769" calcext:value-type="float">
            <text:p>2.324282455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72" calcext:value-type="float">
            <text:p>172</text:p>
          </table:table-cell>
          <table:table-cell table:formula="of:=LOG10([.B22])" office:value-type="float" office:value="2.23552844690755" calcext:value-type="float">
            <text:p>2.2355284469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2.23552844690755" calcext:value-type="float">
            <text:p>2.235528446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41" calcext:value-type="float">
            <text:p>141</text:p>
          </table:table-cell>
          <table:table-cell table:formula="of:=LOG10([.B23])" office:value-type="float" office:value="2.14921911265538" calcext:value-type="float">
            <text:p>2.1492191127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2.14921911265538" calcext:value-type="float">
            <text:p>2.149219112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25" calcext:value-type="float">
            <text:p>125</text:p>
          </table:table-cell>
          <table:table-cell table:formula="of:=LOG10([.B24])" office:value-type="float" office:value="2.09691001300806" calcext:value-type="float">
            <text:p>2.096910013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2.09691001300806" calcext:value-type="float">
            <text:p>2.09691001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33" calcext:value-type="float">
            <text:p>133</text:p>
          </table:table-cell>
          <table:table-cell table:formula="of:=LOG10([.B25])" office:value-type="float" office:value="2.12385164096709" calcext:value-type="float">
            <text:p>2.123851641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2.12385164096709" calcext:value-type="float">
            <text:p>2.12385164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02" calcext:value-type="float">
            <text:p>102</text:p>
          </table:table-cell>
          <table:table-cell table:formula="of:=LOG10([.B26])" office:value-type="float" office:value="2.00860017176192" calcext:value-type="float">
            <text:p>2.0086001718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2.00860017176192" calcext:value-type="float">
            <text:p>2.008600171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67" calcext:value-type="float">
            <text:p>67</text:p>
          </table:table-cell>
          <table:table-cell table:formula="of:=LOG10([.B27])" office:value-type="float" office:value="1.82607480270083" calcext:value-type="float">
            <text:p>1.8260748027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1.82607480270083" calcext:value-type="float">
            <text:p>1.826074802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62" calcext:value-type="float">
            <text:p>62</text:p>
          </table:table-cell>
          <table:table-cell table:formula="of:=LOG10([.B28])" office:value-type="float" office:value="1.79239168949825" calcext:value-type="float">
            <text:p>1.7923916895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1.79239168949825" calcext:value-type="float">
            <text:p>1.792391689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57" calcext:value-type="float">
            <text:p>57</text:p>
          </table:table-cell>
          <table:table-cell table:formula="of:=LOG10([.B29])" office:value-type="float" office:value="1.75587485567249" calcext:value-type="float">
            <text:p>1.7558748557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1.75587485567249" calcext:value-type="float">
            <text:p>1.755874855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52" calcext:value-type="float">
            <text:p>52</text:p>
          </table:table-cell>
          <table:table-cell table:formula="of:=LOG10([.B30])" office:value-type="float" office:value="1.7160033436348" calcext:value-type="float">
            <text:p>1.7160033436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1.7160033436348" calcext:value-type="float">
            <text:p>1.716003343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2" calcext:value-type="float">
            <text:p>42</text:p>
          </table:table-cell>
          <table:table-cell table:formula="of:=LOG10([.B31])" office:value-type="float" office:value="1.6232492903979" calcext:value-type="float">
            <text:p>1.6232492904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1.6232492903979" calcext:value-type="float">
            <text:p>1.623249290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8" calcext:value-type="float">
            <text:p>38</text:p>
          </table:table-cell>
          <table:table-cell table:formula="of:=LOG10([.B32])" office:value-type="float" office:value="1.57978359661681" calcext:value-type="float">
            <text:p>1.5797835966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1.57978359661681" calcext:value-type="float">
            <text:p>1.579783596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table:formula="of:=LOG10([.B33])" office:value-type="float" office:value="1.55630250076729" calcext:value-type="float">
            <text:p>1.5563025008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1.55630250076729" calcext:value-type="float">
            <text:p>1.5563025008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4" calcext:value-type="float">
            <text:p>24</text:p>
          </table:table-cell>
          <table:table-cell table:formula="of:=LOG10([.B34])" office:value-type="float" office:value="1.38021124171161" calcext:value-type="float">
            <text:p>1.3802112417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float" office:value="1.38021124171161" calcext:value-type="float">
            <text:p>1.380211241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2" calcext:value-type="float">
            <text:p>22</text:p>
          </table:table-cell>
          <table:table-cell table:formula="of:=LOG10([.B35])" office:value-type="float" office:value="1.34242268082221" calcext:value-type="float">
            <text:p>1.3424226808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float" office:value="1.34242268082221" calcext:value-type="float">
            <text:p>1.342422680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2" calcext:value-type="float">
            <text:p>12</text:p>
          </table:table-cell>
          <table:table-cell table:formula="of:=LOG10([.B36])" office:value-type="float" office:value="1.07918124604762" calcext:value-type="float">
            <text:p>1.079181246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1.07918124604762" calcext:value-type="float">
            <text:p>1.07918124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table:formula="of:=LOG10([.B37])" office:value-type="float" office:value="1.20411998265592" calcext:value-type="float">
            <text:p>1.2041199827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1.20411998265592" calcext:value-type="float">
            <text:p>1.204119982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0" calcext:value-type="float">
            <text:p>10</text:p>
          </table:table-cell>
          <table:table-cell table:formula="of:=LOG10([.B38])" office:value-type="float" office:value="1" calcext:value-type="float">
            <text:p>1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  <table:table-cell table:formula="of:=LOG10([.B39])" office:value-type="float" office:value="1.38021124171161" calcext:value-type="float">
            <text:p>1.3802112417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float" office:value="1.38021124171161" calcext:value-type="float">
            <text:p>1.3802112417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4" calcext:value-type="float">
            <text:p>14</text:p>
          </table:table-cell>
          <table:table-cell table:formula="of:=LOG10([.B40])" office:value-type="float" office:value="1.14612803567824" calcext:value-type="float">
            <text:p>1.1461280357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float" office:value="1.14612803567824" calcext:value-type="float">
            <text:p>1.146128035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table:formula="of:=LOG10([.B41])" office:value-type="float" office:value="1.20411998265592" calcext:value-type="float">
            <text:p>1.2041199827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1.20411998265592" calcext:value-type="float">
            <text:p>1.2041199827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9" calcext:value-type="float">
            <text:p>9</text:p>
          </table:table-cell>
          <table:table-cell table:formula="of:=LOG10([.B42])" office:value-type="float" office:value="0.954242509439325" calcext:value-type="float">
            <text:p>0.9542425094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float" office:value="0.954242509439325" calcext:value-type="float">
            <text:p>0.9542425094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 table:formula="of:=LOG10([.B43])" office:value-type="float" office:value="0.845098040014257" calcext:value-type="float">
            <text:p>0.84509804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office:value-type="float" office:value="0.845098040014257" calcext:value-type="float">
            <text:p>0.8450980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7" calcext:value-type="float">
            <text:p>7</text:p>
          </table:table-cell>
          <table:table-cell table:formula="of:=LOG10([.B44])" office:value-type="float" office:value="0.845098040014257" calcext:value-type="float">
            <text:p>0.84509804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float" office:value="0.845098040014257" calcext:value-type="float">
            <text:p>0.84509804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7" calcext:value-type="float">
            <text:p>7</text:p>
          </table:table-cell>
          <table:table-cell table:formula="of:=LOG10([.B45])" office:value-type="float" office:value="0.845098040014257" calcext:value-type="float">
            <text:p>0.84509804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office:value-type="float" office:value="0.845098040014257" calcext:value-type="float">
            <text:p>0.8450980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1" calcext:value-type="float">
            <text:p>11</text:p>
          </table:table-cell>
          <table:table-cell table:formula="of:=LOG10([.B46])" office:value-type="float" office:value="1.04139268515823" calcext:value-type="float">
            <text:p>1.0413926852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float" office:value="1.04139268515823" calcext:value-type="float">
            <text:p>1.0413926852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LOG10([.B47])" office:value-type="float" office:value="0.903089986991943" calcext:value-type="float">
            <text:p>0.903089987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 office:value-type="float" office:value="0.903089986991943" calcext:value-type="float">
            <text:p>0.903089987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9" calcext:value-type="float">
            <text:p>9</text:p>
          </table:table-cell>
          <table:table-cell table:formula="of:=LOG10([.B48])" office:value-type="float" office:value="0.954242509439325" calcext:value-type="float">
            <text:p>0.9542425094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office:value-type="float" office:value="0.954242509439325" calcext:value-type="float">
            <text:p>0.9542425094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table:formula="of:=LOG10([.B49])" office:value-type="float" office:value="0.698970004336019" calcext:value-type="float">
            <text:p>0.6989700043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float" office:value="0.698970004336019" calcext:value-type="float">
            <text:p>0.6989700043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" calcext:value-type="float">
            <text:p>6</text:p>
          </table:table-cell>
          <table:table-cell table:formula="of:=LOG10([.B50])" office:value-type="float" office:value="0.778151250383644" calcext:value-type="float">
            <text:p>0.7781512504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float" office:value="0.778151250383644" calcext:value-type="float">
            <text:p>0.778151250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formula="of:=LOG10([.B51])" office:value-type="float" office:value="0.301029995663981" calcext:value-type="float">
            <text:p>0.3010299957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0.301029995663981" calcext:value-type="float">
            <text:p>0.3010299957</text:p>
          </table:table-cell>
        </table:table-row>
      </table:table>
      <table:table table:name="DC" table:style-name="ta1">
        <table:shapes>
          <draw:frame draw:z-index="0" draw:style-name="gr1" draw:text-style-name="P1" svg:width="30.287cm" svg:height="11.581cm" svg:x="14.345cm" svg:y="2.152cm">
            <draw:object draw:notify-on-update-of-ranges="DC.A1:DC.A1 DC.A2:DC.A64 DC.B1:DC.B1 DC.B2:DC.B64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2" table:number-columns-repeated="2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66" calcext:value-type="float">
            <text:p>86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</table:table-row>
      </table:table>
      <table:table table:name="Academic Good" table:style-name="ta1">
        <table:table-column table:style-name="co16" table:default-cell-style-name="Default"/>
        <table:table-column table:style-name="co2" table:number-columns-repeated="11" table:default-cell-style-name="Default"/>
        <table:table-row table:style-name="ro1">
          <table:table-cell office:value-type="string" calcext:value-type="string">
            <text:p>UserID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HITS</text:p>
          </table:table-cell>
          <table:table-cell table:number-columns-repeated="2"/>
          <table:table-cell office:value-type="string" calcext:value-type="string">
            <text:p>UserID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FE</text:p>
          </table:table-cell>
          <table:table-cell/>
          <table:table-cell office:value-type="string" calcext:value-type="string">
            <text:p>UserID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MFE</text:p>
          </table:table-cell>
        </table:table-row>
        <table:table-row table:style-name="ro1">
          <table:table-cell office:value-type="string" calcext:value-type="string">
            <text:p>oFhtzLhXS1iENWoBMdWk4w</text:p>
          </table:table-cell>
          <table:table-cell office:value-type="string" calcext:value-type="string">
            <text:p>Steve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jqMa8QhylASA1HT_CG9RyQ</text:p>
          </table:table-cell>
          <table:table-cell office:value-type="string" calcext:value-type="string">
            <text:p>Nicole</text:p>
          </table:table-cell>
          <table:table-cell office:value-type="float" office:value="0.001595" calcext:value-type="float">
            <text:p>0.001595</text:p>
          </table:table-cell>
          <table:table-cell/>
          <table:table-cell office:value-type="string" calcext:value-type="string">
            <text:p>Jpb5uSnlLKD4RJzk7UGwkQ</text:p>
          </table:table-cell>
          <table:table-cell office:value-type="string" calcext:value-type="string">
            <text:p>Colin</text:p>
          </table:table-cell>
          <table:table-cell office:value-type="float" office:value="0.000209" calcext:value-type="float">
            <text:p>0.000209</text:p>
          </table:table-cell>
        </table:table-row>
        <table:table-row table:style-name="ro1">
          <table:table-cell office:value-type="string" calcext:value-type="string">
            <text:p>6kp815UUjK--ukUjmDlSCQ</text:p>
          </table:table-cell>
          <table:table-cell office:value-type="string" calcext:value-type="string">
            <text:p>Heath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-hwN2juKYn-KTxa2WBYLnw</text:p>
          </table:table-cell>
          <table:table-cell office:value-type="string" calcext:value-type="string">
            <text:p>Timothy</text:p>
          </table:table-cell>
          <table:table-cell office:value-type="float" office:value="0.003606" calcext:value-type="float">
            <text:p>0.003606</text:p>
          </table:table-cell>
          <table:table-cell/>
          <table:table-cell office:value-type="string" calcext:value-type="string">
            <text:p>xOe-ZopdYiu8ijimmtdrnA</text:p>
          </table:table-cell>
          <table:table-cell office:value-type="string" calcext:value-type="string">
            <text:p>Kevin</text:p>
          </table:table-cell>
          <table:table-cell office:value-type="float" office:value="0.003224" calcext:value-type="float">
            <text:p>0.003224</text:p>
          </table:table-cell>
        </table:table-row>
        <table:table-row table:style-name="ro1">
          <table:table-cell office:value-type="string" calcext:value-type="string">
            <text:p>CfHKRE1PJL2snv1ICGhgeA</text:p>
          </table:table-cell>
          <table:table-cell office:value-type="string" calcext:value-type="string">
            <text:p>Daniel</text:p>
          </table:table-cell>
          <table:table-cell office:value-type="float" office:value="0.9999" calcext:value-type="float">
            <text:p>0.9999</text:p>
          </table:table-cell>
          <table:table-cell table:number-columns-repeated="2"/>
          <table:table-cell office:value-type="string" calcext:value-type="string">
            <text:p>CfHKRE1PJL2snv1ICGhgeA</text:p>
          </table:table-cell>
          <table:table-cell office:value-type="string" calcext:value-type="string">
            <text:p>Daniel</text:p>
          </table:table-cell>
          <table:table-cell office:value-type="float" office:value="0.010905" calcext:value-type="float">
            <text:p>0.010905</text:p>
          </table:table-cell>
          <table:table-cell/>
          <table:table-cell office:value-type="string" calcext:value-type="string">
            <text:p>4o9WPIHKZigkAD9r0BzNQg</text:p>
          </table:table-cell>
          <table:table-cell office:value-type="string" calcext:value-type="string">
            <text:p>Laura</text:p>
          </table:table-cell>
          <table:table-cell office:value-type="float" office:value="0.006549" calcext:value-type="float">
            <text:p>0.006549</text:p>
          </table:table-cell>
        </table:table-row>
        <table:table-row table:style-name="ro1">
          <table:table-cell office:value-type="string" calcext:value-type="string">
            <text:p>XmSPy_RTZArCirAqWsVP6w</text:p>
          </table:table-cell>
          <table:table-cell office:value-type="string" calcext:value-type="string">
            <text:p>Robert</text:p>
          </table:table-cell>
          <table:table-cell office:value-type="float" office:value="0.999655" calcext:value-type="float">
            <text:p>0.999655</text:p>
          </table:table-cell>
          <table:table-cell table:number-columns-repeated="2"/>
          <table:table-cell office:value-type="string" calcext:value-type="string">
            <text:p>Jpb5uSnlLKD4RJzk7UGwkQ</text:p>
          </table:table-cell>
          <table:table-cell office:value-type="string" calcext:value-type="string">
            <text:p>Colin</text:p>
          </table:table-cell>
          <table:table-cell office:value-type="float" office:value="0.011074" calcext:value-type="float">
            <text:p>0.011074</text:p>
          </table:table-cell>
          <table:table-cell/>
          <table:table-cell office:value-type="string" calcext:value-type="string">
            <text:p>yiWeQMJ2zT39FWFxx4BdhQ</text:p>
          </table:table-cell>
          <table:table-cell office:value-type="string" calcext:value-type="string">
            <text:p>Jane</text:p>
          </table:table-cell>
          <table:table-cell office:value-type="float" office:value="0.035939" calcext:value-type="float">
            <text:p>0.035939</text:p>
          </table:table-cell>
        </table:table-row>
        <table:table-row table:style-name="ro1">
          <table:table-cell office:value-type="string" calcext:value-type="string">
            <text:p>-hwN2juKYn-KTxa2WBYLnw</text:p>
          </table:table-cell>
          <table:table-cell office:value-type="string" calcext:value-type="string">
            <text:p>Timothy</text:p>
          </table:table-cell>
          <table:table-cell office:value-type="float" office:value="0.999329" calcext:value-type="float">
            <text:p>0.999329</text:p>
          </table:table-cell>
          <table:table-cell table:number-columns-repeated="2"/>
          <table:table-cell office:value-type="string" calcext:value-type="string">
            <text:p>bDk2XvjJlK8fsiL6C1HpEg</text:p>
          </table:table-cell>
          <table:table-cell office:value-type="string" calcext:value-type="string">
            <text:p>Arthur</text:p>
          </table:table-cell>
          <table:table-cell office:value-type="float" office:value="0.017434" calcext:value-type="float">
            <text:p>0.017434</text:p>
          </table:table-cell>
          <table:table-cell/>
          <table:table-cell office:value-type="string" calcext:value-type="string">
            <text:p>L5kqM35IZggaPTpQJqcgwg</text:p>
          </table:table-cell>
          <table:table-cell office:value-type="string" calcext:value-type="string">
            <text:p>Angie</text:p>
          </table:table-cell>
          <table:table-cell office:value-type="float" office:value="0.039435" calcext:value-type="float">
            <text:p>0.039435</text:p>
          </table:table-cell>
        </table:table-row>
        <table:table-row table:style-name="ro1">
          <table:table-cell office:value-type="string" calcext:value-type="string">
            <text:p>GIe3fZlWKtnPXTaGqmwl-A</text:p>
          </table:table-cell>
          <table:table-cell office:value-type="string" calcext:value-type="string">
            <text:p>A.D.</text:p>
          </table:table-cell>
          <table:table-cell office:value-type="float" office:value="0.996813" calcext:value-type="float">
            <text:p>0.996813</text:p>
          </table:table-cell>
          <table:table-cell table:number-columns-repeated="2"/>
          <table:table-cell office:value-type="string" calcext:value-type="string">
            <text:p>hJbhbqg-x3TFzhvqqwl5RA</text:p>
          </table:table-cell>
          <table:table-cell office:value-type="string" calcext:value-type="string">
            <text:p>Michael</text:p>
          </table:table-cell>
          <table:table-cell office:value-type="float" office:value="0.022872" calcext:value-type="float">
            <text:p>0.022872</text:p>
          </table:table-cell>
          <table:table-cell/>
          <table:table-cell office:value-type="string" calcext:value-type="string">
            <text:p>sOZK11vtg6BowI6ulQu1Ag</text:p>
          </table:table-cell>
          <table:table-cell office:value-type="string" calcext:value-type="string">
            <text:p>Rebecca</text:p>
          </table:table-cell>
          <table:table-cell office:value-type="float" office:value="0.039636" calcext:value-type="float">
            <text:p>0.039636</text:p>
          </table:table-cell>
        </table:table-row>
        <table:table-row table:style-name="ro1">
          <table:table-cell office:value-type="string" calcext:value-type="string">
            <text:p>bDk2XvjJlK8fsiL6C1HpEg</text:p>
          </table:table-cell>
          <table:table-cell office:value-type="string" calcext:value-type="string">
            <text:p>Arthur</text:p>
          </table:table-cell>
          <table:table-cell office:value-type="float" office:value="0.995055" calcext:value-type="float">
            <text:p>0.995055</text:p>
          </table:table-cell>
          <table:table-cell table:number-columns-repeated="2"/>
          <table:table-cell office:value-type="string" calcext:value-type="string">
            <text:p>6kp815UUjK--ukUjmDlSCQ</text:p>
          </table:table-cell>
          <table:table-cell office:value-type="string" calcext:value-type="string">
            <text:p>Heather</text:p>
          </table:table-cell>
          <table:table-cell office:value-type="float" office:value="0.031466" calcext:value-type="float">
            <text:p>0.031466</text:p>
          </table:table-cell>
          <table:table-cell/>
          <table:table-cell office:value-type="string" calcext:value-type="string">
            <text:p>v_7KW52Z8r_su8v4uV98MA</text:p>
          </table:table-cell>
          <table:table-cell office:value-type="string" calcext:value-type="string">
            <text:p>Andrew</text:p>
          </table:table-cell>
          <table:table-cell office:value-type="float" office:value="0.043697" calcext:value-type="float">
            <text:p>0.043697</text:p>
          </table:table-cell>
        </table:table-row>
        <table:table-row table:style-name="ro1">
          <table:table-cell office:value-type="string" calcext:value-type="string">
            <text:p>1M_ggx6qqhB7IKDIcdXs-w</text:p>
          </table:table-cell>
          <table:table-cell office:value-type="string" calcext:value-type="string">
            <text:p>Rondell</text:p>
          </table:table-cell>
          <table:table-cell office:value-type="float" office:value="0.986327" calcext:value-type="float">
            <text:p>0.986327</text:p>
          </table:table-cell>
          <table:table-cell table:number-columns-repeated="2"/>
          <table:table-cell office:value-type="string" calcext:value-type="string">
            <text:p>SPDbromboP3gU8M562CW0w</text:p>
          </table:table-cell>
          <table:table-cell office:value-type="string" calcext:value-type="string">
            <text:p>Doug</text:p>
          </table:table-cell>
          <table:table-cell office:value-type="float" office:value="0.041965" calcext:value-type="float">
            <text:p>0.041965</text:p>
          </table:table-cell>
          <table:table-cell/>
          <table:table-cell office:value-type="string" calcext:value-type="string">
            <text:p>2sklUYBnk7LxzM-11yPUPg</text:p>
          </table:table-cell>
          <table:table-cell office:value-type="string" calcext:value-type="string">
            <text:p>Tricia</text:p>
          </table:table-cell>
          <table:table-cell office:value-type="float" office:value="0.044586" calcext:value-type="float">
            <text:p>0.044586</text:p>
          </table:table-cell>
        </table:table-row>
        <table:table-row table:style-name="ro1">
          <table:table-cell office:value-type="string" calcext:value-type="string">
            <text:p>AXz26iQxhQQF7FFCkDNJ6w</text:p>
          </table:table-cell>
          <table:table-cell office:value-type="string" calcext:value-type="string">
            <text:p>Chris</text:p>
          </table:table-cell>
          <table:table-cell office:value-type="float" office:value="0.986314" calcext:value-type="float">
            <text:p>0.986314</text:p>
          </table:table-cell>
          <table:table-cell table:number-columns-repeated="2"/>
          <table:table-cell office:value-type="string" calcext:value-type="string">
            <text:p>_ohPF8fo5ifWiMOrEPrC8Q</text:p>
          </table:table-cell>
          <table:table-cell office:value-type="string" calcext:value-type="string">
            <text:p>Onotse</text:p>
          </table:table-cell>
          <table:table-cell office:value-type="float" office:value="0.043307" calcext:value-type="float">
            <text:p>0.043307</text:p>
          </table:table-cell>
          <table:table-cell/>
          <table:table-cell office:value-type="string" calcext:value-type="string">
            <text:p>s__z7O5ybdky0KmXkA6MZA</text:p>
          </table:table-cell>
          <table:table-cell office:value-type="string" calcext:value-type="string">
            <text:p>Steve</text:p>
          </table:table-cell>
          <table:table-cell office:value-type="float" office:value="0.053096" calcext:value-type="float">
            <text:p>0.053096</text:p>
          </table:table-cell>
        </table:table-row>
        <table:table-row table:style-name="ro1">
          <table:table-cell office:value-type="string" calcext:value-type="string">
            <text:p>pXTM0MEmK24EO1NQK8zKMw</text:p>
          </table:table-cell>
          <table:table-cell office:value-type="string" calcext:value-type="string">
            <text:p>Chris</text:p>
          </table:table-cell>
          <table:table-cell office:value-type="float" office:value="0.98605" calcext:value-type="float">
            <text:p>0.98605</text:p>
          </table:table-cell>
          <table:table-cell table:number-columns-repeated="2"/>
          <table:table-cell office:value-type="string" calcext:value-type="string">
            <text:p>PTnQtmk2EdBhMiWXSUYLPA</text:p>
          </table:table-cell>
          <table:table-cell office:value-type="string" calcext:value-type="string">
            <text:p>Miinkay</text:p>
          </table:table-cell>
          <table:table-cell office:value-type="float" office:value="0.044081" calcext:value-type="float">
            <text:p>0.044081</text:p>
          </table:table-cell>
          <table:table-cell/>
          <table:table-cell office:value-type="string" calcext:value-type="string">
            <text:p>PTnQtmk2EdBhMiWXSUYLPA</text:p>
          </table:table-cell>
          <table:table-cell office:value-type="string" calcext:value-type="string">
            <text:p>Miinkay</text:p>
          </table:table-cell>
          <table:table-cell office:value-type="float" office:value="0.053315" calcext:value-type="float">
            <text:p>0.053315</text:p>
          </table:table-cell>
        </table:table-row>
        <table:table-row table:style-name="ro1">
          <table:table-cell office:value-type="string" calcext:value-type="string">
            <text:p>Yhlx0ob3UDz2PcJRat2QgQ</text:p>
          </table:table-cell>
          <table:table-cell office:value-type="string" calcext:value-type="string">
            <text:p>Lexie</text:p>
          </table:table-cell>
          <table:table-cell office:value-type="float" office:value="0.982979" calcext:value-type="float">
            <text:p>0.982979</text:p>
          </table:table-cell>
          <table:table-cell table:number-columns-repeated="2"/>
          <table:table-cell office:value-type="string" calcext:value-type="string">
            <text:p>gqtak7Wz8azWHlAMkx6Acg</text:p>
          </table:table-cell>
          <table:table-cell office:value-type="string" calcext:value-type="string">
            <text:p>Benjamin</text:p>
          </table:table-cell>
          <table:table-cell office:value-type="float" office:value="0.044723" calcext:value-type="float">
            <text:p>0.044723</text:p>
          </table:table-cell>
          <table:table-cell/>
          <table:table-cell office:value-type="string" calcext:value-type="string">
            <text:p>OtpHvQFGbZ4sONaQAXankg</text:p>
          </table:table-cell>
          <table:table-cell office:value-type="string" calcext:value-type="string">
            <text:p>Michelle</text:p>
          </table:table-cell>
          <table:table-cell office:value-type="float" office:value="0.055543" calcext:value-type="float">
            <text:p>0.055543</text:p>
          </table:table-cell>
        </table:table-row>
        <table:table-row table:style-name="ro1">
          <table:table-cell office:value-type="string" calcext:value-type="string">
            <text:p>aiNWxSrNrRI3cgwbH4vw0A</text:p>
          </table:table-cell>
          <table:table-cell office:value-type="string" calcext:value-type="string">
            <text:p>Charles</text:p>
          </table:table-cell>
          <table:table-cell office:value-type="float" office:value="0.973321" calcext:value-type="float">
            <text:p>0.973321</text:p>
          </table:table-cell>
          <table:table-cell table:number-columns-repeated="2"/>
          <table:table-cell office:value-type="string" calcext:value-type="string">
            <text:p>w8CIc5wvjyae8sZINowV6w</text:p>
          </table:table-cell>
          <table:table-cell office:value-type="string" calcext:value-type="string">
            <text:p>Julie</text:p>
          </table:table-cell>
          <table:table-cell office:value-type="float" office:value="0.045118" calcext:value-type="float">
            <text:p>0.045118</text:p>
          </table:table-cell>
          <table:table-cell/>
          <table:table-cell office:value-type="string" calcext:value-type="string">
            <text:p>oSA746-4MCJpWorJkzxqpQ</text:p>
          </table:table-cell>
          <table:table-cell office:value-type="string" calcext:value-type="string">
            <text:p>Laura Kate</text:p>
          </table:table-cell>
          <table:table-cell office:value-type="float" office:value="0.057245" calcext:value-type="float">
            <text:p>0.057245</text:p>
          </table:table-cell>
        </table:table-row>
        <table:table-row table:style-name="ro1">
          <table:table-cell office:value-type="string" calcext:value-type="string">
            <text:p>PTnQtmk2EdBhMiWXSUYLPA</text:p>
          </table:table-cell>
          <table:table-cell office:value-type="string" calcext:value-type="string">
            <text:p>Miinkay</text:p>
          </table:table-cell>
          <table:table-cell office:value-type="float" office:value="0.964028" calcext:value-type="float">
            <text:p>0.964028</text:p>
          </table:table-cell>
          <table:table-cell table:number-columns-repeated="2"/>
          <table:table-cell office:value-type="string" calcext:value-type="string">
            <text:p>m03Pw_Pgz7FMliwjkgPHnA</text:p>
          </table:table-cell>
          <table:table-cell office:value-type="string" calcext:value-type="string">
            <text:p>Anna</text:p>
          </table:table-cell>
          <table:table-cell office:value-type="float" office:value="0.047816" calcext:value-type="float">
            <text:p>0.047816</text:p>
          </table:table-cell>
          <table:table-cell/>
          <table:table-cell office:value-type="string" calcext:value-type="string">
            <text:p>vLFk6nslFe35NKvlU2Tz9Q</text:p>
          </table:table-cell>
          <table:table-cell office:value-type="string" calcext:value-type="string">
            <text:p>Tunaidi</text:p>
          </table:table-cell>
          <table:table-cell office:value-type="float" office:value="0.059888" calcext:value-type="float">
            <text:p>0.059888</text:p>
          </table:table-cell>
        </table:table-row>
        <table:table-row table:style-name="ro1">
          <table:table-cell office:value-type="string" calcext:value-type="string">
            <text:p>AEIKxjduqqu545E3T2lHog</text:p>
          </table:table-cell>
          <table:table-cell office:value-type="string" calcext:value-type="string">
            <text:p>Kate</text:p>
          </table:table-cell>
          <table:table-cell office:value-type="float" office:value="0.964028" calcext:value-type="float">
            <text:p>0.964028</text:p>
          </table:table-cell>
          <table:table-cell table:number-columns-repeated="2"/>
          <table:table-cell office:value-type="string" calcext:value-type="string">
            <text:p>xOe-ZopdYiu8ijimmtdrnA</text:p>
          </table:table-cell>
          <table:table-cell office:value-type="string" calcext:value-type="string">
            <text:p>Kevin</text:p>
          </table:table-cell>
          <table:table-cell office:value-type="float" office:value="0.051301" calcext:value-type="float">
            <text:p>0.051301</text:p>
          </table:table-cell>
          <table:table-cell/>
          <table:table-cell office:value-type="string" calcext:value-type="string">
            <text:p>to4yos7TkaDe45-keAg74A</text:p>
          </table:table-cell>
          <table:table-cell office:value-type="string" calcext:value-type="string">
            <text:p>Jennifer</text:p>
          </table:table-cell>
          <table:table-cell office:value-type="float" office:value="0.062875" calcext:value-type="float">
            <text:p>0.062875</text:p>
          </table:table-cell>
        </table:table-row>
        <table:table-row table:style-name="ro1">
          <table:table-cell office:value-type="string" calcext:value-type="string">
            <text:p>URw2mP76_1JQFZXKAwda4A</text:p>
          </table:table-cell>
          <table:table-cell office:value-type="string" calcext:value-type="string">
            <text:p>Ryan</text:p>
          </table:table-cell>
          <table:table-cell office:value-type="float" office:value="0.964028" calcext:value-type="float">
            <text:p>0.964028</text:p>
          </table:table-cell>
          <table:table-cell table:number-columns-repeated="2"/>
          <table:table-cell office:value-type="string" calcext:value-type="string">
            <text:p>URw2mP76_1JQFZXKAwda4A</text:p>
          </table:table-cell>
          <table:table-cell office:value-type="string" calcext:value-type="string">
            <text:p>Ryan</text:p>
          </table:table-cell>
          <table:table-cell office:value-type="float" office:value="0.054017" calcext:value-type="float">
            <text:p>0.054017</text:p>
          </table:table-cell>
          <table:table-cell/>
          <table:table-cell office:value-type="string" calcext:value-type="string">
            <text:p>m03Pw_Pgz7FMliwjkgPHnA</text:p>
          </table:table-cell>
          <table:table-cell office:value-type="string" calcext:value-type="string">
            <text:p>Anna</text:p>
          </table:table-cell>
          <table:table-cell office:value-type="float" office:value="0.067167" calcext:value-type="float">
            <text:p>0.067167</text:p>
          </table:table-cell>
        </table:table-row>
        <table:table-row table:style-name="ro1">
          <table:table-cell office:value-type="string" calcext:value-type="string">
            <text:p>SPDbromboP3gU8M562CW0w</text:p>
          </table:table-cell>
          <table:table-cell office:value-type="string" calcext:value-type="string">
            <text:p>Doug</text:p>
          </table:table-cell>
          <table:table-cell office:value-type="float" office:value="0.964028" calcext:value-type="float">
            <text:p>0.964028</text:p>
          </table:table-cell>
          <table:table-cell table:number-columns-repeated="2"/>
          <table:table-cell office:value-type="string" calcext:value-type="string">
            <text:p>p4ySEi8PEli0auZGBsy6gA</text:p>
          </table:table-cell>
          <table:table-cell office:value-type="string" calcext:value-type="string">
            <text:p>Fei</text:p>
          </table:table-cell>
          <table:table-cell office:value-type="float" office:value="0.055242" calcext:value-type="float">
            <text:p>0.055242</text:p>
          </table:table-cell>
          <table:table-cell/>
          <table:table-cell office:value-type="string" calcext:value-type="string">
            <text:p>4d1HPQHoQnqS8uoZcDLUDg</text:p>
          </table:table-cell>
          <table:table-cell office:value-type="string" calcext:value-type="string">
            <text:p>mathew</text:p>
          </table:table-cell>
          <table:table-cell office:value-type="float" office:value="0.070104" calcext:value-type="float">
            <text:p>0.070104</text:p>
          </table:table-cell>
        </table:table-row>
        <table:table-row table:style-name="ro1">
          <table:table-cell office:value-type="string" calcext:value-type="string">
            <text:p>gqtak7Wz8azWHlAMkx6Acg</text:p>
          </table:table-cell>
          <table:table-cell office:value-type="string" calcext:value-type="string">
            <text:p>Benjamin</text:p>
          </table:table-cell>
          <table:table-cell office:value-type="float" office:value="0.964027" calcext:value-type="float">
            <text:p>0.964027</text:p>
          </table:table-cell>
          <table:table-cell table:number-columns-repeated="2"/>
          <table:table-cell office:value-type="string" calcext:value-type="string">
            <text:p>-XnKJ4tIT8r9R5n2DHPPWQ</text:p>
          </table:table-cell>
          <table:table-cell office:value-type="string" calcext:value-type="string">
            <text:p>Steve</text:p>
          </table:table-cell>
          <table:table-cell office:value-type="float" office:value="0.069453" calcext:value-type="float">
            <text:p>0.069453</text:p>
          </table:table-cell>
          <table:table-cell/>
          <table:table-cell office:value-type="string" calcext:value-type="string">
            <text:p>CH5RheU8pnBg5h8I4XLC8g</text:p>
          </table:table-cell>
          <table:table-cell office:value-type="string" calcext:value-type="string">
            <text:p>John</text:p>
          </table:table-cell>
          <table:table-cell office:value-type="float" office:value="0.093688" calcext:value-type="float">
            <text:p>0.093688</text:p>
          </table:table-cell>
        </table:table-row>
        <table:table-row table:style-name="ro1">
          <table:table-cell office:value-type="string" calcext:value-type="string">
            <text:p>6ViJPCbqIAIq5HPy7anIEw</text:p>
          </table:table-cell>
          <table:table-cell office:value-type="string" calcext:value-type="string">
            <text:p>Gary</text:p>
          </table:table-cell>
          <table:table-cell office:value-type="float" office:value="0.964015" calcext:value-type="float">
            <text:p>0.964015</text:p>
          </table:table-cell>
          <table:table-cell table:number-columns-repeated="2"/>
          <table:table-cell office:value-type="string" calcext:value-type="string">
            <text:p>s__z7O5ybdky0KmXkA6MZA</text:p>
          </table:table-cell>
          <table:table-cell office:value-type="string" calcext:value-type="string">
            <text:p>Steve</text:p>
          </table:table-cell>
          <table:table-cell office:value-type="float" office:value="0.069565" calcext:value-type="float">
            <text:p>0.069565</text:p>
          </table:table-cell>
          <table:table-cell/>
          <table:table-cell office:value-type="string" calcext:value-type="string">
            <text:p>S_jsDw9WSy08lVBhXnux9w</text:p>
          </table:table-cell>
          <table:table-cell office:value-type="string" calcext:value-type="string">
            <text:p>E</text:p>
          </table:table-cell>
          <table:table-cell office:value-type="float" office:value="0.094898" calcext:value-type="float">
            <text:p>0.094898</text:p>
          </table:table-cell>
        </table:table-row>
        <table:table-row table:style-name="ro1">
          <table:table-cell office:value-type="string" calcext:value-type="string">
            <text:p>gPC41al8C-iMOsBWGUKdxQ</text:p>
          </table:table-cell>
          <table:table-cell office:value-type="string" calcext:value-type="string">
            <text:p>James</text:p>
          </table:table-cell>
          <table:table-cell office:value-type="float" office:value="0.964007" calcext:value-type="float">
            <text:p>0.964007</text:p>
          </table:table-cell>
          <table:table-cell table:number-columns-repeated="2"/>
          <table:table-cell office:value-type="string" calcext:value-type="string">
            <text:p>mDqWHJG-NQq9ycwV07wjkg</text:p>
          </table:table-cell>
          <table:table-cell office:value-type="string" calcext:value-type="string">
            <text:p>Wendy</text:p>
          </table:table-cell>
          <table:table-cell office:value-type="float" office:value="0.071313" calcext:value-type="float">
            <text:p>0.071313</text:p>
          </table:table-cell>
          <table:table-cell/>
          <table:table-cell office:value-type="string" calcext:value-type="string">
            <text:p>k2GImDHHZvMCOI7EfED93A</text:p>
          </table:table-cell>
          <table:table-cell office:value-type="string" calcext:value-type="string">
            <text:p>Jason</text:p>
          </table:table-cell>
          <table:table-cell office:value-type="float" office:value="0.114932" calcext:value-type="float">
            <text:p>0.114932</text:p>
          </table:table-cell>
        </table:table-row>
        <table:table-row table:style-name="ro1">
          <table:table-cell office:value-type="string" calcext:value-type="string">
            <text:p>0QH_h9h7tWUN90jrJhw1fg</text:p>
          </table:table-cell>
          <table:table-cell office:value-type="string" calcext:value-type="string">
            <text:p>Jeff</text:p>
          </table:table-cell>
          <table:table-cell office:value-type="float" office:value="0.963991" calcext:value-type="float">
            <text:p>0.963991</text:p>
          </table:table-cell>
          <table:table-cell table:number-columns-repeated="2"/>
          <table:table-cell office:value-type="string" calcext:value-type="string">
            <text:p>AXz26iQxhQQF7FFCkDNJ6w</text:p>
          </table:table-cell>
          <table:table-cell office:value-type="string" calcext:value-type="string">
            <text:p>Chris</text:p>
          </table:table-cell>
          <table:table-cell office:value-type="float" office:value="0.075745" calcext:value-type="float">
            <text:p>0.075745</text:p>
          </table:table-cell>
          <table:table-cell/>
          <table:table-cell office:value-type="string" calcext:value-type="string">
            <text:p>SPDbromboP3gU8M562CW0w</text:p>
          </table:table-cell>
          <table:table-cell office:value-type="string" calcext:value-type="string">
            <text:p>Doug</text:p>
          </table:table-cell>
          <table:table-cell office:value-type="float" office:value="0.120584" calcext:value-type="float">
            <text:p>0.120584</text:p>
          </table:table-cell>
        </table:table-row>
        <table:table-row table:style-name="ro1">
          <table:table-cell office:value-type="string" calcext:value-type="string">
            <text:p>YLtDeDZjV6oOTyxy1lRbdQ</text:p>
          </table:table-cell>
          <table:table-cell office:value-type="string" calcext:value-type="string">
            <text:p>Brianne</text:p>
          </table:table-cell>
          <table:table-cell office:value-type="float" office:value="0.963986" calcext:value-type="float">
            <text:p>0.963986</text:p>
          </table:table-cell>
          <table:table-cell table:number-columns-repeated="2"/>
          <table:table-cell office:value-type="string" calcext:value-type="string">
            <text:p>gPC41al8C-iMOsBWGUKdxQ</text:p>
          </table:table-cell>
          <table:table-cell office:value-type="string" calcext:value-type="string">
            <text:p>James</text:p>
          </table:table-cell>
          <table:table-cell office:value-type="float" office:value="0.081089" calcext:value-type="float">
            <text:p>0.081089</text:p>
          </table:table-cell>
          <table:table-cell/>
          <table:table-cell office:value-type="string" calcext:value-type="string">
            <text:p>8tnlkhMohEPBz2_340_DFQ</text:p>
          </table:table-cell>
          <table:table-cell office:value-type="string" calcext:value-type="string">
            <text:p>KeiKei</text:p>
          </table:table-cell>
          <table:table-cell office:value-type="float" office:value="0.131893" calcext:value-type="float">
            <text:p>0.131893</text:p>
          </table:table-cell>
        </table:table-row>
        <table:table-row table:style-name="ro1">
          <table:table-cell office:value-type="string" calcext:value-type="string">
            <text:p>Zoi9zXFY6DpvGWY33_8_pg</text:p>
          </table:table-cell>
          <table:table-cell office:value-type="string" calcext:value-type="string">
            <text:p>I</text:p>
          </table:table-cell>
          <table:table-cell office:value-type="float" office:value="0.963317" calcext:value-type="float">
            <text:p>0.963317</text:p>
          </table:table-cell>
          <table:table-cell table:number-columns-repeated="2"/>
          <table:table-cell office:value-type="string" calcext:value-type="string">
            <text:p>6ViJPCbqIAIq5HPy7anIEw</text:p>
          </table:table-cell>
          <table:table-cell office:value-type="string" calcext:value-type="string">
            <text:p>Gary</text:p>
          </table:table-cell>
          <table:table-cell office:value-type="float" office:value="0.085448" calcext:value-type="float">
            <text:p>0.085448</text:p>
          </table:table-cell>
          <table:table-cell/>
          <table:table-cell office:value-type="string" calcext:value-type="string">
            <text:p>-XnKJ4tIT8r9R5n2DHPPWQ</text:p>
          </table:table-cell>
          <table:table-cell office:value-type="string" calcext:value-type="string">
            <text:p>Steve</text:p>
          </table:table-cell>
          <table:table-cell office:value-type="float" office:value="0.134131" calcext:value-type="float">
            <text:p>0.134131</text:p>
          </table:table-cell>
        </table:table-row>
        <table:table-row table:style-name="ro1">
          <table:table-cell office:value-type="string" calcext:value-type="string">
            <text:p>Fiec-fG39Gkd5mTK5WEi7w</text:p>
          </table:table-cell>
          <table:table-cell office:value-type="string" calcext:value-type="string">
            <text:p>Corey</text:p>
          </table:table-cell>
          <table:table-cell office:value-type="float" office:value="0.963189" calcext:value-type="float">
            <text:p>0.963189</text:p>
          </table:table-cell>
          <table:table-cell table:number-columns-repeated="2"/>
          <table:table-cell office:value-type="string" calcext:value-type="string">
            <text:p>Yhlx0ob3UDz2PcJRat2QgQ</text:p>
          </table:table-cell>
          <table:table-cell office:value-type="string" calcext:value-type="string">
            <text:p>Lexie</text:p>
          </table:table-cell>
          <table:table-cell office:value-type="float" office:value="0.10694" calcext:value-type="float">
            <text:p>0.10694</text:p>
          </table:table-cell>
          <table:table-cell/>
          <table:table-cell office:value-type="string" calcext:value-type="string">
            <text:p>5BajLT3XwGW4OrIGSQJT2g</text:p>
          </table:table-cell>
          <table:table-cell office:value-type="string" calcext:value-type="string">
            <text:p>Ben</text:p>
          </table:table-cell>
          <table:table-cell office:value-type="float" office:value="0.144272" calcext:value-type="float">
            <text:p>0.144272</text:p>
          </table:table-cell>
        </table:table-row>
        <table:table-row table:style-name="ro1">
          <table:table-cell office:value-type="string" calcext:value-type="string">
            <text:p>Y-nr6eaHwP3HF1jV4JKDJw</text:p>
          </table:table-cell>
          <table:table-cell office:value-type="string" calcext:value-type="string">
            <text:p>Kelly</text:p>
          </table:table-cell>
          <table:table-cell office:value-type="float" office:value="0.95191" calcext:value-type="float">
            <text:p>0.95191</text:p>
          </table:table-cell>
          <table:table-cell table:number-columns-repeated="2"/>
          <table:table-cell office:value-type="string" calcext:value-type="string">
            <text:p>x7Np-ngv33RIxVigvVaWsw</text:p>
          </table:table-cell>
          <table:table-cell office:value-type="string" calcext:value-type="string">
            <text:p>Getafix</text:p>
          </table:table-cell>
          <table:table-cell office:value-type="float" office:value="0.107171" calcext:value-type="float">
            <text:p>0.107171</text:p>
          </table:table-cell>
          <table:table-cell/>
          <table:table-cell office:value-type="string" calcext:value-type="string">
            <text:p>bDk2XvjJlK8fsiL6C1HpEg</text:p>
          </table:table-cell>
          <table:table-cell office:value-type="string" calcext:value-type="string">
            <text:p>Arthur</text:p>
          </table:table-cell>
          <table:table-cell office:value-type="float" office:value="0.148826" calcext:value-type="float">
            <text:p>0.148826</text:p>
          </table:table-cell>
        </table:table-row>
        <table:table-row table:style-name="ro1">
          <table:table-cell office:value-type="string" calcext:value-type="string">
            <text:p>kj18hvJRPLepZPNL7ySKpg</text:p>
          </table:table-cell>
          <table:table-cell office:value-type="string" calcext:value-type="string">
            <text:p>Jody</text:p>
          </table:table-cell>
          <table:table-cell office:value-type="float" office:value="0.943307" calcext:value-type="float">
            <text:p>0.943307</text:p>
          </table:table-cell>
          <table:table-cell table:number-columns-repeated="2"/>
          <table:table-cell office:value-type="string" calcext:value-type="string">
            <text:p>8tnlkhMohEPBz2_340_DFQ</text:p>
          </table:table-cell>
          <table:table-cell office:value-type="string" calcext:value-type="string">
            <text:p>KeiKei</text:p>
          </table:table-cell>
          <table:table-cell office:value-type="float" office:value="0.114342" calcext:value-type="float">
            <text:p>0.114342</text:p>
          </table:table-cell>
          <table:table-cell/>
          <table:table-cell office:value-type="string" calcext:value-type="string">
            <text:p>1FsUY1f4MZmPHdrwYZ6V3w</text:p>
          </table:table-cell>
          <table:table-cell office:value-type="string" calcext:value-type="string">
            <text:p>T</text:p>
          </table:table-cell>
          <table:table-cell office:value-type="float" office:value="0.157895" calcext:value-type="float">
            <text:p>0.157895</text:p>
          </table:table-cell>
        </table:table-row>
        <table:table-row table:style-name="ro1">
          <table:table-cell office:value-type="string" calcext:value-type="string">
            <text:p>m03Pw_Pgz7FMliwjkgPHnA</text:p>
          </table:table-cell>
          <table:table-cell office:value-type="string" calcext:value-type="string">
            <text:p>Anna</text:p>
          </table:table-cell>
          <table:table-cell office:value-type="float" office:value="0.939693" calcext:value-type="float">
            <text:p>0.939693</text:p>
          </table:table-cell>
          <table:table-cell table:number-columns-repeated="2"/>
          <table:table-cell office:value-type="string" calcext:value-type="string">
            <text:p>0iPA-UDoxZzA-HCByswY8g</text:p>
          </table:table-cell>
          <table:table-cell office:value-type="string" calcext:value-type="string">
            <text:p>Steven</text:p>
          </table:table-cell>
          <table:table-cell office:value-type="float" office:value="0.12552" calcext:value-type="float">
            <text:p>0.12552</text:p>
          </table:table-cell>
          <table:table-cell/>
          <table:table-cell office:value-type="string" calcext:value-type="string">
            <text:p>ECOZNokNazcdgocyCRJw6g</text:p>
          </table:table-cell>
          <table:table-cell office:value-type="string" calcext:value-type="string">
            <text:p>Shelli</text:p>
          </table:table-cell>
          <table:table-cell office:value-type="float" office:value="0.157895" calcext:value-type="float">
            <text:p>0.157895</text:p>
          </table:table-cell>
        </table:table-row>
        <table:table-row table:style-name="ro1">
          <table:table-cell office:value-type="string" calcext:value-type="string">
            <text:p>xcuxY7TjWZtF5XqGYvEBVQ</text:p>
          </table:table-cell>
          <table:table-cell office:value-type="string" calcext:value-type="string">
            <text:p>Tim</text:p>
          </table:table-cell>
          <table:table-cell office:value-type="float" office:value="0.910273" calcext:value-type="float">
            <text:p>0.910273</text:p>
          </table:table-cell>
          <table:table-cell table:number-columns-repeated="2"/>
          <table:table-cell office:value-type="string" calcext:value-type="string">
            <text:p>aiNWxSrNrRI3cgwbH4vw0A</text:p>
          </table:table-cell>
          <table:table-cell office:value-type="string" calcext:value-type="string">
            <text:p>Charles</text:p>
          </table:table-cell>
          <table:table-cell office:value-type="float" office:value="0.130369" calcext:value-type="float">
            <text:p>0.130369</text:p>
          </table:table-cell>
          <table:table-cell/>
          <table:table-cell office:value-type="string" calcext:value-type="string">
            <text:p>Hr5EjzXbj8osJlE-ZZlIKw</text:p>
          </table:table-cell>
          <table:table-cell office:value-type="string" calcext:value-type="string">
            <text:p>Jennifer</text:p>
          </table:table-cell>
          <table:table-cell office:value-type="float" office:value="0.157895" calcext:value-type="float">
            <text:p>0.157895</text:p>
          </table:table-cell>
        </table:table-row>
        <table:table-row table:style-name="ro1">
          <table:table-cell office:value-type="string" calcext:value-type="string">
            <text:p>qcuo87tjpGpoNPsLxANibQ</text:p>
          </table:table-cell>
          <table:table-cell office:value-type="string" calcext:value-type="string">
            <text:p>Paul</text:p>
          </table:table-cell>
          <table:table-cell office:value-type="float" office:value="0.905169" calcext:value-type="float">
            <text:p>0.905169</text:p>
          </table:table-cell>
          <table:table-cell table:number-columns-repeated="2"/>
          <table:table-cell office:value-type="string" calcext:value-type="string">
            <text:p>0QH_h9h7tWUN90jrJhw1fg</text:p>
          </table:table-cell>
          <table:table-cell office:value-type="string" calcext:value-type="string">
            <text:p>Jeff</text:p>
          </table:table-cell>
          <table:table-cell office:value-type="float" office:value="0.131772" calcext:value-type="float">
            <text:p>0.131772</text:p>
          </table:table-cell>
          <table:table-cell/>
          <table:table-cell office:value-type="string" calcext:value-type="string">
            <text:p>0YqeGzAJJzDw-zLZihHw8A</text:p>
          </table:table-cell>
          <table:table-cell office:value-type="string" calcext:value-type="string">
            <text:p>Sara</text:p>
          </table:table-cell>
          <table:table-cell office:value-type="float" office:value="0.157895" calcext:value-type="float">
            <text:p>0.157895</text:p>
          </table:table-cell>
        </table:table-row>
        <table:table-row table:style-name="ro1">
          <table:table-cell office:value-type="string" calcext:value-type="string">
            <text:p>03vp3tenQ0aQOr0AE5j8Uw</text:p>
          </table:table-cell>
          <table:table-cell office:value-type="string" calcext:value-type="string">
            <text:p>Matt</text:p>
          </table:table-cell>
          <table:table-cell office:value-type="float" office:value="0.905048" calcext:value-type="float">
            <text:p>0.905048</text:p>
          </table:table-cell>
          <table:table-cell table:number-columns-repeated="2"/>
          <table:table-cell office:value-type="string" calcext:value-type="string">
            <text:p>rXiiwnbL7bbmrLpLwL4RtA</text:p>
          </table:table-cell>
          <table:table-cell office:value-type="string" calcext:value-type="string">
            <text:p>M</text:p>
          </table:table-cell>
          <table:table-cell office:value-type="float" office:value="0.135679" calcext:value-type="float">
            <text:p>0.135679</text:p>
          </table:table-cell>
          <table:table-cell/>
          <table:table-cell office:value-type="string" calcext:value-type="string">
            <text:p>8ftvu8APbjf7uvZ_Lx-i3g</text:p>
          </table:table-cell>
          <table:table-cell office:value-type="string" calcext:value-type="string">
            <text:p>Susie</text:p>
          </table:table-cell>
          <table:table-cell office:value-type="float" office:value="0.157895" calcext:value-type="float">
            <text:p>0.157895</text:p>
          </table:table-cell>
        </table:table-row>
        <table:table-row table:style-name="ro1">
          <table:table-cell office:value-type="string" calcext:value-type="string">
            <text:p>8tnlkhMohEPBz2_340_DFQ</text:p>
          </table:table-cell>
          <table:table-cell office:value-type="string" calcext:value-type="string">
            <text:p>KeiKei</text:p>
          </table:table-cell>
          <table:table-cell office:value-type="float" office:value="0.904939" calcext:value-type="float">
            <text:p>0.904939</text:p>
          </table:table-cell>
          <table:table-cell table:number-columns-repeated="2"/>
          <table:table-cell office:value-type="string" calcext:value-type="string">
            <text:p>0JKy3zz38-80Mkp--PVQ4w</text:p>
          </table:table-cell>
          <table:table-cell office:value-type="string" calcext:value-type="string">
            <text:p>laura</text:p>
          </table:table-cell>
          <table:table-cell office:value-type="float" office:value="0.153691" calcext:value-type="float">
            <text:p>0.153691</text:p>
          </table:table-cell>
          <table:table-cell/>
          <table:table-cell office:value-type="string" calcext:value-type="string">
            <text:p>afHt4_EtFFMpDsXW1IfLgA</text:p>
          </table:table-cell>
          <table:table-cell office:value-type="string" calcext:value-type="string">
            <text:p>Rene</text:p>
          </table:table-cell>
          <table:table-cell office:value-type="float" office:value="0.157895" calcext:value-type="float">
            <text:p>0.157895</text:p>
          </table:table-cell>
        </table:table-row>
        <table:table-row table:style-name="ro1">
          <table:table-cell office:value-type="string" calcext:value-type="string">
            <text:p>x7Np-ngv33RIxVigvVaWsw</text:p>
          </table:table-cell>
          <table:table-cell office:value-type="string" calcext:value-type="string">
            <text:p>Getafix</text:p>
          </table:table-cell>
          <table:table-cell office:value-type="float" office:value="0.904939" calcext:value-type="float">
            <text:p>0.904939</text:p>
          </table:table-cell>
          <table:table-cell table:number-columns-repeated="2"/>
          <table:table-cell office:value-type="string" calcext:value-type="string">
            <text:p>LFsJK5nPekuVciOQ83Niiw</text:p>
          </table:table-cell>
          <table:table-cell office:value-type="string" calcext:value-type="string">
            <text:p>Melissa</text:p>
          </table:table-cell>
          <table:table-cell office:value-type="float" office:value="0.155254" calcext:value-type="float">
            <text:p>0.155254</text:p>
          </table:table-cell>
          <table:table-cell/>
          <table:table-cell office:value-type="string" calcext:value-type="string">
            <text:p>C16vy9Z3VcNArNZEthU5uw</text:p>
          </table:table-cell>
          <table:table-cell office:value-type="string" calcext:value-type="string">
            <text:p>Jen</text:p>
          </table:table-cell>
          <table:table-cell office:value-type="float" office:value="0.157895" calcext:value-type="float">
            <text:p>0.157895</text:p>
          </table:table-cell>
        </table:table-row>
        <table:table-row table:style-name="ro1">
          <table:table-cell office:value-type="string" calcext:value-type="string">
            <text:p>xv6zplylmpMYrPmbD59s9w</text:p>
          </table:table-cell>
          <table:table-cell office:value-type="string" calcext:value-type="string">
            <text:p>Holly</text:p>
          </table:table-cell>
          <table:table-cell office:value-type="float" office:value="0.903377" calcext:value-type="float">
            <text:p>0.903377</text:p>
          </table:table-cell>
          <table:table-cell table:number-columns-repeated="2"/>
          <table:table-cell office:value-type="string" calcext:value-type="string">
            <text:p>aRinRrnTa1H4Ssj5h_wzgA</text:p>
          </table:table-cell>
          <table:table-cell office:value-type="string" calcext:value-type="string">
            <text:p>Andrea</text:p>
          </table:table-cell>
          <table:table-cell office:value-type="float" office:value="0.157994" calcext:value-type="float">
            <text:p>0.157994</text:p>
          </table:table-cell>
          <table:table-cell/>
          <table:table-cell office:value-type="string" calcext:value-type="string">
            <text:p>CMz_o5tUK_E9_EeAbZ9XPw</text:p>
          </table:table-cell>
          <table:table-cell office:value-type="string" calcext:value-type="string">
            <text:p>Tim</text:p>
          </table:table-cell>
          <table:table-cell office:value-type="float" office:value="0.157895" calcext:value-type="float">
            <text:p>0.157895</text:p>
          </table:table-cell>
        </table:table-row>
        <table:table-row table:style-name="ro1">
          <table:table-cell office:value-type="string" calcext:value-type="string">
            <text:p>hLYKwQyWLtzZNx6uZPu5pw</text:p>
          </table:table-cell>
          <table:table-cell office:value-type="string" calcext:value-type="string">
            <text:p>Eric</text:p>
          </table:table-cell>
          <table:table-cell office:value-type="float" office:value="0.901498" calcext:value-type="float">
            <text:p>0.901498</text:p>
          </table:table-cell>
          <table:table-cell table:number-columns-repeated="2"/>
          <table:table-cell office:value-type="string" calcext:value-type="string">
            <text:p>d-HBNkZ5AJLK-R5_W6fJOQ</text:p>
          </table:table-cell>
          <table:table-cell office:value-type="string" calcext:value-type="string">
            <text:p>S</text:p>
          </table:table-cell>
          <table:table-cell office:value-type="float" office:value="0.157994" calcext:value-type="float">
            <text:p>0.157994</text:p>
          </table:table-cell>
          <table:table-cell/>
          <table:table-cell office:value-type="string" calcext:value-type="string">
            <text:p>EgBU9oKVNCTzvvZmdqCOzg</text:p>
          </table:table-cell>
          <table:table-cell office:value-type="string" calcext:value-type="string">
            <text:p>Sarah</text:p>
          </table:table-cell>
          <table:table-cell office:value-type="float" office:value="0.157895" calcext:value-type="float">
            <text:p>0.157895</text:p>
          </table:table-cell>
        </table:table-row>
        <table:table-row table:style-name="ro1">
          <table:table-cell office:value-type="string" calcext:value-type="string">
            <text:p>_tGp650EdGkIZHwKs2aY6g</text:p>
          </table:table-cell>
          <table:table-cell office:value-type="string" calcext:value-type="string">
            <text:p>Craig</text:p>
          </table:table-cell>
          <table:table-cell office:value-type="float" office:value="0.901407" calcext:value-type="float">
            <text:p>0.901407</text:p>
          </table:table-cell>
          <table:table-cell table:number-columns-repeated="2"/>
          <table:table-cell office:value-type="string" calcext:value-type="string">
            <text:p>i3v1qeqEtHws6oGq3eAtXQ</text:p>
          </table:table-cell>
          <table:table-cell office:value-type="string" calcext:value-type="string">
            <text:p>Jim</text:p>
          </table:table-cell>
          <table:table-cell office:value-type="float" office:value="0.157994" calcext:value-type="float">
            <text:p>0.157994</text:p>
          </table:table-cell>
          <table:table-cell/>
          <table:table-cell office:value-type="string" calcext:value-type="string">
            <text:p>GEhwvEFLETXwLr_xhCnX5A</text:p>
          </table:table-cell>
          <table:table-cell office:value-type="string" calcext:value-type="string">
            <text:p>Mrs</text:p>
          </table:table-cell>
          <table:table-cell office:value-type="float" office:value="0.157895" calcext:value-type="float">
            <text:p>0.157895</text:p>
          </table:table-cell>
        </table:table-row>
        <table:table-row table:style-name="ro1">
          <table:table-cell office:value-type="string" calcext:value-type="string">
            <text:p>LFsJK5nPekuVciOQ83Niiw</text:p>
          </table:table-cell>
          <table:table-cell office:value-type="string" calcext:value-type="string">
            <text:p>Melissa</text:p>
          </table:table-cell>
          <table:table-cell office:value-type="float" office:value="0.895094" calcext:value-type="float">
            <text:p>0.895094</text:p>
          </table:table-cell>
          <table:table-cell table:number-columns-repeated="2"/>
          <table:table-cell office:value-type="string" calcext:value-type="string">
            <text:p>k42CUkU9dxyCRDlcOfsVTw</text:p>
          </table:table-cell>
          <table:table-cell office:value-type="string" calcext:value-type="string">
            <text:p>Bob</text:p>
          </table:table-cell>
          <table:table-cell office:value-type="float" office:value="0.157994" calcext:value-type="float">
            <text:p>0.157994</text:p>
          </table:table-cell>
          <table:table-cell/>
          <table:table-cell office:value-type="string" calcext:value-type="string">
            <text:p>gxloYXYIO3E64yTr5RXt9w</text:p>
          </table:table-cell>
          <table:table-cell office:value-type="string" calcext:value-type="string">
            <text:p>FJ</text:p>
          </table:table-cell>
          <table:table-cell office:value-type="float" office:value="0.157895" calcext:value-type="float">
            <text:p>0.157895</text:p>
          </table:table-cell>
        </table:table-row>
        <table:table-row table:style-name="ro1">
          <table:table-cell office:value-type="string" calcext:value-type="string">
            <text:p>mDqWHJG-NQq9ycwV07wjkg</text:p>
          </table:table-cell>
          <table:table-cell office:value-type="string" calcext:value-type="string">
            <text:p>Wendy</text:p>
          </table:table-cell>
          <table:table-cell office:value-type="float" office:value="0.894105" calcext:value-type="float">
            <text:p>0.894105</text:p>
          </table:table-cell>
          <table:table-cell table:number-columns-repeated="2"/>
          <table:table-cell office:value-type="string" calcext:value-type="string">
            <text:p>lOu9PPbRz04z-LRfw2Ptpg</text:p>
          </table:table-cell>
          <table:table-cell office:value-type="string" calcext:value-type="string">
            <text:p>loni</text:p>
          </table:table-cell>
          <table:table-cell office:value-type="float" office:value="0.157994" calcext:value-type="float">
            <text:p>0.157994</text:p>
          </table:table-cell>
          <table:table-cell/>
          <table:table-cell office:value-type="string" calcext:value-type="string">
            <text:p>j9Qxg1YKx9uJXoSYTMgDAg</text:p>
          </table:table-cell>
          <table:table-cell office:value-type="string" calcext:value-type="string">
            <text:p>CX</text:p>
          </table:table-cell>
          <table:table-cell office:value-type="float" office:value="0.157895" calcext:value-type="float">
            <text:p>0.157895</text:p>
          </table:table-cell>
        </table:table-row>
        <table:table-row table:style-name="ro1">
          <table:table-cell office:value-type="string" calcext:value-type="string">
            <text:p>4d1HPQHoQnqS8uoZcDLUDg</text:p>
          </table:table-cell>
          <table:table-cell office:value-type="string" calcext:value-type="string">
            <text:p>mathew</text:p>
          </table:table-cell>
          <table:table-cell office:value-type="float" office:value="0.862214" calcext:value-type="float">
            <text:p>0.862214</text:p>
          </table:table-cell>
          <table:table-cell table:number-columns-repeated="2"/>
          <table:table-cell office:value-type="string" calcext:value-type="string">
            <text:p>MwXOgU4sB7QBgg0FOz35OQ</text:p>
          </table:table-cell>
          <table:table-cell office:value-type="string" calcext:value-type="string">
            <text:p>Megan</text:p>
          </table:table-cell>
          <table:table-cell office:value-type="float" office:value="0.157994" calcext:value-type="float">
            <text:p>0.157994</text:p>
          </table:table-cell>
          <table:table-cell/>
          <table:table-cell office:value-type="string" calcext:value-type="string">
            <text:p>Kir_O4_skOLh0imig7MBlQ</text:p>
          </table:table-cell>
          <table:table-cell office:value-type="string" calcext:value-type="string">
            <text:p>Jim</text:p>
          </table:table-cell>
          <table:table-cell office:value-type="float" office:value="0.157895" calcext:value-type="float">
            <text:p>0.157895</text:p>
          </table:table-cell>
        </table:table-row>
        <table:table-row table:style-name="ro1">
          <table:table-cell office:value-type="string" calcext:value-type="string">
            <text:p>rUUI3ngu8tIRVAzQz25GCQ</text:p>
          </table:table-cell>
          <table:table-cell office:value-type="string" calcext:value-type="string">
            <text:p>Jay</text:p>
          </table:table-cell>
          <table:table-cell office:value-type="float" office:value="0.82115" calcext:value-type="float">
            <text:p>0.82115</text:p>
          </table:table-cell>
          <table:table-cell table:number-columns-repeated="2"/>
          <table:table-cell office:value-type="string" calcext:value-type="string">
            <text:p>spPw301AwzOqN0nTGXqsKg</text:p>
          </table:table-cell>
          <table:table-cell office:value-type="string" calcext:value-type="string">
            <text:p>Monique</text:p>
          </table:table-cell>
          <table:table-cell office:value-type="float" office:value="0.157994" calcext:value-type="float">
            <text:p>0.157994</text:p>
          </table:table-cell>
          <table:table-cell/>
          <table:table-cell office:value-type="string" calcext:value-type="string">
            <text:p>kYGPt0kFvkc1ItH3G_dT4w</text:p>
          </table:table-cell>
          <table:table-cell office:value-type="string" calcext:value-type="string">
            <text:p>Wendy</text:p>
          </table:table-cell>
          <table:table-cell office:value-type="float" office:value="0.157895" calcext:value-type="float">
            <text:p>0.157895</text:p>
          </table:table-cell>
        </table:table-row>
        <table:table-row table:style-name="ro1">
          <table:table-cell office:value-type="string" calcext:value-type="string">
            <text:p>L5kqM35IZggaPTpQJqcgwg</text:p>
          </table:table-cell>
          <table:table-cell office:value-type="string" calcext:value-type="string">
            <text:p>Angie</text:p>
          </table:table-cell>
          <table:table-cell office:value-type="float" office:value="0.793725" calcext:value-type="float">
            <text:p>0.793725</text:p>
          </table:table-cell>
          <table:table-cell table:number-columns-repeated="2"/>
          <table:table-cell office:value-type="string" calcext:value-type="string">
            <text:p>U7GHbP9OynNHOqisXy7Icw</text:p>
          </table:table-cell>
          <table:table-cell office:value-type="string" calcext:value-type="string">
            <text:p>Jodi</text:p>
          </table:table-cell>
          <table:table-cell office:value-type="float" office:value="0.157994" calcext:value-type="float">
            <text:p>0.157994</text:p>
          </table:table-cell>
          <table:table-cell/>
          <table:table-cell office:value-type="string" calcext:value-type="string">
            <text:p>lhp2UhUr93R24dkaMySm_g</text:p>
          </table:table-cell>
          <table:table-cell office:value-type="string" calcext:value-type="string">
            <text:p>James</text:p>
          </table:table-cell>
          <table:table-cell office:value-type="float" office:value="0.157895" calcext:value-type="float">
            <text:p>0.157895</text:p>
          </table:table-cell>
        </table:table-row>
        <table:table-row table:style-name="ro1">
          <table:table-cell office:value-type="string" calcext:value-type="string">
            <text:p>p4ySEi8PEli0auZGBsy6gA</text:p>
          </table:table-cell>
          <table:table-cell office:value-type="string" calcext:value-type="string">
            <text:p>Fei</text:p>
          </table:table-cell>
          <table:table-cell office:value-type="float" office:value="0.762148" calcext:value-type="float">
            <text:p>0.762148</text:p>
          </table:table-cell>
          <table:table-cell table:number-columns-repeated="2"/>
          <table:table-cell office:value-type="string" calcext:value-type="string">
            <text:p>V3JTVZR8orDlmfwCZG1WHg</text:p>
          </table:table-cell>
          <table:table-cell office:value-type="string" calcext:value-type="string">
            <text:p>A</text:p>
          </table:table-cell>
          <table:table-cell office:value-type="float" office:value="0.157994" calcext:value-type="float">
            <text:p>0.157994</text:p>
          </table:table-cell>
          <table:table-cell/>
          <table:table-cell office:value-type="string" calcext:value-type="string">
            <text:p>-lNQ1ZXMbf8JZZYHiMCfrw</text:p>
          </table:table-cell>
          <table:table-cell office:value-type="string" calcext:value-type="string">
            <text:p>Emigh</text:p>
          </table:table-cell>
          <table:table-cell office:value-type="float" office:value="0.157895" calcext:value-type="float">
            <text:p>0.157895</text:p>
          </table:table-cell>
        </table:table-row>
        <table:table-row table:style-name="ro1">
          <table:table-cell office:value-type="string" calcext:value-type="string">
            <text:p>SEJWhA6MRIavK4b3pGxwTg</text:p>
          </table:table-cell>
          <table:table-cell office:value-type="string" calcext:value-type="string">
            <text:p>AJ</text:p>
          </table:table-cell>
          <table:table-cell office:value-type="float" office:value="0.761643" calcext:value-type="float">
            <text:p>0.761643</text:p>
          </table:table-cell>
          <table:table-cell table:number-columns-repeated="2"/>
          <table:table-cell office:value-type="string" calcext:value-type="string">
            <text:p>-Zi61Kgfee1OX6sDG3wbfw</text:p>
          </table:table-cell>
          <table:table-cell office:value-type="string" calcext:value-type="string">
            <text:p>Bill</text:p>
          </table:table-cell>
          <table:table-cell office:value-type="float" office:value="0.157994" calcext:value-type="float">
            <text:p>0.157994</text:p>
          </table:table-cell>
          <table:table-cell/>
          <table:table-cell office:value-type="string" calcext:value-type="string">
            <text:p>LydkWEJqtD4Ow7Th-Gk7uA</text:p>
          </table:table-cell>
          <table:table-cell office:value-type="string" calcext:value-type="string">
            <text:p>Sheri</text:p>
          </table:table-cell>
          <table:table-cell office:value-type="float" office:value="0.157895" calcext:value-type="float">
            <text:p>0.157895</text:p>
          </table:table-cell>
        </table:table-row>
        <table:table-row table:style-name="ro1">
          <table:table-cell office:value-type="string" calcext:value-type="string">
            <text:p>5A9eyz0IiVdj0k5LQ5taeA</text:p>
          </table:table-cell>
          <table:table-cell office:value-type="string" calcext:value-type="string">
            <text:p>Cynthia</text:p>
          </table:table-cell>
          <table:table-cell office:value-type="float" office:value="0.761594" calcext:value-type="float">
            <text:p>0.761594</text:p>
          </table:table-cell>
          <table:table-cell table:number-columns-repeated="2"/>
          <table:table-cell office:value-type="string" calcext:value-type="string">
            <text:p>BzPijout7xnZedCqVXcVoA</text:p>
          </table:table-cell>
          <table:table-cell office:value-type="string" calcext:value-type="string">
            <text:p>P</text:p>
          </table:table-cell>
          <table:table-cell office:value-type="float" office:value="0.15848" calcext:value-type="float">
            <text:p>0.15848</text:p>
          </table:table-cell>
          <table:table-cell/>
          <table:table-cell office:value-type="string" calcext:value-type="string">
            <text:p>o0Y7lhqjtGHt9PofgDbXpg</text:p>
          </table:table-cell>
          <table:table-cell office:value-type="string" calcext:value-type="string">
            <text:p>Courtney</text:p>
          </table:table-cell>
          <table:table-cell office:value-type="float" office:value="0.157895" calcext:value-type="float">
            <text:p>0.157895</text:p>
          </table:table-cell>
        </table:table-row>
        <table:table-row table:style-name="ro1">
          <table:table-cell office:value-type="string" calcext:value-type="string">
            <text:p>dH6503VACM6OKxsz4weYvg</text:p>
          </table:table-cell>
          <table:table-cell office:value-type="string" calcext:value-type="string">
            <text:p>Bret</text:p>
          </table:table-cell>
          <table:table-cell office:value-type="float" office:value="0.761594" calcext:value-type="float">
            <text:p>0.761594</text:p>
          </table:table-cell>
          <table:table-cell table:number-columns-repeated="2"/>
          <table:table-cell office:value-type="string" calcext:value-type="string">
            <text:p>mP5iB0oGlcRX-7akLR7Hjg</text:p>
          </table:table-cell>
          <table:table-cell office:value-type="string" calcext:value-type="string">
            <text:p>Ann</text:p>
          </table:table-cell>
          <table:table-cell office:value-type="float" office:value="0.15848" calcext:value-type="float">
            <text:p>0.15848</text:p>
          </table:table-cell>
          <table:table-cell/>
          <table:table-cell office:value-type="string" calcext:value-type="string">
            <text:p>TLo_MqJ98pc8ImS8CPb-4Q</text:p>
          </table:table-cell>
          <table:table-cell office:value-type="string" calcext:value-type="string">
            <text:p>Scott</text:p>
          </table:table-cell>
          <table:table-cell office:value-type="float" office:value="0.157895" calcext:value-type="float">
            <text:p>0.157895</text:p>
          </table:table-cell>
        </table:table-row>
        <table:table-row table:style-name="ro1">
          <table:table-cell office:value-type="string" calcext:value-type="string">
            <text:p>Gt4kAjvuN_suMn7NLS9SHw</text:p>
          </table:table-cell>
          <table:table-cell office:value-type="string" calcext:value-type="string">
            <text:p>Matt</text:p>
          </table:table-cell>
          <table:table-cell office:value-type="float" office:value="0.761594" calcext:value-type="float">
            <text:p>0.761594</text:p>
          </table:table-cell>
          <table:table-cell table:number-columns-repeated="2"/>
          <table:table-cell office:value-type="string" calcext:value-type="string">
            <text:p>2kYWiRMK53my4zOtAhFV4Q</text:p>
          </table:table-cell>
          <table:table-cell office:value-type="string" calcext:value-type="string">
            <text:p>Nichole</text:p>
          </table:table-cell>
          <table:table-cell office:value-type="float" office:value="0.159289" calcext:value-type="float">
            <text:p>0.159289</text:p>
          </table:table-cell>
          <table:table-cell/>
          <table:table-cell office:value-type="string" calcext:value-type="string">
            <text:p>UrqV59uzObu_BaNS9CzdDQ</text:p>
          </table:table-cell>
          <table:table-cell office:value-type="string" calcext:value-type="string">
            <text:p>Susan</text:p>
          </table:table-cell>
          <table:table-cell office:value-type="float" office:value="0.157895" calcext:value-type="float">
            <text:p>0.157895</text:p>
          </table:table-cell>
        </table:table-row>
        <table:table-row table:style-name="ro1">
          <table:table-cell office:value-type="string" calcext:value-type="string">
            <text:p>1Uhy0IGBZ0fzLpXD7VEpbQ</text:p>
          </table:table-cell>
          <table:table-cell office:value-type="string" calcext:value-type="string">
            <text:p>Crissie</text:p>
          </table:table-cell>
          <table:table-cell office:value-type="float" office:value="0.761594" calcext:value-type="float">
            <text:p>0.761594</text:p>
          </table:table-cell>
          <table:table-cell table:number-columns-repeated="2"/>
          <table:table-cell office:value-type="string" calcext:value-type="string">
            <text:p>Lolz-B9EOByqIMShbxkafw</text:p>
          </table:table-cell>
          <table:table-cell office:value-type="string" calcext:value-type="string">
            <text:p>Gonzo</text:p>
          </table:table-cell>
          <table:table-cell office:value-type="float" office:value="0.159289" calcext:value-type="float">
            <text:p>0.159289</text:p>
          </table:table-cell>
          <table:table-cell/>
          <table:table-cell office:value-type="string" calcext:value-type="string">
            <text:p>V_7r3XVzPtXJyOSN34xx4w</text:p>
          </table:table-cell>
          <table:table-cell office:value-type="string" calcext:value-type="string">
            <text:p>Anne</text:p>
          </table:table-cell>
          <table:table-cell office:value-type="float" office:value="0.157895" calcext:value-type="float">
            <text:p>0.157895</text:p>
          </table:table-cell>
        </table:table-row>
        <table:table-row table:style-name="ro1">
          <table:table-cell office:value-type="string" calcext:value-type="string">
            <text:p>-lbftcRB9CB68DQkKnDg-A</text:p>
          </table:table-cell>
          <table:table-cell office:value-type="string" calcext:value-type="string">
            <text:p>Raymond</text:p>
          </table:table-cell>
          <table:table-cell office:value-type="float" office:value="0.761594" calcext:value-type="float">
            <text:p>0.761594</text:p>
          </table:table-cell>
          <table:table-cell table:number-columns-repeated="2"/>
          <table:table-cell office:value-type="string" calcext:value-type="string">
            <text:p>8CuL35s__PeCu7tUKjaoIw</text:p>
          </table:table-cell>
          <table:table-cell office:value-type="string" calcext:value-type="string">
            <text:p>Nicole</text:p>
          </table:table-cell>
          <table:table-cell office:value-type="float" office:value="0.160368" calcext:value-type="float">
            <text:p>0.160368</text:p>
          </table:table-cell>
          <table:table-cell/>
          <table:table-cell office:value-type="string" calcext:value-type="string">
            <text:p>vXR4PSZPrqc093TMF9ANoQ</text:p>
          </table:table-cell>
          <table:table-cell office:value-type="string" calcext:value-type="string">
            <text:p>Kristine</text:p>
          </table:table-cell>
          <table:table-cell office:value-type="float" office:value="0.157895" calcext:value-type="float">
            <text:p>0.157895</text:p>
          </table:table-cell>
        </table:table-row>
        <table:table-row table:style-name="ro1">
          <table:table-cell office:value-type="string" calcext:value-type="string">
            <text:p>z-q4z2RLP-d-FqvGnNJbtA</text:p>
          </table:table-cell>
          <table:table-cell office:value-type="string" calcext:value-type="string">
            <text:p>David</text:p>
          </table:table-cell>
          <table:table-cell office:value-type="float" office:value="0.761594" calcext:value-type="float">
            <text:p>0.761594</text:p>
          </table:table-cell>
          <table:table-cell table:number-columns-repeated="2"/>
          <table:table-cell office:value-type="string" calcext:value-type="string">
            <text:p>Au8zxtMKpouKEfG0GnXo-A</text:p>
          </table:table-cell>
          <table:table-cell office:value-type="string" calcext:value-type="string">
            <text:p>Anthony</text:p>
          </table:table-cell>
          <table:table-cell office:value-type="float" office:value="0.160368" calcext:value-type="float">
            <text:p>0.160368</text:p>
          </table:table-cell>
          <table:table-cell/>
          <table:table-cell office:value-type="string" calcext:value-type="string">
            <text:p>W8hSb_zSjewlgfYTUceXtg</text:p>
          </table:table-cell>
          <table:table-cell office:value-type="string" calcext:value-type="string">
            <text:p>Rebecca</text:p>
          </table:table-cell>
          <table:table-cell office:value-type="float" office:value="0.157895" calcext:value-type="float">
            <text:p>0.157895</text:p>
          </table:table-cell>
        </table:table-row>
        <table:table-row table:style-name="ro1">
          <table:table-cell office:value-type="string" calcext:value-type="string">
            <text:p>m2sA-yoefbf5O9AvTqDv1A</text:p>
          </table:table-cell>
          <table:table-cell office:value-type="string" calcext:value-type="string">
            <text:p>Bogie</text:p>
          </table:table-cell>
          <table:table-cell office:value-type="float" office:value="0.761594" calcext:value-type="float">
            <text:p>0.761594</text:p>
          </table:table-cell>
          <table:table-cell table:number-columns-repeated="2"/>
          <table:table-cell office:value-type="string" calcext:value-type="string">
            <text:p>DxskpNqrzI8y4dkb0DBZsg</text:p>
          </table:table-cell>
          <table:table-cell office:value-type="string" calcext:value-type="string">
            <text:p>Laura</text:p>
          </table:table-cell>
          <table:table-cell office:value-type="float" office:value="0.160368" calcext:value-type="float">
            <text:p>0.160368</text:p>
          </table:table-cell>
          <table:table-cell/>
          <table:table-cell office:value-type="string" calcext:value-type="string">
            <text:p>x0ckK_MaNjdFPThR6_-gxA</text:p>
          </table:table-cell>
          <table:table-cell office:value-type="string" calcext:value-type="string">
            <text:p>Amanda</text:p>
          </table:table-cell>
          <table:table-cell office:value-type="float" office:value="0.157895" calcext:value-type="float">
            <text:p>0.157895</text:p>
          </table:table-cell>
        </table:table-row>
        <table:table-row table:style-name="ro1">
          <table:table-cell office:value-type="string" calcext:value-type="string">
            <text:p>p5YZHgjJe51TD7V16u0eOw</text:p>
          </table:table-cell>
          <table:table-cell office:value-type="string" calcext:value-type="string">
            <text:p>Jennifer</text:p>
          </table:table-cell>
          <table:table-cell office:value-type="float" office:value="0.761594" calcext:value-type="float">
            <text:p>0.761594</text:p>
          </table:table-cell>
          <table:table-cell table:number-columns-repeated="2"/>
          <table:table-cell office:value-type="string" calcext:value-type="string">
            <text:p>mqKZD27fxWYIP5Aedph-AQ</text:p>
          </table:table-cell>
          <table:table-cell office:value-type="string" calcext:value-type="string">
            <text:p>Sally</text:p>
          </table:table-cell>
          <table:table-cell office:value-type="float" office:value="0.160368" calcext:value-type="float">
            <text:p>0.160368</text:p>
          </table:table-cell>
          <table:table-cell/>
          <table:table-cell office:value-type="string" calcext:value-type="string">
            <text:p>XuavhETwynlnLRu-HOHr_g</text:p>
          </table:table-cell>
          <table:table-cell office:value-type="string" calcext:value-type="string">
            <text:p>Ellyssa</text:p>
          </table:table-cell>
          <table:table-cell office:value-type="float" office:value="0.157895" calcext:value-type="float">
            <text:p>0.157895</text:p>
          </table:table-cell>
        </table:table-row>
        <table:table-row table:style-name="ro1">
          <table:table-cell office:value-type="string" calcext:value-type="string">
            <text:p>2lDxT5vQAKH_EPPbxAACBQ</text:p>
          </table:table-cell>
          <table:table-cell office:value-type="string" calcext:value-type="string">
            <text:p>Moni</text:p>
          </table:table-cell>
          <table:table-cell office:value-type="float" office:value="0.761594" calcext:value-type="float">
            <text:p>0.761594</text:p>
          </table:table-cell>
          <table:table-cell table:number-columns-repeated="2"/>
          <table:table-cell office:value-type="string" calcext:value-type="string">
            <text:p>mUNMXyz5b0CBBrDvXnkoRg</text:p>
          </table:table-cell>
          <table:table-cell office:value-type="string" calcext:value-type="string">
            <text:p>Bobb</text:p>
          </table:table-cell>
          <table:table-cell office:value-type="float" office:value="0.160368" calcext:value-type="float">
            <text:p>0.160368</text:p>
          </table:table-cell>
          <table:table-cell/>
          <table:table-cell office:value-type="string" calcext:value-type="string">
            <text:p>Gt4kAjvuN_suMn7NLS9SHw</text:p>
          </table:table-cell>
          <table:table-cell office:value-type="string" calcext:value-type="string">
            <text:p>Matt</text:p>
          </table:table-cell>
          <table:table-cell office:value-type="float" office:value="0.157896" calcext:value-type="float">
            <text:p>0.157896</text:p>
          </table:table-cell>
        </table:table-row>
        <table:table-row table:style-name="ro1">
          <table:table-cell office:value-type="string" calcext:value-type="string">
            <text:p>QaWSOjr3vcf_enudtDJbLw</text:p>
          </table:table-cell>
          <table:table-cell office:value-type="string" calcext:value-type="string">
            <text:p>Mark</text:p>
          </table:table-cell>
          <table:table-cell office:value-type="float" office:value="0.761594" calcext:value-type="float">
            <text:p>0.761594</text:p>
          </table:table-cell>
          <table:table-cell table:number-columns-repeated="2"/>
          <table:table-cell office:value-type="string" calcext:value-type="string">
            <text:p>10JcHKBgCCFV-Gd3TTwnTw</text:p>
          </table:table-cell>
          <table:table-cell office:value-type="string" calcext:value-type="string">
            <text:p>Rob</text:p>
          </table:table-cell>
          <table:table-cell office:value-type="float" office:value="0.162182" calcext:value-type="float">
            <text:p>0.162182</text:p>
          </table:table-cell>
          <table:table-cell/>
          <table:table-cell office:value-type="string" calcext:value-type="string">
            <text:p>QaWSOjr3vcf_enudtDJbLw</text:p>
          </table:table-cell>
          <table:table-cell office:value-type="string" calcext:value-type="string">
            <text:p>Mark</text:p>
          </table:table-cell>
          <table:table-cell office:value-type="float" office:value="0.157896" calcext:value-type="float">
            <text:p>0.157896</text:p>
          </table:table-cell>
        </table:table-row>
        <table:table-row table:style-name="ro1">
          <table:table-cell office:value-type="string" calcext:value-type="string">
            <text:p>QENthJkaA1UOyRcx3HVpKQ</text:p>
          </table:table-cell>
          <table:table-cell office:value-type="string" calcext:value-type="string">
            <text:p>Hyesun</text:p>
          </table:table-cell>
          <table:table-cell office:value-type="float" office:value="0.761594" calcext:value-type="float">
            <text:p>0.761594</text:p>
          </table:table-cell>
          <table:table-cell table:number-columns-repeated="2"/>
          <table:table-cell office:value-type="string" calcext:value-type="string">
            <text:p>-lbftcRB9CB68DQkKnDg-A</text:p>
          </table:table-cell>
          <table:table-cell office:value-type="string" calcext:value-type="string">
            <text:p>Raymond</text:p>
          </table:table-cell>
          <table:table-cell office:value-type="float" office:value="0.162352" calcext:value-type="float">
            <text:p>0.162352</text:p>
          </table:table-cell>
          <table:table-cell/>
          <table:table-cell office:value-type="string" calcext:value-type="string">
            <text:p>QENthJkaA1UOyRcx3HVpKQ</text:p>
          </table:table-cell>
          <table:table-cell office:value-type="string" calcext:value-type="string">
            <text:p>Hyesun</text:p>
          </table:table-cell>
          <table:table-cell office:value-type="float" office:value="0.157896" calcext:value-type="float">
            <text:p>0.157896</text:p>
          </table:table-cell>
        </table:table-row>
        <table:table-row table:style-name="ro1">
          <table:table-cell office:value-type="string" calcext:value-type="string">
            <text:p>YelITfvjl09r1bRJeciQrw</text:p>
          </table:table-cell>
          <table:table-cell office:value-type="string" calcext:value-type="string">
            <text:p>G</text:p>
          </table:table-cell>
          <table:table-cell office:value-type="float" office:value="0.761594" calcext:value-type="float">
            <text:p>0.761594</text:p>
          </table:table-cell>
          <table:table-cell table:number-columns-repeated="2"/>
          <table:table-cell office:value-type="string" calcext:value-type="string">
            <text:p>2lDxT5vQAKH_EPPbxAACBQ</text:p>
          </table:table-cell>
          <table:table-cell office:value-type="string" calcext:value-type="string">
            <text:p>Moni</text:p>
          </table:table-cell>
          <table:table-cell office:value-type="float" office:value="0.162352" calcext:value-type="float">
            <text:p>0.162352</text:p>
          </table:table-cell>
          <table:table-cell/>
          <table:table-cell office:value-type="string" calcext:value-type="string">
            <text:p>YelITfvjl09r1bRJeciQrw</text:p>
          </table:table-cell>
          <table:table-cell office:value-type="string" calcext:value-type="string">
            <text:p>G</text:p>
          </table:table-cell>
          <table:table-cell office:value-type="float" office:value="0.157896" calcext:value-type="float">
            <text:p>0.157896</text:p>
          </table:table-cell>
        </table:table-row>
        <table:table-row table:style-name="ro1">
          <table:table-cell office:value-type="string" calcext:value-type="string">
            <text:p>lOu9PPbRz04z-LRfw2Ptpg</text:p>
          </table:table-cell>
          <table:table-cell office:value-type="string" calcext:value-type="string">
            <text:p>loni</text:p>
          </table:table-cell>
          <table:table-cell office:value-type="float" office:value="0.761594" calcext:value-type="float">
            <text:p>0.761594</text:p>
          </table:table-cell>
          <table:table-cell table:number-columns-repeated="2"/>
          <table:table-cell office:value-type="string" calcext:value-type="string">
            <text:p>dH6503VACM6OKxsz4weYvg</text:p>
          </table:table-cell>
          <table:table-cell office:value-type="string" calcext:value-type="string">
            <text:p>Bret</text:p>
          </table:table-cell>
          <table:table-cell office:value-type="float" office:value="0.162352" calcext:value-type="float">
            <text:p>0.162352</text:p>
          </table:table-cell>
          <table:table-cell/>
          <table:table-cell office:value-type="string" calcext:value-type="string">
            <text:p>z-q4z2RLP-d-FqvGnNJbtA</text:p>
          </table:table-cell>
          <table:table-cell office:value-type="string" calcext:value-type="string">
            <text:p>David</text:p>
          </table:table-cell>
          <table:table-cell office:value-type="float" office:value="0.157896" calcext:value-type="float">
            <text:p>0.157896</text:p>
          </table:table-cell>
        </table:table-row>
        <table:table-row table:style-name="ro1">
          <table:table-cell office:value-type="string" calcext:value-type="string">
            <text:p>aRinRrnTa1H4Ssj5h_wzgA</text:p>
          </table:table-cell>
          <table:table-cell office:value-type="string" calcext:value-type="string">
            <text:p>Andrea</text:p>
          </table:table-cell>
          <table:table-cell office:value-type="float" office:value="0.761594" calcext:value-type="float">
            <text:p>0.761594</text:p>
          </table:table-cell>
          <table:table-cell table:number-columns-repeated="2"/>
          <table:table-cell office:value-type="string" calcext:value-type="string">
            <text:p>5A9eyz0IiVdj0k5LQ5taeA</text:p>
          </table:table-cell>
          <table:table-cell office:value-type="string" calcext:value-type="string">
            <text:p>Cynthia</text:p>
          </table:table-cell>
          <table:table-cell office:value-type="float" office:value="0.162352" calcext:value-type="float">
            <text:p>0.162352</text:p>
          </table:table-cell>
          <table:table-cell/>
          <table:table-cell office:value-type="string" calcext:value-type="string">
            <text:p>AgiNZS_rcd4k_yTCJjTZtw</text:p>
          </table:table-cell>
          <table:table-cell office:value-type="string" calcext:value-type="string">
            <text:p>Nicholas</text:p>
          </table:table-cell>
          <table:table-cell office:value-type="float" office:value="0.158801" calcext:value-type="float">
            <text:p>0.158801</text:p>
          </table:table-cell>
        </table:table-row>
        <table:table-row table:style-name="ro1">
          <table:table-cell office:value-type="string" calcext:value-type="string">
            <text:p>d-HBNkZ5AJLK-R5_W6fJOQ</text:p>
          </table:table-cell>
          <table:table-cell office:value-type="string" calcext:value-type="string">
            <text:p>S</text:p>
          </table:table-cell>
          <table:table-cell office:value-type="float" office:value="0.761594" calcext:value-type="float">
            <text:p>0.761594</text:p>
          </table:table-cell>
          <table:table-cell table:number-columns-repeated="2"/>
          <table:table-cell office:value-type="string" calcext:value-type="string">
            <text:p>1Uhy0IGBZ0fzLpXD7VEpbQ</text:p>
          </table:table-cell>
          <table:table-cell office:value-type="string" calcext:value-type="string">
            <text:p>Crissie</text:p>
          </table:table-cell>
          <table:table-cell office:value-type="float" office:value="0.162352" calcext:value-type="float">
            <text:p>0.162352</text:p>
          </table:table-cell>
          <table:table-cell/>
          <table:table-cell office:value-type="string" calcext:value-type="string">
            <text:p>HUWZRvKaudxxjPxtV7qCOg</text:p>
          </table:table-cell>
          <table:table-cell office:value-type="string" calcext:value-type="string">
            <text:p>John</text:p>
          </table:table-cell>
          <table:table-cell office:value-type="float" office:value="0.158801" calcext:value-type="float">
            <text:p>0.158801</text:p>
          </table:table-cell>
        </table:table-row>
        <table:table-row table:style-name="ro1">
          <table:table-cell office:value-type="string" calcext:value-type="string">
            <text:p>i3v1qeqEtHws6oGq3eAtXQ</text:p>
          </table:table-cell>
          <table:table-cell office:value-type="string" calcext:value-type="string">
            <text:p>Jim</text:p>
          </table:table-cell>
          <table:table-cell office:value-type="float" office:value="0.761594" calcext:value-type="float">
            <text:p>0.761594</text:p>
          </table:table-cell>
          <table:table-cell table:number-columns-repeated="2"/>
          <table:table-cell office:value-type="string" calcext:value-type="string">
            <text:p>m2sA-yoefbf5O9AvTqDv1A</text:p>
          </table:table-cell>
          <table:table-cell office:value-type="string" calcext:value-type="string">
            <text:p>Bogie</text:p>
          </table:table-cell>
          <table:table-cell office:value-type="float" office:value="0.162352" calcext:value-type="float">
            <text:p>0.162352</text:p>
          </table:table-cell>
          <table:table-cell/>
          <table:table-cell office:value-type="string" calcext:value-type="string">
            <text:p>IogfzsroIcVlUiTfepW9Cw</text:p>
          </table:table-cell>
          <table:table-cell office:value-type="string" calcext:value-type="string">
            <text:p>Scott</text:p>
          </table:table-cell>
          <table:table-cell office:value-type="float" office:value="0.158801" calcext:value-type="float">
            <text:p>0.158801</text:p>
          </table:table-cell>
        </table:table-row>
        <table:table-row table:style-name="ro1">
          <table:table-cell office:value-type="string" calcext:value-type="string">
            <text:p>k42CUkU9dxyCRDlcOfsVTw</text:p>
          </table:table-cell>
          <table:table-cell office:value-type="string" calcext:value-type="string">
            <text:p>Bob</text:p>
          </table:table-cell>
          <table:table-cell office:value-type="float" office:value="0.761594" calcext:value-type="float">
            <text:p>0.761594</text:p>
          </table:table-cell>
          <table:table-cell table:number-columns-repeated="2"/>
          <table:table-cell office:value-type="string" calcext:value-type="string">
            <text:p>GB4J5OmTOzYuXPYQfGbSsA</text:p>
          </table:table-cell>
          <table:table-cell office:value-type="string" calcext:value-type="string">
            <text:p>Nick</text:p>
          </table:table-cell>
          <table:table-cell office:value-type="float" office:value="0.16258" calcext:value-type="float">
            <text:p>0.16258</text:p>
          </table:table-cell>
          <table:table-cell/>
          <table:table-cell office:value-type="string" calcext:value-type="string">
            <text:p>4sZ0KWrdsWxtfz5axQv1kg</text:p>
          </table:table-cell>
          <table:table-cell office:value-type="string" calcext:value-type="string">
            <text:p>Peter</text:p>
          </table:table-cell>
          <table:table-cell office:value-type="float" office:value="0.159459" calcext:value-type="float">
            <text:p>0.159459</text:p>
          </table:table-cell>
        </table:table-row>
        <table:table-row table:style-name="ro1">
          <table:table-cell office:value-type="string" calcext:value-type="string">
            <text:p>-Zi61Kgfee1OX6sDG3wbfw</text:p>
          </table:table-cell>
          <table:table-cell office:value-type="string" calcext:value-type="string">
            <text:p>Bill</text:p>
          </table:table-cell>
          <table:table-cell office:value-type="float" office:value="0.761594" calcext:value-type="float">
            <text:p>0.761594</text:p>
          </table:table-cell>
          <table:table-cell table:number-columns-repeated="2"/>
          <table:table-cell office:value-type="string" calcext:value-type="string">
            <text:p>oc83z2R6banyLc88VlELlA</text:p>
          </table:table-cell>
          <table:table-cell office:value-type="string" calcext:value-type="string">
            <text:p>Ashley</text:p>
          </table:table-cell>
          <table:table-cell office:value-type="float" office:value="0.16258" calcext:value-type="float">
            <text:p>0.16258</text:p>
          </table:table-cell>
          <table:table-cell/>
          <table:table-cell office:value-type="string" calcext:value-type="string">
            <text:p>DZBVSlNvAOsRVZ6cK9FrIg</text:p>
          </table:table-cell>
          <table:table-cell office:value-type="string" calcext:value-type="string">
            <text:p>Danni</text:p>
          </table:table-cell>
          <table:table-cell office:value-type="float" office:value="0.159459" calcext:value-type="float">
            <text:p>0.159459</text:p>
          </table:table-cell>
        </table:table-row>
        <table:table-row table:style-name="ro1">
          <table:table-cell office:value-type="string" calcext:value-type="string">
            <text:p>MwXOgU4sB7QBgg0FOz35OQ</text:p>
          </table:table-cell>
          <table:table-cell office:value-type="string" calcext:value-type="string">
            <text:p>Megan</text:p>
          </table:table-cell>
          <table:table-cell office:value-type="float" office:value="0.761594" calcext:value-type="float">
            <text:p>0.761594</text:p>
          </table:table-cell>
          <table:table-cell table:number-columns-repeated="2"/>
          <table:table-cell office:value-type="string" calcext:value-type="string">
            <text:p>tAyaQN7f8uuOWMUk_CgJvQ</text:p>
          </table:table-cell>
          <table:table-cell office:value-type="string" calcext:value-type="string">
            <text:p>Luis</text:p>
          </table:table-cell>
          <table:table-cell office:value-type="float" office:value="0.16258" calcext:value-type="float">
            <text:p>0.16258</text:p>
          </table:table-cell>
          <table:table-cell/>
          <table:table-cell office:value-type="string" calcext:value-type="string">
            <text:p>KtMOMSqbd1Mk7PbDUQ2CfA</text:p>
          </table:table-cell>
          <table:table-cell office:value-type="string" calcext:value-type="string">
            <text:p>Bob</text:p>
          </table:table-cell>
          <table:table-cell office:value-type="float" office:value="0.159459" calcext:value-type="float">
            <text:p>0.159459</text:p>
          </table:table-cell>
        </table:table-row>
        <table:table-row table:style-name="ro1">
          <table:table-cell office:value-type="string" calcext:value-type="string">
            <text:p>spPw301AwzOqN0nTGXqsKg</text:p>
          </table:table-cell>
          <table:table-cell office:value-type="string" calcext:value-type="string">
            <text:p>Monique</text:p>
          </table:table-cell>
          <table:table-cell office:value-type="float" office:value="0.761594" calcext:value-type="float">
            <text:p>0.761594</text:p>
          </table:table-cell>
          <table:table-cell table:number-columns-repeated="2"/>
          <table:table-cell office:value-type="string" calcext:value-type="string">
            <text:p>ydqPTX9DkqBeSKoz-eNatA</text:p>
          </table:table-cell>
          <table:table-cell office:value-type="string" calcext:value-type="string">
            <text:p>Christine</text:p>
          </table:table-cell>
          <table:table-cell office:value-type="float" office:value="0.16258" calcext:value-type="float">
            <text:p>0.16258</text:p>
          </table:table-cell>
          <table:table-cell/>
          <table:table-cell office:value-type="string" calcext:value-type="string">
            <text:p>P4F_NMV6ooytY4BNkrv2Kg</text:p>
          </table:table-cell>
          <table:table-cell office:value-type="string" calcext:value-type="string">
            <text:p>Eric</text:p>
          </table:table-cell>
          <table:table-cell office:value-type="float" office:value="0.159459" calcext:value-type="float">
            <text:p>0.159459</text:p>
          </table:table-cell>
        </table:table-row>
        <table:table-row table:style-name="ro1">
          <table:table-cell office:value-type="string" calcext:value-type="string">
            <text:p>U7GHbP9OynNHOqisXy7Icw</text:p>
          </table:table-cell>
          <table:table-cell office:value-type="string" calcext:value-type="string">
            <text:p>Jodi</text:p>
          </table:table-cell>
          <table:table-cell office:value-type="float" office:value="0.761594" calcext:value-type="float">
            <text:p>0.761594</text:p>
          </table:table-cell>
          <table:table-cell table:number-columns-repeated="2"/>
          <table:table-cell office:value-type="string" calcext:value-type="string">
            <text:p>rU8yMhWdCQLx2lUwxU8uSA</text:p>
          </table:table-cell>
          <table:table-cell office:value-type="string" calcext:value-type="string">
            <text:p>Jennifer</text:p>
          </table:table-cell>
          <table:table-cell office:value-type="float" office:value="0.164118" calcext:value-type="float">
            <text:p>0.164118</text:p>
          </table:table-cell>
          <table:table-cell/>
          <table:table-cell office:value-type="string" calcext:value-type="string">
            <text:p>QIjJ4L2DVKcj985-iuognQ</text:p>
          </table:table-cell>
          <table:table-cell office:value-type="string" calcext:value-type="string">
            <text:p>Cassandra</text:p>
          </table:table-cell>
          <table:table-cell office:value-type="float" office:value="0.159459" calcext:value-type="float">
            <text:p>0.159459</text:p>
          </table:table-cell>
        </table:table-row>
        <table:table-row table:style-name="ro1">
          <table:table-cell office:value-type="string" calcext:value-type="string">
            <text:p>V3JTVZR8orDlmfwCZG1WHg</text:p>
          </table:table-cell>
          <table:table-cell office:value-type="string" calcext:value-type="string">
            <text:p>A</text:p>
          </table:table-cell>
          <table:table-cell office:value-type="float" office:value="0.761594" calcext:value-type="float">
            <text:p>0.761594</text:p>
          </table:table-cell>
          <table:table-cell table:number-columns-repeated="2"/>
          <table:table-cell office:value-type="string" calcext:value-type="string">
            <text:p>YbjG8LgT13jaOAT3NzoT0Q</text:p>
          </table:table-cell>
          <table:table-cell office:value-type="string" calcext:value-type="string">
            <text:p>Kenny</text:p>
          </table:table-cell>
          <table:table-cell office:value-type="float" office:value="0.164118" calcext:value-type="float">
            <text:p>0.164118</text:p>
          </table:table-cell>
          <table:table-cell/>
          <table:table-cell office:value-type="string" calcext:value-type="string">
            <text:p>-SsOMDS_QweHR588jfosuw</text:p>
          </table:table-cell>
          <table:table-cell office:value-type="string" calcext:value-type="string">
            <text:p>Jin</text:p>
          </table:table-cell>
          <table:table-cell office:value-type="float" office:value="0.159459" calcext:value-type="float">
            <text:p>0.159459</text:p>
          </table:table-cell>
        </table:table-row>
        <table:table-row table:style-name="ro1">
          <table:table-cell office:value-type="string" calcext:value-type="string">
            <text:p>BPs4HaecCFNhVo3i6YyLTA</text:p>
          </table:table-cell>
          <table:table-cell office:value-type="string" calcext:value-type="string">
            <text:p>Joe</text:p>
          </table:table-cell>
          <table:table-cell office:value-type="float" office:value="0.761594" calcext:value-type="float">
            <text:p>0.761594</text:p>
          </table:table-cell>
          <table:table-cell table:number-columns-repeated="2"/>
          <table:table-cell office:value-type="string" calcext:value-type="string">
            <text:p>dRko0-SaRcSaP5gR-5uxuA</text:p>
          </table:table-cell>
          <table:table-cell office:value-type="string" calcext:value-type="string">
            <text:p>Jane</text:p>
          </table:table-cell>
          <table:table-cell office:value-type="float" office:value="0.164507" calcext:value-type="float">
            <text:p>0.164507</text:p>
          </table:table-cell>
          <table:table-cell/>
          <table:table-cell office:value-type="string" calcext:value-type="string">
            <text:p>SUiDl5RRnIYyOM4a9Z62vA</text:p>
          </table:table-cell>
          <table:table-cell office:value-type="string" calcext:value-type="string">
            <text:p>Nancy</text:p>
          </table:table-cell>
          <table:table-cell office:value-type="float" office:value="0.159459" calcext:value-type="float">
            <text:p>0.159459</text:p>
          </table:table-cell>
        </table:table-row>
        <table:table-row table:style-name="ro1">
          <table:table-cell office:value-type="string" calcext:value-type="string">
            <text:p>C2pLOzFQnghxzCFgxsyzqA</text:p>
          </table:table-cell>
          <table:table-cell office:value-type="string" calcext:value-type="string">
            <text:p>Eric</text:p>
          </table:table-cell>
          <table:table-cell office:value-type="float" office:value="0.761594" calcext:value-type="float">
            <text:p>0.761594</text:p>
          </table:table-cell>
          <table:table-cell table:number-columns-repeated="2"/>
          <table:table-cell office:value-type="string" calcext:value-type="string">
            <text:p>5yLRVxHgnCQ5taPJ4cl0-A</text:p>
          </table:table-cell>
          <table:table-cell office:value-type="string" calcext:value-type="string">
            <text:p>Willie</text:p>
          </table:table-cell>
          <table:table-cell office:value-type="float" office:value="0.164507" calcext:value-type="float">
            <text:p>0.164507</text:p>
          </table:table-cell>
          <table:table-cell/>
          <table:table-cell office:value-type="string" calcext:value-type="string">
            <text:p>zMzVLKJ-cC14zRrF0ogEkQ</text:p>
          </table:table-cell>
          <table:table-cell office:value-type="string" calcext:value-type="string">
            <text:p>Jon</text:p>
          </table:table-cell>
          <table:table-cell office:value-type="float" office:value="0.159459" calcext:value-type="float">
            <text:p>0.159459</text:p>
          </table:table-cell>
        </table:table-row>
        <table:table-row table:style-name="ro1">
          <table:table-cell office:value-type="string" calcext:value-type="string">
            <text:p>CiTRTIK3ycZ13gyCaZK1VQ</text:p>
          </table:table-cell>
          <table:table-cell office:value-type="string" calcext:value-type="string">
            <text:p>Joy</text:p>
          </table:table-cell>
          <table:table-cell office:value-type="float" office:value="0.761594" calcext:value-type="float">
            <text:p>0.761594</text:p>
          </table:table-cell>
          <table:table-cell table:number-columns-repeated="2"/>
          <table:table-cell office:value-type="string" calcext:value-type="string">
            <text:p>hhVKwwMkejIS9f5_OILtBw</text:p>
          </table:table-cell>
          <table:table-cell office:value-type="string" calcext:value-type="string">
            <text:p>Dinah</text:p>
          </table:table-cell>
          <table:table-cell office:value-type="float" office:value="0.164507" calcext:value-type="float">
            <text:p>0.164507</text:p>
          </table:table-cell>
          <table:table-cell/>
          <table:table-cell office:value-type="string" calcext:value-type="string">
            <text:p>aRinRrnTa1H4Ssj5h_wzgA</text:p>
          </table:table-cell>
          <table:table-cell office:value-type="string" calcext:value-type="string">
            <text:p>Andrea</text:p>
          </table:table-cell>
          <table:table-cell office:value-type="float" office:value="0.159737" calcext:value-type="float">
            <text:p>0.159737</text:p>
          </table:table-cell>
        </table:table-row>
        <table:table-row table:style-name="ro1">
          <table:table-cell office:value-type="string" calcext:value-type="string">
            <text:p>ExK25fOJP0l7yAzGtrUloA</text:p>
          </table:table-cell>
          <table:table-cell office:value-type="string" calcext:value-type="string">
            <text:p>Andy</text:p>
          </table:table-cell>
          <table:table-cell office:value-type="float" office:value="0.761594" calcext:value-type="float">
            <text:p>0.761594</text:p>
          </table:table-cell>
          <table:table-cell table:number-columns-repeated="2"/>
          <table:table-cell office:value-type="string" calcext:value-type="string">
            <text:p>BY9Eyuam4yTP4J2G0jHIyg</text:p>
          </table:table-cell>
          <table:table-cell office:value-type="string" calcext:value-type="string">
            <text:p>Bret</text:p>
          </table:table-cell>
          <table:table-cell office:value-type="float" office:value="0.164507" calcext:value-type="float">
            <text:p>0.164507</text:p>
          </table:table-cell>
          <table:table-cell/>
          <table:table-cell office:value-type="string" calcext:value-type="string">
            <text:p>d-HBNkZ5AJLK-R5_W6fJOQ</text:p>
          </table:table-cell>
          <table:table-cell office:value-type="string" calcext:value-type="string">
            <text:p>S</text:p>
          </table:table-cell>
          <table:table-cell office:value-type="float" office:value="0.159737" calcext:value-type="float">
            <text:p>0.159737</text:p>
          </table:table-cell>
        </table:table-row>
        <table:table-row table:style-name="ro1">
          <table:table-cell office:value-type="string" calcext:value-type="string">
            <text:p>5bpt8Z4hxZQS5ZIxymxywg</text:p>
          </table:table-cell>
          <table:table-cell office:value-type="string" calcext:value-type="string">
            <text:p>John</text:p>
          </table:table-cell>
          <table:table-cell office:value-type="float" office:value="0.761594" calcext:value-type="float">
            <text:p>0.761594</text:p>
          </table:table-cell>
          <table:table-cell table:number-columns-repeated="2"/>
          <table:table-cell office:value-type="string" calcext:value-type="string">
            <text:p>wesMv1-cXnN8F-TCugisKA</text:p>
          </table:table-cell>
          <table:table-cell office:value-type="string" calcext:value-type="string">
            <text:p>Jay</text:p>
          </table:table-cell>
          <table:table-cell office:value-type="float" office:value="0.164507" calcext:value-type="float">
            <text:p>0.164507</text:p>
          </table:table-cell>
          <table:table-cell/>
          <table:table-cell office:value-type="string" calcext:value-type="string">
            <text:p>i3v1qeqEtHws6oGq3eAtXQ</text:p>
          </table:table-cell>
          <table:table-cell office:value-type="string" calcext:value-type="string">
            <text:p>Jim</text:p>
          </table:table-cell>
          <table:table-cell office:value-type="float" office:value="0.159737" calcext:value-type="float">
            <text:p>0.159737</text:p>
          </table:table-cell>
        </table:table-row>
        <table:table-row table:style-name="ro1">
          <table:table-cell office:value-type="string" calcext:value-type="string">
            <text:p>M_Z-4EpQ47V7NrNx-sLCdA</text:p>
          </table:table-cell>
          <table:table-cell office:value-type="string" calcext:value-type="string">
            <text:p>Gerry</text:p>
          </table:table-cell>
          <table:table-cell office:value-type="float" office:value="0.761594" calcext:value-type="float">
            <text:p>0.761594</text:p>
          </table:table-cell>
          <table:table-cell table:number-columns-repeated="2"/>
          <table:table-cell office:value-type="string" calcext:value-type="string">
            <text:p>_tGp650EdGkIZHwKs2aY6g</text:p>
          </table:table-cell>
          <table:table-cell office:value-type="string" calcext:value-type="string">
            <text:p>Craig</text:p>
          </table:table-cell>
          <table:table-cell office:value-type="float" office:value="0.165359" calcext:value-type="float">
            <text:p>0.165359</text:p>
          </table:table-cell>
          <table:table-cell/>
          <table:table-cell office:value-type="string" calcext:value-type="string">
            <text:p>k42CUkU9dxyCRDlcOfsVTw</text:p>
          </table:table-cell>
          <table:table-cell office:value-type="string" calcext:value-type="string">
            <text:p>Bob</text:p>
          </table:table-cell>
          <table:table-cell office:value-type="float" office:value="0.159737" calcext:value-type="float">
            <text:p>0.159737</text:p>
          </table:table-cell>
        </table:table-row>
        <table:table-row table:style-name="ro1">
          <table:table-cell office:value-type="string" calcext:value-type="string">
            <text:p>ndLPodowKGeZHoBngcVrFQ</text:p>
          </table:table-cell>
          <table:table-cell office:value-type="string" calcext:value-type="string">
            <text:p>Kimberly</text:p>
          </table:table-cell>
          <table:table-cell office:value-type="float" office:value="0.761594" calcext:value-type="float">
            <text:p>0.761594</text:p>
          </table:table-cell>
          <table:table-cell table:number-columns-repeated="2"/>
          <table:table-cell office:value-type="string" calcext:value-type="string">
            <text:p>o5R28MR1V8cEJQFrmdkGRA</text:p>
          </table:table-cell>
          <table:table-cell office:value-type="string" calcext:value-type="string">
            <text:p>Jefferson</text:p>
          </table:table-cell>
          <table:table-cell office:value-type="float" office:value="0.166296" calcext:value-type="float">
            <text:p>0.166296</text:p>
          </table:table-cell>
          <table:table-cell/>
          <table:table-cell office:value-type="string" calcext:value-type="string">
            <text:p>lOu9PPbRz04z-LRfw2Ptpg</text:p>
          </table:table-cell>
          <table:table-cell office:value-type="string" calcext:value-type="string">
            <text:p>loni</text:p>
          </table:table-cell>
          <table:table-cell office:value-type="float" office:value="0.159737" calcext:value-type="float">
            <text:p>0.159737</text:p>
          </table:table-cell>
        </table:table-row>
        <table:table-row table:style-name="ro1">
          <table:table-cell office:value-type="string" calcext:value-type="string">
            <text:p>N_oCGVfcOxR3PbgQiyOCvw</text:p>
          </table:table-cell>
          <table:table-cell office:value-type="string" calcext:value-type="string">
            <text:p>Tim</text:p>
          </table:table-cell>
          <table:table-cell office:value-type="float" office:value="0.761594" calcext:value-type="float">
            <text:p>0.761594</text:p>
          </table:table-cell>
          <table:table-cell table:number-columns-repeated="2"/>
          <table:table-cell office:value-type="string" calcext:value-type="string">
            <text:p>3nY3ADmywVm6cjMDyZmK4g</text:p>
          </table:table-cell>
          <table:table-cell office:value-type="string" calcext:value-type="string">
            <text:p>Elizabeth</text:p>
          </table:table-cell>
          <table:table-cell office:value-type="float" office:value="0.166296" calcext:value-type="float">
            <text:p>0.166296</text:p>
          </table:table-cell>
          <table:table-cell/>
          <table:table-cell office:value-type="string" calcext:value-type="string">
            <text:p>spPw301AwzOqN0nTGXqsKg</text:p>
          </table:table-cell>
          <table:table-cell office:value-type="string" calcext:value-type="string">
            <text:p>Monique</text:p>
          </table:table-cell>
          <table:table-cell office:value-type="float" office:value="0.159737" calcext:value-type="float">
            <text:p>0.159737</text:p>
          </table:table-cell>
        </table:table-row>
        <table:table-row table:style-name="ro1">
          <table:table-cell office:value-type="string" calcext:value-type="string">
            <text:p>OZH99HRiDJgc8sVUiLirBQ</text:p>
          </table:table-cell>
          <table:table-cell office:value-type="string" calcext:value-type="string">
            <text:p>Kristin</text:p>
          </table:table-cell>
          <table:table-cell office:value-type="float" office:value="0.761594" calcext:value-type="float">
            <text:p>0.761594</text:p>
          </table:table-cell>
          <table:table-cell table:number-columns-repeated="2"/>
          <table:table-cell office:value-type="string" calcext:value-type="string">
            <text:p>e5zoBfeNPYGeVV8QdeRTCQ</text:p>
          </table:table-cell>
          <table:table-cell office:value-type="string" calcext:value-type="string">
            <text:p>Uncle Buck</text:p>
          </table:table-cell>
          <table:table-cell office:value-type="float" office:value="0.168873" calcext:value-type="float">
            <text:p>0.168873</text:p>
          </table:table-cell>
          <table:table-cell/>
          <table:table-cell office:value-type="string" calcext:value-type="string">
            <text:p>U7GHbP9OynNHOqisXy7Icw</text:p>
          </table:table-cell>
          <table:table-cell office:value-type="string" calcext:value-type="string">
            <text:p>Jodi</text:p>
          </table:table-cell>
          <table:table-cell office:value-type="float" office:value="0.159737" calcext:value-type="float">
            <text:p>0.159737</text:p>
          </table:table-cell>
        </table:table-row>
        <table:table-row table:style-name="ro1">
          <table:table-cell office:value-type="string" calcext:value-type="string">
            <text:p>Qn0W280PN9Q8nc0HGwMZiA</text:p>
          </table:table-cell>
          <table:table-cell office:value-type="string" calcext:value-type="string">
            <text:p>Tory</text:p>
          </table:table-cell>
          <table:table-cell office:value-type="float" office:value="0.761594" calcext:value-type="float">
            <text:p>0.761594</text:p>
          </table:table-cell>
          <table:table-cell table:number-columns-repeated="2"/>
          <table:table-cell office:value-type="string" calcext:value-type="string">
            <text:p>1_CjHZLHzNaKIFFIAcZFuw</text:p>
          </table:table-cell>
          <table:table-cell office:value-type="string" calcext:value-type="string">
            <text:p>B</text:p>
          </table:table-cell>
          <table:table-cell office:value-type="float" office:value="0.168873" calcext:value-type="float">
            <text:p>0.168873</text:p>
          </table:table-cell>
          <table:table-cell/>
          <table:table-cell office:value-type="string" calcext:value-type="string">
            <text:p>V3JTVZR8orDlmfwCZG1WHg</text:p>
          </table:table-cell>
          <table:table-cell office:value-type="string" calcext:value-type="string">
            <text:p>A</text:p>
          </table:table-cell>
          <table:table-cell office:value-type="float" office:value="0.159737" calcext:value-type="float">
            <text:p>0.159737</text:p>
          </table:table-cell>
        </table:table-row>
        <table:table-row table:style-name="ro1">
          <table:table-cell office:value-type="string" calcext:value-type="string">
            <text:p>T23cnNIrwpfRRjD8B8JXSw</text:p>
          </table:table-cell>
          <table:table-cell office:value-type="string" calcext:value-type="string">
            <text:p>Kay</text:p>
          </table:table-cell>
          <table:table-cell office:value-type="float" office:value="0.761594" calcext:value-type="float">
            <text:p>0.761594</text:p>
          </table:table-cell>
          <table:table-cell table:number-columns-repeated="2"/>
          <table:table-cell office:value-type="string" calcext:value-type="string">
            <text:p>Gt4kAjvuN_suMn7NLS9SHw</text:p>
          </table:table-cell>
          <table:table-cell office:value-type="string" calcext:value-type="string">
            <text:p>Matt</text:p>
          </table:table-cell>
          <table:table-cell office:value-type="float" office:value="0.168985" calcext:value-type="float">
            <text:p>0.168985</text:p>
          </table:table-cell>
          <table:table-cell/>
          <table:table-cell office:value-type="string" calcext:value-type="string">
            <text:p>-Zi61Kgfee1OX6sDG3wbfw</text:p>
          </table:table-cell>
          <table:table-cell office:value-type="string" calcext:value-type="string">
            <text:p>Bill</text:p>
          </table:table-cell>
          <table:table-cell office:value-type="float" office:value="0.159737" calcext:value-type="float">
            <text:p>0.159737</text:p>
          </table:table-cell>
        </table:table-row>
        <table:table-row table:style-name="ro1">
          <table:table-cell office:value-type="string" calcext:value-type="string">
            <text:p>tIj41Kloa1EkexTiyBI9ng</text:p>
          </table:table-cell>
          <table:table-cell office:value-type="string" calcext:value-type="string">
            <text:p>JT</text:p>
          </table:table-cell>
          <table:table-cell office:value-type="float" office:value="0.761594" calcext:value-type="float">
            <text:p>0.761594</text:p>
          </table:table-cell>
          <table:table-cell table:number-columns-repeated="2"/>
          <table:table-cell office:value-type="string" calcext:value-type="string">
            <text:p>z-q4z2RLP-d-FqvGnNJbtA</text:p>
          </table:table-cell>
          <table:table-cell office:value-type="string" calcext:value-type="string">
            <text:p>David</text:p>
          </table:table-cell>
          <table:table-cell office:value-type="float" office:value="0.168985" calcext:value-type="float">
            <text:p>0.168985</text:p>
          </table:table-cell>
          <table:table-cell/>
          <table:table-cell office:value-type="string" calcext:value-type="string">
            <text:p>x7Np-ngv33RIxVigvVaWsw</text:p>
          </table:table-cell>
          <table:table-cell office:value-type="string" calcext:value-type="string">
            <text:p>Getafix</text:p>
          </table:table-cell>
          <table:table-cell office:value-type="float" office:value="0.160963" calcext:value-type="float">
            <text:p>0.160963</text:p>
          </table:table-cell>
        </table:table-row>
        <table:table-row table:style-name="ro1">
          <table:table-cell office:value-type="string" calcext:value-type="string">
            <text:p>xFO43N0CS65lrtfp0hE6Sw</text:p>
          </table:table-cell>
          <table:table-cell office:value-type="string" calcext:value-type="string">
            <text:p>Katey</text:p>
          </table:table-cell>
          <table:table-cell office:value-type="float" office:value="0.761594" calcext:value-type="float">
            <text:p>0.761594</text:p>
          </table:table-cell>
          <table:table-cell table:number-columns-repeated="2"/>
          <table:table-cell office:value-type="string" calcext:value-type="string">
            <text:p>p5YZHgjJe51TD7V16u0eOw</text:p>
          </table:table-cell>
          <table:table-cell office:value-type="string" calcext:value-type="string">
            <text:p>Jennifer</text:p>
          </table:table-cell>
          <table:table-cell office:value-type="float" office:value="0.168985" calcext:value-type="float">
            <text:p>0.168985</text:p>
          </table:table-cell>
          <table:table-cell/>
          <table:table-cell office:value-type="string" calcext:value-type="string">
            <text:p>ISwiZNOXrgxlLfVZsGBUww</text:p>
          </table:table-cell>
          <table:table-cell office:value-type="string" calcext:value-type="string">
            <text:p>David</text:p>
          </table:table-cell>
          <table:table-cell office:value-type="float" office:value="0.162913" calcext:value-type="float">
            <text:p>0.162913</text:p>
          </table:table-cell>
        </table:table-row>
        <table:table-row table:style-name="ro1">
          <table:table-cell office:value-type="string" calcext:value-type="string">
            <text:p>xNb8pFe99ENj8BeMsCBPcQ</text:p>
          </table:table-cell>
          <table:table-cell office:value-type="string" calcext:value-type="string">
            <text:p>Anthony</text:p>
          </table:table-cell>
          <table:table-cell office:value-type="float" office:value="0.761594" calcext:value-type="float">
            <text:p>0.761594</text:p>
          </table:table-cell>
          <table:table-cell table:number-columns-repeated="2"/>
          <table:table-cell office:value-type="string" calcext:value-type="string">
            <text:p>QaWSOjr3vcf_enudtDJbLw</text:p>
          </table:table-cell>
          <table:table-cell office:value-type="string" calcext:value-type="string">
            <text:p>Mark</text:p>
          </table:table-cell>
          <table:table-cell office:value-type="float" office:value="0.168985" calcext:value-type="float">
            <text:p>0.168985</text:p>
          </table:table-cell>
          <table:table-cell/>
          <table:table-cell office:value-type="string" calcext:value-type="string">
            <text:p>hyYmXJVjFijkc7doxTYMQw</text:p>
          </table:table-cell>
          <table:table-cell office:value-type="string" calcext:value-type="string">
            <text:p>Tom</text:p>
          </table:table-cell>
          <table:table-cell office:value-type="float" office:value="0.163854" calcext:value-type="float">
            <text:p>0.163854</text:p>
          </table:table-cell>
        </table:table-row>
        <table:table-row table:style-name="ro1">
          <table:table-cell office:value-type="string" calcext:value-type="string">
            <text:p>4HoS49iZkdUgUyksNpqrvA</text:p>
          </table:table-cell>
          <table:table-cell office:value-type="string" calcext:value-type="string">
            <text:p>Greg</text:p>
          </table:table-cell>
          <table:table-cell office:value-type="float" office:value="0.761594" calcext:value-type="float">
            <text:p>0.761594</text:p>
          </table:table-cell>
          <table:table-cell table:number-columns-repeated="2"/>
          <table:table-cell office:value-type="string" calcext:value-type="string">
            <text:p>QENthJkaA1UOyRcx3HVpKQ</text:p>
          </table:table-cell>
          <table:table-cell office:value-type="string" calcext:value-type="string">
            <text:p>Hyesun</text:p>
          </table:table-cell>
          <table:table-cell office:value-type="float" office:value="0.168985" calcext:value-type="float">
            <text:p>0.168985</text:p>
          </table:table-cell>
          <table:table-cell/>
          <table:table-cell office:value-type="string" calcext:value-type="string">
            <text:p>ljK6SCjvfIfvJ8FzuucCpw</text:p>
          </table:table-cell>
          <table:table-cell office:value-type="string" calcext:value-type="string">
            <text:p>Dan</text:p>
          </table:table-cell>
          <table:table-cell office:value-type="float" office:value="0.163854" calcext:value-type="float">
            <text:p>0.163854</text:p>
          </table:table-cell>
        </table:table-row>
        <table:table-row table:style-name="ro1">
          <table:table-cell office:value-type="string" calcext:value-type="string">
            <text:p>GfceHEXxy7ifcGCSOk6sjA</text:p>
          </table:table-cell>
          <table:table-cell office:value-type="string" calcext:value-type="string">
            <text:p>Jeff</text:p>
          </table:table-cell>
          <table:table-cell office:value-type="float" office:value="0.761594" calcext:value-type="float">
            <text:p>0.761594</text:p>
          </table:table-cell>
          <table:table-cell table:number-columns-repeated="2"/>
          <table:table-cell office:value-type="string" calcext:value-type="string">
            <text:p>YelITfvjl09r1bRJeciQrw</text:p>
          </table:table-cell>
          <table:table-cell office:value-type="string" calcext:value-type="string">
            <text:p>G</text:p>
          </table:table-cell>
          <table:table-cell office:value-type="float" office:value="0.168985" calcext:value-type="float">
            <text:p>0.168985</text:p>
          </table:table-cell>
          <table:table-cell/>
          <table:table-cell office:value-type="string" calcext:value-type="string">
            <text:p>PxGbiW_dr6XocZs_1e54tg</text:p>
          </table:table-cell>
          <table:table-cell office:value-type="string" calcext:value-type="string">
            <text:p>Erik</text:p>
          </table:table-cell>
          <table:table-cell office:value-type="float" office:value="0.163854" calcext:value-type="float">
            <text:p>0.163854</text:p>
          </table:table-cell>
        </table:table-row>
        <table:table-row table:style-name="ro1">
          <table:table-cell office:value-type="string" calcext:value-type="string">
            <text:p>1m7w8LthojiGt5sEmCgatg</text:p>
          </table:table-cell>
          <table:table-cell office:value-type="string" calcext:value-type="string">
            <text:p>Roz</text:p>
          </table:table-cell>
          <table:table-cell office:value-type="float" office:value="0.761594" calcext:value-type="float">
            <text:p>0.761594</text:p>
          </table:table-cell>
          <table:table-cell table:number-columns-repeated="2"/>
          <table:table-cell office:value-type="string" calcext:value-type="string">
            <text:p>SOLCEAAubR1tK6Wi7QJexA</text:p>
          </table:table-cell>
          <table:table-cell office:value-type="string" calcext:value-type="string">
            <text:p>Cathleen</text:p>
          </table:table-cell>
          <table:table-cell office:value-type="float" office:value="0.171211" calcext:value-type="float">
            <text:p>0.171211</text:p>
          </table:table-cell>
          <table:table-cell/>
          <table:table-cell office:value-type="string" calcext:value-type="string">
            <text:p>FWuzfJNDjOGAp2KaRcd9PQ</text:p>
          </table:table-cell>
          <table:table-cell office:value-type="string" calcext:value-type="string">
            <text:p>C</text:p>
          </table:table-cell>
          <table:table-cell office:value-type="float" office:value="0.16425" calcext:value-type="float">
            <text:p>0.16425</text:p>
          </table:table-cell>
        </table:table-row>
        <table:table-row table:style-name="ro1">
          <table:table-cell office:value-type="string" calcext:value-type="string">
            <text:p>HPUUg5qQpNr02I30hq4wAw</text:p>
          </table:table-cell>
          <table:table-cell office:value-type="string" calcext:value-type="string">
            <text:p>Tom</text:p>
          </table:table-cell>
          <table:table-cell office:value-type="float" office:value="0.761594" calcext:value-type="float">
            <text:p>0.761594</text:p>
          </table:table-cell>
          <table:table-cell table:number-columns-repeated="2"/>
          <table:table-cell office:value-type="string" calcext:value-type="string">
            <text:p>k2GImDHHZvMCOI7EfED93A</text:p>
          </table:table-cell>
          <table:table-cell office:value-type="string" calcext:value-type="string">
            <text:p>Jason</text:p>
          </table:table-cell>
          <table:table-cell office:value-type="float" office:value="0.172182" calcext:value-type="float">
            <text:p>0.172182</text:p>
          </table:table-cell>
          <table:table-cell/>
          <table:table-cell office:value-type="string" calcext:value-type="string">
            <text:p>LFFOb2_HufbLkXNoBTrKIw</text:p>
          </table:table-cell>
          <table:table-cell office:value-type="string" calcext:value-type="string">
            <text:p>Jennifer</text:p>
          </table:table-cell>
          <table:table-cell office:value-type="float" office:value="0.165314" calcext:value-type="float">
            <text:p>0.165314</text:p>
          </table:table-cell>
        </table:table-row>
        <table:table-row table:style-name="ro1">
          <table:table-cell office:value-type="string" calcext:value-type="string">
            <text:p>kV7ZoThXkTq9yxT7PAbq0Q</text:p>
          </table:table-cell>
          <table:table-cell office:value-type="string" calcext:value-type="string">
            <text:p>Marlene</text:p>
          </table:table-cell>
          <table:table-cell office:value-type="float" office:value="0.761594" calcext:value-type="float">
            <text:p>0.761594</text:p>
          </table:table-cell>
          <table:table-cell table:number-columns-repeated="2"/>
          <table:table-cell office:value-type="string" calcext:value-type="string">
            <text:p>oq0sNYxNoJh1hQM9QrG4PQ</text:p>
          </table:table-cell>
          <table:table-cell office:value-type="string" calcext:value-type="string">
            <text:p>Michael</text:p>
          </table:table-cell>
          <table:table-cell office:value-type="float" office:value="0.172193" calcext:value-type="float">
            <text:p>0.172193</text:p>
          </table:table-cell>
          <table:table-cell/>
          <table:table-cell office:value-type="string" calcext:value-type="string">
            <text:p>aQZM7L_HPqTsRdFXhQExZw</text:p>
          </table:table-cell>
          <table:table-cell office:value-type="string" calcext:value-type="string">
            <text:p>Tricia</text:p>
          </table:table-cell>
          <table:table-cell office:value-type="float" office:value="0.165314" calcext:value-type="float">
            <text:p>0.165314</text:p>
          </table:table-cell>
        </table:table-row>
        <table:table-row table:style-name="ro1">
          <table:table-cell office:value-type="string" calcext:value-type="string">
            <text:p>5LjvPOiixP8e_nZEfiBtVA</text:p>
          </table:table-cell>
          <table:table-cell office:value-type="string" calcext:value-type="string">
            <text:p>Tracy</text:p>
          </table:table-cell>
          <table:table-cell office:value-type="float" office:value="0.761594" calcext:value-type="float">
            <text:p>0.761594</text:p>
          </table:table-cell>
          <table:table-cell table:number-columns-repeated="2"/>
          <table:table-cell office:value-type="string" calcext:value-type="string">
            <text:p>j2Tu7_pzuCNVRN9kGGpZ5A</text:p>
          </table:table-cell>
          <table:table-cell office:value-type="string" calcext:value-type="string">
            <text:p>Lindsay</text:p>
          </table:table-cell>
          <table:table-cell office:value-type="float" office:value="0.172193" calcext:value-type="float">
            <text:p>0.172193</text:p>
          </table:table-cell>
          <table:table-cell/>
          <table:table-cell office:value-type="string" calcext:value-type="string">
            <text:p>Bvh3IHeMzSPnJAe5QlBsSw</text:p>
          </table:table-cell>
          <table:table-cell office:value-type="string" calcext:value-type="string">
            <text:p>Jim</text:p>
          </table:table-cell>
          <table:table-cell office:value-type="float" office:value="0.165314" calcext:value-type="float">
            <text:p>0.165314</text:p>
          </table:table-cell>
        </table:table-row>
        <table:table-row table:style-name="ro1">
          <table:table-cell office:value-type="string" calcext:value-type="string">
            <text:p>zJU0H-OQIbSfU9tStgFEtg</text:p>
          </table:table-cell>
          <table:table-cell office:value-type="string" calcext:value-type="string">
            <text:p>ryan</text:p>
          </table:table-cell>
          <table:table-cell office:value-type="float" office:value="0.761594" calcext:value-type="float">
            <text:p>0.761594</text:p>
          </table:table-cell>
          <table:table-cell table:number-columns-repeated="2"/>
          <table:table-cell office:value-type="string" calcext:value-type="string">
            <text:p>TktD5hmcb_A2KaTNTKBvbQ</text:p>
          </table:table-cell>
          <table:table-cell office:value-type="string" calcext:value-type="string">
            <text:p>J</text:p>
          </table:table-cell>
          <table:table-cell office:value-type="float" office:value="0.172193" calcext:value-type="float">
            <text:p>0.172193</text:p>
          </table:table-cell>
          <table:table-cell/>
          <table:table-cell office:value-type="string" calcext:value-type="string">
            <text:p>exEi48wqihTORdLbYyR8kA</text:p>
          </table:table-cell>
          <table:table-cell office:value-type="string" calcext:value-type="string">
            <text:p>A</text:p>
          </table:table-cell>
          <table:table-cell office:value-type="float" office:value="0.165314" calcext:value-type="float">
            <text:p>0.165314</text:p>
          </table:table-cell>
        </table:table-row>
        <table:table-row table:style-name="ro1">
          <table:table-cell office:value-type="string" calcext:value-type="string">
            <text:p>n01pLYcrNOgY8Bdm3Bc5fQ</text:p>
          </table:table-cell>
          <table:table-cell office:value-type="string" calcext:value-type="string">
            <text:p>Lillian</text:p>
          </table:table-cell>
          <table:table-cell office:value-type="float" office:value="0.761594" calcext:value-type="float">
            <text:p>0.761594</text:p>
          </table:table-cell>
          <table:table-cell table:number-columns-repeated="2"/>
          <table:table-cell office:value-type="string" calcext:value-type="string">
            <text:p>BNjSk71z-sMIq2v6mOk_6A</text:p>
          </table:table-cell>
          <table:table-cell office:value-type="string" calcext:value-type="string">
            <text:p>Conrad</text:p>
          </table:table-cell>
          <table:table-cell office:value-type="float" office:value="0.172193" calcext:value-type="float">
            <text:p>0.172193</text:p>
          </table:table-cell>
          <table:table-cell/>
          <table:table-cell office:value-type="string" calcext:value-type="string">
            <text:p>fVkYELANscaNkQq-x2OAeQ</text:p>
          </table:table-cell>
          <table:table-cell office:value-type="string" calcext:value-type="string">
            <text:p>Gregory</text:p>
          </table:table-cell>
          <table:table-cell office:value-type="float" office:value="0.165314" calcext:value-type="float">
            <text:p>0.165314</text:p>
          </table:table-cell>
        </table:table-row>
        <table:table-row table:style-name="ro1">
          <table:table-cell office:value-type="string" calcext:value-type="string">
            <text:p>RdufJ-Wl0abkMOlE2WNaLw</text:p>
          </table:table-cell>
          <table:table-cell office:value-type="string" calcext:value-type="string">
            <text:p>Ken</text:p>
          </table:table-cell>
          <table:table-cell office:value-type="float" office:value="0.761594" calcext:value-type="float">
            <text:p>0.761594</text:p>
          </table:table-cell>
          <table:table-cell table:number-columns-repeated="2"/>
          <table:table-cell office:value-type="string" calcext:value-type="string">
            <text:p>vE2dKxMjL86JNiWswkqwMA</text:p>
          </table:table-cell>
          <table:table-cell office:value-type="string" calcext:value-type="string">
            <text:p>Brent</text:p>
          </table:table-cell>
          <table:table-cell office:value-type="float" office:value="0.172193" calcext:value-type="float">
            <text:p>0.172193</text:p>
          </table:table-cell>
          <table:table-cell/>
          <table:table-cell office:value-type="string" calcext:value-type="string">
            <text:p>k_M8LHAb-eJiMJ8dohrEyw</text:p>
          </table:table-cell>
          <table:table-cell office:value-type="string" calcext:value-type="string">
            <text:p>Kelsey</text:p>
          </table:table-cell>
          <table:table-cell office:value-type="float" office:value="0.165314" calcext:value-type="float">
            <text:p>0.165314</text:p>
          </table:table-cell>
        </table:table-row>
        <table:table-row table:style-name="ro1">
          <table:table-cell office:value-type="string" calcext:value-type="string">
            <text:p>SXRG5zTc2kiezMe-lWa9aQ</text:p>
          </table:table-cell>
          <table:table-cell office:value-type="string" calcext:value-type="string">
            <text:p>Alan</text:p>
          </table:table-cell>
          <table:table-cell office:value-type="float" office:value="0.761594" calcext:value-type="float">
            <text:p>0.761594</text:p>
          </table:table-cell>
          <table:table-cell table:number-columns-repeated="2"/>
          <table:table-cell office:value-type="string" calcext:value-type="string">
            <text:p>Z8XHYQGUAepQ1vM0nqD--w</text:p>
          </table:table-cell>
          <table:table-cell office:value-type="string" calcext:value-type="string">
            <text:p>Patty</text:p>
          </table:table-cell>
          <table:table-cell office:value-type="float" office:value="0.172193" calcext:value-type="float">
            <text:p>0.172193</text:p>
          </table:table-cell>
          <table:table-cell/>
          <table:table-cell office:value-type="string" calcext:value-type="string">
            <text:p>lI9O3GZm72B94WudEYkp6w</text:p>
          </table:table-cell>
          <table:table-cell office:value-type="string" calcext:value-type="string">
            <text:p>Jason</text:p>
          </table:table-cell>
          <table:table-cell office:value-type="float" office:value="0.165314" calcext:value-type="float">
            <text:p>0.165314</text:p>
          </table:table-cell>
        </table:table-row>
        <table:table-row table:style-name="ro1">
          <table:table-cell office:value-type="string" calcext:value-type="string">
            <text:p>M7dQtu04OsFQRQLZqlJlxw</text:p>
          </table:table-cell>
          <table:table-cell office:value-type="string" calcext:value-type="string">
            <text:p>Nobody</text:p>
          </table:table-cell>
          <table:table-cell office:value-type="float" office:value="0.761594" calcext:value-type="float">
            <text:p>0.761594</text:p>
          </table:table-cell>
          <table:table-cell table:number-columns-repeated="2"/>
          <table:table-cell office:value-type="string" calcext:value-type="string">
            <text:p>03vp3tenQ0aQOr0AE5j8Uw</text:p>
          </table:table-cell>
          <table:table-cell office:value-type="string" calcext:value-type="string">
            <text:p>Matt</text:p>
          </table:table-cell>
          <table:table-cell office:value-type="float" office:value="0.176636" calcext:value-type="float">
            <text:p>0.176636</text:p>
          </table:table-cell>
          <table:table-cell/>
          <table:table-cell office:value-type="string" calcext:value-type="string">
            <text:p>Orf6p06pNjMHuPXypLbn-w</text:p>
          </table:table-cell>
          <table:table-cell office:value-type="string" calcext:value-type="string">
            <text:p>Daphna</text:p>
          </table:table-cell>
          <table:table-cell office:value-type="float" office:value="0.165314" calcext:value-type="float">
            <text:p>0.165314</text:p>
          </table:table-cell>
        </table:table-row>
        <table:table-row table:style-name="ro1">
          <table:table-cell office:value-type="string" calcext:value-type="string">
            <text:p>gQu-piYPLc3sUgnd7sVbwA</text:p>
          </table:table-cell>
          <table:table-cell office:value-type="string" calcext:value-type="string">
            <text:p>Amanda</text:p>
          </table:table-cell>
          <table:table-cell office:value-type="float" office:value="0.761594" calcext:value-type="float">
            <text:p>0.761594</text:p>
          </table:table-cell>
          <table:table-cell table:number-columns-repeated="2"/>
          <table:table-cell office:value-type="string" calcext:value-type="string">
            <text:p>ej13VJ7DzOVPUlNu8L2_VA</text:p>
          </table:table-cell>
          <table:table-cell office:value-type="string" calcext:value-type="string">
            <text:p>Edward</text:p>
          </table:table-cell>
          <table:table-cell office:value-type="float" office:value="0.183981" calcext:value-type="float">
            <text:p>0.183981</text:p>
          </table:table-cell>
          <table:table-cell/>
          <table:table-cell office:value-type="string" calcext:value-type="string">
            <text:p>QIC6eYpIE1jyJlxYwXcb7Q</text:p>
          </table:table-cell>
          <table:table-cell office:value-type="string" calcext:value-type="string">
            <text:p>Sue</text:p>
          </table:table-cell>
          <table:table-cell office:value-type="float" office:value="0.165314" calcext:value-type="float">
            <text:p>0.165314</text:p>
          </table:table-cell>
        </table:table-row>
        <table:table-row table:style-name="ro1">
          <table:table-cell office:value-type="string" calcext:value-type="string">
            <text:p>ej13VJ7DzOVPUlNu8L2_VA</text:p>
          </table:table-cell>
          <table:table-cell office:value-type="string" calcext:value-type="string">
            <text:p>Edward</text:p>
          </table:table-cell>
          <table:table-cell office:value-type="float" office:value="0.761594" calcext:value-type="float">
            <text:p>0.761594</text:p>
          </table:table-cell>
          <table:table-cell table:number-columns-repeated="2"/>
          <table:table-cell office:value-type="string" calcext:value-type="string">
            <text:p>Inly0enBpNqJLuRfnft9xA</text:p>
          </table:table-cell>
          <table:table-cell office:value-type="string" calcext:value-type="string">
            <text:p>Karen</text:p>
          </table:table-cell>
          <table:table-cell office:value-type="float" office:value="0.183981" calcext:value-type="float">
            <text:p>0.183981</text:p>
          </table:table-cell>
          <table:table-cell/>
          <table:table-cell office:value-type="string" calcext:value-type="string">
            <text:p>SaA0kpMsNDfN_kI1HVK-Xg</text:p>
          </table:table-cell>
          <table:table-cell office:value-type="string" calcext:value-type="string">
            <text:p>Dave</text:p>
          </table:table-cell>
          <table:table-cell office:value-type="float" office:value="0.165314" calcext:value-type="float">
            <text:p>0.165314</text:p>
          </table:table-cell>
        </table:table-row>
        <table:table-row table:style-name="ro1">
          <table:table-cell office:value-type="string" calcext:value-type="string">
            <text:p>WPEeNbtD-D9wWgCIp2Bi6w</text:p>
          </table:table-cell>
          <table:table-cell office:value-type="string" calcext:value-type="string">
            <text:p>Mike</text:p>
          </table:table-cell>
          <table:table-cell office:value-type="float" office:value="0.761594" calcext:value-type="float">
            <text:p>0.761594</text:p>
          </table:table-cell>
          <table:table-cell table:number-columns-repeated="2"/>
          <table:table-cell office:value-type="string" calcext:value-type="string">
            <text:p>Ja3XXz6IJBnDbJKjY4WsdA</text:p>
          </table:table-cell>
          <table:table-cell office:value-type="string" calcext:value-type="string">
            <text:p>Emily</text:p>
          </table:table-cell>
          <table:table-cell office:value-type="float" office:value="0.183981" calcext:value-type="float">
            <text:p>0.183981</text:p>
          </table:table-cell>
          <table:table-cell/>
          <table:table-cell office:value-type="string" calcext:value-type="string">
            <text:p>SqAgrmuR0GtkoJQeGT1S_A</text:p>
          </table:table-cell>
          <table:table-cell office:value-type="string" calcext:value-type="string">
            <text:p>Utena</text:p>
          </table:table-cell>
          <table:table-cell office:value-type="float" office:value="0.165314" calcext:value-type="float">
            <text:p>0.165314</text:p>
          </table:table-cell>
        </table:table-row>
        <table:table-row table:style-name="ro1">
          <table:table-cell office:value-type="string" calcext:value-type="string">
            <text:p>dbP3Tqb-plLlHpcLrIqkkA</text:p>
          </table:table-cell>
          <table:table-cell office:value-type="string" calcext:value-type="string">
            <text:p>Katrina</text:p>
          </table:table-cell>
          <table:table-cell office:value-type="float" office:value="0.761594" calcext:value-type="float">
            <text:p>0.761594</text:p>
          </table:table-cell>
          <table:table-cell table:number-columns-repeated="2"/>
          <table:table-cell office:value-type="string" calcext:value-type="string">
            <text:p>M7dQtu04OsFQRQLZqlJlxw</text:p>
          </table:table-cell>
          <table:table-cell office:value-type="string" calcext:value-type="string">
            <text:p>Nobody</text:p>
          </table:table-cell>
          <table:table-cell office:value-type="float" office:value="0.183981" calcext:value-type="float">
            <text:p>0.183981</text:p>
          </table:table-cell>
          <table:table-cell/>
          <table:table-cell office:value-type="string" calcext:value-type="string">
            <text:p>TF9woBMrU3THfrGXo038fA</text:p>
          </table:table-cell>
          <table:table-cell office:value-type="string" calcext:value-type="string">
            <text:p>Andy</text:p>
          </table:table-cell>
          <table:table-cell office:value-type="float" office:value="0.165314" calcext:value-type="float">
            <text:p>0.165314</text:p>
          </table:table-cell>
        </table:table-row>
        <table:table-row table:style-name="ro1">
          <table:table-cell office:value-type="string" calcext:value-type="string">
            <text:p>Inly0enBpNqJLuRfnft9xA</text:p>
          </table:table-cell>
          <table:table-cell office:value-type="string" calcext:value-type="string">
            <text:p>Karen</text:p>
          </table:table-cell>
          <table:table-cell office:value-type="float" office:value="0.761594" calcext:value-type="float">
            <text:p>0.761594</text:p>
          </table:table-cell>
          <table:table-cell table:number-columns-repeated="2"/>
          <table:table-cell office:value-type="string" calcext:value-type="string">
            <text:p>1yerL0y2L4SyH5E7wVu4dQ</text:p>
          </table:table-cell>
          <table:table-cell office:value-type="string" calcext:value-type="string">
            <text:p>M</text:p>
          </table:table-cell>
          <table:table-cell office:value-type="float" office:value="0.183981" calcext:value-type="float">
            <text:p>0.183981</text:p>
          </table:table-cell>
          <table:table-cell/>
          <table:table-cell office:value-type="string" calcext:value-type="string">
            <text:p>U0EwhTMkyoJ9vbvwlZcA5Q</text:p>
          </table:table-cell>
          <table:table-cell office:value-type="string" calcext:value-type="string">
            <text:p>Nicole</text:p>
          </table:table-cell>
          <table:table-cell office:value-type="float" office:value="0.165314" calcext:value-type="float">
            <text:p>0.165314</text:p>
          </table:table-cell>
        </table:table-row>
        <table:table-row table:style-name="ro1">
          <table:table-cell office:value-type="string" calcext:value-type="string">
            <text:p>Ja3XXz6IJBnDbJKjY4WsdA</text:p>
          </table:table-cell>
          <table:table-cell office:value-type="string" calcext:value-type="string">
            <text:p>Emily</text:p>
          </table:table-cell>
          <table:table-cell office:value-type="float" office:value="0.761594" calcext:value-type="float">
            <text:p>0.761594</text:p>
          </table:table-cell>
          <table:table-cell table:number-columns-repeated="2"/>
          <table:table-cell office:value-type="string" calcext:value-type="string">
            <text:p>gQu-piYPLc3sUgnd7sVbwA</text:p>
          </table:table-cell>
          <table:table-cell office:value-type="string" calcext:value-type="string">
            <text:p>Amanda</text:p>
          </table:table-cell>
          <table:table-cell office:value-type="float" office:value="0.183981" calcext:value-type="float">
            <text:p>0.183981</text:p>
          </table:table-cell>
          <table:table-cell/>
          <table:table-cell office:value-type="string" calcext:value-type="string">
            <text:p>vaNuGM0tK71iR1-xg3nrfg</text:p>
          </table:table-cell>
          <table:table-cell office:value-type="string" calcext:value-type="string">
            <text:p>Raphael</text:p>
          </table:table-cell>
          <table:table-cell office:value-type="float" office:value="0.165314" calcext:value-type="float">
            <text:p>0.165314</text:p>
          </table:table-cell>
        </table:table-row>
        <table:table-row table:style-name="ro1">
          <table:table-cell office:value-type="string" calcext:value-type="string">
            <text:p>b-vkMUWXGUie3S4Ts_n_Jw</text:p>
          </table:table-cell>
          <table:table-cell office:value-type="string" calcext:value-type="string">
            <text:p>Eric</text:p>
          </table:table-cell>
          <table:table-cell office:value-type="float" office:value="0.761594" calcext:value-type="float">
            <text:p>0.761594</text:p>
          </table:table-cell>
          <table:table-cell table:number-columns-repeated="2"/>
          <table:table-cell office:value-type="string" calcext:value-type="string">
            <text:p>b-vkMUWXGUie3S4Ts_n_Jw</text:p>
          </table:table-cell>
          <table:table-cell office:value-type="string" calcext:value-type="string">
            <text:p>Eric</text:p>
          </table:table-cell>
          <table:table-cell office:value-type="float" office:value="0.183981" calcext:value-type="float">
            <text:p>0.183981</text:p>
          </table:table-cell>
          <table:table-cell/>
          <table:table-cell office:value-type="string" calcext:value-type="string">
            <text:p>Ue3hmkbr-pVaiqiCnxInQg</text:p>
          </table:table-cell>
          <table:table-cell office:value-type="string" calcext:value-type="string">
            <text:p>Heath</text:p>
          </table:table-cell>
          <table:table-cell office:value-type="float" office:value="0.167033" calcext:value-type="float">
            <text:p>0.167033</text:p>
          </table:table-cell>
        </table:table-row>
        <table:table-row table:style-name="ro1">
          <table:table-cell office:value-type="string" calcext:value-type="string">
            <text:p>1yerL0y2L4SyH5E7wVu4dQ</text:p>
          </table:table-cell>
          <table:table-cell office:value-type="string" calcext:value-type="string">
            <text:p>M</text:p>
          </table:table-cell>
          <table:table-cell office:value-type="float" office:value="0.761594" calcext:value-type="float">
            <text:p>0.761594</text:p>
          </table:table-cell>
          <table:table-cell table:number-columns-repeated="2"/>
          <table:table-cell office:value-type="string" calcext:value-type="string">
            <text:p>WPEeNbtD-D9wWgCIp2Bi6w</text:p>
          </table:table-cell>
          <table:table-cell office:value-type="string" calcext:value-type="string">
            <text:p>Mike</text:p>
          </table:table-cell>
          <table:table-cell office:value-type="float" office:value="0.183981" calcext:value-type="float">
            <text:p>0.183981</text:p>
          </table:table-cell>
          <table:table-cell/>
          <table:table-cell office:value-type="string" calcext:value-type="string">
            <text:p>Z8XHYQGUAepQ1vM0nqD--w</text:p>
          </table:table-cell>
          <table:table-cell office:value-type="string" calcext:value-type="string">
            <text:p>Patty</text:p>
          </table:table-cell>
          <table:table-cell office:value-type="float" office:value="0.167265" calcext:value-type="float">
            <text:p>0.167265</text:p>
          </table:table-cell>
        </table:table-row>
        <table:table-row table:style-name="ro1">
          <table:table-cell office:value-type="string" calcext:value-type="string">
            <text:p>oc83z2R6banyLc88VlELlA</text:p>
          </table:table-cell>
          <table:table-cell office:value-type="string" calcext:value-type="string">
            <text:p>Ashley</text:p>
          </table:table-cell>
          <table:table-cell office:value-type="float" office:value="0.761594" calcext:value-type="float">
            <text:p>0.761594</text:p>
          </table:table-cell>
          <table:table-cell table:number-columns-repeated="2"/>
          <table:table-cell office:value-type="string" calcext:value-type="string">
            <text:p>dbP3Tqb-plLlHpcLrIqkkA</text:p>
          </table:table-cell>
          <table:table-cell office:value-type="string" calcext:value-type="string">
            <text:p>Katrina</text:p>
          </table:table-cell>
          <table:table-cell office:value-type="float" office:value="0.183981" calcext:value-type="float">
            <text:p>0.183981</text:p>
          </table:table-cell>
          <table:table-cell/>
          <table:table-cell office:value-type="string" calcext:value-type="string">
            <text:p>oq0sNYxNoJh1hQM9QrG4PQ</text:p>
          </table:table-cell>
          <table:table-cell office:value-type="string" calcext:value-type="string">
            <text:p>Michael</text:p>
          </table:table-cell>
          <table:table-cell office:value-type="float" office:value="0.167265" calcext:value-type="float">
            <text:p>0.167265</text:p>
          </table:table-cell>
        </table:table-row>
        <table:table-row table:style-name="ro1">
          <table:table-cell office:value-type="string" calcext:value-type="string">
            <text:p>ydqPTX9DkqBeSKoz-eNatA</text:p>
          </table:table-cell>
          <table:table-cell office:value-type="string" calcext:value-type="string">
            <text:p>Christine</text:p>
          </table:table-cell>
          <table:table-cell office:value-type="float" office:value="0.761594" calcext:value-type="float">
            <text:p>0.761594</text:p>
          </table:table-cell>
          <table:table-cell table:number-columns-repeated="2"/>
          <table:table-cell office:value-type="string" calcext:value-type="string">
            <text:p>exUy69ucCZUJQMQ7MOFK0w</text:p>
          </table:table-cell>
          <table:table-cell office:value-type="string" calcext:value-type="string">
            <text:p>Aaron</text:p>
          </table:table-cell>
          <table:table-cell office:value-type="float" office:value="0.184304" calcext:value-type="float">
            <text:p>0.184304</text:p>
          </table:table-cell>
          <table:table-cell/>
          <table:table-cell office:value-type="string" calcext:value-type="string">
            <text:p>vE2dKxMjL86JNiWswkqwMA</text:p>
          </table:table-cell>
          <table:table-cell office:value-type="string" calcext:value-type="string">
            <text:p>Brent</text:p>
          </table:table-cell>
          <table:table-cell office:value-type="float" office:value="0.167265" calcext:value-type="float">
            <text:p>0.167265</text:p>
          </table:table-cell>
        </table:table-row>
        <table:table-row table:style-name="ro1">
          <table:table-cell office:value-type="string" calcext:value-type="string">
            <text:p>GB4J5OmTOzYuXPYQfGbSsA</text:p>
          </table:table-cell>
          <table:table-cell office:value-type="string" calcext:value-type="string">
            <text:p>Nick</text:p>
          </table:table-cell>
          <table:table-cell office:value-type="float" office:value="0.761594" calcext:value-type="float">
            <text:p>0.761594</text:p>
          </table:table-cell>
          <table:table-cell table:number-columns-repeated="2"/>
          <table:table-cell office:value-type="string" calcext:value-type="string">
            <text:p>pY78D2VzREd8vVb5RNFp2Q</text:p>
          </table:table-cell>
          <table:table-cell office:value-type="string" calcext:value-type="string">
            <text:p>justin</text:p>
          </table:table-cell>
          <table:table-cell office:value-type="float" office:value="0.184304" calcext:value-type="float">
            <text:p>0.184304</text:p>
          </table:table-cell>
          <table:table-cell/>
          <table:table-cell office:value-type="string" calcext:value-type="string">
            <text:p>BNjSk71z-sMIq2v6mOk_6A</text:p>
          </table:table-cell>
          <table:table-cell office:value-type="string" calcext:value-type="string">
            <text:p>Conrad</text:p>
          </table:table-cell>
          <table:table-cell office:value-type="float" office:value="0.167265" calcext:value-type="float">
            <text:p>0.167265</text:p>
          </table:table-cell>
        </table:table-row>
        <table:table-row table:style-name="ro1">
          <table:table-cell office:value-type="string" calcext:value-type="string">
            <text:p>tAyaQN7f8uuOWMUk_CgJvQ</text:p>
          </table:table-cell>
          <table:table-cell office:value-type="string" calcext:value-type="string">
            <text:p>Luis</text:p>
          </table:table-cell>
          <table:table-cell office:value-type="float" office:value="0.761594" calcext:value-type="float">
            <text:p>0.761594</text:p>
          </table:table-cell>
          <table:table-cell table:number-columns-repeated="2"/>
          <table:table-cell office:value-type="string" calcext:value-type="string">
            <text:p>PxGbiW_dr6XocZs_1e54tg</text:p>
          </table:table-cell>
          <table:table-cell office:value-type="string" calcext:value-type="string">
            <text:p>Erik</text:p>
          </table:table-cell>
          <table:table-cell office:value-type="float" office:value="0.196775" calcext:value-type="float">
            <text:p>0.196775</text:p>
          </table:table-cell>
          <table:table-cell/>
          <table:table-cell office:value-type="string" calcext:value-type="string">
            <text:p>TktD5hmcb_A2KaTNTKBvbQ</text:p>
          </table:table-cell>
          <table:table-cell office:value-type="string" calcext:value-type="string">
            <text:p>J</text:p>
          </table:table-cell>
          <table:table-cell office:value-type="float" office:value="0.167265" calcext:value-type="float">
            <text:p>0.167265</text:p>
          </table:table-cell>
        </table:table-row>
      </table:table>
      <table:named-expressions/>
      <table:database-ranges>
        <table:database-range table:name="__Anonymous_Sheet_DB__2" table:target-range-address="'BOT DS NRec'.B2:'BOT DS NRec'.B1048576">
          <table:sort>
            <table:sort-by table:field-number="0" table:data-type="automatic"/>
          </table:sort>
        </table:database-range>
        <table:database-range table:name="__Anonymous_Sheet_DB__3" table:target-range-address="'BOT UC'.F2:'BOT UC'.F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01T16:37:29.870641717</meta:creation-date>
    <dc:date>2014-12-02T01:28:54.271728407</dc:date>
    <meta:editing-duration>PT8H38M27S</meta:editing-duration>
    <meta:editing-cycles>19</meta:editing-cycles>
    <meta:generator>LibreOffice/4.2.7.2$Linux_X86_64 LibreOffice_project/420m0$Build-2</meta:generator>
    <meta:document-statistic meta:table-count="7" meta:cell-count="4264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three-dimension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9.187cm" svg:height="10.892cm" xlink:href=".." xlink:type="simple" chart:class="chart:bar" chart:style-name="ch1">
        <chart:title svg:x="12.75cm" svg:y="0.353cm" chart:style-name="ch2">
          <text:p>Usefulness Count</text:p>
        </chart:title>
        <chart:plot-area chart:style-name="ch3" table:cell-range-address="UC.F1:UC.F51 UC.G2:UC.G51" chart:data-source-has-labels="both" svg:x="1.594cm" svg:y="1.375cm" svg:width="27.01cm" svg:height="8.319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308cm" svg:y="1.375cm" svg:width="26.016cm" svg:height="7.673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title svg:x="13.838cm" svg:y="9.911cm" chart:style-name="ch5">
              <text:p>Uefulness Count</text:p>
            </chart:title>
            <chart:categories table:cell-range-address="UC.F2:UC.F51"/>
          </chart:axis>
          <chart:axis chart:dimension="y" chart:name="primary-y" chart:style-name="ch6">
            <chart:title svg:x="0.451cm" svg:y="7.285cm" chart:style-name="ch7">
              <text:p># of Users (in log scale)</text:p>
            </chart:title>
            <chart:grid chart:style-name="ch8" chart:class="major"/>
          </chart:axis>
          <chart:axis chart:dimension="z" chart:name="primary-z" chart:style-name="ch4"/>
          <chart:series chart:style-name="ch9" chart:values-cell-range-address="UC.G2:UC.G51" chart:class="chart:bar">
            <chart:data-point chart:repeated="5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UC.F2:UC.F51</svg:desc>
                </draw:g>
              </table:table-cell>
              <table:table-cell office:value-type="float" office:value="5.45789702868228">
                <text:p>5.45789702868228</text:p>
                <draw:g>
                  <svg:desc>UC.G2:UC.G51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5.10888284885231">
                <text:p>5.10888284885231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4.79078463211261">
                <text:p>4.79078463211261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4.50896043317695">
                <text:p>4.50896043317695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4.26747680113405">
                <text:p>4.26747680113405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4.0633708935857">
                <text:p>4.0633708935857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3.88035619941924">
                <text:p>3.88035619941924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3.72263392253381">
                <text:p>3.72263392253381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3.5736836930938">
                <text:p>3.573683693093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3.38667728396084">
                <text:p>3.38667728396084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3.27531135454181">
                <text:p>3.27531135454181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3.14270224573762">
                <text:p>3.14270224573762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3.06295783408451">
                <text:p>3.06295783408451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2.92941892571429">
                <text:p>2.92941892571429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2.84198480459011">
                <text:p>2.84198480459011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2.72509452108147">
                <text:p>2.72509452108147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2.65127801399814">
                <text:p>2.65127801399814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2.54157924394658">
                <text:p>2.54157924394658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2.45331834004704">
                <text:p>2.45331834004704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.32428245529769">
                <text:p>2.32428245529769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2.23552844690755">
                <text:p>2.23552844690755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2.14921911265538">
                <text:p>2.14921911265538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2.09691001300806">
                <text:p>2.09691001300806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2.12385164096709">
                <text:p>2.12385164096709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2.00860017176192">
                <text:p>2.00860017176192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1.82607480270083">
                <text:p>1.82607480270083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1.79239168949825">
                <text:p>1.79239168949825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1.75587485567249">
                <text:p>1.75587485567249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1.7160033436348">
                <text:p>1.7160033436348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.6232492903979">
                <text:p>1.6232492903979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1.57978359661681">
                <text:p>1.57978359661681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1.55630250076729">
                <text:p>1.55630250076729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1.38021124171161">
                <text:p>1.38021124171161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1.34242268082221">
                <text:p>1.34242268082221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1.07918124604762">
                <text:p>1.07918124604762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1.20411998265592">
                <text:p>1.20411998265592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1.38021124171161">
                <text:p>1.38021124171161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1.14612803567824">
                <text:p>1.14612803567824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.20411998265592">
                <text:p>1.20411998265592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0.954242509439325">
                <text:p>0.954242509439325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0.845098040014257">
                <text:p>0.845098040014257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0.845098040014257">
                <text:p>0.845098040014257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0.845098040014257">
                <text:p>0.845098040014257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1.04139268515823">
                <text:p>1.04139268515823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0.903089986991943">
                <text:p>0.903089986991943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0.954242509439325">
                <text:p>0.954242509439325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0.698970004336019">
                <text:p>0.698970004336019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0.778151250383644">
                <text:p>0.778151250383644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301029995663981">
                <text:p>0.30102999566398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three-dimensional="true" chart:solid-type="cylinder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olid-type="cylinder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0.288cm" svg:height="11.582cm" xlink:href=".." xlink:type="simple" chart:class="chart:bar" chart:style-name="ch1">
        <chart:title svg:x="13.486cm" svg:y="0.367cm" chart:style-name="ch2">
          <text:p>Duplicate Count</text:p>
        </chart:title>
        <chart:plot-area chart:style-name="ch3" table:cell-range-address="DC.A1:DC.B64" chart:data-source-has-labels="both" svg:x="1.616cm" svg:y="1.403cm" svg:width="28.067cm" svg:height="8.967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81cm" svg:y="1.403cm" svg:width="26.298cm" svg:height="8.321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title svg:x="14.52cm" svg:y="10.601cm" chart:style-name="ch5">
              <text:p># of Duplicates</text:p>
            </chart:title>
            <chart:categories table:cell-range-address="DC.A2:DC.A64"/>
          </chart:axis>
          <chart:axis chart:dimension="y" chart:name="primary-y" chart:style-name="ch6">
            <chart:title svg:x="0.451cm" svg:y="6.671cm" chart:style-name="ch7">
              <text:p># of Users</text:p>
            </chart:title>
            <chart:grid chart:style-name="ch8" chart:class="major"/>
          </chart:axis>
          <chart:axis chart:dimension="z" chart:name="primary-z" chart:style-name="ch4"/>
          <chart:series chart:style-name="ch9" chart:values-cell-range-address="DC.B2:DC.B64" chart:label-cell-address="DC.B1:DC.B1" chart:class="chart:bar">
            <chart:data-point chart:repeated="6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866</text:p>
                <draw:g>
                  <svg:desc>DC.B1:DC.B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DC.A2:DC.A64</svg:desc>
                </draw:g>
              </table:table-cell>
              <table:table-cell office:value-type="float" office:value="51">
                <text:p>51</text:p>
                <draw:g>
                  <svg:desc>DC.B2:DC.B64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